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957644" calcext:value-type="float">
            <text:p>-0,957644</text:p>
          </table:table-cell>
          <table:table-cell office:value-type="float" office:value="0.046759" calcext:value-type="float">
            <text:p>0,046759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891089" calcext:value-type="float">
            <text:p>-0,8910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732624" calcext:value-type="float">
            <text:p>-0,732624</text:p>
          </table:table-cell>
          <table:table-cell office:value-type="float" office:value="-0.192292" calcext:value-type="float">
            <text:p>-0,192292</text:p>
          </table:table-cell>
          <table:table-cell office:value-type="float" office:value="-0.032654" calcext:value-type="float">
            <text:p>-0,032654</text:p>
          </table:table-cell>
          <table:table-cell office:value-type="float" office:value="0.061937" calcext:value-type="float">
            <text:p>0,061937</text:p>
          </table:table-cell>
          <table:table-cell office:value-type="float" office:value="0.126605" calcext:value-type="float">
            <text:p>0,126605</text:p>
          </table:table-cell>
          <table:table-cell office:value-type="float" office:value="0.277378" calcext:value-type="float">
            <text:p>0,277378</text:p>
          </table:table-cell>
          <table:table-cell office:value-type="float" office:value="0.475272" calcext:value-type="float">
            <text:p>0,475272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301638" calcext:value-type="float">
            <text:p>-0,3016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804908" calcext:value-type="float">
            <text:p>-0,804908</text:p>
          </table:table-cell>
          <table:table-cell office:value-type="float" office:value="-0.157664" calcext:value-type="float">
            <text:p>-0,157664</text:p>
          </table:table-cell>
          <table:table-cell office:value-type="float" office:value="0.012192" calcext:value-type="float">
            <text:p>0,012192</text:p>
          </table:table-cell>
          <table:table-cell office:value-type="float" office:value="0.078066" calcext:value-type="float">
            <text:p>0,078066</text:p>
          </table:table-cell>
          <table:table-cell office:value-type="float" office:value="0.159081" calcext:value-type="float">
            <text:p>0,159081</text:p>
          </table:table-cell>
          <table:table-cell office:value-type="float" office:value="0.329964" calcext:value-type="float">
            <text:p>0,329964</text:p>
          </table:table-cell>
          <table:table-cell office:value-type="float" office:value="0.488201" calcext:value-type="float">
            <text:p>0,488201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289507" calcext:value-type="float">
            <text:p>-0,2895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00966" calcext:value-type="float">
            <text:p>-0,500966</text:p>
          </table:table-cell>
          <table:table-cell office:value-type="float" office:value="-0.032798" calcext:value-type="float">
            <text:p>-0,032798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12309" calcext:value-type="float">
            <text:p>0,12309</text:p>
          </table:table-cell>
          <table:table-cell office:value-type="float" office:value="0.245404" calcext:value-type="float">
            <text:p>0,245404</text:p>
          </table:table-cell>
          <table:table-cell office:value-type="float" office:value="0.393998" calcext:value-type="float">
            <text:p>0,393998</text:p>
          </table:table-cell>
          <table:table-cell office:value-type="float" office:value="0.50901" calcext:value-type="float">
            <text:p>0,50901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220576" calcext:value-type="float">
            <text:p>-0,2205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542223" calcext:value-type="float">
            <text:p>-0,542223</text:p>
          </table:table-cell>
          <table:table-cell office:value-type="float" office:value="0.019865" calcext:value-type="float">
            <text:p>0,019865</text:p>
          </table:table-cell>
          <table:table-cell office:value-type="float" office:value="0.090351" calcext:value-type="float">
            <text:p>0,090351</text:p>
          </table:table-cell>
          <table:table-cell office:value-type="float" office:value="0.166762" calcext:value-type="float">
            <text:p>0,166762</text:p>
          </table:table-cell>
          <table:table-cell office:value-type="float" office:value="0.319736" calcext:value-type="float">
            <text:p>0,319736</text:p>
          </table:table-cell>
          <table:table-cell office:value-type="float" office:value="0.433532" calcext:value-type="float">
            <text:p>0,433532</text:p>
          </table:table-cell>
          <table:table-cell office:value-type="float" office:value="0.514144" calcext:value-type="float">
            <text:p>0,514144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199783" calcext:value-type="float">
            <text:p>-0,1997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269657" calcext:value-type="float">
            <text:p>-0,269657</text:p>
          </table:table-cell>
          <table:table-cell office:value-type="float" office:value="0.037986" calcext:value-type="float">
            <text:p>0,037986</text:p>
          </table:table-cell>
          <table:table-cell office:value-type="float" office:value="0.10833" calcext:value-type="float">
            <text:p>0,10833</text:p>
          </table:table-cell>
          <table:table-cell office:value-type="float" office:value="0.204991" calcext:value-type="float">
            <text:p>0,204991</text:p>
          </table:table-cell>
          <table:table-cell office:value-type="float" office:value="0.360535" calcext:value-type="float">
            <text:p>0,360535</text:p>
          </table:table-cell>
          <table:table-cell office:value-type="float" office:value="0.446124" calcext:value-type="float">
            <text:p>0,446124</text:p>
          </table:table-cell>
          <table:table-cell office:value-type="float" office:value="0.514477" calcext:value-type="float">
            <text:p>0,514477</text:p>
          </table:table-cell>
          <table:table-cell office:value-type="float" office:value="0.525449" calcext:value-type="float">
            <text:p>0,525449</text:p>
          </table:table-cell>
          <table:table-cell office:value-type="float" office:value="-0.159721" calcext:value-type="float">
            <text:p>-0,1597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361964" calcext:value-type="float">
            <text:p>-0,361964</text:p>
          </table:table-cell>
          <table:table-cell office:value-type="float" office:value="0.03579" calcext:value-type="float">
            <text:p>0,03579</text:p>
          </table:table-cell>
          <table:table-cell office:value-type="float" office:value="0.124637" calcext:value-type="float">
            <text:p>0,124637</text:p>
          </table:table-cell>
          <table:table-cell office:value-type="float" office:value="0.245703" calcext:value-type="float">
            <text:p>0,245703</text:p>
          </table:table-cell>
          <table:table-cell office:value-type="float" office:value="0.384063" calcext:value-type="float">
            <text:p>0,384063</text:p>
          </table:table-cell>
          <table:table-cell office:value-type="float" office:value="0.477153" calcext:value-type="float">
            <text:p>0,477153</text:p>
          </table:table-cell>
          <table:table-cell office:value-type="float" office:value="0.518626" calcext:value-type="float">
            <text:p>0,518626</text:p>
          </table:table-cell>
          <table:table-cell office:value-type="float" office:value="0.543668" calcext:value-type="float">
            <text:p>0,543668</text:p>
          </table:table-cell>
          <table:table-cell office:value-type="float" office:value="-0.157599" calcext:value-type="float">
            <text:p>-0,1575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1976" calcext:value-type="float">
            <text:p>-0,1976</text:p>
          </table:table-cell>
          <table:table-cell office:value-type="float" office:value="0.065833" calcext:value-type="float">
            <text:p>0,065833</text:p>
          </table:table-cell>
          <table:table-cell office:value-type="float" office:value="0.187268" calcext:value-type="float">
            <text:p>0,187268</text:p>
          </table:table-cell>
          <table:table-cell office:value-type="float" office:value="0.343134" calcext:value-type="float">
            <text:p>0,343134</text:p>
          </table:table-cell>
          <table:table-cell office:value-type="float" office:value="0.438837" calcext:value-type="float">
            <text:p>0,438837</text:p>
          </table:table-cell>
          <table:table-cell office:value-type="float" office:value="0.499763" calcext:value-type="float">
            <text:p>0,499763</text:p>
          </table:table-cell>
          <table:table-cell office:value-type="float" office:value="0.530181" calcext:value-type="float">
            <text:p>0,530181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-0.113258" calcext:value-type="float">
            <text:p>-0,1132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446533" calcext:value-type="float">
            <text:p>-0,446533</text:p>
          </table:table-cell>
          <table:table-cell office:value-type="float" office:value="0.064031" calcext:value-type="float">
            <text:p>0,064031</text:p>
          </table:table-cell>
          <table:table-cell office:value-type="float" office:value="0.225977" calcext:value-type="float">
            <text:p>0,225977</text:p>
          </table:table-cell>
          <table:table-cell office:value-type="float" office:value="0.365163" calcext:value-type="float">
            <text:p>0,365163</text:p>
          </table:table-cell>
          <table:table-cell office:value-type="float" office:value="0.469908" calcext:value-type="float">
            <text:p>0,469908</text:p>
          </table:table-cell>
          <table:table-cell office:value-type="float" office:value="0.503251" calcext:value-type="float">
            <text:p>0,503251</text:p>
          </table:table-cell>
          <table:table-cell office:value-type="float" office:value="0.528985" calcext:value-type="float">
            <text:p>0,528985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-0.128922" calcext:value-type="float">
            <text:p>-0,12892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-0.066682" calcext:value-type="float">
            <text:p>-0,066682</text:p>
          </table:table-cell>
          <table:table-cell office:value-type="float" office:value="0.140218" calcext:value-type="float">
            <text:p>0,140218</text:p>
          </table:table-cell>
          <table:table-cell office:value-type="float" office:value="0.316646" calcext:value-type="float">
            <text:p>0,316646</text:p>
          </table:table-cell>
          <table:table-cell office:value-type="float" office:value="0.436509" calcext:value-type="float">
            <text:p>0,436509</text:p>
          </table:table-cell>
          <table:table-cell office:value-type="float" office:value="0.491589" calcext:value-type="float">
            <text:p>0,491589</text:p>
          </table:table-cell>
          <table:table-cell office:value-type="float" office:value="0.508913" calcext:value-type="float">
            <text:p>0,508913</text:p>
          </table:table-cell>
          <table:table-cell office:value-type="float" office:value="0.535718" calcext:value-type="float">
            <text:p>0,535718</text:p>
          </table:table-cell>
          <table:table-cell office:value-type="float" office:value="0.590168" calcext:value-type="float">
            <text:p>0,590168</text:p>
          </table:table-cell>
          <table:table-cell office:value-type="float" office:value="-0.063709" calcext:value-type="float">
            <text:p>-0,0637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95326" calcext:value-type="float">
            <text:p>-0,395326</text:p>
          </table:table-cell>
          <table:table-cell office:value-type="float" office:value="0.121814" calcext:value-type="float">
            <text:p>0,121814</text:p>
          </table:table-cell>
          <table:table-cell office:value-type="float" office:value="0.308258" calcext:value-type="float">
            <text:p>0,308258</text:p>
          </table:table-cell>
          <table:table-cell office:value-type="float" office:value="0.434299" calcext:value-type="float">
            <text:p>0,434299</text:p>
          </table:table-cell>
          <table:table-cell office:value-type="float" office:value="0.483533" calcext:value-type="float">
            <text:p>0,483533</text:p>
          </table:table-cell>
          <table:table-cell office:value-type="float" office:value="0.500334" calcext:value-type="float">
            <text:p>0,500334</text:p>
          </table:table-cell>
          <table:table-cell office:value-type="float" office:value="0.51672" calcext:value-type="float">
            <text:p>0,51672</text:p>
          </table:table-cell>
          <table:table-cell office:value-type="float" office:value="0.544694" calcext:value-type="float">
            <text:p>0,544694</text:p>
          </table:table-cell>
          <table:table-cell office:value-type="float" office:value="0.622835" calcext:value-type="float">
            <text:p>0,622835</text:p>
          </table:table-cell>
          <table:table-cell office:value-type="float" office:value="0.051433" calcext:value-type="float">
            <text:p>0,0514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45528" calcext:value-type="float">
            <text:p>-0,645528</text:p>
          </table:table-cell>
          <table:table-cell office:value-type="float" office:value="0.254588" calcext:value-type="float">
            <text:p>0,254588</text:p>
          </table:table-cell>
          <table:table-cell office:value-type="float" office:value="0.408109" calcext:value-type="float">
            <text:p>0,408109</text:p>
          </table:table-cell>
          <table:table-cell office:value-type="float" office:value="0.469143" calcext:value-type="float">
            <text:p>0,469143</text:p>
          </table:table-cell>
          <table:table-cell office:value-type="float" office:value="0.489804" calcext:value-type="float">
            <text:p>0,489804</text:p>
          </table:table-cell>
          <table:table-cell office:value-type="float" office:value="0.501311" calcext:value-type="float">
            <text:p>0,501311</text:p>
          </table:table-cell>
          <table:table-cell office:value-type="float" office:value="0.514074" calcext:value-type="float">
            <text:p>0,514074</text:p>
          </table:table-cell>
          <table:table-cell office:value-type="float" office:value="0.524285" calcext:value-type="float">
            <text:p>0,524285</text:p>
          </table:table-cell>
          <table:table-cell office:value-type="float" office:value="0.559115" calcext:value-type="float">
            <text:p>0,559115</text:p>
          </table:table-cell>
          <table:table-cell office:value-type="float" office:value="0.622835" calcext:value-type="float">
            <text:p>0,622835</text:p>
          </table:table-cell>
          <table:table-cell office:value-type="float" office:value="0.20749" calcext:value-type="float">
            <text:p>0,207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34688" calcext:value-type="float">
            <text:p>-0,034688</text:p>
          </table:table-cell>
          <table:table-cell office:value-type="float" office:value="0.409442" calcext:value-type="float">
            <text:p>0,409442</text:p>
          </table:table-cell>
          <table:table-cell office:value-type="float" office:value="0.473557" calcext:value-type="float">
            <text:p>0,473557</text:p>
          </table:table-cell>
          <table:table-cell office:value-type="float" office:value="0.485075" calcext:value-type="float">
            <text:p>0,485075</text:p>
          </table:table-cell>
          <table:table-cell office:value-type="float" office:value="0.500385" calcext:value-type="float">
            <text:p>0,500385</text:p>
          </table:table-cell>
          <table:table-cell office:value-type="float" office:value="0.510087" calcext:value-type="float">
            <text:p>0,510087</text:p>
          </table:table-cell>
          <table:table-cell office:value-type="float" office:value="0.518909" calcext:value-type="float">
            <text:p>0,518909</text:p>
          </table:table-cell>
          <table:table-cell office:value-type="float" office:value="0.533675" calcext:value-type="float">
            <text:p>0,533675</text:p>
          </table:table-cell>
          <table:table-cell office:value-type="float" office:value="0.577499" calcext:value-type="float">
            <text:p>0,577499</text:p>
          </table:table-cell>
          <table:table-cell office:value-type="float" office:value="0.745335" calcext:value-type="float">
            <text:p>0,745335</text:p>
          </table:table-cell>
          <table:table-cell office:value-type="float" office:value="0.297394" calcext:value-type="float">
            <text:p>0,29739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793405" calcext:value-type="float">
            <text:p>-0,793405</text:p>
          </table:table-cell>
          <table:table-cell office:value-type="float" office:value="0.275605" calcext:value-type="float">
            <text:p>0,275605</text:p>
          </table:table-cell>
          <table:table-cell office:value-type="float" office:value="0.458168" calcext:value-type="float">
            <text:p>0,458168</text:p>
          </table:table-cell>
          <table:table-cell office:value-type="float" office:value="0.481643" calcext:value-type="float">
            <text:p>0,481643</text:p>
          </table:table-cell>
          <table:table-cell office:value-type="float" office:value="0.495816" calcext:value-type="float">
            <text:p>0,495816</text:p>
          </table:table-cell>
          <table:table-cell office:value-type="float" office:value="0.505132" calcext:value-type="float">
            <text:p>0,505132</text:p>
          </table:table-cell>
          <table:table-cell office:value-type="float" office:value="0.515176" calcext:value-type="float">
            <text:p>0,515176</text:p>
          </table:table-cell>
          <table:table-cell office:value-type="float" office:value="0.524402" calcext:value-type="float">
            <text:p>0,524402</text:p>
          </table:table-cell>
          <table:table-cell office:value-type="float" office:value="0.545211" calcext:value-type="float">
            <text:p>0,545211</text:p>
          </table:table-cell>
          <table:table-cell office:value-type="float" office:value="0.59173" calcext:value-type="float">
            <text:p>0,59173</text:p>
          </table:table-cell>
          <table:table-cell office:value-type="float" office:value="0.745335" calcext:value-type="float">
            <text:p>0,745335</text:p>
          </table:table-cell>
          <table:table-cell office:value-type="float" office:value="0.359948" calcext:value-type="float">
            <text:p>0,3599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717551" calcext:value-type="float">
            <text:p>-0,717551</text:p>
          </table:table-cell>
          <table:table-cell office:value-type="float" office:value="0.350385" calcext:value-type="float">
            <text:p>0,350385</text:p>
          </table:table-cell>
          <table:table-cell office:value-type="float" office:value="0.469805" calcext:value-type="float">
            <text:p>0,469805</text:p>
          </table:table-cell>
          <table:table-cell office:value-type="float" office:value="0.482835" calcext:value-type="float">
            <text:p>0,482835</text:p>
          </table:table-cell>
          <table:table-cell office:value-type="float" office:value="0.495923" calcext:value-type="float">
            <text:p>0,495923</text:p>
          </table:table-cell>
          <table:table-cell office:value-type="float" office:value="0.506315" calcext:value-type="float">
            <text:p>0,506315</text:p>
          </table:table-cell>
          <table:table-cell office:value-type="float" office:value="0.515689" calcext:value-type="float">
            <text:p>0,515689</text:p>
          </table:table-cell>
          <table:table-cell office:value-type="float" office:value="0.524192" calcext:value-type="float">
            <text:p>0,524192</text:p>
          </table:table-cell>
          <table:table-cell office:value-type="float" office:value="0.543369" calcext:value-type="float">
            <text:p>0,543369</text:p>
          </table:table-cell>
          <table:table-cell office:value-type="float" office:value="0.604852" calcext:value-type="float">
            <text:p>0,604852</text:p>
          </table:table-cell>
          <table:table-cell office:value-type="float" office:value="0.773078" calcext:value-type="float">
            <text:p>0,773078</text:p>
          </table:table-cell>
          <table:table-cell office:value-type="float" office:value="0.377581" calcext:value-type="float">
            <text:p>0,3775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4756" calcext:value-type="float">
            <text:p>-0,4756</text:p>
          </table:table-cell>
          <table:table-cell office:value-type="float" office:value="0.434845" calcext:value-type="float">
            <text:p>0,434845</text:p>
          </table:table-cell>
          <table:table-cell office:value-type="float" office:value="0.47004" calcext:value-type="float">
            <text:p>0,47004</text:p>
          </table:table-cell>
          <table:table-cell office:value-type="float" office:value="0.481834" calcext:value-type="float">
            <text:p>0,481834</text:p>
          </table:table-cell>
          <table:table-cell office:value-type="float" office:value="0.490629" calcext:value-type="float">
            <text:p>0,490629</text:p>
          </table:table-cell>
          <table:table-cell office:value-type="float" office:value="0.502701" calcext:value-type="float">
            <text:p>0,502701</text:p>
          </table:table-cell>
          <table:table-cell office:value-type="float" office:value="0.514208" calcext:value-type="float">
            <text:p>0,514208</text:p>
          </table:table-cell>
          <table:table-cell office:value-type="float" office:value="0.522766" calcext:value-type="float">
            <text:p>0,522766</text:p>
          </table:table-cell>
          <table:table-cell office:value-type="float" office:value="0.542264" calcext:value-type="float">
            <text:p>0,542264</text:p>
          </table:table-cell>
          <table:table-cell office:value-type="float" office:value="0.60504" calcext:value-type="float">
            <text:p>0,60504</text:p>
          </table:table-cell>
          <table:table-cell office:value-type="float" office:value="0.773078" calcext:value-type="float">
            <text:p>0,773078</text:p>
          </table:table-cell>
          <table:table-cell office:value-type="float" office:value="0.408873" calcext:value-type="float">
            <text:p>0,40887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204796" calcext:value-type="float">
            <text:p>-0,204796</text:p>
          </table:table-cell>
          <table:table-cell office:value-type="float" office:value="0.450291" calcext:value-type="float">
            <text:p>0,450291</text:p>
          </table:table-cell>
          <table:table-cell office:value-type="float" office:value="0.476027" calcext:value-type="float">
            <text:p>0,476027</text:p>
          </table:table-cell>
          <table:table-cell office:value-type="float" office:value="0.482348" calcext:value-type="float">
            <text:p>0,482348</text:p>
          </table:table-cell>
          <table:table-cell office:value-type="float" office:value="0.495877" calcext:value-type="float">
            <text:p>0,495877</text:p>
          </table:table-cell>
          <table:table-cell office:value-type="float" office:value="0.509641" calcext:value-type="float">
            <text:p>0,509641</text:p>
          </table:table-cell>
          <table:table-cell office:value-type="float" office:value="0.515976" calcext:value-type="float">
            <text:p>0,515976</text:p>
          </table:table-cell>
          <table:table-cell office:value-type="float" office:value="0.524954" calcext:value-type="float">
            <text:p>0,524954</text:p>
          </table:table-cell>
          <table:table-cell office:value-type="float" office:value="0.544869" calcext:value-type="float">
            <text:p>0,544869</text:p>
          </table:table-cell>
          <table:table-cell office:value-type="float" office:value="0.616537" calcext:value-type="float">
            <text:p>0,616537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41173" calcext:value-type="float">
            <text:p>0,44117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.165418" calcext:value-type="float">
            <text:p>0,165418</text:p>
          </table:table-cell>
          <table:table-cell office:value-type="float" office:value="0.451785" calcext:value-type="float">
            <text:p>0,451785</text:p>
          </table:table-cell>
          <table:table-cell office:value-type="float" office:value="0.478432" calcext:value-type="float">
            <text:p>0,478432</text:p>
          </table:table-cell>
          <table:table-cell office:value-type="float" office:value="0.486395" calcext:value-type="float">
            <text:p>0,486395</text:p>
          </table:table-cell>
          <table:table-cell office:value-type="float" office:value="0.502062" calcext:value-type="float">
            <text:p>0,502062</text:p>
          </table:table-cell>
          <table:table-cell office:value-type="float" office:value="0.513663" calcext:value-type="float">
            <text:p>0,513663</text:p>
          </table:table-cell>
          <table:table-cell office:value-type="float" office:value="0.517014" calcext:value-type="float">
            <text:p>0,517014</text:p>
          </table:table-cell>
          <table:table-cell office:value-type="float" office:value="0.525915" calcext:value-type="float">
            <text:p>0,525915</text:p>
          </table:table-cell>
          <table:table-cell office:value-type="float" office:value="0.546477" calcext:value-type="float">
            <text:p>0,546477</text:p>
          </table:table-cell>
          <table:table-cell office:value-type="float" office:value="0.616395" calcext:value-type="float">
            <text:p>0,616395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80356" calcext:value-type="float">
            <text:p>0,4803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.214033" calcext:value-type="float">
            <text:p>0,214033</text:p>
          </table:table-cell>
          <table:table-cell office:value-type="float" office:value="0.455176" calcext:value-type="float">
            <text:p>0,455176</text:p>
          </table:table-cell>
          <table:table-cell office:value-type="float" office:value="0.476503" calcext:value-type="float">
            <text:p>0,476503</text:p>
          </table:table-cell>
          <table:table-cell office:value-type="float" office:value="0.484575" calcext:value-type="float">
            <text:p>0,484575</text:p>
          </table:table-cell>
          <table:table-cell office:value-type="float" office:value="0.500669" calcext:value-type="float">
            <text:p>0,500669</text:p>
          </table:table-cell>
          <table:table-cell office:value-type="float" office:value="0.509933" calcext:value-type="float">
            <text:p>0,509933</text:p>
          </table:table-cell>
          <table:table-cell office:value-type="float" office:value="0.517594" calcext:value-type="float">
            <text:p>0,517594</text:p>
          </table:table-cell>
          <table:table-cell office:value-type="float" office:value="0.531844" calcext:value-type="float">
            <text:p>0,531844</text:p>
          </table:table-cell>
          <table:table-cell office:value-type="float" office:value="0.547627" calcext:value-type="float">
            <text:p>0,547627</text:p>
          </table:table-cell>
          <table:table-cell office:value-type="float" office:value="0.598906" calcext:value-type="float">
            <text:p>0,598906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83686" calcext:value-type="float">
            <text:p>0,48368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0181" calcext:value-type="float">
            <text:p>0,290181</text:p>
          </table:table-cell>
          <table:table-cell office:value-type="float" office:value="0.397803" calcext:value-type="float">
            <text:p>0,397803</text:p>
          </table:table-cell>
          <table:table-cell office:value-type="float" office:value="0.457531" calcext:value-type="float">
            <text:p>0,457531</text:p>
          </table:table-cell>
          <table:table-cell office:value-type="float" office:value="0.477452" calcext:value-type="float">
            <text:p>0,477452</text:p>
          </table:table-cell>
          <table:table-cell office:value-type="float" office:value="0.482207" calcext:value-type="float">
            <text:p>0,482207</text:p>
          </table:table-cell>
          <table:table-cell office:value-type="float" office:value="0.489814" calcext:value-type="float">
            <text:p>0,489814</text:p>
          </table:table-cell>
          <table:table-cell office:value-type="float" office:value="0.501402" calcext:value-type="float">
            <text:p>0,501402</text:p>
          </table:table-cell>
          <table:table-cell office:value-type="float" office:value="0.51385" calcext:value-type="float">
            <text:p>0,51385</text:p>
          </table:table-cell>
          <table:table-cell office:value-type="float" office:value="0.52732" calcext:value-type="float">
            <text:p>0,52732</text:p>
          </table:table-cell>
          <table:table-cell office:value-type="float" office:value="0.545295" calcext:value-type="float">
            <text:p>0,545295</text:p>
          </table:table-cell>
          <table:table-cell office:value-type="float" office:value="0.593543" calcext:value-type="float">
            <text:p>0,593543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98622" calcext:value-type="float">
            <text:p>0,49862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.341252" calcext:value-type="float">
            <text:p>0,341252</text:p>
          </table:table-cell>
          <table:table-cell office:value-type="float" office:value="0.465513" calcext:value-type="float">
            <text:p>0,465513</text:p>
          </table:table-cell>
          <table:table-cell office:value-type="float" office:value="0.479362" calcext:value-type="float">
            <text:p>0,479362</text:p>
          </table:table-cell>
          <table:table-cell office:value-type="float" office:value="0.482381" calcext:value-type="float">
            <text:p>0,482381</text:p>
          </table:table-cell>
          <table:table-cell office:value-type="float" office:value="0.486975" calcext:value-type="float">
            <text:p>0,486975</text:p>
          </table:table-cell>
          <table:table-cell office:value-type="float" office:value="0.50073" calcext:value-type="float">
            <text:p>0,50073</text:p>
          </table:table-cell>
          <table:table-cell office:value-type="float" office:value="0.512771" calcext:value-type="float">
            <text:p>0,512771</text:p>
          </table:table-cell>
          <table:table-cell office:value-type="float" office:value="0.525959" calcext:value-type="float">
            <text:p>0,525959</text:p>
          </table:table-cell>
          <table:table-cell office:value-type="float" office:value="0.545127" calcext:value-type="float">
            <text:p>0,545127</text:p>
          </table:table-cell>
          <table:table-cell office:value-type="float" office:value="0.598004" calcext:value-type="float">
            <text:p>0,598004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93807" calcext:value-type="float">
            <text:p>0,49380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281242" calcext:value-type="float">
            <text:p>0,281242</text:p>
          </table:table-cell>
          <table:table-cell office:value-type="float" office:value="0.467199" calcext:value-type="float">
            <text:p>0,467199</text:p>
          </table:table-cell>
          <table:table-cell office:value-type="float" office:value="0.480055" calcext:value-type="float">
            <text:p>0,480055</text:p>
          </table:table-cell>
          <table:table-cell office:value-type="float" office:value="0.48502" calcext:value-type="float">
            <text:p>0,48502</text:p>
          </table:table-cell>
          <table:table-cell office:value-type="float" office:value="0.496589" calcext:value-type="float">
            <text:p>0,496589</text:p>
          </table:table-cell>
          <table:table-cell office:value-type="float" office:value="0.507023" calcext:value-type="float">
            <text:p>0,507023</text:p>
          </table:table-cell>
          <table:table-cell office:value-type="float" office:value="0.518761" calcext:value-type="float">
            <text:p>0,518761</text:p>
          </table:table-cell>
          <table:table-cell office:value-type="float" office:value="0.538079" calcext:value-type="float">
            <text:p>0,538079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642516" calcext:value-type="float">
            <text:p>0,642516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96445" calcext:value-type="float">
            <text:p>0,4964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.331411" calcext:value-type="float">
            <text:p>0,331411</text:p>
          </table:table-cell>
          <table:table-cell office:value-type="float" office:value="0.459995" calcext:value-type="float">
            <text:p>0,459995</text:p>
          </table:table-cell>
          <table:table-cell office:value-type="float" office:value="0.478817" calcext:value-type="float">
            <text:p>0,478817</text:p>
          </table:table-cell>
          <table:table-cell office:value-type="float" office:value="0.482562" calcext:value-type="float">
            <text:p>0,482562</text:p>
          </table:table-cell>
          <table:table-cell office:value-type="float" office:value="0.49106" calcext:value-type="float">
            <text:p>0,49106</text:p>
          </table:table-cell>
          <table:table-cell office:value-type="float" office:value="0.502111" calcext:value-type="float">
            <text:p>0,502111</text:p>
          </table:table-cell>
          <table:table-cell office:value-type="float" office:value="0.514001" calcext:value-type="float">
            <text:p>0,514001</text:p>
          </table:table-cell>
          <table:table-cell office:value-type="float" office:value="0.529492" calcext:value-type="float">
            <text:p>0,529492</text:p>
          </table:table-cell>
          <table:table-cell office:value-type="float" office:value="0.546115" calcext:value-type="float">
            <text:p>0,546115</text:p>
          </table:table-cell>
          <table:table-cell office:value-type="float" office:value="0.644152" calcext:value-type="float">
            <text:p>0,644152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497972" calcext:value-type="float">
            <text:p>0,49797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4274" calcext:value-type="float">
            <text:p>0,244274</text:p>
          </table:table-cell>
          <table:table-cell office:value-type="float" office:value="0.379766" calcext:value-type="float">
            <text:p>0,379766</text:p>
          </table:table-cell>
          <table:table-cell office:value-type="float" office:value="0.454776" calcext:value-type="float">
            <text:p>0,454776</text:p>
          </table:table-cell>
          <table:table-cell office:value-type="float" office:value="0.475613" calcext:value-type="float">
            <text:p>0,475613</text:p>
          </table:table-cell>
          <table:table-cell office:value-type="float" office:value="0.48162" calcext:value-type="float">
            <text:p>0,48162</text:p>
          </table:table-cell>
          <table:table-cell office:value-type="float" office:value="0.490989" calcext:value-type="float">
            <text:p>0,490989</text:p>
          </table:table-cell>
          <table:table-cell office:value-type="float" office:value="0.501671" calcext:value-type="float">
            <text:p>0,501671</text:p>
          </table:table-cell>
          <table:table-cell office:value-type="float" office:value="0.513298" calcext:value-type="float">
            <text:p>0,513298</text:p>
          </table:table-cell>
          <table:table-cell office:value-type="float" office:value="0.528584" calcext:value-type="float">
            <text:p>0,528584</text:p>
          </table:table-cell>
          <table:table-cell office:value-type="float" office:value="0.546634" calcext:value-type="float">
            <text:p>0,546634</text:p>
          </table:table-cell>
          <table:table-cell office:value-type="float" office:value="0.643907" calcext:value-type="float">
            <text:p>0,643907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501686" calcext:value-type="float">
            <text:p>0,50168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90181" calcext:value-type="float">
            <text:p>0,290181</text:p>
          </table:table-cell>
          <table:table-cell office:value-type="float" office:value="0.387891" calcext:value-type="float">
            <text:p>0,387891</text:p>
          </table:table-cell>
          <table:table-cell office:value-type="float" office:value="0.455989" calcext:value-type="float">
            <text:p>0,455989</text:p>
          </table:table-cell>
          <table:table-cell office:value-type="float" office:value="0.474555" calcext:value-type="float">
            <text:p>0,474555</text:p>
          </table:table-cell>
          <table:table-cell office:value-type="float" office:value="0.482584" calcext:value-type="float">
            <text:p>0,482584</text:p>
          </table:table-cell>
          <table:table-cell office:value-type="float" office:value="0.49659" calcext:value-type="float">
            <text:p>0,49659</text:p>
          </table:table-cell>
          <table:table-cell office:value-type="float" office:value="0.508245" calcext:value-type="float">
            <text:p>0,508245</text:p>
          </table:table-cell>
          <table:table-cell office:value-type="float" office:value="0.518038" calcext:value-type="float">
            <text:p>0,518038</text:p>
          </table:table-cell>
          <table:table-cell office:value-type="float" office:value="0.535824" calcext:value-type="float">
            <text:p>0,535824</text:p>
          </table:table-cell>
          <table:table-cell office:value-type="float" office:value="0.546806" calcext:value-type="float">
            <text:p>0,546806</text:p>
          </table:table-cell>
          <table:table-cell office:value-type="float" office:value="0.626284" calcext:value-type="float">
            <text:p>0,626284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503281" calcext:value-type="float">
            <text:p>0,5032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27527" calcext:value-type="float">
            <text:p>0,227527</text:p>
          </table:table-cell>
          <table:table-cell office:value-type="float" office:value="0.36579" calcext:value-type="float">
            <text:p>0,36579</text:p>
          </table:table-cell>
          <table:table-cell office:value-type="float" office:value="0.442051" calcext:value-type="float">
            <text:p>0,442051</text:p>
          </table:table-cell>
          <table:table-cell office:value-type="float" office:value="0.468613" calcext:value-type="float">
            <text:p>0,468613</text:p>
          </table:table-cell>
          <table:table-cell office:value-type="float" office:value="0.481567" calcext:value-type="float">
            <text:p>0,481567</text:p>
          </table:table-cell>
          <table:table-cell office:value-type="float" office:value="0.492959" calcext:value-type="float">
            <text:p>0,492959</text:p>
          </table:table-cell>
          <table:table-cell office:value-type="float" office:value="0.506125" calcext:value-type="float">
            <text:p>0,506125</text:p>
          </table:table-cell>
          <table:table-cell office:value-type="float" office:value="0.515086" calcext:value-type="float">
            <text:p>0,515086</text:p>
          </table:table-cell>
          <table:table-cell office:value-type="float" office:value="0.526526" calcext:value-type="float">
            <text:p>0,526526</text:p>
          </table:table-cell>
          <table:table-cell office:value-type="float" office:value="0.545441" calcext:value-type="float">
            <text:p>0,545441</text:p>
          </table:table-cell>
          <table:table-cell office:value-type="float" office:value="0.661351" calcext:value-type="float">
            <text:p>0,661351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500551" calcext:value-type="float">
            <text:p>0,50055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87815" calcext:value-type="float">
            <text:p>0,287815</text:p>
          </table:table-cell>
          <table:table-cell office:value-type="float" office:value="0.391258" calcext:value-type="float">
            <text:p>0,391258</text:p>
          </table:table-cell>
          <table:table-cell office:value-type="float" office:value="0.445401" calcext:value-type="float">
            <text:p>0,445401</text:p>
          </table:table-cell>
          <table:table-cell office:value-type="float" office:value="0.465104" calcext:value-type="float">
            <text:p>0,465104</text:p>
          </table:table-cell>
          <table:table-cell office:value-type="float" office:value="0.481014" calcext:value-type="float">
            <text:p>0,481014</text:p>
          </table:table-cell>
          <table:table-cell office:value-type="float" office:value="0.494891" calcext:value-type="float">
            <text:p>0,494891</text:p>
          </table:table-cell>
          <table:table-cell office:value-type="float" office:value="0.507178" calcext:value-type="float">
            <text:p>0,507178</text:p>
          </table:table-cell>
          <table:table-cell office:value-type="float" office:value="0.517661" calcext:value-type="float">
            <text:p>0,517661</text:p>
          </table:table-cell>
          <table:table-cell office:value-type="float" office:value="0.530319" calcext:value-type="float">
            <text:p>0,530319</text:p>
          </table:table-cell>
          <table:table-cell office:value-type="float" office:value="0.546909" calcext:value-type="float">
            <text:p>0,546909</text:p>
          </table:table-cell>
          <table:table-cell office:value-type="float" office:value="0.668121" calcext:value-type="float">
            <text:p>0,668121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504786" calcext:value-type="float">
            <text:p>0,50478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0206" calcext:value-type="float">
            <text:p>0,260206</text:p>
          </table:table-cell>
          <table:table-cell office:value-type="float" office:value="0.369379" calcext:value-type="float">
            <text:p>0,369379</text:p>
          </table:table-cell>
          <table:table-cell office:value-type="float" office:value="0.436427" calcext:value-type="float">
            <text:p>0,436427</text:p>
          </table:table-cell>
          <table:table-cell office:value-type="float" office:value="0.458148" calcext:value-type="float">
            <text:p>0,458148</text:p>
          </table:table-cell>
          <table:table-cell office:value-type="float" office:value="0.47354" calcext:value-type="float">
            <text:p>0,47354</text:p>
          </table:table-cell>
          <table:table-cell office:value-type="float" office:value="0.484002" calcext:value-type="float">
            <text:p>0,484002</text:p>
          </table:table-cell>
          <table:table-cell office:value-type="float" office:value="0.500396" calcext:value-type="float">
            <text:p>0,500396</text:p>
          </table:table-cell>
          <table:table-cell office:value-type="float" office:value="0.511574" calcext:value-type="float">
            <text:p>0,511574</text:p>
          </table:table-cell>
          <table:table-cell office:value-type="float" office:value="0.524056" calcext:value-type="float">
            <text:p>0,524056</text:p>
          </table:table-cell>
          <table:table-cell office:value-type="float" office:value="0.543149" calcext:value-type="float">
            <text:p>0,543149</text:p>
          </table:table-cell>
          <table:table-cell office:value-type="float" office:value="0.651982" calcext:value-type="float">
            <text:p>0,651982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495265" calcext:value-type="float">
            <text:p>0,4952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15172" calcext:value-type="float">
            <text:p>0,315172</text:p>
          </table:table-cell>
          <table:table-cell office:value-type="float" office:value="0.387286" calcext:value-type="float">
            <text:p>0,387286</text:p>
          </table:table-cell>
          <table:table-cell office:value-type="float" office:value="0.44259" calcext:value-type="float">
            <text:p>0,44259</text:p>
          </table:table-cell>
          <table:table-cell office:value-type="float" office:value="0.463608" calcext:value-type="float">
            <text:p>0,463608</text:p>
          </table:table-cell>
          <table:table-cell office:value-type="float" office:value="0.47664" calcext:value-type="float">
            <text:p>0,47664</text:p>
          </table:table-cell>
          <table:table-cell office:value-type="float" office:value="0.4873" calcext:value-type="float">
            <text:p>0,4873</text:p>
          </table:table-cell>
          <table:table-cell office:value-type="float" office:value="0.500605" calcext:value-type="float">
            <text:p>0,500605</text:p>
          </table:table-cell>
          <table:table-cell office:value-type="float" office:value="0.509893" calcext:value-type="float">
            <text:p>0,509893</text:p>
          </table:table-cell>
          <table:table-cell office:value-type="float" office:value="0.524034" calcext:value-type="float">
            <text:p>0,524034</text:p>
          </table:table-cell>
          <table:table-cell office:value-type="float" office:value="0.544184" calcext:value-type="float">
            <text:p>0,544184</text:p>
          </table:table-cell>
          <table:table-cell office:value-type="float" office:value="0.65641" calcext:value-type="float">
            <text:p>0,65641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499255" calcext:value-type="float">
            <text:p>0,49925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27527" calcext:value-type="float">
            <text:p>0,227527</text:p>
          </table:table-cell>
          <table:table-cell office:value-type="float" office:value="0.387664" calcext:value-type="float">
            <text:p>0,387664</text:p>
          </table:table-cell>
          <table:table-cell office:value-type="float" office:value="0.447233" calcext:value-type="float">
            <text:p>0,447233</text:p>
          </table:table-cell>
          <table:table-cell office:value-type="float" office:value="0.464874" calcext:value-type="float">
            <text:p>0,464874</text:p>
          </table:table-cell>
          <table:table-cell office:value-type="float" office:value="0.478876" calcext:value-type="float">
            <text:p>0,478876</text:p>
          </table:table-cell>
          <table:table-cell office:value-type="float" office:value="0.488644" calcext:value-type="float">
            <text:p>0,488644</text:p>
          </table:table-cell>
          <table:table-cell office:value-type="float" office:value="0.500468" calcext:value-type="float">
            <text:p>0,500468</text:p>
          </table:table-cell>
          <table:table-cell office:value-type="float" office:value="0.507501" calcext:value-type="float">
            <text:p>0,507501</text:p>
          </table:table-cell>
          <table:table-cell office:value-type="float" office:value="0.520806" calcext:value-type="float">
            <text:p>0,520806</text:p>
          </table:table-cell>
          <table:table-cell office:value-type="float" office:value="0.543962" calcext:value-type="float">
            <text:p>0,543962</text:p>
          </table:table-cell>
          <table:table-cell office:value-type="float" office:value="0.66908" calcext:value-type="float">
            <text:p>0,66908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500911" calcext:value-type="float">
            <text:p>0,5009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.23186" calcext:value-type="float">
            <text:p>0,23186</text:p>
          </table:table-cell>
          <table:table-cell office:value-type="float" office:value="0.452048" calcext:value-type="float">
            <text:p>0,452048</text:p>
          </table:table-cell>
          <table:table-cell office:value-type="float" office:value="0.468858" calcext:value-type="float">
            <text:p>0,468858</text:p>
          </table:table-cell>
          <table:table-cell office:value-type="float" office:value="0.481702" calcext:value-type="float">
            <text:p>0,481702</text:p>
          </table:table-cell>
          <table:table-cell office:value-type="float" office:value="0.494957" calcext:value-type="float">
            <text:p>0,494957</text:p>
          </table:table-cell>
          <table:table-cell office:value-type="float" office:value="0.504426" calcext:value-type="float">
            <text:p>0,504426</text:p>
          </table:table-cell>
          <table:table-cell office:value-type="float" office:value="0.51524" calcext:value-type="float">
            <text:p>0,51524</text:p>
          </table:table-cell>
          <table:table-cell office:value-type="float" office:value="0.531268" calcext:value-type="float">
            <text:p>0,531268</text:p>
          </table:table-cell>
          <table:table-cell office:value-type="float" office:value="0.551903" calcext:value-type="float">
            <text:p>0,551903</text:p>
          </table:table-cell>
          <table:table-cell office:value-type="float" office:value="0.719128" calcext:value-type="float">
            <text:p>0,719128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495139" calcext:value-type="float">
            <text:p>0,4951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0.313785" calcext:value-type="float">
            <text:p>0,313785</text:p>
          </table:table-cell>
          <table:table-cell office:value-type="float" office:value="0.444736" calcext:value-type="float">
            <text:p>0,444736</text:p>
          </table:table-cell>
          <table:table-cell office:value-type="float" office:value="0.465591" calcext:value-type="float">
            <text:p>0,465591</text:p>
          </table:table-cell>
          <table:table-cell office:value-type="float" office:value="0.479766" calcext:value-type="float">
            <text:p>0,479766</text:p>
          </table:table-cell>
          <table:table-cell office:value-type="float" office:value="0.486242" calcext:value-type="float">
            <text:p>0,486242</text:p>
          </table:table-cell>
          <table:table-cell office:value-type="float" office:value="0.500077" calcext:value-type="float">
            <text:p>0,500077</text:p>
          </table:table-cell>
          <table:table-cell office:value-type="float" office:value="0.51009" calcext:value-type="float">
            <text:p>0,51009</text:p>
          </table:table-cell>
          <table:table-cell office:value-type="float" office:value="0.528758" calcext:value-type="float">
            <text:p>0,528758</text:p>
          </table:table-cell>
          <table:table-cell office:value-type="float" office:value="0.547454" calcext:value-type="float">
            <text:p>0,547454</text:p>
          </table:table-cell>
          <table:table-cell office:value-type="float" office:value="0.680827" calcext:value-type="float">
            <text:p>0,680827</text:p>
          </table:table-cell>
          <table:table-cell office:value-type="float" office:value="0.834515" calcext:value-type="float">
            <text:p>0,834515</text:p>
          </table:table-cell>
          <table:table-cell office:value-type="float" office:value="0.495733" calcext:value-type="float">
            <text:p>0,4957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5471" calcext:value-type="float">
            <text:p>0,275471</text:p>
          </table:table-cell>
          <table:table-cell office:value-type="float" office:value="0.376932" calcext:value-type="float">
            <text:p>0,376932</text:p>
          </table:table-cell>
          <table:table-cell office:value-type="float" office:value="0.454813" calcext:value-type="float">
            <text:p>0,454813</text:p>
          </table:table-cell>
          <table:table-cell office:value-type="float" office:value="0.474317" calcext:value-type="float">
            <text:p>0,474317</text:p>
          </table:table-cell>
          <table:table-cell office:value-type="float" office:value="0.482158" calcext:value-type="float">
            <text:p>0,482158</text:p>
          </table:table-cell>
          <table:table-cell office:value-type="float" office:value="0.495663" calcext:value-type="float">
            <text:p>0,495663</text:p>
          </table:table-cell>
          <table:table-cell office:value-type="float" office:value="0.505704" calcext:value-type="float">
            <text:p>0,505704</text:p>
          </table:table-cell>
          <table:table-cell office:value-type="float" office:value="0.520427" calcext:value-type="float">
            <text:p>0,520427</text:p>
          </table:table-cell>
          <table:table-cell office:value-type="float" office:value="0.539446" calcext:value-type="float">
            <text:p>0,539446</text:p>
          </table:table-cell>
          <table:table-cell office:value-type="float" office:value="0.550408" calcext:value-type="float">
            <text:p>0,550408</text:p>
          </table:table-cell>
          <table:table-cell office:value-type="float" office:value="0.711683" calcext:value-type="float">
            <text:p>0,711683</text:p>
          </table:table-cell>
          <table:table-cell office:value-type="float" office:value="0.858018" calcext:value-type="float">
            <text:p>0,858018</text:p>
          </table:table-cell>
          <table:table-cell office:value-type="float" office:value="0.511155" calcext:value-type="float">
            <text:p>0,5111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04422" calcext:value-type="float">
            <text:p>0,304422</text:p>
          </table:table-cell>
          <table:table-cell office:value-type="float" office:value="0.392164" calcext:value-type="float">
            <text:p>0,392164</text:p>
          </table:table-cell>
          <table:table-cell office:value-type="float" office:value="0.456995" calcext:value-type="float">
            <text:p>0,456995</text:p>
          </table:table-cell>
          <table:table-cell office:value-type="float" office:value="0.477136" calcext:value-type="float">
            <text:p>0,477136</text:p>
          </table:table-cell>
          <table:table-cell office:value-type="float" office:value="0.485265" calcext:value-type="float">
            <text:p>0,485265</text:p>
          </table:table-cell>
          <table:table-cell office:value-type="float" office:value="0.501514" calcext:value-type="float">
            <text:p>0,501514</text:p>
          </table:table-cell>
          <table:table-cell office:value-type="float" office:value="0.513957" calcext:value-type="float">
            <text:p>0,513957</text:p>
          </table:table-cell>
          <table:table-cell office:value-type="float" office:value="0.530148" calcext:value-type="float">
            <text:p>0,530148</text:p>
          </table:table-cell>
          <table:table-cell office:value-type="float" office:value="0.545857" calcext:value-type="float">
            <text:p>0,545857</text:p>
          </table:table-cell>
          <table:table-cell office:value-type="float" office:value="0.572093" calcext:value-type="float">
            <text:p>0,572093</text:p>
          </table:table-cell>
          <table:table-cell office:value-type="float" office:value="0.730841" calcext:value-type="float">
            <text:p>0,730841</text:p>
          </table:table-cell>
          <table:table-cell office:value-type="float" office:value="0.859488" calcext:value-type="float">
            <text:p>0,859488</text:p>
          </table:table-cell>
          <table:table-cell office:value-type="float" office:value="0.520597" calcext:value-type="float">
            <text:p>0,52059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539" calcext:value-type="float">
            <text:p>0,283539</text:p>
          </table:table-cell>
          <table:table-cell office:value-type="float" office:value="0.402997" calcext:value-type="float">
            <text:p>0,402997</text:p>
          </table:table-cell>
          <table:table-cell office:value-type="float" office:value="0.459263" calcext:value-type="float">
            <text:p>0,459263</text:p>
          </table:table-cell>
          <table:table-cell office:value-type="float" office:value="0.479615" calcext:value-type="float">
            <text:p>0,479615</text:p>
          </table:table-cell>
          <table:table-cell office:value-type="float" office:value="0.488418" calcext:value-type="float">
            <text:p>0,488418</text:p>
          </table:table-cell>
          <table:table-cell office:value-type="float" office:value="0.501317" calcext:value-type="float">
            <text:p>0,501317</text:p>
          </table:table-cell>
          <table:table-cell office:value-type="float" office:value="0.514151" calcext:value-type="float">
            <text:p>0,514151</text:p>
          </table:table-cell>
          <table:table-cell office:value-type="float" office:value="0.529862" calcext:value-type="float">
            <text:p>0,529862</text:p>
          </table:table-cell>
          <table:table-cell office:value-type="float" office:value="0.544696" calcext:value-type="float">
            <text:p>0,544696</text:p>
          </table:table-cell>
          <table:table-cell office:value-type="float" office:value="0.589224" calcext:value-type="float">
            <text:p>0,589224</text:p>
          </table:table-cell>
          <table:table-cell office:value-type="float" office:value="0.754347" calcext:value-type="float">
            <text:p>0,754347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6389" calcext:value-type="float">
            <text:p>0,5263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67662" calcext:value-type="float">
            <text:p>0,267662</text:p>
          </table:table-cell>
          <table:table-cell office:value-type="float" office:value="0.38438" calcext:value-type="float">
            <text:p>0,38438</text:p>
          </table:table-cell>
          <table:table-cell office:value-type="float" office:value="0.461513" calcext:value-type="float">
            <text:p>0,461513</text:p>
          </table:table-cell>
          <table:table-cell office:value-type="float" office:value="0.479597" calcext:value-type="float">
            <text:p>0,479597</text:p>
          </table:table-cell>
          <table:table-cell office:value-type="float" office:value="0.485683" calcext:value-type="float">
            <text:p>0,485683</text:p>
          </table:table-cell>
          <table:table-cell office:value-type="float" office:value="0.500183" calcext:value-type="float">
            <text:p>0,500183</text:p>
          </table:table-cell>
          <table:table-cell office:value-type="float" office:value="0.516551" calcext:value-type="float">
            <text:p>0,516551</text:p>
          </table:table-cell>
          <table:table-cell office:value-type="float" office:value="0.531647" calcext:value-type="float">
            <text:p>0,531647</text:p>
          </table:table-cell>
          <table:table-cell office:value-type="float" office:value="0.546243" calcext:value-type="float">
            <text:p>0,546243</text:p>
          </table:table-cell>
          <table:table-cell office:value-type="float" office:value="0.586601" calcext:value-type="float">
            <text:p>0,586601</text:p>
          </table:table-cell>
          <table:table-cell office:value-type="float" office:value="0.75951" calcext:value-type="float">
            <text:p>0,7595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5191" calcext:value-type="float">
            <text:p>0,52519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1762" calcext:value-type="float">
            <text:p>0,331762</text:p>
          </table:table-cell>
          <table:table-cell office:value-type="float" office:value="0.397301" calcext:value-type="float">
            <text:p>0,397301</text:p>
          </table:table-cell>
          <table:table-cell office:value-type="float" office:value="0.448222" calcext:value-type="float">
            <text:p>0,448222</text:p>
          </table:table-cell>
          <table:table-cell office:value-type="float" office:value="0.471287" calcext:value-type="float">
            <text:p>0,471287</text:p>
          </table:table-cell>
          <table:table-cell office:value-type="float" office:value="0.482728" calcext:value-type="float">
            <text:p>0,482728</text:p>
          </table:table-cell>
          <table:table-cell office:value-type="float" office:value="0.498056" calcext:value-type="float">
            <text:p>0,498056</text:p>
          </table:table-cell>
          <table:table-cell office:value-type="float" office:value="0.515576" calcext:value-type="float">
            <text:p>0,515576</text:p>
          </table:table-cell>
          <table:table-cell office:value-type="float" office:value="0.538149" calcext:value-type="float">
            <text:p>0,538149</text:p>
          </table:table-cell>
          <table:table-cell office:value-type="float" office:value="0.550227" calcext:value-type="float">
            <text:p>0,550227</text:p>
          </table:table-cell>
          <table:table-cell office:value-type="float" office:value="0.617491" calcext:value-type="float">
            <text:p>0,617491</text:p>
          </table:table-cell>
          <table:table-cell office:value-type="float" office:value="0.784361" calcext:value-type="float">
            <text:p>0,78436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034" calcext:value-type="float">
            <text:p>0,5303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0.344952" calcext:value-type="float">
            <text:p>0,344952</text:p>
          </table:table-cell>
          <table:table-cell office:value-type="float" office:value="0.450915" calcext:value-type="float">
            <text:p>0,450915</text:p>
          </table:table-cell>
          <table:table-cell office:value-type="float" office:value="0.472303" calcext:value-type="float">
            <text:p>0,472303</text:p>
          </table:table-cell>
          <table:table-cell office:value-type="float" office:value="0.481551" calcext:value-type="float">
            <text:p>0,481551</text:p>
          </table:table-cell>
          <table:table-cell office:value-type="float" office:value="0.495586" calcext:value-type="float">
            <text:p>0,495586</text:p>
          </table:table-cell>
          <table:table-cell office:value-type="float" office:value="0.514484" calcext:value-type="float">
            <text:p>0,514484</text:p>
          </table:table-cell>
          <table:table-cell office:value-type="float" office:value="0.540543" calcext:value-type="float">
            <text:p>0,540543</text:p>
          </table:table-cell>
          <table:table-cell office:value-type="float" office:value="0.552712" calcext:value-type="float">
            <text:p>0,552712</text:p>
          </table:table-cell>
          <table:table-cell office:value-type="float" office:value="0.639994" calcext:value-type="float">
            <text:p>0,639994</text:p>
          </table:table-cell>
          <table:table-cell office:value-type="float" office:value="0.796631" calcext:value-type="float">
            <text:p>0,79663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8967" calcext:value-type="float">
            <text:p>0,5289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.338004" calcext:value-type="float">
            <text:p>0,338004</text:p>
          </table:table-cell>
          <table:table-cell office:value-type="float" office:value="0.444891" calcext:value-type="float">
            <text:p>0,444891</text:p>
          </table:table-cell>
          <table:table-cell office:value-type="float" office:value="0.4722" calcext:value-type="float">
            <text:p>0,4722</text:p>
          </table:table-cell>
          <table:table-cell office:value-type="float" office:value="0.484805" calcext:value-type="float">
            <text:p>0,484805</text:p>
          </table:table-cell>
          <table:table-cell office:value-type="float" office:value="0.504181" calcext:value-type="float">
            <text:p>0,504181</text:p>
          </table:table-cell>
          <table:table-cell office:value-type="float" office:value="0.521928" calcext:value-type="float">
            <text:p>0,521928</text:p>
          </table:table-cell>
          <table:table-cell office:value-type="float" office:value="0.544201" calcext:value-type="float">
            <text:p>0,544201</text:p>
          </table:table-cell>
          <table:table-cell office:value-type="float" office:value="0.56247" calcext:value-type="float">
            <text:p>0,56247</text:p>
          </table:table-cell>
          <table:table-cell office:value-type="float" office:value="0.638945" calcext:value-type="float">
            <text:p>0,638945</text:p>
          </table:table-cell>
          <table:table-cell office:value-type="float" office:value="0.791329" calcext:value-type="float">
            <text:p>0,791329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0295" calcext:value-type="float">
            <text:p>0,53029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325009" calcext:value-type="float">
            <text:p>0,325009</text:p>
          </table:table-cell>
          <table:table-cell office:value-type="float" office:value="0.445885" calcext:value-type="float">
            <text:p>0,445885</text:p>
          </table:table-cell>
          <table:table-cell office:value-type="float" office:value="0.466422" calcext:value-type="float">
            <text:p>0,466422</text:p>
          </table:table-cell>
          <table:table-cell office:value-type="float" office:value="0.482128" calcext:value-type="float">
            <text:p>0,482128</text:p>
          </table:table-cell>
          <table:table-cell office:value-type="float" office:value="0.497564" calcext:value-type="float">
            <text:p>0,497564</text:p>
          </table:table-cell>
          <table:table-cell office:value-type="float" office:value="0.516626" calcext:value-type="float">
            <text:p>0,516626</text:p>
          </table:table-cell>
          <table:table-cell office:value-type="float" office:value="0.541632" calcext:value-type="float">
            <text:p>0,541632</text:p>
          </table:table-cell>
          <table:table-cell office:value-type="float" office:value="0.556005" calcext:value-type="float">
            <text:p>0,556005</text:p>
          </table:table-cell>
          <table:table-cell office:value-type="float" office:value="0.618954" calcext:value-type="float">
            <text:p>0,618954</text:p>
          </table:table-cell>
          <table:table-cell office:value-type="float" office:value="0.787946" calcext:value-type="float">
            <text:p>0,787946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3817" calcext:value-type="float">
            <text:p>0,5238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.346867" calcext:value-type="float">
            <text:p>0,346867</text:p>
          </table:table-cell>
          <table:table-cell office:value-type="float" office:value="0.454724" calcext:value-type="float">
            <text:p>0,454724</text:p>
          </table:table-cell>
          <table:table-cell office:value-type="float" office:value="0.473565" calcext:value-type="float">
            <text:p>0,473565</text:p>
          </table:table-cell>
          <table:table-cell office:value-type="float" office:value="0.492334" calcext:value-type="float">
            <text:p>0,492334</text:p>
          </table:table-cell>
          <table:table-cell office:value-type="float" office:value="0.510627" calcext:value-type="float">
            <text:p>0,510627</text:p>
          </table:table-cell>
          <table:table-cell office:value-type="float" office:value="0.532893" calcext:value-type="float">
            <text:p>0,532893</text:p>
          </table:table-cell>
          <table:table-cell office:value-type="float" office:value="0.547265" calcext:value-type="float">
            <text:p>0,547265</text:p>
          </table:table-cell>
          <table:table-cell office:value-type="float" office:value="0.559163" calcext:value-type="float">
            <text:p>0,559163</text:p>
          </table:table-cell>
          <table:table-cell office:value-type="float" office:value="0.621822" calcext:value-type="float">
            <text:p>0,621822</text:p>
          </table:table-cell>
          <table:table-cell office:value-type="float" office:value="0.791268" calcext:value-type="float">
            <text:p>0,791268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3053" calcext:value-type="float">
            <text:p>0,53305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99632" calcext:value-type="float">
            <text:p>0,199632</text:p>
          </table:table-cell>
          <table:table-cell office:value-type="float" office:value="0.397828" calcext:value-type="float">
            <text:p>0,397828</text:p>
          </table:table-cell>
          <table:table-cell office:value-type="float" office:value="0.456907" calcext:value-type="float">
            <text:p>0,456907</text:p>
          </table:table-cell>
          <table:table-cell office:value-type="float" office:value="0.474644" calcext:value-type="float">
            <text:p>0,474644</text:p>
          </table:table-cell>
          <table:table-cell office:value-type="float" office:value="0.492735" calcext:value-type="float">
            <text:p>0,492735</text:p>
          </table:table-cell>
          <table:table-cell office:value-type="float" office:value="0.509779" calcext:value-type="float">
            <text:p>0,509779</text:p>
          </table:table-cell>
          <table:table-cell office:value-type="float" office:value="0.530803" calcext:value-type="float">
            <text:p>0,530803</text:p>
          </table:table-cell>
          <table:table-cell office:value-type="float" office:value="0.546748" calcext:value-type="float">
            <text:p>0,546748</text:p>
          </table:table-cell>
          <table:table-cell office:value-type="float" office:value="0.559339" calcext:value-type="float">
            <text:p>0,559339</text:p>
          </table:table-cell>
          <table:table-cell office:value-type="float" office:value="0.619143" calcext:value-type="float">
            <text:p>0,619143</text:p>
          </table:table-cell>
          <table:table-cell office:value-type="float" office:value="0.772082" calcext:value-type="float">
            <text:p>0,77208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6001" calcext:value-type="float">
            <text:p>0,53600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43358" calcext:value-type="float">
            <text:p>0,243358</text:p>
          </table:table-cell>
          <table:table-cell office:value-type="float" office:value="0.388306" calcext:value-type="float">
            <text:p>0,388306</text:p>
          </table:table-cell>
          <table:table-cell office:value-type="float" office:value="0.453868" calcext:value-type="float">
            <text:p>0,453868</text:p>
          </table:table-cell>
          <table:table-cell office:value-type="float" office:value="0.469885" calcext:value-type="float">
            <text:p>0,469885</text:p>
          </table:table-cell>
          <table:table-cell office:value-type="float" office:value="0.486856" calcext:value-type="float">
            <text:p>0,486856</text:p>
          </table:table-cell>
          <table:table-cell office:value-type="float" office:value="0.50628" calcext:value-type="float">
            <text:p>0,50628</text:p>
          </table:table-cell>
          <table:table-cell office:value-type="float" office:value="0.520458" calcext:value-type="float">
            <text:p>0,520458</text:p>
          </table:table-cell>
          <table:table-cell office:value-type="float" office:value="0.542547" calcext:value-type="float">
            <text:p>0,542547</text:p>
          </table:table-cell>
          <table:table-cell office:value-type="float" office:value="0.553326" calcext:value-type="float">
            <text:p>0,553326</text:p>
          </table:table-cell>
          <table:table-cell office:value-type="float" office:value="0.619074" calcext:value-type="float">
            <text:p>0,619074</text:p>
          </table:table-cell>
          <table:table-cell office:value-type="float" office:value="0.780322" calcext:value-type="float">
            <text:p>0,78032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2092" calcext:value-type="float">
            <text:p>0,53209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937" calcext:value-type="float">
            <text:p>0,273937</text:p>
          </table:table-cell>
          <table:table-cell office:value-type="float" office:value="0.394242" calcext:value-type="float">
            <text:p>0,394242</text:p>
          </table:table-cell>
          <table:table-cell office:value-type="float" office:value="0.450839" calcext:value-type="float">
            <text:p>0,450839</text:p>
          </table:table-cell>
          <table:table-cell office:value-type="float" office:value="0.470545" calcext:value-type="float">
            <text:p>0,470545</text:p>
          </table:table-cell>
          <table:table-cell office:value-type="float" office:value="0.490767" calcext:value-type="float">
            <text:p>0,490767</text:p>
          </table:table-cell>
          <table:table-cell office:value-type="float" office:value="0.50584" calcext:value-type="float">
            <text:p>0,50584</text:p>
          </table:table-cell>
          <table:table-cell office:value-type="float" office:value="0.519696" calcext:value-type="float">
            <text:p>0,519696</text:p>
          </table:table-cell>
          <table:table-cell office:value-type="float" office:value="0.541513" calcext:value-type="float">
            <text:p>0,541513</text:p>
          </table:table-cell>
          <table:table-cell office:value-type="float" office:value="0.549117" calcext:value-type="float">
            <text:p>0,549117</text:p>
          </table:table-cell>
          <table:table-cell office:value-type="float" office:value="0.592956" calcext:value-type="float">
            <text:p>0,592956</text:p>
          </table:table-cell>
          <table:table-cell office:value-type="float" office:value="0.760882" calcext:value-type="float">
            <text:p>0,76088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764" calcext:value-type="float">
            <text:p>0,5276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98283" calcext:value-type="float">
            <text:p>0,198283</text:p>
          </table:table-cell>
          <table:table-cell office:value-type="float" office:value="0.396021" calcext:value-type="float">
            <text:p>0,396021</text:p>
          </table:table-cell>
          <table:table-cell office:value-type="float" office:value="0.455412" calcext:value-type="float">
            <text:p>0,455412</text:p>
          </table:table-cell>
          <table:table-cell office:value-type="float" office:value="0.480197" calcext:value-type="float">
            <text:p>0,480197</text:p>
          </table:table-cell>
          <table:table-cell office:value-type="float" office:value="0.497916" calcext:value-type="float">
            <text:p>0,497916</text:p>
          </table:table-cell>
          <table:table-cell office:value-type="float" office:value="0.514186" calcext:value-type="float">
            <text:p>0,514186</text:p>
          </table:table-cell>
          <table:table-cell office:value-type="float" office:value="0.534903" calcext:value-type="float">
            <text:p>0,534903</text:p>
          </table:table-cell>
          <table:table-cell office:value-type="float" office:value="0.547805" calcext:value-type="float">
            <text:p>0,547805</text:p>
          </table:table-cell>
          <table:table-cell office:value-type="float" office:value="0.551939" calcext:value-type="float">
            <text:p>0,551939</text:p>
          </table:table-cell>
          <table:table-cell office:value-type="float" office:value="0.613277" calcext:value-type="float">
            <text:p>0,613277</text:p>
          </table:table-cell>
          <table:table-cell office:value-type="float" office:value="0.76805" calcext:value-type="float">
            <text:p>0,76805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35971" calcext:value-type="float">
            <text:p>0,53597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.280663" calcext:value-type="float">
            <text:p>0,280663</text:p>
          </table:table-cell>
          <table:table-cell office:value-type="float" office:value="0.452919" calcext:value-type="float">
            <text:p>0,452919</text:p>
          </table:table-cell>
          <table:table-cell office:value-type="float" office:value="0.476141" calcext:value-type="float">
            <text:p>0,476141</text:p>
          </table:table-cell>
          <table:table-cell office:value-type="float" office:value="0.494814" calcext:value-type="float">
            <text:p>0,494814</text:p>
          </table:table-cell>
          <table:table-cell office:value-type="float" office:value="0.510855" calcext:value-type="float">
            <text:p>0,510855</text:p>
          </table:table-cell>
          <table:table-cell office:value-type="float" office:value="0.533585" calcext:value-type="float">
            <text:p>0,533585</text:p>
          </table:table-cell>
          <table:table-cell office:value-type="float" office:value="0.546833" calcext:value-type="float">
            <text:p>0,546833</text:p>
          </table:table-cell>
          <table:table-cell office:value-type="float" office:value="0.5542" calcext:value-type="float">
            <text:p>0,5542</text:p>
          </table:table-cell>
          <table:table-cell office:value-type="float" office:value="0.620539" calcext:value-type="float">
            <text:p>0,620539</text:p>
          </table:table-cell>
          <table:table-cell office:value-type="float" office:value="0.765305" calcext:value-type="float">
            <text:p>0,765305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3585" calcext:value-type="float">
            <text:p>0,52358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414" calcext:value-type="float">
            <text:p>0,2414</text:p>
          </table:table-cell>
          <table:table-cell office:value-type="float" office:value="0.441284" calcext:value-type="float">
            <text:p>0,441284</text:p>
          </table:table-cell>
          <table:table-cell office:value-type="float" office:value="0.469991" calcext:value-type="float">
            <text:p>0,469991</text:p>
          </table:table-cell>
          <table:table-cell office:value-type="float" office:value="0.490196" calcext:value-type="float">
            <text:p>0,490196</text:p>
          </table:table-cell>
          <table:table-cell office:value-type="float" office:value="0.506651" calcext:value-type="float">
            <text:p>0,506651</text:p>
          </table:table-cell>
          <table:table-cell office:value-type="float" office:value="0.526825" calcext:value-type="float">
            <text:p>0,526825</text:p>
          </table:table-cell>
          <table:table-cell office:value-type="float" office:value="0.543829" calcext:value-type="float">
            <text:p>0,543829</text:p>
          </table:table-cell>
          <table:table-cell office:value-type="float" office:value="0.553943" calcext:value-type="float">
            <text:p>0,553943</text:p>
          </table:table-cell>
          <table:table-cell office:value-type="float" office:value="0.613398" calcext:value-type="float">
            <text:p>0,613398</text:p>
          </table:table-cell>
          <table:table-cell office:value-type="float" office:value="0.759646" calcext:value-type="float">
            <text:p>0,759646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14716" calcext:value-type="float">
            <text:p>0,5147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.321591" calcext:value-type="float">
            <text:p>0,321591</text:p>
          </table:table-cell>
          <table:table-cell office:value-type="float" office:value="0.436641" calcext:value-type="float">
            <text:p>0,436641</text:p>
          </table:table-cell>
          <table:table-cell office:value-type="float" office:value="0.470935" calcext:value-type="float">
            <text:p>0,470935</text:p>
          </table:table-cell>
          <table:table-cell office:value-type="float" office:value="0.489869" calcext:value-type="float">
            <text:p>0,489869</text:p>
          </table:table-cell>
          <table:table-cell office:value-type="float" office:value="0.506117" calcext:value-type="float">
            <text:p>0,506117</text:p>
          </table:table-cell>
          <table:table-cell office:value-type="float" office:value="0.528932" calcext:value-type="float">
            <text:p>0,528932</text:p>
          </table:table-cell>
          <table:table-cell office:value-type="float" office:value="0.547607" calcext:value-type="float">
            <text:p>0,547607</text:p>
          </table:table-cell>
          <table:table-cell office:value-type="float" office:value="0.559278" calcext:value-type="float">
            <text:p>0,559278</text:p>
          </table:table-cell>
          <table:table-cell office:value-type="float" office:value="0.641619" calcext:value-type="float">
            <text:p>0,641619</text:p>
          </table:table-cell>
          <table:table-cell office:value-type="float" office:value="0.774409" calcext:value-type="float">
            <text:p>0,774409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77" calcext:value-type="float">
            <text:p>0,527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314292" calcext:value-type="float">
            <text:p>0,314292</text:p>
          </table:table-cell>
          <table:table-cell office:value-type="float" office:value="0.42762" calcext:value-type="float">
            <text:p>0,42762</text:p>
          </table:table-cell>
          <table:table-cell office:value-type="float" office:value="0.455789" calcext:value-type="float">
            <text:p>0,455789</text:p>
          </table:table-cell>
          <table:table-cell office:value-type="float" office:value="0.477211" calcext:value-type="float">
            <text:p>0,477211</text:p>
          </table:table-cell>
          <table:table-cell office:value-type="float" office:value="0.496867" calcext:value-type="float">
            <text:p>0,496867</text:p>
          </table:table-cell>
          <table:table-cell office:value-type="float" office:value="0.521331" calcext:value-type="float">
            <text:p>0,521331</text:p>
          </table:table-cell>
          <table:table-cell office:value-type="float" office:value="0.545921" calcext:value-type="float">
            <text:p>0,545921</text:p>
          </table:table-cell>
          <table:table-cell office:value-type="float" office:value="0.565992" calcext:value-type="float">
            <text:p>0,565992</text:p>
          </table:table-cell>
          <table:table-cell office:value-type="float" office:value="0.64759" calcext:value-type="float">
            <text:p>0,64759</text:p>
          </table:table-cell>
          <table:table-cell office:value-type="float" office:value="0.769372" calcext:value-type="float">
            <text:p>0,76937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2198" calcext:value-type="float">
            <text:p>0,52219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75786" calcext:value-type="float">
            <text:p>0,375786</text:p>
          </table:table-cell>
          <table:table-cell office:value-type="float" office:value="0.425301" calcext:value-type="float">
            <text:p>0,425301</text:p>
          </table:table-cell>
          <table:table-cell office:value-type="float" office:value="0.452611" calcext:value-type="float">
            <text:p>0,452611</text:p>
          </table:table-cell>
          <table:table-cell office:value-type="float" office:value="0.471979" calcext:value-type="float">
            <text:p>0,471979</text:p>
          </table:table-cell>
          <table:table-cell office:value-type="float" office:value="0.49426" calcext:value-type="float">
            <text:p>0,49426</text:p>
          </table:table-cell>
          <table:table-cell office:value-type="float" office:value="0.516324" calcext:value-type="float">
            <text:p>0,516324</text:p>
          </table:table-cell>
          <table:table-cell office:value-type="float" office:value="0.544908" calcext:value-type="float">
            <text:p>0,544908</text:p>
          </table:table-cell>
          <table:table-cell office:value-type="float" office:value="0.565451" calcext:value-type="float">
            <text:p>0,565451</text:p>
          </table:table-cell>
          <table:table-cell office:value-type="float" office:value="0.648197" calcext:value-type="float">
            <text:p>0,648197</text:p>
          </table:table-cell>
          <table:table-cell office:value-type="float" office:value="0.762539" calcext:value-type="float">
            <text:p>0,762539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525736" calcext:value-type="float">
            <text:p>0,5257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4141" calcext:value-type="float">
            <text:p>0,154141</text:p>
          </table:table-cell>
          <table:table-cell office:value-type="float" office:value="0.373737" calcext:value-type="float">
            <text:p>0,373737</text:p>
          </table:table-cell>
          <table:table-cell office:value-type="float" office:value="0.434458" calcext:value-type="float">
            <text:p>0,434458</text:p>
          </table:table-cell>
          <table:table-cell office:value-type="float" office:value="0.459848" calcext:value-type="float">
            <text:p>0,459848</text:p>
          </table:table-cell>
          <table:table-cell office:value-type="float" office:value="0.479085" calcext:value-type="float">
            <text:p>0,479085</text:p>
          </table:table-cell>
          <table:table-cell office:value-type="float" office:value="0.505511" calcext:value-type="float">
            <text:p>0,505511</text:p>
          </table:table-cell>
          <table:table-cell office:value-type="float" office:value="0.53266" calcext:value-type="float">
            <text:p>0,53266</text:p>
          </table:table-cell>
          <table:table-cell office:value-type="float" office:value="0.551284" calcext:value-type="float">
            <text:p>0,551284</text:p>
          </table:table-cell>
          <table:table-cell office:value-type="float" office:value="0.592308" calcext:value-type="float">
            <text:p>0,592308</text:p>
          </table:table-cell>
          <table:table-cell office:value-type="float" office:value="0.65756" calcext:value-type="float">
            <text:p>0,65756</text:p>
          </table:table-cell>
          <table:table-cell office:value-type="float" office:value="0.781806" calcext:value-type="float">
            <text:p>0,781806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536826" calcext:value-type="float">
            <text:p>0,53682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60206" calcext:value-type="float">
            <text:p>0,260206</text:p>
          </table:table-cell>
          <table:table-cell office:value-type="float" office:value="0.399054" calcext:value-type="float">
            <text:p>0,399054</text:p>
          </table:table-cell>
          <table:table-cell office:value-type="float" office:value="0.449865" calcext:value-type="float">
            <text:p>0,449865</text:p>
          </table:table-cell>
          <table:table-cell office:value-type="float" office:value="0.470097" calcext:value-type="float">
            <text:p>0,470097</text:p>
          </table:table-cell>
          <table:table-cell office:value-type="float" office:value="0.486668" calcext:value-type="float">
            <text:p>0,486668</text:p>
          </table:table-cell>
          <table:table-cell office:value-type="float" office:value="0.513137" calcext:value-type="float">
            <text:p>0,513137</text:p>
          </table:table-cell>
          <table:table-cell office:value-type="float" office:value="0.538696" calcext:value-type="float">
            <text:p>0,538696</text:p>
          </table:table-cell>
          <table:table-cell office:value-type="float" office:value="0.555038" calcext:value-type="float">
            <text:p>0,555038</text:p>
          </table:table-cell>
          <table:table-cell office:value-type="float" office:value="0.59963" calcext:value-type="float">
            <text:p>0,59963</text:p>
          </table:table-cell>
          <table:table-cell office:value-type="float" office:value="0.665271" calcext:value-type="float">
            <text:p>0,665271</text:p>
          </table:table-cell>
          <table:table-cell office:value-type="float" office:value="0.794384" calcext:value-type="float">
            <text:p>0,794384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547184" calcext:value-type="float">
            <text:p>0,5471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60206" calcext:value-type="float">
            <text:p>0,260206</text:p>
          </table:table-cell>
          <table:table-cell office:value-type="float" office:value="0.385749" calcext:value-type="float">
            <text:p>0,385749</text:p>
          </table:table-cell>
          <table:table-cell office:value-type="float" office:value="0.4432" calcext:value-type="float">
            <text:p>0,4432</text:p>
          </table:table-cell>
          <table:table-cell office:value-type="float" office:value="0.464347" calcext:value-type="float">
            <text:p>0,464347</text:p>
          </table:table-cell>
          <table:table-cell office:value-type="float" office:value="0.486447" calcext:value-type="float">
            <text:p>0,486447</text:p>
          </table:table-cell>
          <table:table-cell office:value-type="float" office:value="0.510735" calcext:value-type="float">
            <text:p>0,510735</text:p>
          </table:table-cell>
          <table:table-cell office:value-type="float" office:value="0.539947" calcext:value-type="float">
            <text:p>0,539947</text:p>
          </table:table-cell>
          <table:table-cell office:value-type="float" office:value="0.567383" calcext:value-type="float">
            <text:p>0,567383</text:p>
          </table:table-cell>
          <table:table-cell office:value-type="float" office:value="0.632977" calcext:value-type="float">
            <text:p>0,632977</text:p>
          </table:table-cell>
          <table:table-cell office:value-type="float" office:value="0.696902" calcext:value-type="float">
            <text:p>0,696902</text:p>
          </table:table-cell>
          <table:table-cell office:value-type="float" office:value="0.80271" calcext:value-type="float">
            <text:p>0,80271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55304" calcext:value-type="float">
            <text:p>0,5530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60206" calcext:value-type="float">
            <text:p>0,260206</text:p>
          </table:table-cell>
          <table:table-cell office:value-type="float" office:value="0.37493" calcext:value-type="float">
            <text:p>0,37493</text:p>
          </table:table-cell>
          <table:table-cell office:value-type="float" office:value="0.45" calcext:value-type="float">
            <text:p>0,45</text:p>
          </table:table-cell>
          <table:table-cell office:value-type="float" office:value="0.47005" calcext:value-type="float">
            <text:p>0,47005</text:p>
          </table:table-cell>
          <table:table-cell office:value-type="float" office:value="0.491052" calcext:value-type="float">
            <text:p>0,491052</text:p>
          </table:table-cell>
          <table:table-cell office:value-type="float" office:value="0.516662" calcext:value-type="float">
            <text:p>0,516662</text:p>
          </table:table-cell>
          <table:table-cell office:value-type="float" office:value="0.545557" calcext:value-type="float">
            <text:p>0,545557</text:p>
          </table:table-cell>
          <table:table-cell office:value-type="float" office:value="0.582074" calcext:value-type="float">
            <text:p>0,582074</text:p>
          </table:table-cell>
          <table:table-cell office:value-type="float" office:value="0.642655" calcext:value-type="float">
            <text:p>0,642655</text:p>
          </table:table-cell>
          <table:table-cell office:value-type="float" office:value="0.708855" calcext:value-type="float">
            <text:p>0,708855</text:p>
          </table:table-cell>
          <table:table-cell office:value-type="float" office:value="0.815305" calcext:value-type="float">
            <text:p>0,815305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559714" calcext:value-type="float">
            <text:p>0,5597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54635" calcext:value-type="float">
            <text:p>0,254635</text:p>
          </table:table-cell>
          <table:table-cell office:value-type="float" office:value="0.373692" calcext:value-type="float">
            <text:p>0,373692</text:p>
          </table:table-cell>
          <table:table-cell office:value-type="float" office:value="0.441518" calcext:value-type="float">
            <text:p>0,441518</text:p>
          </table:table-cell>
          <table:table-cell office:value-type="float" office:value="0.474377" calcext:value-type="float">
            <text:p>0,474377</text:p>
          </table:table-cell>
          <table:table-cell office:value-type="float" office:value="0.502712" calcext:value-type="float">
            <text:p>0,502712</text:p>
          </table:table-cell>
          <table:table-cell office:value-type="float" office:value="0.529545" calcext:value-type="float">
            <text:p>0,529545</text:p>
          </table:table-cell>
          <table:table-cell office:value-type="float" office:value="0.552142" calcext:value-type="float">
            <text:p>0,552142</text:p>
          </table:table-cell>
          <table:table-cell office:value-type="float" office:value="0.602969" calcext:value-type="float">
            <text:p>0,602969</text:p>
          </table:table-cell>
          <table:table-cell office:value-type="float" office:value="0.670439" calcext:value-type="float">
            <text:p>0,670439</text:p>
          </table:table-cell>
          <table:table-cell office:value-type="float" office:value="0.740777" calcext:value-type="float">
            <text:p>0,740777</text:p>
          </table:table-cell>
          <table:table-cell office:value-type="float" office:value="0.830655" calcext:value-type="float">
            <text:p>0,830655</text:p>
          </table:table-cell>
          <table:table-cell office:value-type="float" office:value="0.879709" calcext:value-type="float">
            <text:p>0,879709</text:p>
          </table:table-cell>
          <table:table-cell office:value-type="float" office:value="0.571883" calcext:value-type="float">
            <text:p>0,571883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0.281284" calcext:value-type="float">
            <text:p>0,281284</text:p>
          </table:table-cell>
          <table:table-cell office:value-type="float" office:value="0.458586" calcext:value-type="float">
            <text:p>0,458586</text:p>
          </table:table-cell>
          <table:table-cell office:value-type="float" office:value="0.495962" calcext:value-type="float">
            <text:p>0,495962</text:p>
          </table:table-cell>
          <table:table-cell office:value-type="float" office:value="0.520978" calcext:value-type="float">
            <text:p>0,520978</text:p>
          </table:table-cell>
          <table:table-cell office:value-type="float" office:value="0.54349" calcext:value-type="float">
            <text:p>0,54349</text:p>
          </table:table-cell>
          <table:table-cell office:value-type="float" office:value="0.577359" calcext:value-type="float">
            <text:p>0,577359</text:p>
          </table:table-cell>
          <table:table-cell office:value-type="float" office:value="0.645199" calcext:value-type="float">
            <text:p>0,645199</text:p>
          </table:table-cell>
          <table:table-cell office:value-type="float" office:value="0.689635" calcext:value-type="float">
            <text:p>0,689635</text:p>
          </table:table-cell>
          <table:table-cell office:value-type="float" office:value="0.749938" calcext:value-type="float">
            <text:p>0,749938</text:p>
          </table:table-cell>
          <table:table-cell office:value-type="float" office:value="0.825118" calcext:value-type="float">
            <text:p>0,825118</text:p>
          </table:table-cell>
          <table:table-cell office:value-type="float" office:value="0.879709" calcext:value-type="float">
            <text:p>0,879709</text:p>
          </table:table-cell>
          <table:table-cell office:value-type="float" office:value="0.578755" calcext:value-type="float">
            <text:p>0,5787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92884" calcext:value-type="float">
            <text:p>0,092884</text:p>
          </table:table-cell>
          <table:table-cell office:value-type="float" office:value="0.383435" calcext:value-type="float">
            <text:p>0,383435</text:p>
          </table:table-cell>
          <table:table-cell office:value-type="float" office:value="0.467647" calcext:value-type="float">
            <text:p>0,467647</text:p>
          </table:table-cell>
          <table:table-cell office:value-type="float" office:value="0.495461" calcext:value-type="float">
            <text:p>0,495461</text:p>
          </table:table-cell>
          <table:table-cell office:value-type="float" office:value="0.531712" calcext:value-type="float">
            <text:p>0,531712</text:p>
          </table:table-cell>
          <table:table-cell office:value-type="float" office:value="0.556082" calcext:value-type="float">
            <text:p>0,556082</text:p>
          </table:table-cell>
          <table:table-cell office:value-type="float" office:value="0.608373" calcext:value-type="float">
            <text:p>0,608373</text:p>
          </table:table-cell>
          <table:table-cell office:value-type="float" office:value="0.662031" calcext:value-type="float">
            <text:p>0,662031</text:p>
          </table:table-cell>
          <table:table-cell office:value-type="float" office:value="0.70704" calcext:value-type="float">
            <text:p>0,70704</text:p>
          </table:table-cell>
          <table:table-cell office:value-type="float" office:value="0.757926" calcext:value-type="float">
            <text:p>0,757926</text:p>
          </table:table-cell>
          <table:table-cell office:value-type="float" office:value="0.831527" calcext:value-type="float">
            <text:p>0,831527</text:p>
          </table:table-cell>
          <table:table-cell office:value-type="float" office:value="0.879709" calcext:value-type="float">
            <text:p>0,879709</text:p>
          </table:table-cell>
          <table:table-cell office:value-type="float" office:value="0.600123" calcext:value-type="float">
            <text:p>0,60012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02774" calcext:value-type="float">
            <text:p>0,302774</text:p>
          </table:table-cell>
          <table:table-cell office:value-type="float" office:value="0.391819" calcext:value-type="float">
            <text:p>0,391819</text:p>
          </table:table-cell>
          <table:table-cell office:value-type="float" office:value="0.459663" calcext:value-type="float">
            <text:p>0,459663</text:p>
          </table:table-cell>
          <table:table-cell office:value-type="float" office:value="0.487985" calcext:value-type="float">
            <text:p>0,487985</text:p>
          </table:table-cell>
          <table:table-cell office:value-type="float" office:value="0.519163" calcext:value-type="float">
            <text:p>0,519163</text:p>
          </table:table-cell>
          <table:table-cell office:value-type="float" office:value="0.56513" calcext:value-type="float">
            <text:p>0,56513</text:p>
          </table:table-cell>
          <table:table-cell office:value-type="float" office:value="0.627682" calcext:value-type="float">
            <text:p>0,627682</text:p>
          </table:table-cell>
          <table:table-cell office:value-type="float" office:value="0.669447" calcext:value-type="float">
            <text:p>0,669447</text:p>
          </table:table-cell>
          <table:table-cell office:value-type="float" office:value="0.711105" calcext:value-type="float">
            <text:p>0,711105</text:p>
          </table:table-cell>
          <table:table-cell office:value-type="float" office:value="0.767548" calcext:value-type="float">
            <text:p>0,767548</text:p>
          </table:table-cell>
          <table:table-cell office:value-type="float" office:value="0.836254" calcext:value-type="float">
            <text:p>0,836254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60358" calcext:value-type="float">
            <text:p>0,6035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8239" calcext:value-type="float">
            <text:p>0,068239</text:p>
          </table:table-cell>
          <table:table-cell office:value-type="float" office:value="0.395914" calcext:value-type="float">
            <text:p>0,395914</text:p>
          </table:table-cell>
          <table:table-cell office:value-type="float" office:value="0.474637" calcext:value-type="float">
            <text:p>0,474637</text:p>
          </table:table-cell>
          <table:table-cell office:value-type="float" office:value="0.496381" calcext:value-type="float">
            <text:p>0,496381</text:p>
          </table:table-cell>
          <table:table-cell office:value-type="float" office:value="0.527838" calcext:value-type="float">
            <text:p>0,527838</text:p>
          </table:table-cell>
          <table:table-cell office:value-type="float" office:value="0.573552" calcext:value-type="float">
            <text:p>0,573552</text:p>
          </table:table-cell>
          <table:table-cell office:value-type="float" office:value="0.645795" calcext:value-type="float">
            <text:p>0,645795</text:p>
          </table:table-cell>
          <table:table-cell office:value-type="float" office:value="0.695841" calcext:value-type="float">
            <text:p>0,695841</text:p>
          </table:table-cell>
          <table:table-cell office:value-type="float" office:value="0.732474" calcext:value-type="float">
            <text:p>0,732474</text:p>
          </table:table-cell>
          <table:table-cell office:value-type="float" office:value="0.784797" calcext:value-type="float">
            <text:p>0,784797</text:p>
          </table:table-cell>
          <table:table-cell office:value-type="float" office:value="0.839078" calcext:value-type="float">
            <text:p>0,839078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616631" calcext:value-type="float">
            <text:p>0,61663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75471" calcext:value-type="float">
            <text:p>0,275471</text:p>
          </table:table-cell>
          <table:table-cell office:value-type="float" office:value="0.384996" calcext:value-type="float">
            <text:p>0,384996</text:p>
          </table:table-cell>
          <table:table-cell office:value-type="float" office:value="0.466651" calcext:value-type="float">
            <text:p>0,466651</text:p>
          </table:table-cell>
          <table:table-cell office:value-type="float" office:value="0.490765" calcext:value-type="float">
            <text:p>0,490765</text:p>
          </table:table-cell>
          <table:table-cell office:value-type="float" office:value="0.520504" calcext:value-type="float">
            <text:p>0,520504</text:p>
          </table:table-cell>
          <table:table-cell office:value-type="float" office:value="0.548681" calcext:value-type="float">
            <text:p>0,548681</text:p>
          </table:table-cell>
          <table:table-cell office:value-type="float" office:value="0.595277" calcext:value-type="float">
            <text:p>0,595277</text:p>
          </table:table-cell>
          <table:table-cell office:value-type="float" office:value="0.656807" calcext:value-type="float">
            <text:p>0,656807</text:p>
          </table:table-cell>
          <table:table-cell office:value-type="float" office:value="0.707836" calcext:value-type="float">
            <text:p>0,707836</text:p>
          </table:table-cell>
          <table:table-cell office:value-type="float" office:value="0.773126" calcext:value-type="float">
            <text:p>0,773126</text:p>
          </table:table-cell>
          <table:table-cell office:value-type="float" office:value="0.844458" calcext:value-type="float">
            <text:p>0,844458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9891" calcext:value-type="float">
            <text:p>0,5989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332941" calcext:value-type="float">
            <text:p>0,332941</text:p>
          </table:table-cell>
          <table:table-cell office:value-type="float" office:value="0.457216" calcext:value-type="float">
            <text:p>0,457216</text:p>
          </table:table-cell>
          <table:table-cell office:value-type="float" office:value="0.484851" calcext:value-type="float">
            <text:p>0,484851</text:p>
          </table:table-cell>
          <table:table-cell office:value-type="float" office:value="0.516374" calcext:value-type="float">
            <text:p>0,516374</text:p>
          </table:table-cell>
          <table:table-cell office:value-type="float" office:value="0.547247" calcext:value-type="float">
            <text:p>0,547247</text:p>
          </table:table-cell>
          <table:table-cell office:value-type="float" office:value="0.602648" calcext:value-type="float">
            <text:p>0,602648</text:p>
          </table:table-cell>
          <table:table-cell office:value-type="float" office:value="0.666716" calcext:value-type="float">
            <text:p>0,666716</text:p>
          </table:table-cell>
          <table:table-cell office:value-type="float" office:value="0.710135" calcext:value-type="float">
            <text:p>0,710135</text:p>
          </table:table-cell>
          <table:table-cell office:value-type="float" office:value="0.766018" calcext:value-type="float">
            <text:p>0,766018</text:p>
          </table:table-cell>
          <table:table-cell office:value-type="float" office:value="0.832038" calcext:value-type="float">
            <text:p>0,832038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91619" calcext:value-type="float">
            <text:p>0,59161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33099" calcext:value-type="float">
            <text:p>0,33099</text:p>
          </table:table-cell>
          <table:table-cell office:value-type="float" office:value="0.456554" calcext:value-type="float">
            <text:p>0,456554</text:p>
          </table:table-cell>
          <table:table-cell office:value-type="float" office:value="0.486942" calcext:value-type="float">
            <text:p>0,486942</text:p>
          </table:table-cell>
          <table:table-cell office:value-type="float" office:value="0.51875" calcext:value-type="float">
            <text:p>0,51875</text:p>
          </table:table-cell>
          <table:table-cell office:value-type="float" office:value="0.547191" calcext:value-type="float">
            <text:p>0,547191</text:p>
          </table:table-cell>
          <table:table-cell office:value-type="float" office:value="0.592014" calcext:value-type="float">
            <text:p>0,592014</text:p>
          </table:table-cell>
          <table:table-cell office:value-type="float" office:value="0.655671" calcext:value-type="float">
            <text:p>0,655671</text:p>
          </table:table-cell>
          <table:table-cell office:value-type="float" office:value="0.707741" calcext:value-type="float">
            <text:p>0,707741</text:p>
          </table:table-cell>
          <table:table-cell office:value-type="float" office:value="0.752498" calcext:value-type="float">
            <text:p>0,752498</text:p>
          </table:table-cell>
          <table:table-cell office:value-type="float" office:value="0.81505" calcext:value-type="float">
            <text:p>0,81505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8634" calcext:value-type="float">
            <text:p>0,5863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75471" calcext:value-type="float">
            <text:p>0,275471</text:p>
          </table:table-cell>
          <table:table-cell office:value-type="float" office:value="0.391926" calcext:value-type="float">
            <text:p>0,391926</text:p>
          </table:table-cell>
          <table:table-cell office:value-type="float" office:value="0.443497" calcext:value-type="float">
            <text:p>0,443497</text:p>
          </table:table-cell>
          <table:table-cell office:value-type="float" office:value="0.477542" calcext:value-type="float">
            <text:p>0,477542</text:p>
          </table:table-cell>
          <table:table-cell office:value-type="float" office:value="0.500802" calcext:value-type="float">
            <text:p>0,500802</text:p>
          </table:table-cell>
          <table:table-cell office:value-type="float" office:value="0.53233" calcext:value-type="float">
            <text:p>0,53233</text:p>
          </table:table-cell>
          <table:table-cell office:value-type="float" office:value="0.572799" calcext:value-type="float">
            <text:p>0,572799</text:p>
          </table:table-cell>
          <table:table-cell office:value-type="float" office:value="0.632964" calcext:value-type="float">
            <text:p>0,632964</text:p>
          </table:table-cell>
          <table:table-cell office:value-type="float" office:value="0.693868" calcext:value-type="float">
            <text:p>0,693868</text:p>
          </table:table-cell>
          <table:table-cell office:value-type="float" office:value="0.738102" calcext:value-type="float">
            <text:p>0,738102</text:p>
          </table:table-cell>
          <table:table-cell office:value-type="float" office:value="0.819224" calcext:value-type="float">
            <text:p>0,819224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80305" calcext:value-type="float">
            <text:p>0,5803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0.33349" calcext:value-type="float">
            <text:p>0,33349</text:p>
          </table:table-cell>
          <table:table-cell office:value-type="float" office:value="0.44282" calcext:value-type="float">
            <text:p>0,44282</text:p>
          </table:table-cell>
          <table:table-cell office:value-type="float" office:value="0.480981" calcext:value-type="float">
            <text:p>0,480981</text:p>
          </table:table-cell>
          <table:table-cell office:value-type="float" office:value="0.507243" calcext:value-type="float">
            <text:p>0,507243</text:p>
          </table:table-cell>
          <table:table-cell office:value-type="float" office:value="0.541784" calcext:value-type="float">
            <text:p>0,541784</text:p>
          </table:table-cell>
          <table:table-cell office:value-type="float" office:value="0.586446" calcext:value-type="float">
            <text:p>0,586446</text:p>
          </table:table-cell>
          <table:table-cell office:value-type="float" office:value="0.641293" calcext:value-type="float">
            <text:p>0,641293</text:p>
          </table:table-cell>
          <table:table-cell office:value-type="float" office:value="0.70376" calcext:value-type="float">
            <text:p>0,70376</text:p>
          </table:table-cell>
          <table:table-cell office:value-type="float" office:value="0.746477" calcext:value-type="float">
            <text:p>0,746477</text:p>
          </table:table-cell>
          <table:table-cell office:value-type="float" office:value="0.824099" calcext:value-type="float">
            <text:p>0,824099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80839" calcext:value-type="float">
            <text:p>0,58083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1762" calcext:value-type="float">
            <text:p>0,331762</text:p>
          </table:table-cell>
          <table:table-cell office:value-type="float" office:value="0.393712" calcext:value-type="float">
            <text:p>0,393712</text:p>
          </table:table-cell>
          <table:table-cell office:value-type="float" office:value="0.447407" calcext:value-type="float">
            <text:p>0,447407</text:p>
          </table:table-cell>
          <table:table-cell office:value-type="float" office:value="0.478972" calcext:value-type="float">
            <text:p>0,478972</text:p>
          </table:table-cell>
          <table:table-cell office:value-type="float" office:value="0.500205" calcext:value-type="float">
            <text:p>0,500205</text:p>
          </table:table-cell>
          <table:table-cell office:value-type="float" office:value="0.534215" calcext:value-type="float">
            <text:p>0,534215</text:p>
          </table:table-cell>
          <table:table-cell office:value-type="float" office:value="0.574479" calcext:value-type="float">
            <text:p>0,574479</text:p>
          </table:table-cell>
          <table:table-cell office:value-type="float" office:value="0.637484" calcext:value-type="float">
            <text:p>0,637484</text:p>
          </table:table-cell>
          <table:table-cell office:value-type="float" office:value="0.69817" calcext:value-type="float">
            <text:p>0,69817</text:p>
          </table:table-cell>
          <table:table-cell office:value-type="float" office:value="0.761091" calcext:value-type="float">
            <text:p>0,761091</text:p>
          </table:table-cell>
          <table:table-cell office:value-type="float" office:value="0.838897" calcext:value-type="float">
            <text:p>0,838897</text:p>
          </table:table-cell>
          <table:table-cell office:value-type="float" office:value="0.880651" calcext:value-type="float">
            <text:p>0,880651</text:p>
          </table:table-cell>
          <table:table-cell office:value-type="float" office:value="0.586463" calcext:value-type="float">
            <text:p>0,58646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3243" calcext:value-type="float">
            <text:p>0,333243</text:p>
          </table:table-cell>
          <table:table-cell office:value-type="float" office:value="0.408565" calcext:value-type="float">
            <text:p>0,408565</text:p>
          </table:table-cell>
          <table:table-cell office:value-type="float" office:value="0.449958" calcext:value-type="float">
            <text:p>0,449958</text:p>
          </table:table-cell>
          <table:table-cell office:value-type="float" office:value="0.482236" calcext:value-type="float">
            <text:p>0,482236</text:p>
          </table:table-cell>
          <table:table-cell office:value-type="float" office:value="0.515837" calcext:value-type="float">
            <text:p>0,515837</text:p>
          </table:table-cell>
          <table:table-cell office:value-type="float" office:value="0.553617" calcext:value-type="float">
            <text:p>0,553617</text:p>
          </table:table-cell>
          <table:table-cell office:value-type="float" office:value="0.620923" calcext:value-type="float">
            <text:p>0,620923</text:p>
          </table:table-cell>
          <table:table-cell office:value-type="float" office:value="0.681792" calcext:value-type="float">
            <text:p>0,681792</text:p>
          </table:table-cell>
          <table:table-cell office:value-type="float" office:value="0.730506" calcext:value-type="float">
            <text:p>0,730506</text:p>
          </table:table-cell>
          <table:table-cell office:value-type="float" office:value="0.783231" calcext:value-type="float">
            <text:p>0,783231</text:p>
          </table:table-cell>
          <table:table-cell office:value-type="float" office:value="0.846549" calcext:value-type="float">
            <text:p>0,846549</text:p>
          </table:table-cell>
          <table:table-cell office:value-type="float" office:value="0.894315" calcext:value-type="float">
            <text:p>0,894315</text:p>
          </table:table-cell>
          <table:table-cell office:value-type="float" office:value="0.607321" calcext:value-type="float">
            <text:p>0,60732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.34637" calcext:value-type="float">
            <text:p>0,34637</text:p>
          </table:table-cell>
          <table:table-cell office:value-type="float" office:value="0.444521" calcext:value-type="float">
            <text:p>0,444521</text:p>
          </table:table-cell>
          <table:table-cell office:value-type="float" office:value="0.480529" calcext:value-type="float">
            <text:p>0,480529</text:p>
          </table:table-cell>
          <table:table-cell office:value-type="float" office:value="0.509821" calcext:value-type="float">
            <text:p>0,509821</text:p>
          </table:table-cell>
          <table:table-cell office:value-type="float" office:value="0.540551" calcext:value-type="float">
            <text:p>0,540551</text:p>
          </table:table-cell>
          <table:table-cell office:value-type="float" office:value="0.587455" calcext:value-type="float">
            <text:p>0,587455</text:p>
          </table:table-cell>
          <table:table-cell office:value-type="float" office:value="0.671513" calcext:value-type="float">
            <text:p>0,671513</text:p>
          </table:table-cell>
          <table:table-cell office:value-type="float" office:value="0.747817" calcext:value-type="float">
            <text:p>0,747817</text:p>
          </table:table-cell>
          <table:table-cell office:value-type="float" office:value="0.794649" calcext:value-type="float">
            <text:p>0,794649</text:p>
          </table:table-cell>
          <table:table-cell office:value-type="float" office:value="0.85434" calcext:value-type="float">
            <text:p>0,85434</text:p>
          </table:table-cell>
          <table:table-cell office:value-type="float" office:value="0.894315" calcext:value-type="float">
            <text:p>0,894315</text:p>
          </table:table-cell>
          <table:table-cell office:value-type="float" office:value="0.597757" calcext:value-type="float">
            <text:p>0,59775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1895" calcext:value-type="float">
            <text:p>0,321895</text:p>
          </table:table-cell>
          <table:table-cell office:value-type="float" office:value="0.402358" calcext:value-type="float">
            <text:p>0,402358</text:p>
          </table:table-cell>
          <table:table-cell office:value-type="float" office:value="0.455592" calcext:value-type="float">
            <text:p>0,455592</text:p>
          </table:table-cell>
          <table:table-cell office:value-type="float" office:value="0.498956" calcext:value-type="float">
            <text:p>0,498956</text:p>
          </table:table-cell>
          <table:table-cell office:value-type="float" office:value="0.534846" calcext:value-type="float">
            <text:p>0,534846</text:p>
          </table:table-cell>
          <table:table-cell office:value-type="float" office:value="0.563762" calcext:value-type="float">
            <text:p>0,563762</text:p>
          </table:table-cell>
          <table:table-cell office:value-type="float" office:value="0.628388" calcext:value-type="float">
            <text:p>0,628388</text:p>
          </table:table-cell>
          <table:table-cell office:value-type="float" office:value="0.692071" calcext:value-type="float">
            <text:p>0,692071</text:p>
          </table:table-cell>
          <table:table-cell office:value-type="float" office:value="0.74713" calcext:value-type="float">
            <text:p>0,74713</text:p>
          </table:table-cell>
          <table:table-cell office:value-type="float" office:value="0.791041" calcext:value-type="float">
            <text:p>0,791041</text:p>
          </table:table-cell>
          <table:table-cell office:value-type="float" office:value="0.857689" calcext:value-type="float">
            <text:p>0,85768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17183" calcext:value-type="float">
            <text:p>0,61718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05248" calcext:value-type="float">
            <text:p>0,305248</text:p>
          </table:table-cell>
          <table:table-cell office:value-type="float" office:value="0.392848" calcext:value-type="float">
            <text:p>0,392848</text:p>
          </table:table-cell>
          <table:table-cell office:value-type="float" office:value="0.451427" calcext:value-type="float">
            <text:p>0,451427</text:p>
          </table:table-cell>
          <table:table-cell office:value-type="float" office:value="0.505911" calcext:value-type="float">
            <text:p>0,505911</text:p>
          </table:table-cell>
          <table:table-cell office:value-type="float" office:value="0.535627" calcext:value-type="float">
            <text:p>0,535627</text:p>
          </table:table-cell>
          <table:table-cell office:value-type="float" office:value="0.580498" calcext:value-type="float">
            <text:p>0,580498</text:p>
          </table:table-cell>
          <table:table-cell office:value-type="float" office:value="0.64404" calcext:value-type="float">
            <text:p>0,64404</text:p>
          </table:table-cell>
          <table:table-cell office:value-type="float" office:value="0.699927" calcext:value-type="float">
            <text:p>0,699927</text:p>
          </table:table-cell>
          <table:table-cell office:value-type="float" office:value="0.752139" calcext:value-type="float">
            <text:p>0,752139</text:p>
          </table:table-cell>
          <table:table-cell office:value-type="float" office:value="0.801971" calcext:value-type="float">
            <text:p>0,801971</text:p>
          </table:table-cell>
          <table:table-cell office:value-type="float" office:value="0.85893" calcext:value-type="float">
            <text:p>0,8589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22332" calcext:value-type="float">
            <text:p>0,62233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02368" calcext:value-type="float">
            <text:p>0,302368</text:p>
          </table:table-cell>
          <table:table-cell office:value-type="float" office:value="0.398592" calcext:value-type="float">
            <text:p>0,398592</text:p>
          </table:table-cell>
          <table:table-cell office:value-type="float" office:value="0.472364" calcext:value-type="float">
            <text:p>0,472364</text:p>
          </table:table-cell>
          <table:table-cell office:value-type="float" office:value="0.514085" calcext:value-type="float">
            <text:p>0,514085</text:p>
          </table:table-cell>
          <table:table-cell office:value-type="float" office:value="0.54078" calcext:value-type="float">
            <text:p>0,54078</text:p>
          </table:table-cell>
          <table:table-cell office:value-type="float" office:value="0.594579" calcext:value-type="float">
            <text:p>0,594579</text:p>
          </table:table-cell>
          <table:table-cell office:value-type="float" office:value="0.663066" calcext:value-type="float">
            <text:p>0,663066</text:p>
          </table:table-cell>
          <table:table-cell office:value-type="float" office:value="0.720895" calcext:value-type="float">
            <text:p>0,720895</text:p>
          </table:table-cell>
          <table:table-cell office:value-type="float" office:value="0.770367" calcext:value-type="float">
            <text:p>0,770367</text:p>
          </table:table-cell>
          <table:table-cell office:value-type="float" office:value="0.81589" calcext:value-type="float">
            <text:p>0,81589</text:p>
          </table:table-cell>
          <table:table-cell office:value-type="float" office:value="0.867474" calcext:value-type="float">
            <text:p>0,86747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35809" calcext:value-type="float">
            <text:p>0,63580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2411" calcext:value-type="float">
            <text:p>0,42411</text:p>
          </table:table-cell>
          <table:table-cell office:value-type="float" office:value="0.481137" calcext:value-type="float">
            <text:p>0,481137</text:p>
          </table:table-cell>
          <table:table-cell office:value-type="float" office:value="0.514706" calcext:value-type="float">
            <text:p>0,514706</text:p>
          </table:table-cell>
          <table:table-cell office:value-type="float" office:value="0.54023" calcext:value-type="float">
            <text:p>0,54023</text:p>
          </table:table-cell>
          <table:table-cell office:value-type="float" office:value="0.578467" calcext:value-type="float">
            <text:p>0,578467</text:p>
          </table:table-cell>
          <table:table-cell office:value-type="float" office:value="0.652027" calcext:value-type="float">
            <text:p>0,652027</text:p>
          </table:table-cell>
          <table:table-cell office:value-type="float" office:value="0.711484" calcext:value-type="float">
            <text:p>0,711484</text:p>
          </table:table-cell>
          <table:table-cell office:value-type="float" office:value="0.747962" calcext:value-type="float">
            <text:p>0,747962</text:p>
          </table:table-cell>
          <table:table-cell office:value-type="float" office:value="0.788487" calcext:value-type="float">
            <text:p>0,788487</text:p>
          </table:table-cell>
          <table:table-cell office:value-type="float" office:value="0.857389" calcext:value-type="float">
            <text:p>0,85738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296" calcext:value-type="float">
            <text:p>0,629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00169" calcext:value-type="float">
            <text:p>0,400169</text:p>
          </table:table-cell>
          <table:table-cell office:value-type="float" office:value="0.473166" calcext:value-type="float">
            <text:p>0,473166</text:p>
          </table:table-cell>
          <table:table-cell office:value-type="float" office:value="0.503282" calcext:value-type="float">
            <text:p>0,503282</text:p>
          </table:table-cell>
          <table:table-cell office:value-type="float" office:value="0.537123" calcext:value-type="float">
            <text:p>0,537123</text:p>
          </table:table-cell>
          <table:table-cell office:value-type="float" office:value="0.573353" calcext:value-type="float">
            <text:p>0,573353</text:p>
          </table:table-cell>
          <table:table-cell office:value-type="float" office:value="0.633862" calcext:value-type="float">
            <text:p>0,633862</text:p>
          </table:table-cell>
          <table:table-cell office:value-type="float" office:value="0.69647" calcext:value-type="float">
            <text:p>0,69647</text:p>
          </table:table-cell>
          <table:table-cell office:value-type="float" office:value="0.748053" calcext:value-type="float">
            <text:p>0,748053</text:p>
          </table:table-cell>
          <table:table-cell office:value-type="float" office:value="0.793818" calcext:value-type="float">
            <text:p>0,793818</text:p>
          </table:table-cell>
          <table:table-cell office:value-type="float" office:value="0.855023" calcext:value-type="float">
            <text:p>0,85502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21432" calcext:value-type="float">
            <text:p>0,6214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06593" calcext:value-type="float">
            <text:p>0,406593</text:p>
          </table:table-cell>
          <table:table-cell office:value-type="float" office:value="0.477747" calcext:value-type="float">
            <text:p>0,477747</text:p>
          </table:table-cell>
          <table:table-cell office:value-type="float" office:value="0.515781" calcext:value-type="float">
            <text:p>0,515781</text:p>
          </table:table-cell>
          <table:table-cell office:value-type="float" office:value="0.546133" calcext:value-type="float">
            <text:p>0,546133</text:p>
          </table:table-cell>
          <table:table-cell office:value-type="float" office:value="0.581545" calcext:value-type="float">
            <text:p>0,581545</text:p>
          </table:table-cell>
          <table:table-cell office:value-type="float" office:value="0.638975" calcext:value-type="float">
            <text:p>0,638975</text:p>
          </table:table-cell>
          <table:table-cell office:value-type="float" office:value="0.709621" calcext:value-type="float">
            <text:p>0,709621</text:p>
          </table:table-cell>
          <table:table-cell office:value-type="float" office:value="0.75987" calcext:value-type="float">
            <text:p>0,75987</text:p>
          </table:table-cell>
          <table:table-cell office:value-type="float" office:value="0.811255" calcext:value-type="float">
            <text:p>0,811255</text:p>
          </table:table-cell>
          <table:table-cell office:value-type="float" office:value="0.862042" calcext:value-type="float">
            <text:p>0,86204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30956" calcext:value-type="float">
            <text:p>0,6309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10507" calcext:value-type="float">
            <text:p>0,410507</text:p>
          </table:table-cell>
          <table:table-cell office:value-type="float" office:value="0.479204" calcext:value-type="float">
            <text:p>0,479204</text:p>
          </table:table-cell>
          <table:table-cell office:value-type="float" office:value="0.511636" calcext:value-type="float">
            <text:p>0,511636</text:p>
          </table:table-cell>
          <table:table-cell office:value-type="float" office:value="0.539699" calcext:value-type="float">
            <text:p>0,539699</text:p>
          </table:table-cell>
          <table:table-cell office:value-type="float" office:value="0.566388" calcext:value-type="float">
            <text:p>0,566388</text:p>
          </table:table-cell>
          <table:table-cell office:value-type="float" office:value="0.612842" calcext:value-type="float">
            <text:p>0,612842</text:p>
          </table:table-cell>
          <table:table-cell office:value-type="float" office:value="0.676096" calcext:value-type="float">
            <text:p>0,676096</text:p>
          </table:table-cell>
          <table:table-cell office:value-type="float" office:value="0.736186" calcext:value-type="float">
            <text:p>0,736186</text:p>
          </table:table-cell>
          <table:table-cell office:value-type="float" office:value="0.788629" calcext:value-type="float">
            <text:p>0,788629</text:p>
          </table:table-cell>
          <table:table-cell office:value-type="float" office:value="0.858465" calcext:value-type="float">
            <text:p>0,85846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17965" calcext:value-type="float">
            <text:p>0,61796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2103" calcext:value-type="float">
            <text:p>0,42103</text:p>
          </table:table-cell>
          <table:table-cell office:value-type="float" office:value="0.473577" calcext:value-type="float">
            <text:p>0,473577</text:p>
          </table:table-cell>
          <table:table-cell office:value-type="float" office:value="0.510973" calcext:value-type="float">
            <text:p>0,510973</text:p>
          </table:table-cell>
          <table:table-cell office:value-type="float" office:value="0.542026" calcext:value-type="float">
            <text:p>0,542026</text:p>
          </table:table-cell>
          <table:table-cell office:value-type="float" office:value="0.572735" calcext:value-type="float">
            <text:p>0,572735</text:p>
          </table:table-cell>
          <table:table-cell office:value-type="float" office:value="0.633899" calcext:value-type="float">
            <text:p>0,633899</text:p>
          </table:table-cell>
          <table:table-cell office:value-type="float" office:value="0.70026" calcext:value-type="float">
            <text:p>0,70026</text:p>
          </table:table-cell>
          <table:table-cell office:value-type="float" office:value="0.73675" calcext:value-type="float">
            <text:p>0,73675</text:p>
          </table:table-cell>
          <table:table-cell office:value-type="float" office:value="0.783525" calcext:value-type="float">
            <text:p>0,783525</text:p>
          </table:table-cell>
          <table:table-cell office:value-type="float" office:value="0.858088" calcext:value-type="float">
            <text:p>0,85808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23286" calcext:value-type="float">
            <text:p>0,62328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31932" calcext:value-type="float">
            <text:p>0,431932</text:p>
          </table:table-cell>
          <table:table-cell office:value-type="float" office:value="0.477049" calcext:value-type="float">
            <text:p>0,477049</text:p>
          </table:table-cell>
          <table:table-cell office:value-type="float" office:value="0.506279" calcext:value-type="float">
            <text:p>0,506279</text:p>
          </table:table-cell>
          <table:table-cell office:value-type="float" office:value="0.537198" calcext:value-type="float">
            <text:p>0,537198</text:p>
          </table:table-cell>
          <table:table-cell office:value-type="float" office:value="0.57295" calcext:value-type="float">
            <text:p>0,57295</text:p>
          </table:table-cell>
          <table:table-cell office:value-type="float" office:value="0.636748" calcext:value-type="float">
            <text:p>0,636748</text:p>
          </table:table-cell>
          <table:table-cell office:value-type="float" office:value="0.689901" calcext:value-type="float">
            <text:p>0,689901</text:p>
          </table:table-cell>
          <table:table-cell office:value-type="float" office:value="0.728508" calcext:value-type="float">
            <text:p>0,728508</text:p>
          </table:table-cell>
          <table:table-cell office:value-type="float" office:value="0.787502" calcext:value-type="float">
            <text:p>0,787502</text:p>
          </table:table-cell>
          <table:table-cell office:value-type="float" office:value="0.852852" calcext:value-type="float">
            <text:p>0,85285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22092" calcext:value-type="float">
            <text:p>0,62209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06031" calcext:value-type="float">
            <text:p>0,406031</text:p>
          </table:table-cell>
          <table:table-cell office:value-type="float" office:value="0.445457" calcext:value-type="float">
            <text:p>0,445457</text:p>
          </table:table-cell>
          <table:table-cell office:value-type="float" office:value="0.490261" calcext:value-type="float">
            <text:p>0,490261</text:p>
          </table:table-cell>
          <table:table-cell office:value-type="float" office:value="0.524845" calcext:value-type="float">
            <text:p>0,524845</text:p>
          </table:table-cell>
          <table:table-cell office:value-type="float" office:value="0.563459" calcext:value-type="float">
            <text:p>0,563459</text:p>
          </table:table-cell>
          <table:table-cell office:value-type="float" office:value="0.622664" calcext:value-type="float">
            <text:p>0,622664</text:p>
          </table:table-cell>
          <table:table-cell office:value-type="float" office:value="0.671704" calcext:value-type="float">
            <text:p>0,671704</text:p>
          </table:table-cell>
          <table:table-cell office:value-type="float" office:value="0.710129" calcext:value-type="float">
            <text:p>0,710129</text:p>
          </table:table-cell>
          <table:table-cell office:value-type="float" office:value="0.756612" calcext:value-type="float">
            <text:p>0,756612</text:p>
          </table:table-cell>
          <table:table-cell office:value-type="float" office:value="0.809463" calcext:value-type="float">
            <text:p>0,809463</text:p>
          </table:table-cell>
          <table:table-cell office:value-type="float" office:value="0.85958" calcext:value-type="float">
            <text:p>0,8595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5417" calcext:value-type="float">
            <text:p>0,64541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10623" calcext:value-type="float">
            <text:p>0,310623</text:p>
          </table:table-cell>
          <table:table-cell office:value-type="float" office:value="0.449351" calcext:value-type="float">
            <text:p>0,449351</text:p>
          </table:table-cell>
          <table:table-cell office:value-type="float" office:value="0.495042" calcext:value-type="float">
            <text:p>0,495042</text:p>
          </table:table-cell>
          <table:table-cell office:value-type="float" office:value="0.531344" calcext:value-type="float">
            <text:p>0,531344</text:p>
          </table:table-cell>
          <table:table-cell office:value-type="float" office:value="0.595107" calcext:value-type="float">
            <text:p>0,595107</text:p>
          </table:table-cell>
          <table:table-cell office:value-type="float" office:value="0.65206" calcext:value-type="float">
            <text:p>0,65206</text:p>
          </table:table-cell>
          <table:table-cell office:value-type="float" office:value="0.685747" calcext:value-type="float">
            <text:p>0,685747</text:p>
          </table:table-cell>
          <table:table-cell office:value-type="float" office:value="0.720873" calcext:value-type="float">
            <text:p>0,720873</text:p>
          </table:table-cell>
          <table:table-cell office:value-type="float" office:value="0.771335" calcext:value-type="float">
            <text:p>0,771335</text:p>
          </table:table-cell>
          <table:table-cell office:value-type="float" office:value="0.822637" calcext:value-type="float">
            <text:p>0,822637</text:p>
          </table:table-cell>
          <table:table-cell office:value-type="float" office:value="0.86324" calcext:value-type="float">
            <text:p>0,8632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8674" calcext:value-type="float">
            <text:p>0,65867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0623" calcext:value-type="float">
            <text:p>0,310623</text:p>
          </table:table-cell>
          <table:table-cell office:value-type="float" office:value="0.422032" calcext:value-type="float">
            <text:p>0,422032</text:p>
          </table:table-cell>
          <table:table-cell office:value-type="float" office:value="0.484567" calcext:value-type="float">
            <text:p>0,484567</text:p>
          </table:table-cell>
          <table:table-cell office:value-type="float" office:value="0.518749" calcext:value-type="float">
            <text:p>0,518749</text:p>
          </table:table-cell>
          <table:table-cell office:value-type="float" office:value="0.559635" calcext:value-type="float">
            <text:p>0,559635</text:p>
          </table:table-cell>
          <table:table-cell office:value-type="float" office:value="0.632069" calcext:value-type="float">
            <text:p>0,632069</text:p>
          </table:table-cell>
          <table:table-cell office:value-type="float" office:value="0.683657" calcext:value-type="float">
            <text:p>0,683657</text:p>
          </table:table-cell>
          <table:table-cell office:value-type="float" office:value="0.729582" calcext:value-type="float">
            <text:p>0,729582</text:p>
          </table:table-cell>
          <table:table-cell office:value-type="float" office:value="0.773871" calcext:value-type="float">
            <text:p>0,773871</text:p>
          </table:table-cell>
          <table:table-cell office:value-type="float" office:value="0.830988" calcext:value-type="float">
            <text:p>0,830988</text:p>
          </table:table-cell>
          <table:table-cell office:value-type="float" office:value="0.867636" calcext:value-type="float">
            <text:p>0,86763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0279" calcext:value-type="float">
            <text:p>0,65027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.389007" calcext:value-type="float">
            <text:p>0,389007</text:p>
          </table:table-cell>
          <table:table-cell office:value-type="float" office:value="0.494847" calcext:value-type="float">
            <text:p>0,494847</text:p>
          </table:table-cell>
          <table:table-cell office:value-type="float" office:value="0.522948" calcext:value-type="float">
            <text:p>0,522948</text:p>
          </table:table-cell>
          <table:table-cell office:value-type="float" office:value="0.563121" calcext:value-type="float">
            <text:p>0,563121</text:p>
          </table:table-cell>
          <table:table-cell office:value-type="float" office:value="0.636157" calcext:value-type="float">
            <text:p>0,636157</text:p>
          </table:table-cell>
          <table:table-cell office:value-type="float" office:value="0.685494" calcext:value-type="float">
            <text:p>0,685494</text:p>
          </table:table-cell>
          <table:table-cell office:value-type="float" office:value="0.734415" calcext:value-type="float">
            <text:p>0,734415</text:p>
          </table:table-cell>
          <table:table-cell office:value-type="float" office:value="0.772109" calcext:value-type="float">
            <text:p>0,772109</text:p>
          </table:table-cell>
          <table:table-cell office:value-type="float" office:value="0.818504" calcext:value-type="float">
            <text:p>0,818504</text:p>
          </table:table-cell>
          <table:table-cell office:value-type="float" office:value="0.863292" calcext:value-type="float">
            <text:p>0,86329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7989" calcext:value-type="float">
            <text:p>0,64798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62819" calcext:value-type="float">
            <text:p>0,362819</text:p>
          </table:table-cell>
          <table:table-cell office:value-type="float" office:value="0.44653" calcext:value-type="float">
            <text:p>0,44653</text:p>
          </table:table-cell>
          <table:table-cell office:value-type="float" office:value="0.494109" calcext:value-type="float">
            <text:p>0,494109</text:p>
          </table:table-cell>
          <table:table-cell office:value-type="float" office:value="0.515988" calcext:value-type="float">
            <text:p>0,515988</text:p>
          </table:table-cell>
          <table:table-cell office:value-type="float" office:value="0.549331" calcext:value-type="float">
            <text:p>0,549331</text:p>
          </table:table-cell>
          <table:table-cell office:value-type="float" office:value="0.593059" calcext:value-type="float">
            <text:p>0,593059</text:p>
          </table:table-cell>
          <table:table-cell office:value-type="float" office:value="0.661579" calcext:value-type="float">
            <text:p>0,661579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766825" calcext:value-type="float">
            <text:p>0,766825</text:p>
          </table:table-cell>
          <table:table-cell office:value-type="float" office:value="0.818908" calcext:value-type="float">
            <text:p>0,818908</text:p>
          </table:table-cell>
          <table:table-cell office:value-type="float" office:value="0.857864" calcext:value-type="float">
            <text:p>0,8578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2459" calcext:value-type="float">
            <text:p>0,64245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0852" calcext:value-type="float">
            <text:p>0,370852</text:p>
          </table:table-cell>
          <table:table-cell office:value-type="float" office:value="0.456841" calcext:value-type="float">
            <text:p>0,456841</text:p>
          </table:table-cell>
          <table:table-cell office:value-type="float" office:value="0.491365" calcext:value-type="float">
            <text:p>0,491365</text:p>
          </table:table-cell>
          <table:table-cell office:value-type="float" office:value="0.513321" calcext:value-type="float">
            <text:p>0,513321</text:p>
          </table:table-cell>
          <table:table-cell office:value-type="float" office:value="0.548968" calcext:value-type="float">
            <text:p>0,548968</text:p>
          </table:table-cell>
          <table:table-cell office:value-type="float" office:value="0.590616" calcext:value-type="float">
            <text:p>0,590616</text:p>
          </table:table-cell>
          <table:table-cell office:value-type="float" office:value="0.659849" calcext:value-type="float">
            <text:p>0,659849</text:p>
          </table:table-cell>
          <table:table-cell office:value-type="float" office:value="0.711857" calcext:value-type="float">
            <text:p>0,711857</text:p>
          </table:table-cell>
          <table:table-cell office:value-type="float" office:value="0.748188" calcext:value-type="float">
            <text:p>0,748188</text:p>
          </table:table-cell>
          <table:table-cell office:value-type="float" office:value="0.816462" calcext:value-type="float">
            <text:p>0,816462</text:p>
          </table:table-cell>
          <table:table-cell office:value-type="float" office:value="0.86212" calcext:value-type="float">
            <text:p>0,862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39959" calcext:value-type="float">
            <text:p>0,63995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0.370108" calcext:value-type="float">
            <text:p>0,370108</text:p>
          </table:table-cell>
          <table:table-cell office:value-type="float" office:value="0.492432" calcext:value-type="float">
            <text:p>0,492432</text:p>
          </table:table-cell>
          <table:table-cell office:value-type="float" office:value="0.520138" calcext:value-type="float">
            <text:p>0,520138</text:p>
          </table:table-cell>
          <table:table-cell office:value-type="float" office:value="0.553073" calcext:value-type="float">
            <text:p>0,553073</text:p>
          </table:table-cell>
          <table:table-cell office:value-type="float" office:value="0.602956" calcext:value-type="float">
            <text:p>0,602956</text:p>
          </table:table-cell>
          <table:table-cell office:value-type="float" office:value="0.687568" calcext:value-type="float">
            <text:p>0,687568</text:p>
          </table:table-cell>
          <table:table-cell office:value-type="float" office:value="0.727929" calcext:value-type="float">
            <text:p>0,727929</text:p>
          </table:table-cell>
          <table:table-cell office:value-type="float" office:value="0.773516" calcext:value-type="float">
            <text:p>0,773516</text:p>
          </table:table-cell>
          <table:table-cell office:value-type="float" office:value="0.826899" calcext:value-type="float">
            <text:p>0,826899</text:p>
          </table:table-cell>
          <table:table-cell office:value-type="float" office:value="0.859246" calcext:value-type="float">
            <text:p>0,85924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1387" calcext:value-type="float">
            <text:p>0,64138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3552" calcext:value-type="float">
            <text:p>0,323552</text:p>
          </table:table-cell>
          <table:table-cell office:value-type="float" office:value="0.426236" calcext:value-type="float">
            <text:p>0,426236</text:p>
          </table:table-cell>
          <table:table-cell office:value-type="float" office:value="0.482733" calcext:value-type="float">
            <text:p>0,482733</text:p>
          </table:table-cell>
          <table:table-cell office:value-type="float" office:value="0.508066" calcext:value-type="float">
            <text:p>0,508066</text:p>
          </table:table-cell>
          <table:table-cell office:value-type="float" office:value="0.556037" calcext:value-type="float">
            <text:p>0,556037</text:p>
          </table:table-cell>
          <table:table-cell office:value-type="float" office:value="0.619996" calcext:value-type="float">
            <text:p>0,619996</text:p>
          </table:table-cell>
          <table:table-cell office:value-type="float" office:value="0.691854" calcext:value-type="float">
            <text:p>0,691854</text:p>
          </table:table-cell>
          <table:table-cell office:value-type="float" office:value="0.729556" calcext:value-type="float">
            <text:p>0,729556</text:p>
          </table:table-cell>
          <table:table-cell office:value-type="float" office:value="0.783045" calcext:value-type="float">
            <text:p>0,783045</text:p>
          </table:table-cell>
          <table:table-cell office:value-type="float" office:value="0.833049" calcext:value-type="float">
            <text:p>0,833049</text:p>
          </table:table-cell>
          <table:table-cell office:value-type="float" office:value="0.869887" calcext:value-type="float">
            <text:p>0,86988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0046" calcext:value-type="float">
            <text:p>0,65004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83539" calcext:value-type="float">
            <text:p>0,283539</text:p>
          </table:table-cell>
          <table:table-cell office:value-type="float" office:value="0.428656" calcext:value-type="float">
            <text:p>0,428656</text:p>
          </table:table-cell>
          <table:table-cell office:value-type="float" office:value="0.490251" calcext:value-type="float">
            <text:p>0,490251</text:p>
          </table:table-cell>
          <table:table-cell office:value-type="float" office:value="0.514587" calcext:value-type="float">
            <text:p>0,514587</text:p>
          </table:table-cell>
          <table:table-cell office:value-type="float" office:value="0.555435" calcext:value-type="float">
            <text:p>0,555435</text:p>
          </table:table-cell>
          <table:table-cell office:value-type="float" office:value="0.613094" calcext:value-type="float">
            <text:p>0,613094</text:p>
          </table:table-cell>
          <table:table-cell office:value-type="float" office:value="0.690978" calcext:value-type="float">
            <text:p>0,690978</text:p>
          </table:table-cell>
          <table:table-cell office:value-type="float" office:value="0.740627" calcext:value-type="float">
            <text:p>0,740627</text:p>
          </table:table-cell>
          <table:table-cell office:value-type="float" office:value="0.782599" calcext:value-type="float">
            <text:p>0,782599</text:p>
          </table:table-cell>
          <table:table-cell office:value-type="float" office:value="0.830544" calcext:value-type="float">
            <text:p>0,830544</text:p>
          </table:table-cell>
          <table:table-cell office:value-type="float" office:value="0.868664" calcext:value-type="float">
            <text:p>0,8686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1544" calcext:value-type="float">
            <text:p>0,65154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3539" calcext:value-type="float">
            <text:p>0,283539</text:p>
          </table:table-cell>
          <table:table-cell office:value-type="float" office:value="0.418646" calcext:value-type="float">
            <text:p>0,418646</text:p>
          </table:table-cell>
          <table:table-cell office:value-type="float" office:value="0.484938" calcext:value-type="float">
            <text:p>0,484938</text:p>
          </table:table-cell>
          <table:table-cell office:value-type="float" office:value="0.507603" calcext:value-type="float">
            <text:p>0,507603</text:p>
          </table:table-cell>
          <table:table-cell office:value-type="float" office:value="0.544558" calcext:value-type="float">
            <text:p>0,544558</text:p>
          </table:table-cell>
          <table:table-cell office:value-type="float" office:value="0.607208" calcext:value-type="float">
            <text:p>0,607208</text:p>
          </table:table-cell>
          <table:table-cell office:value-type="float" office:value="0.688741" calcext:value-type="float">
            <text:p>0,688741</text:p>
          </table:table-cell>
          <table:table-cell office:value-type="float" office:value="0.73647" calcext:value-type="float">
            <text:p>0,73647</text:p>
          </table:table-cell>
          <table:table-cell office:value-type="float" office:value="0.774226" calcext:value-type="float">
            <text:p>0,774226</text:p>
          </table:table-cell>
          <table:table-cell office:value-type="float" office:value="0.823906" calcext:value-type="float">
            <text:p>0,823906</text:p>
          </table:table-cell>
          <table:table-cell office:value-type="float" office:value="0.862904" calcext:value-type="float">
            <text:p>0,86290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492" calcext:value-type="float">
            <text:p>0,6449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3552" calcext:value-type="float">
            <text:p>0,323552</text:p>
          </table:table-cell>
          <table:table-cell office:value-type="float" office:value="0.430553" calcext:value-type="float">
            <text:p>0,430553</text:p>
          </table:table-cell>
          <table:table-cell office:value-type="float" office:value="0.482898" calcext:value-type="float">
            <text:p>0,482898</text:p>
          </table:table-cell>
          <table:table-cell office:value-type="float" office:value="0.509921" calcext:value-type="float">
            <text:p>0,509921</text:p>
          </table:table-cell>
          <table:table-cell office:value-type="float" office:value="0.544335" calcext:value-type="float">
            <text:p>0,544335</text:p>
          </table:table-cell>
          <table:table-cell office:value-type="float" office:value="0.606007" calcext:value-type="float">
            <text:p>0,606007</text:p>
          </table:table-cell>
          <table:table-cell office:value-type="float" office:value="0.690952" calcext:value-type="float">
            <text:p>0,690952</text:p>
          </table:table-cell>
          <table:table-cell office:value-type="float" office:value="0.729668" calcext:value-type="float">
            <text:p>0,729668</text:p>
          </table:table-cell>
          <table:table-cell office:value-type="float" office:value="0.778407" calcext:value-type="float">
            <text:p>0,778407</text:p>
          </table:table-cell>
          <table:table-cell office:value-type="float" office:value="0.828126" calcext:value-type="float">
            <text:p>0,828126</text:p>
          </table:table-cell>
          <table:table-cell office:value-type="float" office:value="0.868205" calcext:value-type="float">
            <text:p>0,86820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6907" calcext:value-type="float">
            <text:p>0,64690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23552" calcext:value-type="float">
            <text:p>0,323552</text:p>
          </table:table-cell>
          <table:table-cell office:value-type="float" office:value="0.42153" calcext:value-type="float">
            <text:p>0,42153</text:p>
          </table:table-cell>
          <table:table-cell office:value-type="float" office:value="0.48361" calcext:value-type="float">
            <text:p>0,48361</text:p>
          </table:table-cell>
          <table:table-cell office:value-type="float" office:value="0.509906" calcext:value-type="float">
            <text:p>0,509906</text:p>
          </table:table-cell>
          <table:table-cell office:value-type="float" office:value="0.548384" calcext:value-type="float">
            <text:p>0,548384</text:p>
          </table:table-cell>
          <table:table-cell office:value-type="float" office:value="0.607035" calcext:value-type="float">
            <text:p>0,607035</text:p>
          </table:table-cell>
          <table:table-cell office:value-type="float" office:value="0.677887" calcext:value-type="float">
            <text:p>0,677887</text:p>
          </table:table-cell>
          <table:table-cell office:value-type="float" office:value="0.721928" calcext:value-type="float">
            <text:p>0,721928</text:p>
          </table:table-cell>
          <table:table-cell office:value-type="float" office:value="0.772305" calcext:value-type="float">
            <text:p>0,772305</text:p>
          </table:table-cell>
          <table:table-cell office:value-type="float" office:value="0.823934" calcext:value-type="float">
            <text:p>0,823934</text:p>
          </table:table-cell>
          <table:table-cell office:value-type="float" office:value="0.873772" calcext:value-type="float">
            <text:p>0,87377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4029" calcext:value-type="float">
            <text:p>0,64402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28756" calcext:value-type="float">
            <text:p>0,428756</text:p>
          </table:table-cell>
          <table:table-cell office:value-type="float" office:value="0.487783" calcext:value-type="float">
            <text:p>0,487783</text:p>
          </table:table-cell>
          <table:table-cell office:value-type="float" office:value="0.52239" calcext:value-type="float">
            <text:p>0,52239</text:p>
          </table:table-cell>
          <table:table-cell office:value-type="float" office:value="0.563658" calcext:value-type="float">
            <text:p>0,563658</text:p>
          </table:table-cell>
          <table:table-cell office:value-type="float" office:value="0.639705" calcext:value-type="float">
            <text:p>0,639705</text:p>
          </table:table-cell>
          <table:table-cell office:value-type="float" office:value="0.693698" calcext:value-type="float">
            <text:p>0,693698</text:p>
          </table:table-cell>
          <table:table-cell office:value-type="float" office:value="0.734408" calcext:value-type="float">
            <text:p>0,734408</text:p>
          </table:table-cell>
          <table:table-cell office:value-type="float" office:value="0.789953" calcext:value-type="float">
            <text:p>0,789953</text:p>
          </table:table-cell>
          <table:table-cell office:value-type="float" office:value="0.836817" calcext:value-type="float">
            <text:p>0,836817</text:p>
          </table:table-cell>
          <table:table-cell office:value-type="float" office:value="0.876232" calcext:value-type="float">
            <text:p>0,87623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734" calcext:value-type="float">
            <text:p>0,6573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384311" calcext:value-type="float">
            <text:p>0,384311</text:p>
          </table:table-cell>
          <table:table-cell office:value-type="float" office:value="0.490334" calcext:value-type="float">
            <text:p>0,490334</text:p>
          </table:table-cell>
          <table:table-cell office:value-type="float" office:value="0.517516" calcext:value-type="float">
            <text:p>0,517516</text:p>
          </table:table-cell>
          <table:table-cell office:value-type="float" office:value="0.557269" calcext:value-type="float">
            <text:p>0,557269</text:p>
          </table:table-cell>
          <table:table-cell office:value-type="float" office:value="0.605143" calcext:value-type="float">
            <text:p>0,605143</text:p>
          </table:table-cell>
          <table:table-cell office:value-type="float" office:value="0.669249" calcext:value-type="float">
            <text:p>0,669249</text:p>
          </table:table-cell>
          <table:table-cell office:value-type="float" office:value="0.715234" calcext:value-type="float">
            <text:p>0,715234</text:p>
          </table:table-cell>
          <table:table-cell office:value-type="float" office:value="0.764516" calcext:value-type="float">
            <text:p>0,764516</text:p>
          </table:table-cell>
          <table:table-cell office:value-type="float" office:value="0.822926" calcext:value-type="float">
            <text:p>0,822926</text:p>
          </table:table-cell>
          <table:table-cell office:value-type="float" office:value="0.866105" calcext:value-type="float">
            <text:p>0,86610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3926" calcext:value-type="float">
            <text:p>0,639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3388" calcext:value-type="float">
            <text:p>0,383388</text:p>
          </table:table-cell>
          <table:table-cell office:value-type="float" office:value="0.433726" calcext:value-type="float">
            <text:p>0,433726</text:p>
          </table:table-cell>
          <table:table-cell office:value-type="float" office:value="0.488488" calcext:value-type="float">
            <text:p>0,488488</text:p>
          </table:table-cell>
          <table:table-cell office:value-type="float" office:value="0.521913" calcext:value-type="float">
            <text:p>0,521913</text:p>
          </table:table-cell>
          <table:table-cell office:value-type="float" office:value="0.556442" calcext:value-type="float">
            <text:p>0,556442</text:p>
          </table:table-cell>
          <table:table-cell office:value-type="float" office:value="0.610658" calcext:value-type="float">
            <text:p>0,610658</text:p>
          </table:table-cell>
          <table:table-cell office:value-type="float" office:value="0.684185" calcext:value-type="float">
            <text:p>0,684185</text:p>
          </table:table-cell>
          <table:table-cell office:value-type="float" office:value="0.738338" calcext:value-type="float">
            <text:p>0,738338</text:p>
          </table:table-cell>
          <table:table-cell office:value-type="float" office:value="0.78178" calcext:value-type="float">
            <text:p>0,78178</text:p>
          </table:table-cell>
          <table:table-cell office:value-type="float" office:value="0.833784" calcext:value-type="float">
            <text:p>0,833784</text:p>
          </table:table-cell>
          <table:table-cell office:value-type="float" office:value="0.869914" calcext:value-type="float">
            <text:p>0,86991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51923" calcext:value-type="float">
            <text:p>0,65192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3388" calcext:value-type="float">
            <text:p>0,383388</text:p>
          </table:table-cell>
          <table:table-cell office:value-type="float" office:value="0.426207" calcext:value-type="float">
            <text:p>0,426207</text:p>
          </table:table-cell>
          <table:table-cell office:value-type="float" office:value="0.476143" calcext:value-type="float">
            <text:p>0,476143</text:p>
          </table:table-cell>
          <table:table-cell office:value-type="float" office:value="0.513029" calcext:value-type="float">
            <text:p>0,513029</text:p>
          </table:table-cell>
          <table:table-cell office:value-type="float" office:value="0.549596" calcext:value-type="float">
            <text:p>0,549596</text:p>
          </table:table-cell>
          <table:table-cell office:value-type="float" office:value="0.598538" calcext:value-type="float">
            <text:p>0,598538</text:p>
          </table:table-cell>
          <table:table-cell office:value-type="float" office:value="0.668881" calcext:value-type="float">
            <text:p>0,668881</text:p>
          </table:table-cell>
          <table:table-cell office:value-type="float" office:value="0.729057" calcext:value-type="float">
            <text:p>0,729057</text:p>
          </table:table-cell>
          <table:table-cell office:value-type="float" office:value="0.783551" calcext:value-type="float">
            <text:p>0,783551</text:p>
          </table:table-cell>
          <table:table-cell office:value-type="float" office:value="0.833316" calcext:value-type="float">
            <text:p>0,833316</text:p>
          </table:table-cell>
          <table:table-cell office:value-type="float" office:value="0.868832" calcext:value-type="float">
            <text:p>0,86883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44715" calcext:value-type="float">
            <text:p>0,64471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15172" calcext:value-type="float">
            <text:p>0,315172</text:p>
          </table:table-cell>
          <table:table-cell office:value-type="float" office:value="0.435866" calcext:value-type="float">
            <text:p>0,435866</text:p>
          </table:table-cell>
          <table:table-cell office:value-type="float" office:value="0.497209" calcext:value-type="float">
            <text:p>0,497209</text:p>
          </table:table-cell>
          <table:table-cell office:value-type="float" office:value="0.546272" calcext:value-type="float">
            <text:p>0,546272</text:p>
          </table:table-cell>
          <table:table-cell office:value-type="float" office:value="0.588461" calcext:value-type="float">
            <text:p>0,588461</text:p>
          </table:table-cell>
          <table:table-cell office:value-type="float" office:value="0.655319" calcext:value-type="float">
            <text:p>0,655319</text:p>
          </table:table-cell>
          <table:table-cell office:value-type="float" office:value="0.717593" calcext:value-type="float">
            <text:p>0,717593</text:p>
          </table:table-cell>
          <table:table-cell office:value-type="float" office:value="0.765916" calcext:value-type="float">
            <text:p>0,765916</text:p>
          </table:table-cell>
          <table:table-cell office:value-type="float" office:value="0.815353" calcext:value-type="float">
            <text:p>0,815353</text:p>
          </table:table-cell>
          <table:table-cell office:value-type="float" office:value="0.843041" calcext:value-type="float">
            <text:p>0,843041</text:p>
          </table:table-cell>
          <table:table-cell office:value-type="float" office:value="0.87335" calcext:value-type="float">
            <text:p>0,8733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73838" calcext:value-type="float">
            <text:p>0,6738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21841" calcext:value-type="float">
            <text:p>0,421841</text:p>
          </table:table-cell>
          <table:table-cell office:value-type="float" office:value="0.50357" calcext:value-type="float">
            <text:p>0,50357</text:p>
          </table:table-cell>
          <table:table-cell office:value-type="float" office:value="0.542475" calcext:value-type="float">
            <text:p>0,542475</text:p>
          </table:table-cell>
          <table:table-cell office:value-type="float" office:value="0.581222" calcext:value-type="float">
            <text:p>0,581222</text:p>
          </table:table-cell>
          <table:table-cell office:value-type="float" office:value="0.648476" calcext:value-type="float">
            <text:p>0,648476</text:p>
          </table:table-cell>
          <table:table-cell office:value-type="float" office:value="0.711341" calcext:value-type="float">
            <text:p>0,711341</text:p>
          </table:table-cell>
          <table:table-cell office:value-type="float" office:value="0.763317" calcext:value-type="float">
            <text:p>0,763317</text:p>
          </table:table-cell>
          <table:table-cell office:value-type="float" office:value="0.810422" calcext:value-type="float">
            <text:p>0,810422</text:p>
          </table:table-cell>
          <table:table-cell office:value-type="float" office:value="0.844586" calcext:value-type="float">
            <text:p>0,844586</text:p>
          </table:table-cell>
          <table:table-cell office:value-type="float" office:value="0.87186" calcext:value-type="float">
            <text:p>0,8718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69911" calcext:value-type="float">
            <text:p>0,66991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38058" calcext:value-type="float">
            <text:p>0,438058</text:p>
          </table:table-cell>
          <table:table-cell office:value-type="float" office:value="0.515619" calcext:value-type="float">
            <text:p>0,515619</text:p>
          </table:table-cell>
          <table:table-cell office:value-type="float" office:value="0.555739" calcext:value-type="float">
            <text:p>0,555739</text:p>
          </table:table-cell>
          <table:table-cell office:value-type="float" office:value="0.624261" calcext:value-type="float">
            <text:p>0,624261</text:p>
          </table:table-cell>
          <table:table-cell office:value-type="float" office:value="0.686387" calcext:value-type="float">
            <text:p>0,686387</text:p>
          </table:table-cell>
          <table:table-cell office:value-type="float" office:value="0.755803" calcext:value-type="float">
            <text:p>0,755803</text:p>
          </table:table-cell>
          <table:table-cell office:value-type="float" office:value="0.806844" calcext:value-type="float">
            <text:p>0,806844</text:p>
          </table:table-cell>
          <table:table-cell office:value-type="float" office:value="0.834593" calcext:value-type="float">
            <text:p>0,834593</text:p>
          </table:table-cell>
          <table:table-cell office:value-type="float" office:value="0.854943" calcext:value-type="float">
            <text:p>0,854943</text:p>
          </table:table-cell>
          <table:table-cell office:value-type="float" office:value="0.875397" calcext:value-type="float">
            <text:p>0,87539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694764" calcext:value-type="float">
            <text:p>0,69476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32262" calcext:value-type="float">
            <text:p>0,432262</text:p>
          </table:table-cell>
          <table:table-cell office:value-type="float" office:value="0.521911" calcext:value-type="float">
            <text:p>0,521911</text:p>
          </table:table-cell>
          <table:table-cell office:value-type="float" office:value="0.57975" calcext:value-type="float">
            <text:p>0,57975</text:p>
          </table:table-cell>
          <table:table-cell office:value-type="float" office:value="0.674472" calcext:value-type="float">
            <text:p>0,674472</text:p>
          </table:table-cell>
          <table:table-cell office:value-type="float" office:value="0.736962" calcext:value-type="float">
            <text:p>0,736962</text:p>
          </table:table-cell>
          <table:table-cell office:value-type="float" office:value="0.784871" calcext:value-type="float">
            <text:p>0,784871</text:p>
          </table:table-cell>
          <table:table-cell office:value-type="float" office:value="0.826521" calcext:value-type="float">
            <text:p>0,826521</text:p>
          </table:table-cell>
          <table:table-cell office:value-type="float" office:value="0.842967" calcext:value-type="float">
            <text:p>0,842967</text:p>
          </table:table-cell>
          <table:table-cell office:value-type="float" office:value="0.858458" calcext:value-type="float">
            <text:p>0,858458</text:p>
          </table:table-cell>
          <table:table-cell office:value-type="float" office:value="0.879808" calcext:value-type="float">
            <text:p>0,87980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13798" calcext:value-type="float">
            <text:p>0,71379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3774" calcext:value-type="float">
            <text:p>0,303774</text:p>
          </table:table-cell>
          <table:table-cell office:value-type="float" office:value="0.438496" calcext:value-type="float">
            <text:p>0,438496</text:p>
          </table:table-cell>
          <table:table-cell office:value-type="float" office:value="0.535071" calcext:value-type="float">
            <text:p>0,535071</text:p>
          </table:table-cell>
          <table:table-cell office:value-type="float" office:value="0.605402" calcext:value-type="float">
            <text:p>0,605402</text:p>
          </table:table-cell>
          <table:table-cell office:value-type="float" office:value="0.688272" calcext:value-type="float">
            <text:p>0,688272</text:p>
          </table:table-cell>
          <table:table-cell office:value-type="float" office:value="0.746193" calcext:value-type="float">
            <text:p>0,746193</text:p>
          </table:table-cell>
          <table:table-cell office:value-type="float" office:value="0.786768" calcext:value-type="float">
            <text:p>0,786768</text:p>
          </table:table-cell>
          <table:table-cell office:value-type="float" office:value="0.826255" calcext:value-type="float">
            <text:p>0,826255</text:p>
          </table:table-cell>
          <table:table-cell office:value-type="float" office:value="0.845239" calcext:value-type="float">
            <text:p>0,845239</text:p>
          </table:table-cell>
          <table:table-cell office:value-type="float" office:value="0.859648" calcext:value-type="float">
            <text:p>0,859648</text:p>
          </table:table-cell>
          <table:table-cell office:value-type="float" office:value="0.882544" calcext:value-type="float">
            <text:p>0,88254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21389" calcext:value-type="float">
            <text:p>0,72138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15172" calcext:value-type="float">
            <text:p>0,315172</text:p>
          </table:table-cell>
          <table:table-cell office:value-type="float" office:value="0.459519" calcext:value-type="float">
            <text:p>0,459519</text:p>
          </table:table-cell>
          <table:table-cell office:value-type="float" office:value="0.561455" calcext:value-type="float">
            <text:p>0,561455</text:p>
          </table:table-cell>
          <table:table-cell office:value-type="float" office:value="0.627127" calcext:value-type="float">
            <text:p>0,627127</text:p>
          </table:table-cell>
          <table:table-cell office:value-type="float" office:value="0.698203" calcext:value-type="float">
            <text:p>0,698203</text:p>
          </table:table-cell>
          <table:table-cell office:value-type="float" office:value="0.754265" calcext:value-type="float">
            <text:p>0,754265</text:p>
          </table:table-cell>
          <table:table-cell office:value-type="float" office:value="0.793441" calcext:value-type="float">
            <text:p>0,793441</text:p>
          </table:table-cell>
          <table:table-cell office:value-type="float" office:value="0.829582" calcext:value-type="float">
            <text:p>0,829582</text:p>
          </table:table-cell>
          <table:table-cell office:value-type="float" office:value="0.845183" calcext:value-type="float">
            <text:p>0,845183</text:p>
          </table:table-cell>
          <table:table-cell office:value-type="float" office:value="0.857251" calcext:value-type="float">
            <text:p>0,857251</text:p>
          </table:table-cell>
          <table:table-cell office:value-type="float" office:value="0.884734" calcext:value-type="float">
            <text:p>0,88473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1076" calcext:value-type="float">
            <text:p>0,73107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9653" calcext:value-type="float">
            <text:p>0,369653</text:p>
          </table:table-cell>
          <table:table-cell office:value-type="float" office:value="0.49086" calcext:value-type="float">
            <text:p>0,49086</text:p>
          </table:table-cell>
          <table:table-cell office:value-type="float" office:value="0.58315" calcext:value-type="float">
            <text:p>0,58315</text:p>
          </table:table-cell>
          <table:table-cell office:value-type="float" office:value="0.652246" calcext:value-type="float">
            <text:p>0,652246</text:p>
          </table:table-cell>
          <table:table-cell office:value-type="float" office:value="0.727596" calcext:value-type="float">
            <text:p>0,727596</text:p>
          </table:table-cell>
          <table:table-cell office:value-type="float" office:value="0.763206" calcext:value-type="float">
            <text:p>0,763206</text:p>
          </table:table-cell>
          <table:table-cell office:value-type="float" office:value="0.802846" calcext:value-type="float">
            <text:p>0,802846</text:p>
          </table:table-cell>
          <table:table-cell office:value-type="float" office:value="0.828554" calcext:value-type="float">
            <text:p>0,828554</text:p>
          </table:table-cell>
          <table:table-cell office:value-type="float" office:value="0.845794" calcext:value-type="float">
            <text:p>0,845794</text:p>
          </table:table-cell>
          <table:table-cell office:value-type="float" office:value="0.862916" calcext:value-type="float">
            <text:p>0,862916</text:p>
          </table:table-cell>
          <table:table-cell office:value-type="float" office:value="0.883764" calcext:value-type="float">
            <text:p>0,8837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44093" calcext:value-type="float">
            <text:p>0,74409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11818" calcext:value-type="float">
            <text:p>0,411818</text:p>
          </table:table-cell>
          <table:table-cell office:value-type="float" office:value="0.496219" calcext:value-type="float">
            <text:p>0,496219</text:p>
          </table:table-cell>
          <table:table-cell office:value-type="float" office:value="0.594873" calcext:value-type="float">
            <text:p>0,594873</text:p>
          </table:table-cell>
          <table:table-cell office:value-type="float" office:value="0.675813" calcext:value-type="float">
            <text:p>0,675813</text:p>
          </table:table-cell>
          <table:table-cell office:value-type="float" office:value="0.732515" calcext:value-type="float">
            <text:p>0,732515</text:p>
          </table:table-cell>
          <table:table-cell office:value-type="float" office:value="0.759972" calcext:value-type="float">
            <text:p>0,759972</text:p>
          </table:table-cell>
          <table:table-cell office:value-type="float" office:value="0.794611" calcext:value-type="float">
            <text:p>0,794611</text:p>
          </table:table-cell>
          <table:table-cell office:value-type="float" office:value="0.827197" calcext:value-type="float">
            <text:p>0,827197</text:p>
          </table:table-cell>
          <table:table-cell office:value-type="float" office:value="0.842039" calcext:value-type="float">
            <text:p>0,842039</text:p>
          </table:table-cell>
          <table:table-cell office:value-type="float" office:value="0.858958" calcext:value-type="float">
            <text:p>0,858958</text:p>
          </table:table-cell>
          <table:table-cell office:value-type="float" office:value="0.882701" calcext:value-type="float">
            <text:p>0,88270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4649" calcext:value-type="float">
            <text:p>0,7464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7153" calcext:value-type="float">
            <text:p>0,377153</text:p>
          </table:table-cell>
          <table:table-cell office:value-type="float" office:value="0.496844" calcext:value-type="float">
            <text:p>0,496844</text:p>
          </table:table-cell>
          <table:table-cell office:value-type="float" office:value="0.602676" calcext:value-type="float">
            <text:p>0,602676</text:p>
          </table:table-cell>
          <table:table-cell office:value-type="float" office:value="0.672922" calcext:value-type="float">
            <text:p>0,672922</text:p>
          </table:table-cell>
          <table:table-cell office:value-type="float" office:value="0.718688" calcext:value-type="float">
            <text:p>0,718688</text:p>
          </table:table-cell>
          <table:table-cell office:value-type="float" office:value="0.745318" calcext:value-type="float">
            <text:p>0,745318</text:p>
          </table:table-cell>
          <table:table-cell office:value-type="float" office:value="0.771839" calcext:value-type="float">
            <text:p>0,771839</text:p>
          </table:table-cell>
          <table:table-cell office:value-type="float" office:value="0.806595" calcext:value-type="float">
            <text:p>0,806595</text:p>
          </table:table-cell>
          <table:table-cell office:value-type="float" office:value="0.839465" calcext:value-type="float">
            <text:p>0,839465</text:p>
          </table:table-cell>
          <table:table-cell office:value-type="float" office:value="0.862362" calcext:value-type="float">
            <text:p>0,862362</text:p>
          </table:table-cell>
          <table:table-cell office:value-type="float" office:value="0.882682" calcext:value-type="float">
            <text:p>0,88268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9939" calcext:value-type="float">
            <text:p>0,73993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315" calcext:value-type="float">
            <text:p>0,38315</text:p>
          </table:table-cell>
          <table:table-cell office:value-type="float" office:value="0.495127" calcext:value-type="float">
            <text:p>0,495127</text:p>
          </table:table-cell>
          <table:table-cell office:value-type="float" office:value="0.597575" calcext:value-type="float">
            <text:p>0,597575</text:p>
          </table:table-cell>
          <table:table-cell office:value-type="float" office:value="0.681582" calcext:value-type="float">
            <text:p>0,681582</text:p>
          </table:table-cell>
          <table:table-cell office:value-type="float" office:value="0.717784" calcext:value-type="float">
            <text:p>0,717784</text:p>
          </table:table-cell>
          <table:table-cell office:value-type="float" office:value="0.740201" calcext:value-type="float">
            <text:p>0,740201</text:p>
          </table:table-cell>
          <table:table-cell office:value-type="float" office:value="0.759343" calcext:value-type="float">
            <text:p>0,759343</text:p>
          </table:table-cell>
          <table:table-cell office:value-type="float" office:value="0.802054" calcext:value-type="float">
            <text:p>0,802054</text:p>
          </table:table-cell>
          <table:table-cell office:value-type="float" office:value="0.832746" calcext:value-type="float">
            <text:p>0,832746</text:p>
          </table:table-cell>
          <table:table-cell office:value-type="float" office:value="0.849851" calcext:value-type="float">
            <text:p>0,849851</text:p>
          </table:table-cell>
          <table:table-cell office:value-type="float" office:value="0.877012" calcext:value-type="float">
            <text:p>0,8770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5327" calcext:value-type="float">
            <text:p>0,73532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138" calcext:value-type="float">
            <text:p>0,43138</text:p>
          </table:table-cell>
          <table:table-cell office:value-type="float" office:value="0.50299" calcext:value-type="float">
            <text:p>0,50299</text:p>
          </table:table-cell>
          <table:table-cell office:value-type="float" office:value="0.612136" calcext:value-type="float">
            <text:p>0,612136</text:p>
          </table:table-cell>
          <table:table-cell office:value-type="float" office:value="0.692066" calcext:value-type="float">
            <text:p>0,692066</text:p>
          </table:table-cell>
          <table:table-cell office:value-type="float" office:value="0.723899" calcext:value-type="float">
            <text:p>0,723899</text:p>
          </table:table-cell>
          <table:table-cell office:value-type="float" office:value="0.746707" calcext:value-type="float">
            <text:p>0,746707</text:p>
          </table:table-cell>
          <table:table-cell office:value-type="float" office:value="0.785272" calcext:value-type="float">
            <text:p>0,785272</text:p>
          </table:table-cell>
          <table:table-cell office:value-type="float" office:value="0.818217" calcext:value-type="float">
            <text:p>0,818217</text:p>
          </table:table-cell>
          <table:table-cell office:value-type="float" office:value="0.838081" calcext:value-type="float">
            <text:p>0,838081</text:p>
          </table:table-cell>
          <table:table-cell office:value-type="float" office:value="0.854176" calcext:value-type="float">
            <text:p>0,854176</text:p>
          </table:table-cell>
          <table:table-cell office:value-type="float" office:value="0.883267" calcext:value-type="float">
            <text:p>0,88326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45681" calcext:value-type="float">
            <text:p>0,74568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6874" calcext:value-type="float">
            <text:p>0,346874</text:p>
          </table:table-cell>
          <table:table-cell office:value-type="float" office:value="0.4905" calcext:value-type="float">
            <text:p>0,4905</text:p>
          </table:table-cell>
          <table:table-cell office:value-type="float" office:value="0.61324" calcext:value-type="float">
            <text:p>0,61324</text:p>
          </table:table-cell>
          <table:table-cell office:value-type="float" office:value="0.687131" calcext:value-type="float">
            <text:p>0,687131</text:p>
          </table:table-cell>
          <table:table-cell office:value-type="float" office:value="0.719555" calcext:value-type="float">
            <text:p>0,719555</text:p>
          </table:table-cell>
          <table:table-cell office:value-type="float" office:value="0.748059" calcext:value-type="float">
            <text:p>0,748059</text:p>
          </table:table-cell>
          <table:table-cell office:value-type="float" office:value="0.781059" calcext:value-type="float">
            <text:p>0,781059</text:p>
          </table:table-cell>
          <table:table-cell office:value-type="float" office:value="0.816061" calcext:value-type="float">
            <text:p>0,816061</text:p>
          </table:table-cell>
          <table:table-cell office:value-type="float" office:value="0.838486" calcext:value-type="float">
            <text:p>0,838486</text:p>
          </table:table-cell>
          <table:table-cell office:value-type="float" office:value="0.854007" calcext:value-type="float">
            <text:p>0,854007</text:p>
          </table:table-cell>
          <table:table-cell office:value-type="float" office:value="0.881534" calcext:value-type="float">
            <text:p>0,88153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42963" calcext:value-type="float">
            <text:p>0,74296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6874" calcext:value-type="float">
            <text:p>0,346874</text:p>
          </table:table-cell>
          <table:table-cell office:value-type="float" office:value="0.490973" calcext:value-type="float">
            <text:p>0,490973</text:p>
          </table:table-cell>
          <table:table-cell office:value-type="float" office:value="0.576908" calcext:value-type="float">
            <text:p>0,576908</text:p>
          </table:table-cell>
          <table:table-cell office:value-type="float" office:value="0.665047" calcext:value-type="float">
            <text:p>0,665047</text:p>
          </table:table-cell>
          <table:table-cell office:value-type="float" office:value="0.71238" calcext:value-type="float">
            <text:p>0,71238</text:p>
          </table:table-cell>
          <table:table-cell office:value-type="float" office:value="0.737335" calcext:value-type="float">
            <text:p>0,737335</text:p>
          </table:table-cell>
          <table:table-cell office:value-type="float" office:value="0.765199" calcext:value-type="float">
            <text:p>0,765199</text:p>
          </table:table-cell>
          <table:table-cell office:value-type="float" office:value="0.807194" calcext:value-type="float">
            <text:p>0,807194</text:p>
          </table:table-cell>
          <table:table-cell office:value-type="float" office:value="0.834639" calcext:value-type="float">
            <text:p>0,834639</text:p>
          </table:table-cell>
          <table:table-cell office:value-type="float" office:value="0.848409" calcext:value-type="float">
            <text:p>0,848409</text:p>
          </table:table-cell>
          <table:table-cell office:value-type="float" office:value="0.877059" calcext:value-type="float">
            <text:p>0,877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1514" calcext:value-type="float">
            <text:p>0,73151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7064" calcext:value-type="float">
            <text:p>0,387064</text:p>
          </table:table-cell>
          <table:table-cell office:value-type="float" office:value="0.485584" calcext:value-type="float">
            <text:p>0,485584</text:p>
          </table:table-cell>
          <table:table-cell office:value-type="float" office:value="0.576722" calcext:value-type="float">
            <text:p>0,576722</text:p>
          </table:table-cell>
          <table:table-cell office:value-type="float" office:value="0.662284" calcext:value-type="float">
            <text:p>0,662284</text:p>
          </table:table-cell>
          <table:table-cell office:value-type="float" office:value="0.708445" calcext:value-type="float">
            <text:p>0,708445</text:p>
          </table:table-cell>
          <table:table-cell office:value-type="float" office:value="0.736614" calcext:value-type="float">
            <text:p>0,736614</text:p>
          </table:table-cell>
          <table:table-cell office:value-type="float" office:value="0.765392" calcext:value-type="float">
            <text:p>0,765392</text:p>
          </table:table-cell>
          <table:table-cell office:value-type="float" office:value="0.807197" calcext:value-type="float">
            <text:p>0,807197</text:p>
          </table:table-cell>
          <table:table-cell office:value-type="float" office:value="0.836019" calcext:value-type="float">
            <text:p>0,836019</text:p>
          </table:table-cell>
          <table:table-cell office:value-type="float" office:value="0.851135" calcext:value-type="float">
            <text:p>0,851135</text:p>
          </table:table-cell>
          <table:table-cell office:value-type="float" office:value="0.877804" calcext:value-type="float">
            <text:p>0,87780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072" calcext:value-type="float">
            <text:p>0,7307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7064" calcext:value-type="float">
            <text:p>0,387064</text:p>
          </table:table-cell>
          <table:table-cell office:value-type="float" office:value="0.466505" calcext:value-type="float">
            <text:p>0,466505</text:p>
          </table:table-cell>
          <table:table-cell office:value-type="float" office:value="0.525478" calcext:value-type="float">
            <text:p>0,525478</text:p>
          </table:table-cell>
          <table:table-cell office:value-type="float" office:value="0.623333" calcext:value-type="float">
            <text:p>0,623333</text:p>
          </table:table-cell>
          <table:table-cell office:value-type="float" office:value="0.695652" calcext:value-type="float">
            <text:p>0,695652</text:p>
          </table:table-cell>
          <table:table-cell office:value-type="float" office:value="0.728866" calcext:value-type="float">
            <text:p>0,728866</text:p>
          </table:table-cell>
          <table:table-cell office:value-type="float" office:value="0.760175" calcext:value-type="float">
            <text:p>0,760175</text:p>
          </table:table-cell>
          <table:table-cell office:value-type="float" office:value="0.803599" calcext:value-type="float">
            <text:p>0,803599</text:p>
          </table:table-cell>
          <table:table-cell office:value-type="float" office:value="0.836828" calcext:value-type="float">
            <text:p>0,836828</text:p>
          </table:table-cell>
          <table:table-cell office:value-type="float" office:value="0.852446" calcext:value-type="float">
            <text:p>0,852446</text:p>
          </table:table-cell>
          <table:table-cell office:value-type="float" office:value="0.877238" calcext:value-type="float">
            <text:p>0,87723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17012" calcext:value-type="float">
            <text:p>0,71701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16537" calcext:value-type="float">
            <text:p>0,416537</text:p>
          </table:table-cell>
          <table:table-cell office:value-type="float" office:value="0.468071" calcext:value-type="float">
            <text:p>0,468071</text:p>
          </table:table-cell>
          <table:table-cell office:value-type="float" office:value="0.545353" calcext:value-type="float">
            <text:p>0,545353</text:p>
          </table:table-cell>
          <table:table-cell office:value-type="float" office:value="0.659839" calcext:value-type="float">
            <text:p>0,659839</text:p>
          </table:table-cell>
          <table:table-cell office:value-type="float" office:value="0.708004" calcext:value-type="float">
            <text:p>0,708004</text:p>
          </table:table-cell>
          <table:table-cell office:value-type="float" office:value="0.741456" calcext:value-type="float">
            <text:p>0,741456</text:p>
          </table:table-cell>
          <table:table-cell office:value-type="float" office:value="0.774608" calcext:value-type="float">
            <text:p>0,774608</text:p>
          </table:table-cell>
          <table:table-cell office:value-type="float" office:value="0.826642" calcext:value-type="float">
            <text:p>0,826642</text:p>
          </table:table-cell>
          <table:table-cell office:value-type="float" office:value="0.848373" calcext:value-type="float">
            <text:p>0,848373</text:p>
          </table:table-cell>
          <table:table-cell office:value-type="float" office:value="0.865269" calcext:value-type="float">
            <text:p>0,865269</text:p>
          </table:table-cell>
          <table:table-cell office:value-type="float" office:value="0.883025" calcext:value-type="float">
            <text:p>0,88302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32064" calcext:value-type="float">
            <text:p>0,73206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409246" calcext:value-type="float">
            <text:p>0,409246</text:p>
          </table:table-cell>
          <table:table-cell office:value-type="float" office:value="0.550898" calcext:value-type="float">
            <text:p>0,550898</text:p>
          </table:table-cell>
          <table:table-cell office:value-type="float" office:value="0.658063" calcext:value-type="float">
            <text:p>0,658063</text:p>
          </table:table-cell>
          <table:table-cell office:value-type="float" office:value="0.71244" calcext:value-type="float">
            <text:p>0,71244</text:p>
          </table:table-cell>
          <table:table-cell office:value-type="float" office:value="0.750767" calcext:value-type="float">
            <text:p>0,750767</text:p>
          </table:table-cell>
          <table:table-cell office:value-type="float" office:value="0.790363" calcext:value-type="float">
            <text:p>0,790363</text:p>
          </table:table-cell>
          <table:table-cell office:value-type="float" office:value="0.827273" calcext:value-type="float">
            <text:p>0,827273</text:p>
          </table:table-cell>
          <table:table-cell office:value-type="float" office:value="0.84648" calcext:value-type="float">
            <text:p>0,84648</text:p>
          </table:table-cell>
          <table:table-cell office:value-type="float" office:value="0.861271" calcext:value-type="float">
            <text:p>0,861271</text:p>
          </table:table-cell>
          <table:table-cell office:value-type="float" office:value="0.883633" calcext:value-type="float">
            <text:p>0,88363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29043" calcext:value-type="float">
            <text:p>0,7290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5219" calcext:value-type="float">
            <text:p>0,215219</text:p>
          </table:table-cell>
          <table:table-cell office:value-type="float" office:value="0.456441" calcext:value-type="float">
            <text:p>0,456441</text:p>
          </table:table-cell>
          <table:table-cell office:value-type="float" office:value="0.624329" calcext:value-type="float">
            <text:p>0,624329</text:p>
          </table:table-cell>
          <table:table-cell office:value-type="float" office:value="0.699493" calcext:value-type="float">
            <text:p>0,699493</text:p>
          </table:table-cell>
          <table:table-cell office:value-type="float" office:value="0.73189" calcext:value-type="float">
            <text:p>0,73189</text:p>
          </table:table-cell>
          <table:table-cell office:value-type="float" office:value="0.768444" calcext:value-type="float">
            <text:p>0,768444</text:p>
          </table:table-cell>
          <table:table-cell office:value-type="float" office:value="0.806248" calcext:value-type="float">
            <text:p>0,806248</text:p>
          </table:table-cell>
          <table:table-cell office:value-type="float" office:value="0.834916" calcext:value-type="float">
            <text:p>0,834916</text:p>
          </table:table-cell>
          <table:table-cell office:value-type="float" office:value="0.850348" calcext:value-type="float">
            <text:p>0,850348</text:p>
          </table:table-cell>
          <table:table-cell office:value-type="float" office:value="0.864614" calcext:value-type="float">
            <text:p>0,864614</text:p>
          </table:table-cell>
          <table:table-cell office:value-type="float" office:value="0.885721" calcext:value-type="float">
            <text:p>0,8857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52244" calcext:value-type="float">
            <text:p>0,75224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15219" calcext:value-type="float">
            <text:p>0,215219</text:p>
          </table:table-cell>
          <table:table-cell office:value-type="float" office:value="0.43948" calcext:value-type="float">
            <text:p>0,43948</text:p>
          </table:table-cell>
          <table:table-cell office:value-type="float" office:value="0.589479" calcext:value-type="float">
            <text:p>0,589479</text:p>
          </table:table-cell>
          <table:table-cell office:value-type="float" office:value="0.687584" calcext:value-type="float">
            <text:p>0,687584</text:p>
          </table:table-cell>
          <table:table-cell office:value-type="float" office:value="0.735246" calcext:value-type="float">
            <text:p>0,735246</text:p>
          </table:table-cell>
          <table:table-cell office:value-type="float" office:value="0.780467" calcext:value-type="float">
            <text:p>0,780467</text:p>
          </table:table-cell>
          <table:table-cell office:value-type="float" office:value="0.814752" calcext:value-type="float">
            <text:p>0,814752</text:p>
          </table:table-cell>
          <table:table-cell office:value-type="float" office:value="0.835585" calcext:value-type="float">
            <text:p>0,835585</text:p>
          </table:table-cell>
          <table:table-cell office:value-type="float" office:value="0.849672" calcext:value-type="float">
            <text:p>0,849672</text:p>
          </table:table-cell>
          <table:table-cell office:value-type="float" office:value="0.865398" calcext:value-type="float">
            <text:p>0,865398</text:p>
          </table:table-cell>
          <table:table-cell office:value-type="float" office:value="0.884574" calcext:value-type="float">
            <text:p>0,88457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48224" calcext:value-type="float">
            <text:p>0,7482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2933" calcext:value-type="float">
            <text:p>0,392933</text:p>
          </table:table-cell>
          <table:table-cell office:value-type="float" office:value="0.446023" calcext:value-type="float">
            <text:p>0,446023</text:p>
          </table:table-cell>
          <table:table-cell office:value-type="float" office:value="0.617641" calcext:value-type="float">
            <text:p>0,617641</text:p>
          </table:table-cell>
          <table:table-cell office:value-type="float" office:value="0.69373" calcext:value-type="float">
            <text:p>0,69373</text:p>
          </table:table-cell>
          <table:table-cell office:value-type="float" office:value="0.731602" calcext:value-type="float">
            <text:p>0,731602</text:p>
          </table:table-cell>
          <table:table-cell office:value-type="float" office:value="0.763726" calcext:value-type="float">
            <text:p>0,763726</text:p>
          </table:table-cell>
          <table:table-cell office:value-type="float" office:value="0.806245" calcext:value-type="float">
            <text:p>0,806245</text:p>
          </table:table-cell>
          <table:table-cell office:value-type="float" office:value="0.83385" calcext:value-type="float">
            <text:p>0,83385</text:p>
          </table:table-cell>
          <table:table-cell office:value-type="float" office:value="0.853094" calcext:value-type="float">
            <text:p>0,853094</text:p>
          </table:table-cell>
          <table:table-cell office:value-type="float" office:value="0.869835" calcext:value-type="float">
            <text:p>0,869835</text:p>
          </table:table-cell>
          <table:table-cell office:value-type="float" office:value="0.888873" calcext:value-type="float">
            <text:p>0,8888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50462" calcext:value-type="float">
            <text:p>0,75046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2933" calcext:value-type="float">
            <text:p>0,392933</text:p>
          </table:table-cell>
          <table:table-cell office:value-type="float" office:value="0.449422" calcext:value-type="float">
            <text:p>0,449422</text:p>
          </table:table-cell>
          <table:table-cell office:value-type="float" office:value="0.597411" calcext:value-type="float">
            <text:p>0,597411</text:p>
          </table:table-cell>
          <table:table-cell office:value-type="float" office:value="0.68215" calcext:value-type="float">
            <text:p>0,68215</text:p>
          </table:table-cell>
          <table:table-cell office:value-type="float" office:value="0.725262" calcext:value-type="float">
            <text:p>0,725262</text:p>
          </table:table-cell>
          <table:table-cell office:value-type="float" office:value="0.772288" calcext:value-type="float">
            <text:p>0,772288</text:p>
          </table:table-cell>
          <table:table-cell office:value-type="float" office:value="0.824383" calcext:value-type="float">
            <text:p>0,824383</text:p>
          </table:table-cell>
          <table:table-cell office:value-type="float" office:value="0.84199" calcext:value-type="float">
            <text:p>0,84199</text:p>
          </table:table-cell>
          <table:table-cell office:value-type="float" office:value="0.860816" calcext:value-type="float">
            <text:p>0,860816</text:p>
          </table:table-cell>
          <table:table-cell office:value-type="float" office:value="0.872048" calcext:value-type="float">
            <text:p>0,872048</text:p>
          </table:table-cell>
          <table:table-cell office:value-type="float" office:value="0.889792" calcext:value-type="float">
            <text:p>0,88979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51556" calcext:value-type="float">
            <text:p>0,75155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16537" calcext:value-type="float">
            <text:p>0,416537</text:p>
          </table:table-cell>
          <table:table-cell office:value-type="float" office:value="0.498022" calcext:value-type="float">
            <text:p>0,498022</text:p>
          </table:table-cell>
          <table:table-cell office:value-type="float" office:value="0.639428" calcext:value-type="float">
            <text:p>0,639428</text:p>
          </table:table-cell>
          <table:table-cell office:value-type="float" office:value="0.715809" calcext:value-type="float">
            <text:p>0,715809</text:p>
          </table:table-cell>
          <table:table-cell office:value-type="float" office:value="0.7496" calcext:value-type="float">
            <text:p>0,7496</text:p>
          </table:table-cell>
          <table:table-cell office:value-type="float" office:value="0.808928" calcext:value-type="float">
            <text:p>0,808928</text:p>
          </table:table-cell>
          <table:table-cell office:value-type="float" office:value="0.835552" calcext:value-type="float">
            <text:p>0,835552</text:p>
          </table:table-cell>
          <table:table-cell office:value-type="float" office:value="0.851539" calcext:value-type="float">
            <text:p>0,851539</text:p>
          </table:table-cell>
          <table:table-cell office:value-type="float" office:value="0.864682" calcext:value-type="float">
            <text:p>0,864682</text:p>
          </table:table-cell>
          <table:table-cell office:value-type="float" office:value="0.872228" calcext:value-type="float">
            <text:p>0,872228</text:p>
          </table:table-cell>
          <table:table-cell office:value-type="float" office:value="0.888534" calcext:value-type="float">
            <text:p>0,88853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72432" calcext:value-type="float">
            <text:p>0,77243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19598" calcext:value-type="float">
            <text:p>0,419598</text:p>
          </table:table-cell>
          <table:table-cell office:value-type="float" office:value="0.515917" calcext:value-type="float">
            <text:p>0,515917</text:p>
          </table:table-cell>
          <table:table-cell office:value-type="float" office:value="0.688468" calcext:value-type="float">
            <text:p>0,688468</text:p>
          </table:table-cell>
          <table:table-cell office:value-type="float" office:value="0.741577" calcext:value-type="float">
            <text:p>0,741577</text:p>
          </table:table-cell>
          <table:table-cell office:value-type="float" office:value="0.789785" calcext:value-type="float">
            <text:p>0,789785</text:p>
          </table:table-cell>
          <table:table-cell office:value-type="float" office:value="0.82726" calcext:value-type="float">
            <text:p>0,82726</text:p>
          </table:table-cell>
          <table:table-cell office:value-type="float" office:value="0.843254" calcext:value-type="float">
            <text:p>0,843254</text:p>
          </table:table-cell>
          <table:table-cell office:value-type="float" office:value="0.855022" calcext:value-type="float">
            <text:p>0,855022</text:p>
          </table:table-cell>
          <table:table-cell office:value-type="float" office:value="0.867025" calcext:value-type="float">
            <text:p>0,867025</text:p>
          </table:table-cell>
          <table:table-cell office:value-type="float" office:value="0.873468" calcext:value-type="float">
            <text:p>0,873468</text:p>
          </table:table-cell>
          <table:table-cell office:value-type="float" office:value="0.886786" calcext:value-type="float">
            <text:p>0,88678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788856" calcext:value-type="float">
            <text:p>0,78885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04833" calcext:value-type="float">
            <text:p>0,404833</text:p>
          </table:table-cell>
          <table:table-cell office:value-type="float" office:value="0.537005" calcext:value-type="float">
            <text:p>0,537005</text:p>
          </table:table-cell>
          <table:table-cell office:value-type="float" office:value="0.712162" calcext:value-type="float">
            <text:p>0,712162</text:p>
          </table:table-cell>
          <table:table-cell office:value-type="float" office:value="0.761918" calcext:value-type="float">
            <text:p>0,761918</text:p>
          </table:table-cell>
          <table:table-cell office:value-type="float" office:value="0.818287" calcext:value-type="float">
            <text:p>0,818287</text:p>
          </table:table-cell>
          <table:table-cell office:value-type="float" office:value="0.840062" calcext:value-type="float">
            <text:p>0,840062</text:p>
          </table:table-cell>
          <table:table-cell office:value-type="float" office:value="0.849533" calcext:value-type="float">
            <text:p>0,849533</text:p>
          </table:table-cell>
          <table:table-cell office:value-type="float" office:value="0.86008" calcext:value-type="float">
            <text:p>0,86008</text:p>
          </table:table-cell>
          <table:table-cell office:value-type="float" office:value="0.87059" calcext:value-type="float">
            <text:p>0,87059</text:p>
          </table:table-cell>
          <table:table-cell office:value-type="float" office:value="0.877368" calcext:value-type="float">
            <text:p>0,877368</text:p>
          </table:table-cell>
          <table:table-cell office:value-type="float" office:value="0.890622" calcext:value-type="float">
            <text:p>0,89062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01763" calcext:value-type="float">
            <text:p>0,80176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21571" calcext:value-type="float">
            <text:p>0,421571</text:p>
          </table:table-cell>
          <table:table-cell office:value-type="float" office:value="0.529917" calcext:value-type="float">
            <text:p>0,529917</text:p>
          </table:table-cell>
          <table:table-cell office:value-type="float" office:value="0.709371" calcext:value-type="float">
            <text:p>0,709371</text:p>
          </table:table-cell>
          <table:table-cell office:value-type="float" office:value="0.758094" calcext:value-type="float">
            <text:p>0,758094</text:p>
          </table:table-cell>
          <table:table-cell office:value-type="float" office:value="0.816856" calcext:value-type="float">
            <text:p>0,816856</text:p>
          </table:table-cell>
          <table:table-cell office:value-type="float" office:value="0.839538" calcext:value-type="float">
            <text:p>0,839538</text:p>
          </table:table-cell>
          <table:table-cell office:value-type="float" office:value="0.854044" calcext:value-type="float">
            <text:p>0,854044</text:p>
          </table:table-cell>
          <table:table-cell office:value-type="float" office:value="0.862485" calcext:value-type="float">
            <text:p>0,862485</text:p>
          </table:table-cell>
          <table:table-cell office:value-type="float" office:value="0.870839" calcext:value-type="float">
            <text:p>0,870839</text:p>
          </table:table-cell>
          <table:table-cell office:value-type="float" office:value="0.875803" calcext:value-type="float">
            <text:p>0,875803</text:p>
          </table:table-cell>
          <table:table-cell office:value-type="float" office:value="0.888788" calcext:value-type="float">
            <text:p>0,88878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00573" calcext:value-type="float">
            <text:p>0,80057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13892" calcext:value-type="float">
            <text:p>0,513892</text:p>
          </table:table-cell>
          <table:table-cell office:value-type="float" office:value="0.714018" calcext:value-type="float">
            <text:p>0,714018</text:p>
          </table:table-cell>
          <table:table-cell office:value-type="float" office:value="0.782519" calcext:value-type="float">
            <text:p>0,782519</text:p>
          </table:table-cell>
          <table:table-cell office:value-type="float" office:value="0.822432" calcext:value-type="float">
            <text:p>0,822432</text:p>
          </table:table-cell>
          <table:table-cell office:value-type="float" office:value="0.843462" calcext:value-type="float">
            <text:p>0,843462</text:p>
          </table:table-cell>
          <table:table-cell office:value-type="float" office:value="0.856261" calcext:value-type="float">
            <text:p>0,856261</text:p>
          </table:table-cell>
          <table:table-cell office:value-type="float" office:value="0.859753" calcext:value-type="float">
            <text:p>0,859753</text:p>
          </table:table-cell>
          <table:table-cell office:value-type="float" office:value="0.870124" calcext:value-type="float">
            <text:p>0,870124</text:p>
          </table:table-cell>
          <table:table-cell office:value-type="float" office:value="0.874652" calcext:value-type="float">
            <text:p>0,874652</text:p>
          </table:table-cell>
          <table:table-cell office:value-type="float" office:value="0.887987" calcext:value-type="float">
            <text:p>0,88798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0251" calcext:value-type="float">
            <text:p>0,8025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61643" calcext:value-type="float">
            <text:p>0,561643</text:p>
          </table:table-cell>
          <table:table-cell office:value-type="float" office:value="0.729286" calcext:value-type="float">
            <text:p>0,729286</text:p>
          </table:table-cell>
          <table:table-cell office:value-type="float" office:value="0.78216" calcext:value-type="float">
            <text:p>0,78216</text:p>
          </table:table-cell>
          <table:table-cell office:value-type="float" office:value="0.813934" calcext:value-type="float">
            <text:p>0,813934</text:p>
          </table:table-cell>
          <table:table-cell office:value-type="float" office:value="0.832566" calcext:value-type="float">
            <text:p>0,832566</text:p>
          </table:table-cell>
          <table:table-cell office:value-type="float" office:value="0.848461" calcext:value-type="float">
            <text:p>0,848461</text:p>
          </table:table-cell>
          <table:table-cell office:value-type="float" office:value="0.858931" calcext:value-type="float">
            <text:p>0,858931</text:p>
          </table:table-cell>
          <table:table-cell office:value-type="float" office:value="0.869871" calcext:value-type="float">
            <text:p>0,869871</text:p>
          </table:table-cell>
          <table:table-cell office:value-type="float" office:value="0.877939" calcext:value-type="float">
            <text:p>0,877939</text:p>
          </table:table-cell>
          <table:table-cell office:value-type="float" office:value="0.891784" calcext:value-type="float">
            <text:p>0,89178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06658" calcext:value-type="float">
            <text:p>0,80665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68987" calcext:value-type="float">
            <text:p>0,568987</text:p>
          </table:table-cell>
          <table:table-cell office:value-type="float" office:value="0.733435" calcext:value-type="float">
            <text:p>0,733435</text:p>
          </table:table-cell>
          <table:table-cell office:value-type="float" office:value="0.787353" calcext:value-type="float">
            <text:p>0,787353</text:p>
          </table:table-cell>
          <table:table-cell office:value-type="float" office:value="0.824176" calcext:value-type="float">
            <text:p>0,824176</text:p>
          </table:table-cell>
          <table:table-cell office:value-type="float" office:value="0.839954" calcext:value-type="float">
            <text:p>0,839954</text:p>
          </table:table-cell>
          <table:table-cell office:value-type="float" office:value="0.850033" calcext:value-type="float">
            <text:p>0,850033</text:p>
          </table:table-cell>
          <table:table-cell office:value-type="float" office:value="0.86246" calcext:value-type="float">
            <text:p>0,86246</text:p>
          </table:table-cell>
          <table:table-cell office:value-type="float" office:value="0.871427" calcext:value-type="float">
            <text:p>0,871427</text:p>
          </table:table-cell>
          <table:table-cell office:value-type="float" office:value="0.881801" calcext:value-type="float">
            <text:p>0,881801</text:p>
          </table:table-cell>
          <table:table-cell office:value-type="float" office:value="0.896265" calcext:value-type="float">
            <text:p>0,89626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11589" calcext:value-type="float">
            <text:p>0,81158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54346" calcext:value-type="float">
            <text:p>0,554346</text:p>
          </table:table-cell>
          <table:table-cell office:value-type="float" office:value="0.752872" calcext:value-type="float">
            <text:p>0,752872</text:p>
          </table:table-cell>
          <table:table-cell office:value-type="float" office:value="0.803326" calcext:value-type="float">
            <text:p>0,803326</text:p>
          </table:table-cell>
          <table:table-cell office:value-type="float" office:value="0.824634" calcext:value-type="float">
            <text:p>0,824634</text:p>
          </table:table-cell>
          <table:table-cell office:value-type="float" office:value="0.840141" calcext:value-type="float">
            <text:p>0,840141</text:p>
          </table:table-cell>
          <table:table-cell office:value-type="float" office:value="0.847382" calcext:value-type="float">
            <text:p>0,847382</text:p>
          </table:table-cell>
          <table:table-cell office:value-type="float" office:value="0.85881" calcext:value-type="float">
            <text:p>0,85881</text:p>
          </table:table-cell>
          <table:table-cell office:value-type="float" office:value="0.870655" calcext:value-type="float">
            <text:p>0,870655</text:p>
          </table:table-cell>
          <table:table-cell office:value-type="float" office:value="0.879035" calcext:value-type="float">
            <text:p>0,879035</text:p>
          </table:table-cell>
          <table:table-cell office:value-type="float" office:value="0.899003" calcext:value-type="float">
            <text:p>0,89900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1302" calcext:value-type="float">
            <text:p>0,8130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2982" calcext:value-type="float">
            <text:p>0,412982</text:p>
          </table:table-cell>
          <table:table-cell office:value-type="float" office:value="0.578376" calcext:value-type="float">
            <text:p>0,578376</text:p>
          </table:table-cell>
          <table:table-cell office:value-type="float" office:value="0.762664" calcext:value-type="float">
            <text:p>0,762664</text:p>
          </table:table-cell>
          <table:table-cell office:value-type="float" office:value="0.81038" calcext:value-type="float">
            <text:p>0,81038</text:p>
          </table:table-cell>
          <table:table-cell office:value-type="float" office:value="0.832167" calcext:value-type="float">
            <text:p>0,832167</text:p>
          </table:table-cell>
          <table:table-cell office:value-type="float" office:value="0.843238" calcext:value-type="float">
            <text:p>0,843238</text:p>
          </table:table-cell>
          <table:table-cell office:value-type="float" office:value="0.851831" calcext:value-type="float">
            <text:p>0,851831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873587" calcext:value-type="float">
            <text:p>0,873587</text:p>
          </table:table-cell>
          <table:table-cell office:value-type="float" office:value="0.882657" calcext:value-type="float">
            <text:p>0,882657</text:p>
          </table:table-cell>
          <table:table-cell office:value-type="float" office:value="0.899726" calcext:value-type="float">
            <text:p>0,89972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20129" calcext:value-type="float">
            <text:p>0,82012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6522" calcext:value-type="float">
            <text:p>0,46522</text:p>
          </table:table-cell>
          <table:table-cell office:value-type="float" office:value="0.594694" calcext:value-type="float">
            <text:p>0,594694</text:p>
          </table:table-cell>
          <table:table-cell office:value-type="float" office:value="0.781875" calcext:value-type="float">
            <text:p>0,781875</text:p>
          </table:table-cell>
          <table:table-cell office:value-type="float" office:value="0.823151" calcext:value-type="float">
            <text:p>0,823151</text:p>
          </table:table-cell>
          <table:table-cell office:value-type="float" office:value="0.839587" calcext:value-type="float">
            <text:p>0,839587</text:p>
          </table:table-cell>
          <table:table-cell office:value-type="float" office:value="0.849639" calcext:value-type="float">
            <text:p>0,849639</text:p>
          </table:table-cell>
          <table:table-cell office:value-type="float" office:value="0.861569" calcext:value-type="float">
            <text:p>0,861569</text:p>
          </table:table-cell>
          <table:table-cell office:value-type="float" office:value="0.87089" calcext:value-type="float">
            <text:p>0,87089</text:p>
          </table:table-cell>
          <table:table-cell office:value-type="float" office:value="0.875121" calcext:value-type="float">
            <text:p>0,875121</text:p>
          </table:table-cell>
          <table:table-cell office:value-type="float" office:value="0.882942" calcext:value-type="float">
            <text:p>0,882942</text:p>
          </table:table-cell>
          <table:table-cell office:value-type="float" office:value="0.893482" calcext:value-type="float">
            <text:p>0,89348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27295" calcext:value-type="float">
            <text:p>0,82729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63038" calcext:value-type="float">
            <text:p>0,663038</text:p>
          </table:table-cell>
          <table:table-cell office:value-type="float" office:value="0.803489" calcext:value-type="float">
            <text:p>0,803489</text:p>
          </table:table-cell>
          <table:table-cell office:value-type="float" office:value="0.833797" calcext:value-type="float">
            <text:p>0,833797</text:p>
          </table:table-cell>
          <table:table-cell office:value-type="float" office:value="0.844841" calcext:value-type="float">
            <text:p>0,844841</text:p>
          </table:table-cell>
          <table:table-cell office:value-type="float" office:value="0.854295" calcext:value-type="float">
            <text:p>0,854295</text:p>
          </table:table-cell>
          <table:table-cell office:value-type="float" office:value="0.865173" calcext:value-type="float">
            <text:p>0,865173</text:p>
          </table:table-cell>
          <table:table-cell office:value-type="float" office:value="0.871525" calcext:value-type="float">
            <text:p>0,871525</text:p>
          </table:table-cell>
          <table:table-cell office:value-type="float" office:value="0.877787" calcext:value-type="float">
            <text:p>0,87778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796" calcext:value-type="float">
            <text:p>0,89479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92" calcext:value-type="float">
            <text:p>0,839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65205" calcext:value-type="float">
            <text:p>0,665205</text:p>
          </table:table-cell>
          <table:table-cell office:value-type="float" office:value="0.813284" calcext:value-type="float">
            <text:p>0,813284</text:p>
          </table:table-cell>
          <table:table-cell office:value-type="float" office:value="0.835905" calcext:value-type="float">
            <text:p>0,835905</text:p>
          </table:table-cell>
          <table:table-cell office:value-type="float" office:value="0.844974" calcext:value-type="float">
            <text:p>0,844974</text:p>
          </table:table-cell>
          <table:table-cell office:value-type="float" office:value="0.853898" calcext:value-type="float">
            <text:p>0,853898</text:p>
          </table:table-cell>
          <table:table-cell office:value-type="float" office:value="0.862803" calcext:value-type="float">
            <text:p>0,862803</text:p>
          </table:table-cell>
          <table:table-cell office:value-type="float" office:value="0.870417" calcext:value-type="float">
            <text:p>0,870417</text:p>
          </table:table-cell>
          <table:table-cell office:value-type="float" office:value="0.87466" calcext:value-type="float">
            <text:p>0,87466</text:p>
          </table:table-cell>
          <table:table-cell office:value-type="float" office:value="0.883046" calcext:value-type="float">
            <text:p>0,883046</text:p>
          </table:table-cell>
          <table:table-cell office:value-type="float" office:value="0.889646" calcext:value-type="float">
            <text:p>0,88964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9384" calcext:value-type="float">
            <text:p>0,83938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0.630378" calcext:value-type="float">
            <text:p>0,630378</text:p>
          </table:table-cell>
          <table:table-cell office:value-type="float" office:value="0.809947" calcext:value-type="float">
            <text:p>0,809947</text:p>
          </table:table-cell>
          <table:table-cell office:value-type="float" office:value="0.836637" calcext:value-type="float">
            <text:p>0,836637</text:p>
          </table:table-cell>
          <table:table-cell office:value-type="float" office:value="0.845746" calcext:value-type="float">
            <text:p>0,845746</text:p>
          </table:table-cell>
          <table:table-cell office:value-type="float" office:value="0.856569" calcext:value-type="float">
            <text:p>0,856569</text:p>
          </table:table-cell>
          <table:table-cell office:value-type="float" office:value="0.86194" calcext:value-type="float">
            <text:p>0,86194</text:p>
          </table:table-cell>
          <table:table-cell office:value-type="float" office:value="0.869868" calcext:value-type="float">
            <text:p>0,869868</text:p>
          </table:table-cell>
          <table:table-cell office:value-type="float" office:value="0.874083" calcext:value-type="float">
            <text:p>0,874083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157" calcext:value-type="float">
            <text:p>0,89015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5858" calcext:value-type="float">
            <text:p>0,83585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34273" calcext:value-type="float">
            <text:p>0,434273</text:p>
          </table:table-cell>
          <table:table-cell office:value-type="float" office:value="0.68864" calcext:value-type="float">
            <text:p>0,68864</text:p>
          </table:table-cell>
          <table:table-cell office:value-type="float" office:value="0.818221" calcext:value-type="float">
            <text:p>0,818221</text:p>
          </table:table-cell>
          <table:table-cell office:value-type="float" office:value="0.840713" calcext:value-type="float">
            <text:p>0,840713</text:p>
          </table:table-cell>
          <table:table-cell office:value-type="float" office:value="0.846729" calcext:value-type="float">
            <text:p>0,846729</text:p>
          </table:table-cell>
          <table:table-cell office:value-type="float" office:value="0.857398" calcext:value-type="float">
            <text:p>0,857398</text:p>
          </table:table-cell>
          <table:table-cell office:value-type="float" office:value="0.862866" calcext:value-type="float">
            <text:p>0,862866</text:p>
          </table:table-cell>
          <table:table-cell office:value-type="float" office:value="0.870939" calcext:value-type="float">
            <text:p>0,870939</text:p>
          </table:table-cell>
          <table:table-cell office:value-type="float" office:value="0.874062" calcext:value-type="float">
            <text:p>0,874062</text:p>
          </table:table-cell>
          <table:table-cell office:value-type="float" office:value="0.883025" calcext:value-type="float">
            <text:p>0,883025</text:p>
          </table:table-cell>
          <table:table-cell office:value-type="float" office:value="0.892865" calcext:value-type="float">
            <text:p>0,89286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3546" calcext:value-type="float">
            <text:p>0,8435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585274" calcext:value-type="float">
            <text:p>0,585274</text:p>
          </table:table-cell>
          <table:table-cell office:value-type="float" office:value="0.818154" calcext:value-type="float">
            <text:p>0,818154</text:p>
          </table:table-cell>
          <table:table-cell office:value-type="float" office:value="0.839533" calcext:value-type="float">
            <text:p>0,839533</text:p>
          </table:table-cell>
          <table:table-cell office:value-type="float" office:value="0.846015" calcext:value-type="float">
            <text:p>0,846015</text:p>
          </table:table-cell>
          <table:table-cell office:value-type="float" office:value="0.854514" calcext:value-type="float">
            <text:p>0,854514</text:p>
          </table:table-cell>
          <table:table-cell office:value-type="float" office:value="0.860308" calcext:value-type="float">
            <text:p>0,860308</text:p>
          </table:table-cell>
          <table:table-cell office:value-type="float" office:value="0.870677" calcext:value-type="float">
            <text:p>0,870677</text:p>
          </table:table-cell>
          <table:table-cell office:value-type="float" office:value="0.876776" calcext:value-type="float">
            <text:p>0,87677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3102" calcext:value-type="float">
            <text:p>0,89310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2761" calcext:value-type="float">
            <text:p>0,83276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02429" calcext:value-type="float">
            <text:p>0,702429</text:p>
          </table:table-cell>
          <table:table-cell office:value-type="float" office:value="0.821225" calcext:value-type="float">
            <text:p>0,821225</text:p>
          </table:table-cell>
          <table:table-cell office:value-type="float" office:value="0.838858" calcext:value-type="float">
            <text:p>0,838858</text:p>
          </table:table-cell>
          <table:table-cell office:value-type="float" office:value="0.846354" calcext:value-type="float">
            <text:p>0,846354</text:p>
          </table:table-cell>
          <table:table-cell office:value-type="float" office:value="0.856203" calcext:value-type="float">
            <text:p>0,856203</text:p>
          </table:table-cell>
          <table:table-cell office:value-type="float" office:value="0.863381" calcext:value-type="float">
            <text:p>0,863381</text:p>
          </table:table-cell>
          <table:table-cell office:value-type="float" office:value="0.871216" calcext:value-type="float">
            <text:p>0,871216</text:p>
          </table:table-cell>
          <table:table-cell office:value-type="float" office:value="0.876947" calcext:value-type="float">
            <text:p>0,87694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5083" calcext:value-type="float">
            <text:p>0,89508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5495" calcext:value-type="float">
            <text:p>0,84549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2634" calcext:value-type="float">
            <text:p>0,52634</text:p>
          </table:table-cell>
          <table:table-cell office:value-type="float" office:value="0.68677" calcext:value-type="float">
            <text:p>0,68677</text:p>
          </table:table-cell>
          <table:table-cell office:value-type="float" office:value="0.82378" calcext:value-type="float">
            <text:p>0,82378</text:p>
          </table:table-cell>
          <table:table-cell office:value-type="float" office:value="0.839348" calcext:value-type="float">
            <text:p>0,839348</text:p>
          </table:table-cell>
          <table:table-cell office:value-type="float" office:value="0.849495" calcext:value-type="float">
            <text:p>0,849495</text:p>
          </table:table-cell>
          <table:table-cell office:value-type="float" office:value="0.861438" calcext:value-type="float">
            <text:p>0,861438</text:p>
          </table:table-cell>
          <table:table-cell office:value-type="float" office:value="0.870265" calcext:value-type="float">
            <text:p>0,870265</text:p>
          </table:table-cell>
          <table:table-cell office:value-type="float" office:value="0.871917" calcext:value-type="float">
            <text:p>0,871917</text:p>
          </table:table-cell>
          <table:table-cell office:value-type="float" office:value="0.880766" calcext:value-type="float">
            <text:p>0,88076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5442" calcext:value-type="float">
            <text:p>0,89544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248" calcext:value-type="float">
            <text:p>0,8462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25902" calcext:value-type="float">
            <text:p>0,625902</text:p>
          </table:table-cell>
          <table:table-cell office:value-type="float" office:value="0.813312" calcext:value-type="float">
            <text:p>0,813312</text:p>
          </table:table-cell>
          <table:table-cell office:value-type="float" office:value="0.839971" calcext:value-type="float">
            <text:p>0,839971</text:p>
          </table:table-cell>
          <table:table-cell office:value-type="float" office:value="0.854094" calcext:value-type="float">
            <text:p>0,854094</text:p>
          </table:table-cell>
          <table:table-cell office:value-type="float" office:value="0.86115" calcext:value-type="float">
            <text:p>0,86115</text:p>
          </table:table-cell>
          <table:table-cell office:value-type="float" office:value="0.870252" calcext:value-type="float">
            <text:p>0,870252</text:p>
          </table:table-cell>
          <table:table-cell office:value-type="float" office:value="0.872337" calcext:value-type="float">
            <text:p>0,872337</text:p>
          </table:table-cell>
          <table:table-cell office:value-type="float" office:value="0.882391" calcext:value-type="float">
            <text:p>0,88239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026" calcext:value-type="float">
            <text:p>0,89402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9669" calcext:value-type="float">
            <text:p>0,83966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77674" calcext:value-type="float">
            <text:p>0,477674</text:p>
          </table:table-cell>
          <table:table-cell office:value-type="float" office:value="0.6548" calcext:value-type="float">
            <text:p>0,6548</text:p>
          </table:table-cell>
          <table:table-cell office:value-type="float" office:value="0.816281" calcext:value-type="float">
            <text:p>0,816281</text:p>
          </table:table-cell>
          <table:table-cell office:value-type="float" office:value="0.844214" calcext:value-type="float">
            <text:p>0,844214</text:p>
          </table:table-cell>
          <table:table-cell office:value-type="float" office:value="0.85814" calcext:value-type="float">
            <text:p>0,85814</text:p>
          </table:table-cell>
          <table:table-cell office:value-type="float" office:value="0.864842" calcext:value-type="float">
            <text:p>0,864842</text:p>
          </table:table-cell>
          <table:table-cell office:value-type="float" office:value="0.870988" calcext:value-type="float">
            <text:p>0,870988</text:p>
          </table:table-cell>
          <table:table-cell office:value-type="float" office:value="0.873592" calcext:value-type="float">
            <text:p>0,873592</text:p>
          </table:table-cell>
          <table:table-cell office:value-type="float" office:value="0.882818" calcext:value-type="float">
            <text:p>0,88281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3879" calcext:value-type="float">
            <text:p>0,89387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4281" calcext:value-type="float">
            <text:p>0,84428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77674" calcext:value-type="float">
            <text:p>0,477674</text:p>
          </table:table-cell>
          <table:table-cell office:value-type="float" office:value="0.660981" calcext:value-type="float">
            <text:p>0,660981</text:p>
          </table:table-cell>
          <table:table-cell office:value-type="float" office:value="0.806942" calcext:value-type="float">
            <text:p>0,806942</text:p>
          </table:table-cell>
          <table:table-cell office:value-type="float" office:value="0.839532" calcext:value-type="float">
            <text:p>0,839532</text:p>
          </table:table-cell>
          <table:table-cell office:value-type="float" office:value="0.856159" calcext:value-type="float">
            <text:p>0,856159</text:p>
          </table:table-cell>
          <table:table-cell office:value-type="float" office:value="0.862003" calcext:value-type="float">
            <text:p>0,862003</text:p>
          </table:table-cell>
          <table:table-cell office:value-type="float" office:value="0.869654" calcext:value-type="float">
            <text:p>0,869654</text:p>
          </table:table-cell>
          <table:table-cell office:value-type="float" office:value="0.871742" calcext:value-type="float">
            <text:p>0,871742</text:p>
          </table:table-cell>
          <table:table-cell office:value-type="float" office:value="0.878835" calcext:value-type="float">
            <text:p>0,87883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5625" calcext:value-type="float">
            <text:p>0,89562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2473" calcext:value-type="float">
            <text:p>0,84247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62899" calcext:value-type="float">
            <text:p>0,462899</text:p>
          </table:table-cell>
          <table:table-cell office:value-type="float" office:value="0.599073" calcext:value-type="float">
            <text:p>0,599073</text:p>
          </table:table-cell>
          <table:table-cell office:value-type="float" office:value="0.795376" calcext:value-type="float">
            <text:p>0,795376</text:p>
          </table:table-cell>
          <table:table-cell office:value-type="float" office:value="0.831513" calcext:value-type="float">
            <text:p>0,831513</text:p>
          </table:table-cell>
          <table:table-cell office:value-type="float" office:value="0.852049" calcext:value-type="float">
            <text:p>0,852049</text:p>
          </table:table-cell>
          <table:table-cell office:value-type="float" office:value="0.859637" calcext:value-type="float">
            <text:p>0,859637</text:p>
          </table:table-cell>
          <table:table-cell office:value-type="float" office:value="0.868711" calcext:value-type="float">
            <text:p>0,868711</text:p>
          </table:table-cell>
          <table:table-cell office:value-type="float" office:value="0.87136" calcext:value-type="float">
            <text:p>0,87136</text:p>
          </table:table-cell>
          <table:table-cell office:value-type="float" office:value="0.876071" calcext:value-type="float">
            <text:p>0,87607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6184" calcext:value-type="float">
            <text:p>0,89618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3323" calcext:value-type="float">
            <text:p>0,83332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0.506497" calcext:value-type="float">
            <text:p>0,506497</text:p>
          </table:table-cell>
          <table:table-cell office:value-type="float" office:value="0.798797" calcext:value-type="float">
            <text:p>0,798797</text:p>
          </table:table-cell>
          <table:table-cell office:value-type="float" office:value="0.842059" calcext:value-type="float">
            <text:p>0,842059</text:p>
          </table:table-cell>
          <table:table-cell office:value-type="float" office:value="0.855084" calcext:value-type="float">
            <text:p>0,855084</text:p>
          </table:table-cell>
          <table:table-cell office:value-type="float" office:value="0.859842" calcext:value-type="float">
            <text:p>0,859842</text:p>
          </table:table-cell>
          <table:table-cell office:value-type="float" office:value="0.867873" calcext:value-type="float">
            <text:p>0,867873</text:p>
          </table:table-cell>
          <table:table-cell office:value-type="float" office:value="0.871504" calcext:value-type="float">
            <text:p>0,871504</text:p>
          </table:table-cell>
          <table:table-cell office:value-type="float" office:value="0.876984" calcext:value-type="float">
            <text:p>0,87698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404" calcext:value-type="float">
            <text:p>0,89440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2563" calcext:value-type="float">
            <text:p>0,8256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41075" calcext:value-type="float">
            <text:p>0,441075</text:p>
          </table:table-cell>
          <table:table-cell office:value-type="float" office:value="0.684164" calcext:value-type="float">
            <text:p>0,684164</text:p>
          </table:table-cell>
          <table:table-cell office:value-type="float" office:value="0.824529" calcext:value-type="float">
            <text:p>0,824529</text:p>
          </table:table-cell>
          <table:table-cell office:value-type="float" office:value="0.845529" calcext:value-type="float">
            <text:p>0,845529</text:p>
          </table:table-cell>
          <table:table-cell office:value-type="float" office:value="0.85713" calcext:value-type="float">
            <text:p>0,85713</text:p>
          </table:table-cell>
          <table:table-cell office:value-type="float" office:value="0.864556" calcext:value-type="float">
            <text:p>0,864556</text:p>
          </table:table-cell>
          <table:table-cell office:value-type="float" office:value="0.870861" calcext:value-type="float">
            <text:p>0,870861</text:p>
          </table:table-cell>
          <table:table-cell office:value-type="float" office:value="0.872073" calcext:value-type="float">
            <text:p>0,872073</text:p>
          </table:table-cell>
          <table:table-cell office:value-type="float" office:value="0.880934" calcext:value-type="float">
            <text:p>0,88093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3427" calcext:value-type="float">
            <text:p>0,89342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7646" calcext:value-type="float">
            <text:p>0,84764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34273" calcext:value-type="float">
            <text:p>0,434273</text:p>
          </table:table-cell>
          <table:table-cell office:value-type="float" office:value="0.664693" calcext:value-type="float">
            <text:p>0,664693</text:p>
          </table:table-cell>
          <table:table-cell office:value-type="float" office:value="0.827915" calcext:value-type="float">
            <text:p>0,827915</text:p>
          </table:table-cell>
          <table:table-cell office:value-type="float" office:value="0.845756" calcext:value-type="float">
            <text:p>0,845756</text:p>
          </table:table-cell>
          <table:table-cell office:value-type="float" office:value="0.858042" calcext:value-type="float">
            <text:p>0,858042</text:p>
          </table:table-cell>
          <table:table-cell office:value-type="float" office:value="0.866609" calcext:value-type="float">
            <text:p>0,866609</text:p>
          </table:table-cell>
          <table:table-cell office:value-type="float" office:value="0.871502" calcext:value-type="float">
            <text:p>0,871502</text:p>
          </table:table-cell>
          <table:table-cell office:value-type="float" office:value="0.872228" calcext:value-type="float">
            <text:p>0,872228</text:p>
          </table:table-cell>
          <table:table-cell office:value-type="float" office:value="0.882131" calcext:value-type="float">
            <text:p>0,88213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381" calcext:value-type="float">
            <text:p>0,89438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651" calcext:value-type="float">
            <text:p>0,84665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0.575782" calcext:value-type="float">
            <text:p>0,575782</text:p>
          </table:table-cell>
          <table:table-cell office:value-type="float" office:value="0.820811" calcext:value-type="float">
            <text:p>0,820811</text:p>
          </table:table-cell>
          <table:table-cell office:value-type="float" office:value="0.846439" calcext:value-type="float">
            <text:p>0,846439</text:p>
          </table:table-cell>
          <table:table-cell office:value-type="float" office:value="0.858235" calcext:value-type="float">
            <text:p>0,858235</text:p>
          </table:table-cell>
          <table:table-cell office:value-type="float" office:value="0.866214" calcext:value-type="float">
            <text:p>0,866214</text:p>
          </table:table-cell>
          <table:table-cell office:value-type="float" office:value="0.871586" calcext:value-type="float">
            <text:p>0,871586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2064" calcext:value-type="float">
            <text:p>0,88206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2909" calcext:value-type="float">
            <text:p>0,89290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6962" calcext:value-type="float">
            <text:p>0,83696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31134" calcext:value-type="float">
            <text:p>0,431134</text:p>
          </table:table-cell>
          <table:table-cell office:value-type="float" office:value="0.605478" calcext:value-type="float">
            <text:p>0,605478</text:p>
          </table:table-cell>
          <table:table-cell office:value-type="float" office:value="0.818492" calcext:value-type="float">
            <text:p>0,818492</text:p>
          </table:table-cell>
          <table:table-cell office:value-type="float" office:value="0.84053" calcext:value-type="float">
            <text:p>0,84053</text:p>
          </table:table-cell>
          <table:table-cell office:value-type="float" office:value="0.85615" calcext:value-type="float">
            <text:p>0,85615</text:p>
          </table:table-cell>
          <table:table-cell office:value-type="float" office:value="0.864837" calcext:value-type="float">
            <text:p>0,864837</text:p>
          </table:table-cell>
          <table:table-cell office:value-type="float" office:value="0.871675" calcext:value-type="float">
            <text:p>0,871675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82593" calcext:value-type="float">
            <text:p>0,882593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2438" calcext:value-type="float">
            <text:p>0,89243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8995" calcext:value-type="float">
            <text:p>0,83899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31134" calcext:value-type="float">
            <text:p>0,431134</text:p>
          </table:table-cell>
          <table:table-cell office:value-type="float" office:value="0.657527" calcext:value-type="float">
            <text:p>0,657527</text:p>
          </table:table-cell>
          <table:table-cell office:value-type="float" office:value="0.823668" calcext:value-type="float">
            <text:p>0,823668</text:p>
          </table:table-cell>
          <table:table-cell office:value-type="float" office:value="0.843079" calcext:value-type="float">
            <text:p>0,843079</text:p>
          </table:table-cell>
          <table:table-cell office:value-type="float" office:value="0.85716" calcext:value-type="float">
            <text:p>0,85716</text:p>
          </table:table-cell>
          <table:table-cell office:value-type="float" office:value="0.867794" calcext:value-type="float">
            <text:p>0,867794</text:p>
          </table:table-cell>
          <table:table-cell office:value-type="float" office:value="0.871886" calcext:value-type="float">
            <text:p>0,871886</text:p>
          </table:table-cell>
          <table:table-cell office:value-type="float" office:value="0.879585" calcext:value-type="float">
            <text:p>0,879585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9855" calcext:value-type="float">
            <text:p>0,89985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701" calcext:value-type="float">
            <text:p>0,84670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31134" calcext:value-type="float">
            <text:p>0,431134</text:p>
          </table:table-cell>
          <table:table-cell office:value-type="float" office:value="0.66178" calcext:value-type="float">
            <text:p>0,66178</text:p>
          </table:table-cell>
          <table:table-cell office:value-type="float" office:value="0.818546" calcext:value-type="float">
            <text:p>0,818546</text:p>
          </table:table-cell>
          <table:table-cell office:value-type="float" office:value="0.841646" calcext:value-type="float">
            <text:p>0,841646</text:p>
          </table:table-cell>
          <table:table-cell office:value-type="float" office:value="0.856182" calcext:value-type="float">
            <text:p>0,856182</text:p>
          </table:table-cell>
          <table:table-cell office:value-type="float" office:value="0.868143" calcext:value-type="float">
            <text:p>0,868143</text:p>
          </table:table-cell>
          <table:table-cell office:value-type="float" office:value="0.871917" calcext:value-type="float">
            <text:p>0,871917</text:p>
          </table:table-cell>
          <table:table-cell office:value-type="float" office:value="0.8814" calcext:value-type="float">
            <text:p>0,881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812" calcext:value-type="float">
            <text:p>0,884812</text:p>
          </table:table-cell>
          <table:table-cell office:value-type="float" office:value="0.900815" calcext:value-type="float">
            <text:p>0,90081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85" calcext:value-type="float">
            <text:p>0,8468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34273" calcext:value-type="float">
            <text:p>0,434273</text:p>
          </table:table-cell>
          <table:table-cell office:value-type="float" office:value="0.635624" calcext:value-type="float">
            <text:p>0,635624</text:p>
          </table:table-cell>
          <table:table-cell office:value-type="float" office:value="0.793092" calcext:value-type="float">
            <text:p>0,793092</text:p>
          </table:table-cell>
          <table:table-cell office:value-type="float" office:value="0.840157" calcext:value-type="float">
            <text:p>0,840157</text:p>
          </table:table-cell>
          <table:table-cell office:value-type="float" office:value="0.855934" calcext:value-type="float">
            <text:p>0,855934</text:p>
          </table:table-cell>
          <table:table-cell office:value-type="float" office:value="0.866413" calcext:value-type="float">
            <text:p>0,866413</text:p>
          </table:table-cell>
          <table:table-cell office:value-type="float" office:value="0.871574" calcext:value-type="float">
            <text:p>0,871574</text:p>
          </table:table-cell>
          <table:table-cell office:value-type="float" office:value="0.877769" calcext:value-type="float">
            <text:p>0,877769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014" calcext:value-type="float">
            <text:p>0,884014</text:p>
          </table:table-cell>
          <table:table-cell office:value-type="float" office:value="0.900277" calcext:value-type="float">
            <text:p>0,90027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0811" calcext:value-type="float">
            <text:p>0,84081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13438" calcext:value-type="float">
            <text:p>0,513438</text:p>
          </table:table-cell>
          <table:table-cell office:value-type="float" office:value="0.634336" calcext:value-type="float">
            <text:p>0,634336</text:p>
          </table:table-cell>
          <table:table-cell office:value-type="float" office:value="0.799623" calcext:value-type="float">
            <text:p>0,799623</text:p>
          </table:table-cell>
          <table:table-cell office:value-type="float" office:value="0.84174" calcext:value-type="float">
            <text:p>0,84174</text:p>
          </table:table-cell>
          <table:table-cell office:value-type="float" office:value="0.858657" calcext:value-type="float">
            <text:p>0,858657</text:p>
          </table:table-cell>
          <table:table-cell office:value-type="float" office:value="0.864985" calcext:value-type="float">
            <text:p>0,864985</text:p>
          </table:table-cell>
          <table:table-cell office:value-type="float" office:value="0.871233" calcext:value-type="float">
            <text:p>0,871233</text:p>
          </table:table-cell>
          <table:table-cell office:value-type="float" office:value="0.872872" calcext:value-type="float">
            <text:p>0,872872</text:p>
          </table:table-cell>
          <table:table-cell office:value-type="float" office:value="0.883172" calcext:value-type="float">
            <text:p>0,88317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931" calcext:value-type="float">
            <text:p>0,8993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0918" calcext:value-type="float">
            <text:p>0,840918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3438" calcext:value-type="float">
            <text:p>0,513438</text:p>
          </table:table-cell>
          <table:table-cell office:value-type="float" office:value="0.683862" calcext:value-type="float">
            <text:p>0,683862</text:p>
          </table:table-cell>
          <table:table-cell office:value-type="float" office:value="0.823737" calcext:value-type="float">
            <text:p>0,823737</text:p>
          </table:table-cell>
          <table:table-cell office:value-type="float" office:value="0.855544" calcext:value-type="float">
            <text:p>0,855544</text:p>
          </table:table-cell>
          <table:table-cell office:value-type="float" office:value="0.862485" calcext:value-type="float">
            <text:p>0,862485</text:p>
          </table:table-cell>
          <table:table-cell office:value-type="float" office:value="0.870929" calcext:value-type="float">
            <text:p>0,87092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8257" calcext:value-type="float">
            <text:p>0,87825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3999" calcext:value-type="float">
            <text:p>0,883999</text:p>
          </table:table-cell>
          <table:table-cell office:value-type="float" office:value="0.901256" calcext:value-type="float">
            <text:p>0,90125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1487" calcext:value-type="float">
            <text:p>0,85148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13438" calcext:value-type="float">
            <text:p>0,513438</text:p>
          </table:table-cell>
          <table:table-cell office:value-type="float" office:value="0.693844" calcext:value-type="float">
            <text:p>0,693844</text:p>
          </table:table-cell>
          <table:table-cell office:value-type="float" office:value="0.83707" calcext:value-type="float">
            <text:p>0,83707</text:p>
          </table:table-cell>
          <table:table-cell office:value-type="float" office:value="0.859752" calcext:value-type="float">
            <text:p>0,859752</text:p>
          </table:table-cell>
          <table:table-cell office:value-type="float" office:value="0.869787" calcext:value-type="float">
            <text:p>0,869787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54" calcext:value-type="float">
            <text:p>0,871854</text:p>
          </table:table-cell>
          <table:table-cell office:value-type="float" office:value="0.879077" calcext:value-type="float">
            <text:p>0,87907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233" calcext:value-type="float">
            <text:p>0,885233</text:p>
          </table:table-cell>
          <table:table-cell office:value-type="float" office:value="0.901262" calcext:value-type="float">
            <text:p>0,90126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5268" calcext:value-type="float">
            <text:p>0,85526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712259" calcext:value-type="float">
            <text:p>0,712259</text:p>
          </table:table-cell>
          <table:table-cell office:value-type="float" office:value="0.818471" calcext:value-type="float">
            <text:p>0,818471</text:p>
          </table:table-cell>
          <table:table-cell office:value-type="float" office:value="0.854209" calcext:value-type="float">
            <text:p>0,854209</text:p>
          </table:table-cell>
          <table:table-cell office:value-type="float" office:value="0.863249" calcext:value-type="float">
            <text:p>0,863249</text:p>
          </table:table-cell>
          <table:table-cell office:value-type="float" office:value="0.871052" calcext:value-type="float">
            <text:p>0,871052</text:p>
          </table:table-cell>
          <table:table-cell office:value-type="float" office:value="0.871668" calcext:value-type="float">
            <text:p>0,871668</text:p>
          </table:table-cell>
          <table:table-cell office:value-type="float" office:value="0.878938" calcext:value-type="float">
            <text:p>0,87893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458" calcext:value-type="float">
            <text:p>0,886458</text:p>
          </table:table-cell>
          <table:table-cell office:value-type="float" office:value="0.903173" calcext:value-type="float">
            <text:p>0,9031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4273" calcext:value-type="float">
            <text:p>0,85427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09917" calcext:value-type="float">
            <text:p>0,509917</text:p>
          </table:table-cell>
          <table:table-cell office:value-type="float" office:value="0.659925" calcext:value-type="float">
            <text:p>0,659925</text:p>
          </table:table-cell>
          <table:table-cell office:value-type="float" office:value="0.808489" calcext:value-type="float">
            <text:p>0,808489</text:p>
          </table:table-cell>
          <table:table-cell office:value-type="float" office:value="0.837655" calcext:value-type="float">
            <text:p>0,837655</text:p>
          </table:table-cell>
          <table:table-cell office:value-type="float" office:value="0.859622" calcext:value-type="float">
            <text:p>0,859622</text:p>
          </table:table-cell>
          <table:table-cell office:value-type="float" office:value="0.8675" calcext:value-type="float">
            <text:p>0,8675</text:p>
          </table:table-cell>
          <table:table-cell office:value-type="float" office:value="0.871175" calcext:value-type="float">
            <text:p>0,871175</text:p>
          </table:table-cell>
          <table:table-cell office:value-type="float" office:value="0.871699" calcext:value-type="float">
            <text:p>0,871699</text:p>
          </table:table-cell>
          <table:table-cell office:value-type="float" office:value="0.879562" calcext:value-type="float">
            <text:p>0,879562</text:p>
          </table:table-cell>
          <table:table-cell office:value-type="float" office:value="0.884839" calcext:value-type="float">
            <text:p>0,884839</text:p>
          </table:table-cell>
          <table:table-cell office:value-type="float" office:value="0.90131" calcext:value-type="float">
            <text:p>0,9013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4178" calcext:value-type="float">
            <text:p>0,84417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09917" calcext:value-type="float">
            <text:p>0,509917</text:p>
          </table:table-cell>
          <table:table-cell office:value-type="float" office:value="0.671581" calcext:value-type="float">
            <text:p>0,671581</text:p>
          </table:table-cell>
          <table:table-cell office:value-type="float" office:value="0.809472" calcext:value-type="float">
            <text:p>0,809472</text:p>
          </table:table-cell>
          <table:table-cell office:value-type="float" office:value="0.833637" calcext:value-type="float">
            <text:p>0,833637</text:p>
          </table:table-cell>
          <table:table-cell office:value-type="float" office:value="0.859554" calcext:value-type="float">
            <text:p>0,859554</text:p>
          </table:table-cell>
          <table:table-cell office:value-type="float" office:value="0.869914" calcext:value-type="float">
            <text:p>0,869914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948" calcext:value-type="float">
            <text:p>0,871948</text:p>
          </table:table-cell>
          <table:table-cell office:value-type="float" office:value="0.880811" calcext:value-type="float">
            <text:p>0,880811</text:p>
          </table:table-cell>
          <table:table-cell office:value-type="float" office:value="0.884839" calcext:value-type="float">
            <text:p>0,884839</text:p>
          </table:table-cell>
          <table:table-cell office:value-type="float" office:value="0.900391" calcext:value-type="float">
            <text:p>0,90039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5369" calcext:value-type="float">
            <text:p>0,84536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20198" calcext:value-type="float">
            <text:p>0,520198</text:p>
          </table:table-cell>
          <table:table-cell office:value-type="float" office:value="0.69185" calcext:value-type="float">
            <text:p>0,69185</text:p>
          </table:table-cell>
          <table:table-cell office:value-type="float" office:value="0.812084" calcext:value-type="float">
            <text:p>0,812084</text:p>
          </table:table-cell>
          <table:table-cell office:value-type="float" office:value="0.846809" calcext:value-type="float">
            <text:p>0,846809</text:p>
          </table:table-cell>
          <table:table-cell office:value-type="float" office:value="0.864435" calcext:value-type="float">
            <text:p>0,864435</text:p>
          </table:table-cell>
          <table:table-cell office:value-type="float" office:value="0.871175" calcext:value-type="float">
            <text:p>0,871175</text:p>
          </table:table-cell>
          <table:table-cell office:value-type="float" office:value="0.871668" calcext:value-type="float">
            <text:p>0,871668</text:p>
          </table:table-cell>
          <table:table-cell office:value-type="float" office:value="0.879728" calcext:value-type="float">
            <text:p>0,87972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064" calcext:value-type="float">
            <text:p>0,886064</text:p>
          </table:table-cell>
          <table:table-cell office:value-type="float" office:value="0.901806" calcext:value-type="float">
            <text:p>0,90180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0887" calcext:value-type="float">
            <text:p>0,85088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90335" calcext:value-type="float">
            <text:p>0,490335</text:p>
          </table:table-cell>
          <table:table-cell office:value-type="float" office:value="0.710333" calcext:value-type="float">
            <text:p>0,710333</text:p>
          </table:table-cell>
          <table:table-cell office:value-type="float" office:value="0.81437" calcext:value-type="float">
            <text:p>0,81437</text:p>
          </table:table-cell>
          <table:table-cell office:value-type="float" office:value="0.851339" calcext:value-type="float">
            <text:p>0,851339</text:p>
          </table:table-cell>
          <table:table-cell office:value-type="float" office:value="0.866254" calcext:value-type="float">
            <text:p>0,866254</text:p>
          </table:table-cell>
          <table:table-cell office:value-type="float" office:value="0.871338" calcext:value-type="float">
            <text:p>0,871338</text:p>
          </table:table-cell>
          <table:table-cell office:value-type="float" office:value="0.871605" calcext:value-type="float">
            <text:p>0,871605</text:p>
          </table:table-cell>
          <table:table-cell office:value-type="float" office:value="0.876955" calcext:value-type="float">
            <text:p>0,876955</text:p>
          </table:table-cell>
          <table:table-cell office:value-type="float" office:value="0.883159" calcext:value-type="float">
            <text:p>0,883159</text:p>
          </table:table-cell>
          <table:table-cell office:value-type="float" office:value="0.884032" calcext:value-type="float">
            <text:p>0,884032</text:p>
          </table:table-cell>
          <table:table-cell office:value-type="float" office:value="0.900415" calcext:value-type="float">
            <text:p>0,90041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298" calcext:value-type="float">
            <text:p>0,8529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78733" calcext:value-type="float">
            <text:p>0,478733</text:p>
          </table:table-cell>
          <table:table-cell office:value-type="float" office:value="0.655744" calcext:value-type="float">
            <text:p>0,655744</text:p>
          </table:table-cell>
          <table:table-cell office:value-type="float" office:value="0.811084" calcext:value-type="float">
            <text:p>0,811084</text:p>
          </table:table-cell>
          <table:table-cell office:value-type="float" office:value="0.851271" calcext:value-type="float">
            <text:p>0,851271</text:p>
          </table:table-cell>
          <table:table-cell office:value-type="float" office:value="0.865755" calcext:value-type="float">
            <text:p>0,865755</text:p>
          </table:table-cell>
          <table:table-cell office:value-type="float" office:value="0.871338" calcext:value-type="float">
            <text:p>0,87133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78" calcext:value-type="float">
            <text:p>0,87278</text:p>
          </table:table-cell>
          <table:table-cell office:value-type="float" office:value="0.882879" calcext:value-type="float">
            <text:p>0,882879</text:p>
          </table:table-cell>
          <table:table-cell office:value-type="float" office:value="0.884821" calcext:value-type="float">
            <text:p>0,884821</text:p>
          </table:table-cell>
          <table:table-cell office:value-type="float" office:value="0.901262" calcext:value-type="float">
            <text:p>0,90126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848" calcext:value-type="float">
            <text:p>0,84684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59702" calcext:value-type="float">
            <text:p>0,459702</text:p>
          </table:table-cell>
          <table:table-cell office:value-type="float" office:value="0.656194" calcext:value-type="float">
            <text:p>0,656194</text:p>
          </table:table-cell>
          <table:table-cell office:value-type="float" office:value="0.821684" calcext:value-type="float">
            <text:p>0,821684</text:p>
          </table:table-cell>
          <table:table-cell office:value-type="float" office:value="0.859183" calcext:value-type="float">
            <text:p>0,859183</text:p>
          </table:table-cell>
          <table:table-cell office:value-type="float" office:value="0.868761" calcext:value-type="float">
            <text:p>0,868761</text:p>
          </table:table-cell>
          <table:table-cell office:value-type="float" office:value="0.871502" calcext:value-type="float">
            <text:p>0,871502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4918" calcext:value-type="float">
            <text:p>0,87491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533" calcext:value-type="float">
            <text:p>0,886533</text:p>
          </table:table-cell>
          <table:table-cell office:value-type="float" office:value="0.900343" calcext:value-type="float">
            <text:p>0,90034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9392" calcext:value-type="float">
            <text:p>0,84939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90335" calcext:value-type="float">
            <text:p>0,490335</text:p>
          </table:table-cell>
          <table:table-cell office:value-type="float" office:value="0.712182" calcext:value-type="float">
            <text:p>0,712182</text:p>
          </table:table-cell>
          <table:table-cell office:value-type="float" office:value="0.851532" calcext:value-type="float">
            <text:p>0,851532</text:p>
          </table:table-cell>
          <table:table-cell office:value-type="float" office:value="0.862854" calcext:value-type="float">
            <text:p>0,862854</text:p>
          </table:table-cell>
          <table:table-cell office:value-type="float" office:value="0.870848" calcext:value-type="float">
            <text:p>0,87084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083" calcext:value-type="float">
            <text:p>0,875083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1943" calcext:value-type="float">
            <text:p>0,891943</text:p>
          </table:table-cell>
          <table:table-cell office:value-type="float" office:value="0.901854" calcext:value-type="float">
            <text:p>0,90185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0429" calcext:value-type="float">
            <text:p>0,86042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90335" calcext:value-type="float">
            <text:p>0,490335</text:p>
          </table:table-cell>
          <table:table-cell office:value-type="float" office:value="0.698559" calcext:value-type="float">
            <text:p>0,698559</text:p>
          </table:table-cell>
          <table:table-cell office:value-type="float" office:value="0.83813" calcext:value-type="float">
            <text:p>0,83813</text:p>
          </table:table-cell>
          <table:table-cell office:value-type="float" office:value="0.860561" calcext:value-type="float">
            <text:p>0,860561</text:p>
          </table:table-cell>
          <table:table-cell office:value-type="float" office:value="0.869158" calcext:value-type="float">
            <text:p>0,86915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86" calcext:value-type="float">
            <text:p>0,871886</text:p>
          </table:table-cell>
          <table:table-cell office:value-type="float" office:value="0.881596" calcext:value-type="float">
            <text:p>0,88159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992" calcext:value-type="float">
            <text:p>0,889992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6884" calcext:value-type="float">
            <text:p>0,8568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64759" calcext:value-type="float">
            <text:p>0,664759</text:p>
          </table:table-cell>
          <table:table-cell office:value-type="float" office:value="0.843865" calcext:value-type="float">
            <text:p>0,843865</text:p>
          </table:table-cell>
          <table:table-cell office:value-type="float" office:value="0.860852" calcext:value-type="float">
            <text:p>0,860852</text:p>
          </table:table-cell>
          <table:table-cell office:value-type="float" office:value="0.870172" calcext:value-type="float">
            <text:p>0,870172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01" calcext:value-type="float">
            <text:p>0,87201</text:p>
          </table:table-cell>
          <table:table-cell office:value-type="float" office:value="0.88236" calcext:value-type="float">
            <text:p>0,8823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235" calcext:value-type="float">
            <text:p>0,89423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4856" calcext:value-type="float">
            <text:p>0,85485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56661" calcext:value-type="float">
            <text:p>0,656661</text:p>
          </table:table-cell>
          <table:table-cell office:value-type="float" office:value="0.836247" calcext:value-type="float">
            <text:p>0,836247</text:p>
          </table:table-cell>
          <table:table-cell office:value-type="float" office:value="0.86147" calcext:value-type="float">
            <text:p>0,86147</text:p>
          </table:table-cell>
          <table:table-cell office:value-type="float" office:value="0.870639" calcext:value-type="float">
            <text:p>0,87063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86" calcext:value-type="float">
            <text:p>0,871886</text:p>
          </table:table-cell>
          <table:table-cell office:value-type="float" office:value="0.881916" calcext:value-type="float">
            <text:p>0,88191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1636" calcext:value-type="float">
            <text:p>0,891636</text:p>
          </table:table-cell>
          <table:table-cell office:value-type="float" office:value="0.903716" calcext:value-type="float">
            <text:p>0,90371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2897" calcext:value-type="float">
            <text:p>0,85289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31723" calcext:value-type="float">
            <text:p>0,731723</text:p>
          </table:table-cell>
          <table:table-cell office:value-type="float" office:value="0.850952" calcext:value-type="float">
            <text:p>0,850952</text:p>
          </table:table-cell>
          <table:table-cell office:value-type="float" office:value="0.863697" calcext:value-type="float">
            <text:p>0,863697</text:p>
          </table:table-cell>
          <table:table-cell office:value-type="float" office:value="0.870984" calcext:value-type="float">
            <text:p>0,870984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761" calcext:value-type="float">
            <text:p>0,871761</text:p>
          </table:table-cell>
          <table:table-cell office:value-type="float" office:value="0.878768" calcext:value-type="float">
            <text:p>0,87876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441" calcext:value-type="float">
            <text:p>0,889441</text:p>
          </table:table-cell>
          <table:table-cell office:value-type="float" office:value="0.901878" calcext:value-type="float">
            <text:p>0,90187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14" calcext:value-type="float">
            <text:p>0,861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9268" calcext:value-type="float">
            <text:p>0,49268</text:p>
          </table:table-cell>
          <table:table-cell office:value-type="float" office:value="0.699869" calcext:value-type="float">
            <text:p>0,699869</text:p>
          </table:table-cell>
          <table:table-cell office:value-type="float" office:value="0.834823" calcext:value-type="float">
            <text:p>0,834823</text:p>
          </table:table-cell>
          <table:table-cell office:value-type="float" office:value="0.859064" calcext:value-type="float">
            <text:p>0,859064</text:p>
          </table:table-cell>
          <table:table-cell office:value-type="float" office:value="0.86913" calcext:value-type="float">
            <text:p>0,86913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54" calcext:value-type="float">
            <text:p>0,871854</text:p>
          </table:table-cell>
          <table:table-cell office:value-type="float" office:value="0.882072" calcext:value-type="float">
            <text:p>0,88207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701" calcext:value-type="float">
            <text:p>0,889701</text:p>
          </table:table-cell>
          <table:table-cell office:value-type="float" office:value="0.901806" calcext:value-type="float">
            <text:p>0,90180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6312" calcext:value-type="float">
            <text:p>0,85631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694925" calcext:value-type="float">
            <text:p>0,694925</text:p>
          </table:table-cell>
          <table:table-cell office:value-type="float" office:value="0.84547" calcext:value-type="float">
            <text:p>0,84547</text:p>
          </table:table-cell>
          <table:table-cell office:value-type="float" office:value="0.860175" calcext:value-type="float">
            <text:p>0,860175</text:p>
          </table:table-cell>
          <table:table-cell office:value-type="float" office:value="0.867643" calcext:value-type="float">
            <text:p>0,867643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2695" calcext:value-type="float">
            <text:p>0,872695</text:p>
          </table:table-cell>
          <table:table-cell office:value-type="float" office:value="0.88285" calcext:value-type="float">
            <text:p>0,8828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248" calcext:value-type="float">
            <text:p>0,890248</text:p>
          </table:table-cell>
          <table:table-cell office:value-type="float" office:value="0.903716" calcext:value-type="float">
            <text:p>0,90371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7252" calcext:value-type="float">
            <text:p>0,85725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0.596647" calcext:value-type="float">
            <text:p>0,596647</text:p>
          </table:table-cell>
          <table:table-cell office:value-type="float" office:value="0.820727" calcext:value-type="float">
            <text:p>0,820727</text:p>
          </table:table-cell>
          <table:table-cell office:value-type="float" office:value="0.854441" calcext:value-type="float">
            <text:p>0,854441</text:p>
          </table:table-cell>
          <table:table-cell office:value-type="float" office:value="0.863661" calcext:value-type="float">
            <text:p>0,863661</text:p>
          </table:table-cell>
          <table:table-cell office:value-type="float" office:value="0.871298" calcext:value-type="float">
            <text:p>0,871298</text:p>
          </table:table-cell>
          <table:table-cell office:value-type="float" office:value="0.871636" calcext:value-type="float">
            <text:p>0,871636</text:p>
          </table:table-cell>
          <table:table-cell office:value-type="float" office:value="0.880775" calcext:value-type="float">
            <text:p>0,88077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932" calcext:value-type="float">
            <text:p>0,88993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3788" calcext:value-type="float">
            <text:p>0,8437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00651" calcext:value-type="float">
            <text:p>0,700651</text:p>
          </table:table-cell>
          <table:table-cell office:value-type="float" office:value="0.825892" calcext:value-type="float">
            <text:p>0,825892</text:p>
          </table:table-cell>
          <table:table-cell office:value-type="float" office:value="0.857311" calcext:value-type="float">
            <text:p>0,857311</text:p>
          </table:table-cell>
          <table:table-cell office:value-type="float" office:value="0.865903" calcext:value-type="float">
            <text:p>0,865903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86" calcext:value-type="float">
            <text:p>0,871886</text:p>
          </table:table-cell>
          <table:table-cell office:value-type="float" office:value="0.882781" calcext:value-type="float">
            <text:p>0,88278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617" calcext:value-type="float">
            <text:p>0,887617</text:p>
          </table:table-cell>
          <table:table-cell office:value-type="float" office:value="0.903668" calcext:value-type="float">
            <text:p>0,90366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5051" calcext:value-type="float">
            <text:p>0,8550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3301" calcext:value-type="float">
            <text:p>0,753301</text:p>
          </table:table-cell>
          <table:table-cell office:value-type="float" office:value="0.82972" calcext:value-type="float">
            <text:p>0,82972</text:p>
          </table:table-cell>
          <table:table-cell office:value-type="float" office:value="0.860029" calcext:value-type="float">
            <text:p>0,860029</text:p>
          </table:table-cell>
          <table:table-cell office:value-type="float" office:value="0.868946" calcext:value-type="float">
            <text:p>0,868946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08" calcext:value-type="float">
            <text:p>0,87308</text:p>
          </table:table-cell>
          <table:table-cell office:value-type="float" office:value="0.883172" calcext:value-type="float">
            <text:p>0,88317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4376" calcext:value-type="float">
            <text:p>0,89437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2293" calcext:value-type="float">
            <text:p>0,86229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43597" calcext:value-type="float">
            <text:p>0,443597</text:p>
          </table:table-cell>
          <table:table-cell office:value-type="float" office:value="0.757317" calcext:value-type="float">
            <text:p>0,757317</text:p>
          </table:table-cell>
          <table:table-cell office:value-type="float" office:value="0.835692" calcext:value-type="float">
            <text:p>0,835692</text:p>
          </table:table-cell>
          <table:table-cell office:value-type="float" office:value="0.860221" calcext:value-type="float">
            <text:p>0,860221</text:p>
          </table:table-cell>
          <table:table-cell office:value-type="float" office:value="0.86721" calcext:value-type="float">
            <text:p>0,86721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288" calcext:value-type="float">
            <text:p>0,87528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809" calcext:value-type="float">
            <text:p>0,884809</text:p>
          </table:table-cell>
          <table:table-cell office:value-type="float" office:value="0.897369" calcext:value-type="float">
            <text:p>0,89736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3821" calcext:value-type="float">
            <text:p>0,86382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5211" calcext:value-type="float">
            <text:p>0,755211</text:p>
          </table:table-cell>
          <table:table-cell office:value-type="float" office:value="0.846332" calcext:value-type="float">
            <text:p>0,846332</text:p>
          </table:table-cell>
          <table:table-cell office:value-type="float" office:value="0.860496" calcext:value-type="float">
            <text:p>0,860496</text:p>
          </table:table-cell>
          <table:table-cell office:value-type="float" office:value="0.869469" calcext:value-type="float">
            <text:p>0,86946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02" calcext:value-type="float">
            <text:p>0,8750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3643" calcext:value-type="float">
            <text:p>0,883643</text:p>
          </table:table-cell>
          <table:table-cell office:value-type="float" office:value="0.894449" calcext:value-type="float">
            <text:p>0,89444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493" calcext:value-type="float">
            <text:p>0,86449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9268" calcext:value-type="float">
            <text:p>0,49268</text:p>
          </table:table-cell>
          <table:table-cell office:value-type="float" office:value="0.675132" calcext:value-type="float">
            <text:p>0,675132</text:p>
          </table:table-cell>
          <table:table-cell office:value-type="float" office:value="0.829014" calcext:value-type="float">
            <text:p>0,829014</text:p>
          </table:table-cell>
          <table:table-cell office:value-type="float" office:value="0.856552" calcext:value-type="float">
            <text:p>0,856552</text:p>
          </table:table-cell>
          <table:table-cell office:value-type="float" office:value="0.86657" calcext:value-type="float">
            <text:p>0,86657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23" calcext:value-type="float">
            <text:p>0,871823</text:p>
          </table:table-cell>
          <table:table-cell office:value-type="float" office:value="0.878647" calcext:value-type="float">
            <text:p>0,87864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349" calcext:value-type="float">
            <text:p>0,887349</text:p>
          </table:table-cell>
          <table:table-cell office:value-type="float" office:value="0.903173" calcext:value-type="float">
            <text:p>0,9031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2306" calcext:value-type="float">
            <text:p>0,8523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9268" calcext:value-type="float">
            <text:p>0,49268</text:p>
          </table:table-cell>
          <table:table-cell office:value-type="float" office:value="0.651425" calcext:value-type="float">
            <text:p>0,651425</text:p>
          </table:table-cell>
          <table:table-cell office:value-type="float" office:value="0.829543" calcext:value-type="float">
            <text:p>0,829543</text:p>
          </table:table-cell>
          <table:table-cell office:value-type="float" office:value="0.855354" calcext:value-type="float">
            <text:p>0,855354</text:p>
          </table:table-cell>
          <table:table-cell office:value-type="float" office:value="0.865602" calcext:value-type="float">
            <text:p>0,865602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23" calcext:value-type="float">
            <text:p>0,871823</text:p>
          </table:table-cell>
          <table:table-cell office:value-type="float" office:value="0.877805" calcext:value-type="float">
            <text:p>0,87780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937" calcext:value-type="float">
            <text:p>0,89937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8898" calcext:value-type="float">
            <text:p>0,84889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32718" calcext:value-type="float">
            <text:p>0,632718</text:p>
          </table:table-cell>
          <table:table-cell office:value-type="float" office:value="0.820566" calcext:value-type="float">
            <text:p>0,820566</text:p>
          </table:table-cell>
          <table:table-cell office:value-type="float" office:value="0.854465" calcext:value-type="float">
            <text:p>0,854465</text:p>
          </table:table-cell>
          <table:table-cell office:value-type="float" office:value="0.864692" calcext:value-type="float">
            <text:p>0,864692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917" calcext:value-type="float">
            <text:p>0,871917</text:p>
          </table:table-cell>
          <table:table-cell office:value-type="float" office:value="0.878763" calcext:value-type="float">
            <text:p>0,878763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064" calcext:value-type="float">
            <text:p>0,886064</text:p>
          </table:table-cell>
          <table:table-cell office:value-type="float" office:value="0.899871" calcext:value-type="float">
            <text:p>0,89987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385" calcext:value-type="float">
            <text:p>0,84638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27404" calcext:value-type="float">
            <text:p>0,627404</text:p>
          </table:table-cell>
          <table:table-cell office:value-type="float" office:value="0.823765" calcext:value-type="float">
            <text:p>0,823765</text:p>
          </table:table-cell>
          <table:table-cell office:value-type="float" office:value="0.857422" calcext:value-type="float">
            <text:p>0,857422</text:p>
          </table:table-cell>
          <table:table-cell office:value-type="float" office:value="0.867587" calcext:value-type="float">
            <text:p>0,867587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24" calcext:value-type="float">
            <text:p>0,87324</text:p>
          </table:table-cell>
          <table:table-cell office:value-type="float" office:value="0.883097" calcext:value-type="float">
            <text:p>0,88309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615" calcext:value-type="float">
            <text:p>0,885615</text:p>
          </table:table-cell>
          <table:table-cell office:value-type="float" office:value="0.898009" calcext:value-type="float">
            <text:p>0,89800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7094" calcext:value-type="float">
            <text:p>0,84709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9268" calcext:value-type="float">
            <text:p>0,49268</text:p>
          </table:table-cell>
          <table:table-cell office:value-type="float" office:value="0.754348" calcext:value-type="float">
            <text:p>0,754348</text:p>
          </table:table-cell>
          <table:table-cell office:value-type="float" office:value="0.847767" calcext:value-type="float">
            <text:p>0,847767</text:p>
          </table:table-cell>
          <table:table-cell office:value-type="float" office:value="0.860708" calcext:value-type="float">
            <text:p>0,860708</text:p>
          </table:table-cell>
          <table:table-cell office:value-type="float" office:value="0.871134" calcext:value-type="float">
            <text:p>0,871134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948" calcext:value-type="float">
            <text:p>0,871948</text:p>
          </table:table-cell>
          <table:table-cell office:value-type="float" office:value="0.882322" calcext:value-type="float">
            <text:p>0,88232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798" calcext:value-type="float">
            <text:p>0,887798</text:p>
          </table:table-cell>
          <table:table-cell office:value-type="float" office:value="0.899943" calcext:value-type="float">
            <text:p>0,89994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077" calcext:value-type="float">
            <text:p>0,86307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56763" calcext:value-type="float">
            <text:p>0,556763</text:p>
          </table:table-cell>
          <table:table-cell office:value-type="float" office:value="0.751826" calcext:value-type="float">
            <text:p>0,751826</text:p>
          </table:table-cell>
          <table:table-cell office:value-type="float" office:value="0.839887" calcext:value-type="float">
            <text:p>0,839887</text:p>
          </table:table-cell>
          <table:table-cell office:value-type="float" office:value="0.860067" calcext:value-type="float">
            <text:p>0,860067</text:p>
          </table:table-cell>
          <table:table-cell office:value-type="float" office:value="0.870235" calcext:value-type="float">
            <text:p>0,870235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987" calcext:value-type="float">
            <text:p>0,873987</text:p>
          </table:table-cell>
          <table:table-cell office:value-type="float" office:value="0.883145" calcext:value-type="float">
            <text:p>0,88314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209" calcext:value-type="float">
            <text:p>0,890209</text:p>
          </table:table-cell>
          <table:table-cell office:value-type="float" office:value="0.900415" calcext:value-type="float">
            <text:p>0,90041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457" calcext:value-type="float">
            <text:p>0,86245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657301" calcext:value-type="float">
            <text:p>0,657301</text:p>
          </table:table-cell>
          <table:table-cell office:value-type="float" office:value="0.829994" calcext:value-type="float">
            <text:p>0,829994</text:p>
          </table:table-cell>
          <table:table-cell office:value-type="float" office:value="0.860074" calcext:value-type="float">
            <text:p>0,860074</text:p>
          </table:table-cell>
          <table:table-cell office:value-type="float" office:value="0.869676" calcext:value-type="float">
            <text:p>0,869676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941" calcext:value-type="float">
            <text:p>0,873941</text:p>
          </table:table-cell>
          <table:table-cell office:value-type="float" office:value="0.883041" calcext:value-type="float">
            <text:p>0,88304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2" calcext:value-type="float">
            <text:p>0,8902</text:p>
          </table:table-cell>
          <table:table-cell office:value-type="float" office:value="0.900391" calcext:value-type="float">
            <text:p>0,90039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1942" calcext:value-type="float">
            <text:p>0,8519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56763" calcext:value-type="float">
            <text:p>0,556763</text:p>
          </table:table-cell>
          <table:table-cell office:value-type="float" office:value="0.703616" calcext:value-type="float">
            <text:p>0,703616</text:p>
          </table:table-cell>
          <table:table-cell office:value-type="float" office:value="0.831232" calcext:value-type="float">
            <text:p>0,831232</text:p>
          </table:table-cell>
          <table:table-cell office:value-type="float" office:value="0.860166" calcext:value-type="float">
            <text:p>0,860166</text:p>
          </table:table-cell>
          <table:table-cell office:value-type="float" office:value="0.870701" calcext:value-type="float">
            <text:p>0,870701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007" calcext:value-type="float">
            <text:p>0,875007</text:p>
          </table:table-cell>
          <table:table-cell office:value-type="float" office:value="0.883117" calcext:value-type="float">
            <text:p>0,88311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812" calcext:value-type="float">
            <text:p>0,889812</text:p>
          </table:table-cell>
          <table:table-cell office:value-type="float" office:value="0.901358" calcext:value-type="float">
            <text:p>0,90135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6981" calcext:value-type="float">
            <text:p>0,8569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2555" calcext:value-type="float">
            <text:p>0,752555</text:p>
          </table:table-cell>
          <table:table-cell office:value-type="float" office:value="0.843452" calcext:value-type="float">
            <text:p>0,843452</text:p>
          </table:table-cell>
          <table:table-cell office:value-type="float" office:value="0.863629" calcext:value-type="float">
            <text:p>0,863629</text:p>
          </table:table-cell>
          <table:table-cell office:value-type="float" office:value="0.871069" calcext:value-type="float">
            <text:p>0,871069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6167" calcext:value-type="float">
            <text:p>0,876167</text:p>
          </table:table-cell>
          <table:table-cell office:value-type="float" office:value="0.883172" calcext:value-type="float">
            <text:p>0,88317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014" calcext:value-type="float">
            <text:p>0,889014</text:p>
          </table:table-cell>
          <table:table-cell office:value-type="float" office:value="0.901358" calcext:value-type="float">
            <text:p>0,90135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521" calcext:value-type="float">
            <text:p>0,86352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4735" calcext:value-type="float">
            <text:p>0,74735</text:p>
          </table:table-cell>
          <table:table-cell office:value-type="float" office:value="0.844337" calcext:value-type="float">
            <text:p>0,844337</text:p>
          </table:table-cell>
          <table:table-cell office:value-type="float" office:value="0.861565" calcext:value-type="float">
            <text:p>0,861565</text:p>
          </table:table-cell>
          <table:table-cell office:value-type="float" office:value="0.870745" calcext:value-type="float">
            <text:p>0,870745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823" calcext:value-type="float">
            <text:p>0,871823</text:p>
          </table:table-cell>
          <table:table-cell office:value-type="float" office:value="0.88226" calcext:value-type="float">
            <text:p>0,8822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434" calcext:value-type="float">
            <text:p>0,886434</text:p>
          </table:table-cell>
          <table:table-cell office:value-type="float" office:value="0.901758" calcext:value-type="float">
            <text:p>0,90175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107" calcext:value-type="float">
            <text:p>0,86210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46269" calcext:value-type="float">
            <text:p>0,746269</text:p>
          </table:table-cell>
          <table:table-cell office:value-type="float" office:value="0.853949" calcext:value-type="float">
            <text:p>0,853949</text:p>
          </table:table-cell>
          <table:table-cell office:value-type="float" office:value="0.865123" calcext:value-type="float">
            <text:p>0,865123</text:p>
          </table:table-cell>
          <table:table-cell office:value-type="float" office:value="0.871151" calcext:value-type="float">
            <text:p>0,871151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8124" calcext:value-type="float">
            <text:p>0,87812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631" calcext:value-type="float">
            <text:p>0,89163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981" calcext:value-type="float">
            <text:p>0,86498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.69246" calcext:value-type="float">
            <text:p>0,69246</text:p>
          </table:table-cell>
          <table:table-cell office:value-type="float" office:value="0.858505" calcext:value-type="float">
            <text:p>0,858505</text:p>
          </table:table-cell>
          <table:table-cell office:value-type="float" office:value="0.869378" calcext:value-type="float">
            <text:p>0,869378</text:p>
          </table:table-cell>
          <table:table-cell table:number-columns-repeated="2" office:value-type="float" office:value="0.871543" calcext:value-type="float">
            <text:p>0,871543</text:p>
          </table:table-cell>
          <table:table-cell office:value-type="float" office:value="0.877406" calcext:value-type="float">
            <text:p>0,877406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8906" calcext:value-type="float">
            <text:p>0,888906</text:p>
          </table:table-cell>
          <table:table-cell office:value-type="float" office:value="0.905059" calcext:value-type="float">
            <text:p>0,905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0126" calcext:value-type="float">
            <text:p>0,86012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1329" calcext:value-type="float">
            <text:p>0,81329</text:p>
          </table:table-cell>
          <table:table-cell office:value-type="float" office:value="0.857323" calcext:value-type="float">
            <text:p>0,857323</text:p>
          </table:table-cell>
          <table:table-cell office:value-type="float" office:value="0.86628" calcext:value-type="float">
            <text:p>0,86628</text:p>
          </table:table-cell>
          <table:table-cell office:value-type="float" office:value="0.871011" calcext:value-type="float">
            <text:p>0,871011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1761" calcext:value-type="float">
            <text:p>0,871761</text:p>
          </table:table-cell>
          <table:table-cell office:value-type="float" office:value="0.882279" calcext:value-type="float">
            <text:p>0,882279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772" calcext:value-type="float">
            <text:p>0,884772</text:p>
          </table:table-cell>
          <table:table-cell office:value-type="float" office:value="0.899858" calcext:value-type="float">
            <text:p>0,89985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0137" calcext:value-type="float">
            <text:p>0,87013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199" calcext:value-type="float">
            <text:p>0,610199</text:p>
          </table:table-cell>
          <table:table-cell office:value-type="float" office:value="0.797879" calcext:value-type="float">
            <text:p>0,797879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63537" calcext:value-type="float">
            <text:p>0,863537</text:p>
          </table:table-cell>
          <table:table-cell office:value-type="float" office:value="0.87088" calcext:value-type="float">
            <text:p>0,87088</text:p>
          </table:table-cell>
          <table:table-cell office:value-type="float" office:value="0.871668" calcext:value-type="float">
            <text:p>0,871668</text:p>
          </table:table-cell>
          <table:table-cell office:value-type="float" office:value="0.878378" calcext:value-type="float">
            <text:p>0,878378</text:p>
          </table:table-cell>
          <table:table-cell office:value-type="float" office:value="0.883089" calcext:value-type="float">
            <text:p>0,883089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8379" calcext:value-type="float">
            <text:p>0,888379</text:p>
          </table:table-cell>
          <table:table-cell office:value-type="float" office:value="0.900886" calcext:value-type="float">
            <text:p>0,90088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9294" calcext:value-type="float">
            <text:p>0,86929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51502" calcext:value-type="float">
            <text:p>0,551502</text:p>
          </table:table-cell>
          <table:table-cell office:value-type="float" office:value="0.80736" calcext:value-type="float">
            <text:p>0,80736</text:p>
          </table:table-cell>
          <table:table-cell office:value-type="float" office:value="0.857232" calcext:value-type="float">
            <text:p>0,857232</text:p>
          </table:table-cell>
          <table:table-cell office:value-type="float" office:value="0.865157" calcext:value-type="float">
            <text:p>0,865157</text:p>
          </table:table-cell>
          <table:table-cell office:value-type="float" office:value="0.87097" calcext:value-type="float">
            <text:p>0,87097</text:p>
          </table:table-cell>
          <table:table-cell office:value-type="float" office:value="0.871699" calcext:value-type="float">
            <text:p>0,871699</text:p>
          </table:table-cell>
          <table:table-cell office:value-type="float" office:value="0.880189" calcext:value-type="float">
            <text:p>0,88018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295" calcext:value-type="float">
            <text:p>0,892295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1558" calcext:value-type="float">
            <text:p>0,8715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811436" calcext:value-type="float">
            <text:p>0,811436</text:p>
          </table:table-cell>
          <table:table-cell office:value-type="float" office:value="0.859327" calcext:value-type="float">
            <text:p>0,859327</text:p>
          </table:table-cell>
          <table:table-cell office:value-type="float" office:value="0.865232" calcext:value-type="float">
            <text:p>0,865232</text:p>
          </table:table-cell>
          <table:table-cell office:value-type="float" office:value="0.871127" calcext:value-type="float">
            <text:p>0,871127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1883" calcext:value-type="float">
            <text:p>0,891883</text:p>
          </table:table-cell>
          <table:table-cell office:value-type="float" office:value="0.905059" calcext:value-type="float">
            <text:p>0,905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1985" calcext:value-type="float">
            <text:p>0,87198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54169" calcext:value-type="float">
            <text:p>0,554169</text:p>
          </table:table-cell>
          <table:table-cell office:value-type="float" office:value="0.808593" calcext:value-type="float">
            <text:p>0,808593</text:p>
          </table:table-cell>
          <table:table-cell office:value-type="float" office:value="0.859034" calcext:value-type="float">
            <text:p>0,859034</text:p>
          </table:table-cell>
          <table:table-cell office:value-type="float" office:value="0.864928" calcext:value-type="float">
            <text:p>0,864928</text:p>
          </table:table-cell>
          <table:table-cell office:value-type="float" office:value="0.871208" calcext:value-type="float">
            <text:p>0,871208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286" calcext:value-type="float">
            <text:p>0,873286</text:p>
          </table:table-cell>
          <table:table-cell office:value-type="float" office:value="0.882626" calcext:value-type="float">
            <text:p>0,88262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1495" calcext:value-type="float">
            <text:p>0,891495</text:p>
          </table:table-cell>
          <table:table-cell office:value-type="float" office:value="0.903221" calcext:value-type="float">
            <text:p>0,9032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0919" calcext:value-type="float">
            <text:p>0,87091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47033" calcext:value-type="float">
            <text:p>0,147033</text:p>
          </table:table-cell>
          <table:table-cell office:value-type="float" office:value="0.785727" calcext:value-type="float">
            <text:p>0,785727</text:p>
          </table:table-cell>
          <table:table-cell office:value-type="float" office:value="0.859138" calcext:value-type="float">
            <text:p>0,859138</text:p>
          </table:table-cell>
          <table:table-cell office:value-type="float" office:value="0.869583" calcext:value-type="float">
            <text:p>0,869583</text:p>
          </table:table-cell>
          <table:table-cell table:number-columns-repeated="2" office:value-type="float" office:value="0.871543" calcext:value-type="float">
            <text:p>0,871543</text:p>
          </table:table-cell>
          <table:table-cell office:value-type="float" office:value="0.876913" calcext:value-type="float">
            <text:p>0,876913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806" calcext:value-type="float">
            <text:p>0,884806</text:p>
          </table:table-cell>
          <table:table-cell office:value-type="float" office:value="0.894617" calcext:value-type="float">
            <text:p>0,89461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263" calcext:value-type="float">
            <text:p>0,87026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734086" calcext:value-type="float">
            <text:p>0,734086</text:p>
          </table:table-cell>
          <table:table-cell office:value-type="float" office:value="0.86111" calcext:value-type="float">
            <text:p>0,86111</text:p>
          </table:table-cell>
          <table:table-cell office:value-type="float" office:value="0.870694" calcext:value-type="float">
            <text:p>0,870694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332" calcext:value-type="float">
            <text:p>0,873332</text:p>
          </table:table-cell>
          <table:table-cell office:value-type="float" office:value="0.882659" calcext:value-type="float">
            <text:p>0,882659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6733" calcext:value-type="float">
            <text:p>0,886733</text:p>
          </table:table-cell>
          <table:table-cell office:value-type="float" office:value="0.89562" calcext:value-type="float">
            <text:p>0,8956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454" calcext:value-type="float">
            <text:p>0,86645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757488" calcext:value-type="float">
            <text:p>0,757488</text:p>
          </table:table-cell>
          <table:table-cell office:value-type="float" office:value="0.861745" calcext:value-type="float">
            <text:p>0,861745</text:p>
          </table:table-cell>
          <table:table-cell office:value-type="float" office:value="0.871125" calcext:value-type="float">
            <text:p>0,871125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8705" calcext:value-type="float">
            <text:p>0,87870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014" calcext:value-type="float">
            <text:p>0,884014</text:p>
          </table:table-cell>
          <table:table-cell office:value-type="float" office:value="0.893527" calcext:value-type="float">
            <text:p>0,893527</text:p>
          </table:table-cell>
          <table:table-cell office:value-type="float" office:value="0.900839" calcext:value-type="float">
            <text:p>0,90083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775" calcext:value-type="float">
            <text:p>0,87077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7343" calcext:value-type="float">
            <text:p>0,757343</text:p>
          </table:table-cell>
          <table:table-cell office:value-type="float" office:value="0.863399" calcext:value-type="float">
            <text:p>0,863399</text:p>
          </table:table-cell>
          <table:table-cell office:value-type="float" office:value="0.871106" calcext:value-type="float">
            <text:p>0,871106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3619" calcext:value-type="float">
            <text:p>0,873619</text:p>
          </table:table-cell>
          <table:table-cell office:value-type="float" office:value="0.883152" calcext:value-type="float">
            <text:p>0,883152</text:p>
          </table:table-cell>
          <table:table-cell office:value-type="float" office:value="0.884092" calcext:value-type="float">
            <text:p>0,884092</text:p>
          </table:table-cell>
          <table:table-cell office:value-type="float" office:value="0.893716" calcext:value-type="float">
            <text:p>0,893716</text:p>
          </table:table-cell>
          <table:table-cell office:value-type="float" office:value="0.904164" calcext:value-type="float">
            <text:p>0,90416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764" calcext:value-type="float">
            <text:p>0,8707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34599" calcext:value-type="float">
            <text:p>0,734599</text:p>
          </table:table-cell>
          <table:table-cell office:value-type="float" office:value="0.863891" calcext:value-type="float">
            <text:p>0,863891</text:p>
          </table:table-cell>
          <table:table-cell office:value-type="float" office:value="0.871167" calcext:value-type="float">
            <text:p>0,871167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145" calcext:value-type="float">
            <text:p>0,87514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3081" calcext:value-type="float">
            <text:p>0,893081</text:p>
          </table:table-cell>
          <table:table-cell office:value-type="float" office:value="0.901758" calcext:value-type="float">
            <text:p>0,90175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32" calcext:value-type="float">
            <text:p>0,8683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719391" calcext:value-type="float">
            <text:p>0,719391</text:p>
          </table:table-cell>
          <table:table-cell office:value-type="float" office:value="0.864429" calcext:value-type="float">
            <text:p>0,864429</text:p>
          </table:table-cell>
          <table:table-cell office:value-type="float" office:value="0.871102" calcext:value-type="float">
            <text:p>0,871102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5906" calcext:value-type="float">
            <text:p>0,87590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152" calcext:value-type="float">
            <text:p>0,885152</text:p>
          </table:table-cell>
          <table:table-cell office:value-type="float" office:value="0.893437" calcext:value-type="float">
            <text:p>0,893437</text:p>
          </table:table-cell>
          <table:table-cell office:value-type="float" office:value="0.900343" calcext:value-type="float">
            <text:p>0,90034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7007" calcext:value-type="float">
            <text:p>0,86700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30681" calcext:value-type="float">
            <text:p>0,830681</text:p>
          </table:table-cell>
          <table:table-cell office:value-type="float" office:value="0.865801" calcext:value-type="float">
            <text:p>0,865801</text:p>
          </table:table-cell>
          <table:table-cell office:value-type="float" office:value="0.871095" calcext:value-type="float">
            <text:p>0,871095</text:p>
          </table:table-cell>
          <table:table-cell office:value-type="float" office:value="0.871636" calcext:value-type="float">
            <text:p>0,871636</text:p>
          </table:table-cell>
          <table:table-cell office:value-type="float" office:value="0.881044" calcext:value-type="float">
            <text:p>0,88104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445" calcext:value-type="float">
            <text:p>0,889445</text:p>
          </table:table-cell>
          <table:table-cell office:value-type="float" office:value="0.893716" calcext:value-type="float">
            <text:p>0,893716</text:p>
          </table:table-cell>
          <table:table-cell office:value-type="float" office:value="0.903668" calcext:value-type="float">
            <text:p>0,90366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9585" calcext:value-type="float">
            <text:p>0,87958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98217" calcext:value-type="float">
            <text:p>0,798217</text:p>
          </table:table-cell>
          <table:table-cell office:value-type="float" office:value="0.86406" calcext:value-type="float">
            <text:p>0,86406</text:p>
          </table:table-cell>
          <table:table-cell office:value-type="float" office:value="0.870963" calcext:value-type="float">
            <text:p>0,870963</text:p>
          </table:table-cell>
          <table:table-cell office:value-type="float" office:value="0.871605" calcext:value-type="float">
            <text:p>0,871605</text:p>
          </table:table-cell>
          <table:table-cell office:value-type="float" office:value="0.881771" calcext:value-type="float">
            <text:p>0,88177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3643" calcext:value-type="float">
            <text:p>0,883643</text:p>
          </table:table-cell>
          <table:table-cell office:value-type="float" office:value="0.893536" calcext:value-type="float">
            <text:p>0,893536</text:p>
          </table:table-cell>
          <table:table-cell office:value-type="float" office:value="0.902277" calcext:value-type="float">
            <text:p>0,90227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484" calcext:value-type="float">
            <text:p>0,87548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93383" calcext:value-type="float">
            <text:p>0,793383</text:p>
          </table:table-cell>
          <table:table-cell office:value-type="float" office:value="0.862087" calcext:value-type="float">
            <text:p>0,862087</text:p>
          </table:table-cell>
          <table:table-cell office:value-type="float" office:value="0.870939" calcext:value-type="float">
            <text:p>0,870939</text:p>
          </table:table-cell>
          <table:table-cell office:value-type="float" office:value="0.871723" calcext:value-type="float">
            <text:p>0,871723</text:p>
          </table:table-cell>
          <table:table-cell office:value-type="float" office:value="0.882661" calcext:value-type="float">
            <text:p>0,88266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023" calcext:value-type="float">
            <text:p>0,884023</text:p>
          </table:table-cell>
          <table:table-cell office:value-type="float" office:value="0.893416" calcext:value-type="float">
            <text:p>0,893416</text:p>
          </table:table-cell>
          <table:table-cell office:value-type="float" office:value="0.902325" calcext:value-type="float">
            <text:p>0,90232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4932" calcext:value-type="float">
            <text:p>0,87493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94512" calcext:value-type="float">
            <text:p>0,794512</text:p>
          </table:table-cell>
          <table:table-cell office:value-type="float" office:value="0.860738" calcext:value-type="float">
            <text:p>0,860738</text:p>
          </table:table-cell>
          <table:table-cell office:value-type="float" office:value="0.870726" calcext:value-type="float">
            <text:p>0,870726</text:p>
          </table:table-cell>
          <table:table-cell office:value-type="float" office:value="0.872027" calcext:value-type="float">
            <text:p>0,872027</text:p>
          </table:table-cell>
          <table:table-cell office:value-type="float" office:value="0.882897" calcext:value-type="float">
            <text:p>0,88289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3634" calcext:value-type="float">
            <text:p>0,883634</text:p>
          </table:table-cell>
          <table:table-cell office:value-type="float" office:value="0.893454" calcext:value-type="float">
            <text:p>0,893454</text:p>
          </table:table-cell>
          <table:table-cell office:value-type="float" office:value="0.903269" calcext:value-type="float">
            <text:p>0,90326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002" calcext:value-type="float">
            <text:p>0,87500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684328" calcext:value-type="float">
            <text:p>0,684328</text:p>
          </table:table-cell>
          <table:table-cell office:value-type="float" office:value="0.862427" calcext:value-type="float">
            <text:p>0,862427</text:p>
          </table:table-cell>
          <table:table-cell office:value-type="float" office:value="0.871062" calcext:value-type="float">
            <text:p>0,871062</text:p>
          </table:table-cell>
          <table:table-cell office:value-type="float" office:value="0.877366" calcext:value-type="float">
            <text:p>0,877366</text:p>
          </table:table-cell>
          <table:table-cell office:value-type="float" office:value="0.883152" calcext:value-type="float">
            <text:p>0,88315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791" calcext:value-type="float">
            <text:p>0,884791</text:p>
          </table:table-cell>
          <table:table-cell office:value-type="float" office:value="0.893638" calcext:value-type="float">
            <text:p>0,893638</text:p>
          </table:table-cell>
          <table:table-cell office:value-type="float" office:value="0.903716" calcext:value-type="float">
            <text:p>0,90371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924" calcext:value-type="float">
            <text:p>0,86492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.701446" calcext:value-type="float">
            <text:p>0,701446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7111" calcext:value-type="float">
            <text:p>0,87111</text:p>
          </table:table-cell>
          <table:table-cell office:value-type="float" office:value="0.875602" calcext:value-type="float">
            <text:p>0,875602</text:p>
          </table:table-cell>
          <table:table-cell office:value-type="float" office:value="0.882856" calcext:value-type="float">
            <text:p>0,88285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511" calcext:value-type="float">
            <text:p>0,891511</text:p>
          </table:table-cell>
          <table:table-cell office:value-type="float" office:value="0.898976" calcext:value-type="float">
            <text:p>0,89897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5624" calcext:value-type="float">
            <text:p>0,86562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93563" calcext:value-type="float">
            <text:p>0,793563</text:p>
          </table:table-cell>
          <table:table-cell office:value-type="float" office:value="0.869565" calcext:value-type="float">
            <text:p>0,869565</text:p>
          </table:table-cell>
          <table:table-cell office:value-type="float" office:value="0.871413" calcext:value-type="float">
            <text:p>0,871413</text:p>
          </table:table-cell>
          <table:table-cell office:value-type="float" office:value="0.878629" calcext:value-type="float">
            <text:p>0,878629</text:p>
          </table:table-cell>
          <table:table-cell office:value-type="float" office:value="0.883124" calcext:value-type="float">
            <text:p>0,88312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127" calcext:value-type="float">
            <text:p>0,892127</text:p>
          </table:table-cell>
          <table:table-cell office:value-type="float" office:value="0.902349" calcext:value-type="float">
            <text:p>0,90234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6279" calcext:value-type="float">
            <text:p>0,87627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664651" calcext:value-type="float">
            <text:p>0,664651</text:p>
          </table:table-cell>
          <table:table-cell office:value-type="float" office:value="0.864513" calcext:value-type="float">
            <text:p>0,864513</text:p>
          </table:table-cell>
          <table:table-cell office:value-type="float" office:value="0.870816" calcext:value-type="float">
            <text:p>0,870816</text:p>
          </table:table-cell>
          <table:table-cell office:value-type="float" office:value="0.871617" calcext:value-type="float">
            <text:p>0,871617</text:p>
          </table:table-cell>
          <table:table-cell office:value-type="float" office:value="0.882579" calcext:value-type="float">
            <text:p>0,88257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293" calcext:value-type="float">
            <text:p>0,891293</text:p>
          </table:table-cell>
          <table:table-cell office:value-type="float" office:value="0.901334" calcext:value-type="float">
            <text:p>0,90133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882" calcext:value-type="float">
            <text:p>0,86188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0.763155" calcext:value-type="float">
            <text:p>0,763155</text:p>
          </table:table-cell>
          <table:table-cell office:value-type="float" office:value="0.863807" calcext:value-type="float">
            <text:p>0,863807</text:p>
          </table:table-cell>
          <table:table-cell office:value-type="float" office:value="0.87085" calcext:value-type="float">
            <text:p>0,87085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81045" calcext:value-type="float">
            <text:p>0,88104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411" calcext:value-type="float">
            <text:p>0,884411</text:p>
          </table:table-cell>
          <table:table-cell office:value-type="float" office:value="0.893446" calcext:value-type="float">
            <text:p>0,893446</text:p>
          </table:table-cell>
          <table:table-cell office:value-type="float" office:value="0.903269" calcext:value-type="float">
            <text:p>0,90326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2029" calcext:value-type="float">
            <text:p>0,87202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15191" calcext:value-type="float">
            <text:p>0,815191</text:p>
          </table:table-cell>
          <table:table-cell office:value-type="float" office:value="0.864358" calcext:value-type="float">
            <text:p>0,864358</text:p>
          </table:table-cell>
          <table:table-cell office:value-type="float" office:value="0.870693" calcext:value-type="float">
            <text:p>0,870693</text:p>
          </table:table-cell>
          <table:table-cell office:value-type="float" office:value="0.871543" calcext:value-type="float">
            <text:p>0,871543</text:p>
          </table:table-cell>
          <table:table-cell office:value-type="float" office:value="0.878855" calcext:value-type="float">
            <text:p>0,87885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46" calcext:value-type="float">
            <text:p>0,88946</text:p>
          </table:table-cell>
          <table:table-cell office:value-type="float" office:value="0.900361" calcext:value-type="float">
            <text:p>0,90036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6248" calcext:value-type="float">
            <text:p>0,87624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73448" calcext:value-type="float">
            <text:p>0,773448</text:p>
          </table:table-cell>
          <table:table-cell office:value-type="float" office:value="0.862798" calcext:value-type="float">
            <text:p>0,862798</text:p>
          </table:table-cell>
          <table:table-cell office:value-type="float" office:value="0.870475" calcext:value-type="float">
            <text:p>0,870475</text:p>
          </table:table-cell>
          <table:table-cell office:value-type="float" office:value="0.871437" calcext:value-type="float">
            <text:p>0,871437</text:p>
          </table:table-cell>
          <table:table-cell office:value-type="float" office:value="0.880849" calcext:value-type="float">
            <text:p>0,88084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263" calcext:value-type="float">
            <text:p>0,891263</text:p>
          </table:table-cell>
          <table:table-cell office:value-type="float" office:value="0.902349" calcext:value-type="float">
            <text:p>0,90234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2464" calcext:value-type="float">
            <text:p>0,87246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04903" calcext:value-type="float">
            <text:p>0,804903</text:p>
          </table:table-cell>
          <table:table-cell office:value-type="float" office:value="0.86366" calcext:value-type="float">
            <text:p>0,86366</text:p>
          </table:table-cell>
          <table:table-cell office:value-type="float" office:value="0.870758" calcext:value-type="float">
            <text:p>0,870758</text:p>
          </table:table-cell>
          <table:table-cell office:value-type="float" office:value="0.872425" calcext:value-type="float">
            <text:p>0,872425</text:p>
          </table:table-cell>
          <table:table-cell office:value-type="float" office:value="0.882467" calcext:value-type="float">
            <text:p>0,88246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7946" calcext:value-type="float">
            <text:p>0,887946</text:p>
          </table:table-cell>
          <table:table-cell office:value-type="float" office:value="0.899448" calcext:value-type="float">
            <text:p>0,89944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362" calcext:value-type="float">
            <text:p>0,87536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44649" calcext:value-type="float">
            <text:p>0,544649</text:p>
          </table:table-cell>
          <table:table-cell office:value-type="float" office:value="0.805721" calcext:value-type="float">
            <text:p>0,805721</text:p>
          </table:table-cell>
          <table:table-cell office:value-type="float" office:value="0.862066" calcext:value-type="float">
            <text:p>0,862066</text:p>
          </table:table-cell>
          <table:table-cell office:value-type="float" office:value="0.870487" calcext:value-type="float">
            <text:p>0,870487</text:p>
          </table:table-cell>
          <table:table-cell office:value-type="float" office:value="0.87435" calcext:value-type="float">
            <text:p>0,87435</text:p>
          </table:table-cell>
          <table:table-cell office:value-type="float" office:value="0.882753" calcext:value-type="float">
            <text:p>0,88275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267" calcext:value-type="float">
            <text:p>0,890267</text:p>
          </table:table-cell>
          <table:table-cell office:value-type="float" office:value="0.897209" calcext:value-type="float">
            <text:p>0,89720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487" calcext:value-type="float">
            <text:p>0,8754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5708" calcext:value-type="float">
            <text:p>0,55708</text:p>
          </table:table-cell>
          <table:table-cell office:value-type="float" office:value="0.790365" calcext:value-type="float">
            <text:p>0,790365</text:p>
          </table:table-cell>
          <table:table-cell office:value-type="float" office:value="0.861282" calcext:value-type="float">
            <text:p>0,861282</text:p>
          </table:table-cell>
          <table:table-cell office:value-type="float" office:value="0.87038" calcext:value-type="float">
            <text:p>0,87038</text:p>
          </table:table-cell>
          <table:table-cell office:value-type="float" office:value="0.871668" calcext:value-type="float">
            <text:p>0,871668</text:p>
          </table:table-cell>
          <table:table-cell office:value-type="float" office:value="0.881951" calcext:value-type="float">
            <text:p>0,881951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94199" calcext:value-type="float">
            <text:p>0,89419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2933" calcext:value-type="float">
            <text:p>0,87293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780236" calcext:value-type="float">
            <text:p>0,780236</text:p>
          </table:table-cell>
          <table:table-cell office:value-type="float" office:value="0.853956" calcext:value-type="float">
            <text:p>0,853956</text:p>
          </table:table-cell>
          <table:table-cell office:value-type="float" office:value="0.868717" calcext:value-type="float">
            <text:p>0,868717</text:p>
          </table:table-cell>
          <table:table-cell office:value-type="float" office:value="0.871413" calcext:value-type="float">
            <text:p>0,871413</text:p>
          </table:table-cell>
          <table:table-cell office:value-type="float" office:value="0.87875" calcext:value-type="float">
            <text:p>0,87875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8656" calcext:value-type="float">
            <text:p>0,888656</text:p>
          </table:table-cell>
          <table:table-cell office:value-type="float" office:value="0.894271" calcext:value-type="float">
            <text:p>0,89427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796" calcext:value-type="float">
            <text:p>0,8707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25264" calcext:value-type="float">
            <text:p>0,525264</text:p>
          </table:table-cell>
          <table:table-cell office:value-type="float" office:value="0.75435" calcext:value-type="float">
            <text:p>0,75435</text:p>
          </table:table-cell>
          <table:table-cell office:value-type="float" office:value="0.850101" calcext:value-type="float">
            <text:p>0,850101</text:p>
          </table:table-cell>
          <table:table-cell office:value-type="float" office:value="0.868227" calcext:value-type="float">
            <text:p>0,868227</text:p>
          </table:table-cell>
          <table:table-cell office:value-type="float" office:value="0.871427" calcext:value-type="float">
            <text:p>0,871427</text:p>
          </table:table-cell>
          <table:table-cell office:value-type="float" office:value="0.879874" calcext:value-type="float">
            <text:p>0,87987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6344" calcext:value-type="float">
            <text:p>0,886344</text:p>
          </table:table-cell>
          <table:table-cell office:value-type="float" office:value="0.89802" calcext:value-type="float">
            <text:p>0,8980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036" calcext:value-type="float">
            <text:p>0,86803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25264" calcext:value-type="float">
            <text:p>0,525264</text:p>
          </table:table-cell>
          <table:table-cell office:value-type="float" office:value="0.717045" calcext:value-type="float">
            <text:p>0,717045</text:p>
          </table:table-cell>
          <table:table-cell office:value-type="float" office:value="0.842756" calcext:value-type="float">
            <text:p>0,842756</text:p>
          </table:table-cell>
          <table:table-cell office:value-type="float" office:value="0.863431" calcext:value-type="float">
            <text:p>0,863431</text:p>
          </table:table-cell>
          <table:table-cell office:value-type="float" office:value="0.871004" calcext:value-type="float">
            <text:p>0,871004</text:p>
          </table:table-cell>
          <table:table-cell office:value-type="float" office:value="0.875771" calcext:value-type="float">
            <text:p>0,875771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4014" calcext:value-type="float">
            <text:p>0,884014</text:p>
          </table:table-cell>
          <table:table-cell office:value-type="float" office:value="0.89462" calcext:value-type="float">
            <text:p>0,8946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2066" calcext:value-type="float">
            <text:p>0,8620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26569" calcext:value-type="float">
            <text:p>0,626569</text:p>
          </table:table-cell>
          <table:table-cell office:value-type="float" office:value="0.827574" calcext:value-type="float">
            <text:p>0,827574</text:p>
          </table:table-cell>
          <table:table-cell office:value-type="float" office:value="0.861494" calcext:value-type="float">
            <text:p>0,861494</text:p>
          </table:table-cell>
          <table:table-cell office:value-type="float" office:value="0.870677" calcext:value-type="float">
            <text:p>0,870677</text:p>
          </table:table-cell>
          <table:table-cell office:value-type="float" office:value="0.875166" calcext:value-type="float">
            <text:p>0,875166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6647" calcext:value-type="float">
            <text:p>0,89664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1489" calcext:value-type="float">
            <text:p>0,85148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86891" calcext:value-type="float">
            <text:p>0,686891</text:p>
          </table:table-cell>
          <table:table-cell office:value-type="float" office:value="0.853742" calcext:value-type="float">
            <text:p>0,853742</text:p>
          </table:table-cell>
          <table:table-cell office:value-type="float" office:value="0.864758" calcext:value-type="float">
            <text:p>0,864758</text:p>
          </table:table-cell>
          <table:table-cell office:value-type="float" office:value="0.871127" calcext:value-type="float">
            <text:p>0,871127</text:p>
          </table:table-cell>
          <table:table-cell office:value-type="float" office:value="0.880679" calcext:value-type="float">
            <text:p>0,88067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201" calcext:value-type="float">
            <text:p>0,889201</text:p>
          </table:table-cell>
          <table:table-cell office:value-type="float" office:value="0.898768" calcext:value-type="float">
            <text:p>0,89876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718" calcext:value-type="float">
            <text:p>0,86171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6476" calcext:value-type="float">
            <text:p>0,66476</text:p>
          </table:table-cell>
          <table:table-cell office:value-type="float" office:value="0.847486" calcext:value-type="float">
            <text:p>0,847486</text:p>
          </table:table-cell>
          <table:table-cell office:value-type="float" office:value="0.860606" calcext:value-type="float">
            <text:p>0,860606</text:p>
          </table:table-cell>
          <table:table-cell office:value-type="float" office:value="0.870642" calcext:value-type="float">
            <text:p>0,870642</text:p>
          </table:table-cell>
          <table:table-cell office:value-type="float" office:value="0.879807" calcext:value-type="float">
            <text:p>0,879807</text:p>
          </table:table-cell>
          <table:table-cell office:value-type="float" office:value="0.883172" calcext:value-type="float">
            <text:p>0,88317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648" calcext:value-type="float">
            <text:p>0,887648</text:p>
          </table:table-cell>
          <table:table-cell office:value-type="float" office:value="0.899615" calcext:value-type="float">
            <text:p>0,89961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825" calcext:value-type="float">
            <text:p>0,8582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65868" calcext:value-type="float">
            <text:p>0,365868</text:p>
          </table:table-cell>
          <table:table-cell office:value-type="float" office:value="0.667918" calcext:value-type="float">
            <text:p>0,667918</text:p>
          </table:table-cell>
          <table:table-cell office:value-type="float" office:value="0.847114" calcext:value-type="float">
            <text:p>0,847114</text:p>
          </table:table-cell>
          <table:table-cell office:value-type="float" office:value="0.861897" calcext:value-type="float">
            <text:p>0,861897</text:p>
          </table:table-cell>
          <table:table-cell office:value-type="float" office:value="0.871055" calcext:value-type="float">
            <text:p>0,871055</text:p>
          </table:table-cell>
          <table:table-cell office:value-type="float" office:value="0.879886" calcext:value-type="float">
            <text:p>0,87988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232" calcext:value-type="float">
            <text:p>0,891232</text:p>
          </table:table-cell>
          <table:table-cell office:value-type="float" office:value="0.901926" calcext:value-type="float">
            <text:p>0,90192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9304" calcext:value-type="float">
            <text:p>0,85930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706517" calcext:value-type="float">
            <text:p>0,706517</text:p>
          </table:table-cell>
          <table:table-cell office:value-type="float" office:value="0.84572" calcext:value-type="float">
            <text:p>0,84572</text:p>
          </table:table-cell>
          <table:table-cell office:value-type="float" office:value="0.860031" calcext:value-type="float">
            <text:p>0,860031</text:p>
          </table:table-cell>
          <table:table-cell office:value-type="float" office:value="0.869892" calcext:value-type="float">
            <text:p>0,869892</text:p>
          </table:table-cell>
          <table:table-cell office:value-type="float" office:value="0.878443" calcext:value-type="float">
            <text:p>0,878443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9219" calcext:value-type="float">
            <text:p>0,889219</text:p>
          </table:table-cell>
          <table:table-cell office:value-type="float" office:value="0.897449" calcext:value-type="float">
            <text:p>0,89744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923" calcext:value-type="float">
            <text:p>0,86192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54553" calcext:value-type="float">
            <text:p>0,754553</text:p>
          </table:table-cell>
          <table:table-cell office:value-type="float" office:value="0.853244" calcext:value-type="float">
            <text:p>0,853244</text:p>
          </table:table-cell>
          <table:table-cell office:value-type="float" office:value="0.863653" calcext:value-type="float">
            <text:p>0,863653</text:p>
          </table:table-cell>
          <table:table-cell office:value-type="float" office:value="0.870905" calcext:value-type="float">
            <text:p>0,870905</text:p>
          </table:table-cell>
          <table:table-cell office:value-type="float" office:value="0.879592" calcext:value-type="float">
            <text:p>0,879592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888" calcext:value-type="float">
            <text:p>0,889888</text:p>
          </table:table-cell>
          <table:table-cell office:value-type="float" office:value="0.898296" calcext:value-type="float">
            <text:p>0,89829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215" calcext:value-type="float">
            <text:p>0,86821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39194" calcext:value-type="float">
            <text:p>0,739194</text:p>
          </table:table-cell>
          <table:table-cell office:value-type="float" office:value="0.852725" calcext:value-type="float">
            <text:p>0,852725</text:p>
          </table:table-cell>
          <table:table-cell office:value-type="float" office:value="0.865225" calcext:value-type="float">
            <text:p>0,865225</text:p>
          </table:table-cell>
          <table:table-cell office:value-type="float" office:value="0.87111" calcext:value-type="float">
            <text:p>0,87111</text:p>
          </table:table-cell>
          <table:table-cell office:value-type="float" office:value="0.879805" calcext:value-type="float">
            <text:p>0,87980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8648" calcext:value-type="float">
            <text:p>0,888648</text:p>
          </table:table-cell>
          <table:table-cell office:value-type="float" office:value="0.896212" calcext:value-type="float">
            <text:p>0,89621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494" calcext:value-type="float">
            <text:p>0,86649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733711" calcext:value-type="float">
            <text:p>0,733711</text:p>
          </table:table-cell>
          <table:table-cell office:value-type="float" office:value="0.855761" calcext:value-type="float">
            <text:p>0,855761</text:p>
          </table:table-cell>
          <table:table-cell office:value-type="float" office:value="0.868612" calcext:value-type="float">
            <text:p>0,868612</text:p>
          </table:table-cell>
          <table:table-cell office:value-type="float" office:value="0.872299" calcext:value-type="float">
            <text:p>0,872299</text:p>
          </table:table-cell>
          <table:table-cell office:value-type="float" office:value="0.882597" calcext:value-type="float">
            <text:p>0,88259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03" calcext:value-type="float">
            <text:p>0,88903</text:p>
          </table:table-cell>
          <table:table-cell office:value-type="float" office:value="0.897245" calcext:value-type="float">
            <text:p>0,89724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7127" calcext:value-type="float">
            <text:p>0,86712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688539" calcext:value-type="float">
            <text:p>0,688539</text:p>
          </table:table-cell>
          <table:table-cell office:value-type="float" office:value="0.851062" calcext:value-type="float">
            <text:p>0,851062</text:p>
          </table:table-cell>
          <table:table-cell office:value-type="float" office:value="0.863063" calcext:value-type="float">
            <text:p>0,863063</text:p>
          </table:table-cell>
          <table:table-cell office:value-type="float" office:value="0.870492" calcext:value-type="float">
            <text:p>0,870492</text:p>
          </table:table-cell>
          <table:table-cell office:value-type="float" office:value="0.875201" calcext:value-type="float">
            <text:p>0,875201</text:p>
          </table:table-cell>
          <table:table-cell office:value-type="float" office:value="0.882895" calcext:value-type="float">
            <text:p>0,88289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3798" calcext:value-type="float">
            <text:p>0,89379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9707" calcext:value-type="float">
            <text:p>0,85970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87595" calcext:value-type="float">
            <text:p>0,487595</text:p>
          </table:table-cell>
          <table:table-cell office:value-type="float" office:value="0.648987" calcext:value-type="float">
            <text:p>0,648987</text:p>
          </table:table-cell>
          <table:table-cell office:value-type="float" office:value="0.844644" calcext:value-type="float">
            <text:p>0,844644</text:p>
          </table:table-cell>
          <table:table-cell office:value-type="float" office:value="0.858877" calcext:value-type="float">
            <text:p>0,858877</text:p>
          </table:table-cell>
          <table:table-cell office:value-type="float" office:value="0.868478" calcext:value-type="float">
            <text:p>0,868478</text:p>
          </table:table-cell>
          <table:table-cell office:value-type="float" office:value="0.871069" calcext:value-type="float">
            <text:p>0,871069</text:p>
          </table:table-cell>
          <table:table-cell office:value-type="float" office:value="0.87986" calcext:value-type="float">
            <text:p>0,8798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471" calcext:value-type="float">
            <text:p>0,88947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334" calcext:value-type="float">
            <text:p>0,8533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645244" calcext:value-type="float">
            <text:p>0,645244</text:p>
          </table:table-cell>
          <table:table-cell office:value-type="float" office:value="0.829075" calcext:value-type="float">
            <text:p>0,829075</text:p>
          </table:table-cell>
          <table:table-cell office:value-type="float" office:value="0.857731" calcext:value-type="float">
            <text:p>0,857731</text:p>
          </table:table-cell>
          <table:table-cell office:value-type="float" office:value="0.866907" calcext:value-type="float">
            <text:p>0,866907</text:p>
          </table:table-cell>
          <table:table-cell office:value-type="float" office:value="0.870973" calcext:value-type="float">
            <text:p>0,870973</text:p>
          </table:table-cell>
          <table:table-cell office:value-type="float" office:value="0.880308" calcext:value-type="float">
            <text:p>0,88030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552" calcext:value-type="float">
            <text:p>0,885552</text:p>
          </table:table-cell>
          <table:table-cell office:value-type="float" office:value="0.896422" calcext:value-type="float">
            <text:p>0,89642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2097" calcext:value-type="float">
            <text:p>0,85209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08065" calcext:value-type="float">
            <text:p>0,408065</text:p>
          </table:table-cell>
          <table:table-cell office:value-type="float" office:value="0.637738" calcext:value-type="float">
            <text:p>0,637738</text:p>
          </table:table-cell>
          <table:table-cell office:value-type="float" office:value="0.781242" calcext:value-type="float">
            <text:p>0,781242</text:p>
          </table:table-cell>
          <table:table-cell office:value-type="float" office:value="0.845059" calcext:value-type="float">
            <text:p>0,845059</text:p>
          </table:table-cell>
          <table:table-cell office:value-type="float" office:value="0.858754" calcext:value-type="float">
            <text:p>0,858754</text:p>
          </table:table-cell>
          <table:table-cell office:value-type="float" office:value="0.866544" calcext:value-type="float">
            <text:p>0,866544</text:p>
          </table:table-cell>
          <table:table-cell office:value-type="float" office:value="0.871162" calcext:value-type="float">
            <text:p>0,871162</text:p>
          </table:table-cell>
          <table:table-cell office:value-type="float" office:value="0.882593" calcext:value-type="float">
            <text:p>0,882593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3493" calcext:value-type="float">
            <text:p>0,89349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2535" calcext:value-type="float">
            <text:p>0,84253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60686" calcext:value-type="float">
            <text:p>0,660686</text:p>
          </table:table-cell>
          <table:table-cell office:value-type="float" office:value="0.818293" calcext:value-type="float">
            <text:p>0,818293</text:p>
          </table:table-cell>
          <table:table-cell office:value-type="float" office:value="0.851941" calcext:value-type="float">
            <text:p>0,851941</text:p>
          </table:table-cell>
          <table:table-cell office:value-type="float" office:value="0.861453" calcext:value-type="float">
            <text:p>0,861453</text:p>
          </table:table-cell>
          <table:table-cell office:value-type="float" office:value="0.870229" calcext:value-type="float">
            <text:p>0,870229</text:p>
          </table:table-cell>
          <table:table-cell office:value-type="float" office:value="0.876747" calcext:value-type="float">
            <text:p>0,876747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2895" calcext:value-type="float">
            <text:p>0,892895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0289" calcext:value-type="float">
            <text:p>0,85028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713557" calcext:value-type="float">
            <text:p>0,713557</text:p>
          </table:table-cell>
          <table:table-cell office:value-type="float" office:value="0.84795" calcext:value-type="float">
            <text:p>0,84795</text:p>
          </table:table-cell>
          <table:table-cell office:value-type="float" office:value="0.859132" calcext:value-type="float">
            <text:p>0,859132</text:p>
          </table:table-cell>
          <table:table-cell office:value-type="float" office:value="0.864213" calcext:value-type="float">
            <text:p>0,864213</text:p>
          </table:table-cell>
          <table:table-cell office:value-type="float" office:value="0.87078" calcext:value-type="float">
            <text:p>0,87078</text:p>
          </table:table-cell>
          <table:table-cell office:value-type="float" office:value="0.878193" calcext:value-type="float">
            <text:p>0,87819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184" calcext:value-type="float">
            <text:p>0,892184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9534" calcext:value-type="float">
            <text:p>0,85953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87595" calcext:value-type="float">
            <text:p>0,487595</text:p>
          </table:table-cell>
          <table:table-cell office:value-type="float" office:value="0.690669" calcext:value-type="float">
            <text:p>0,690669</text:p>
          </table:table-cell>
          <table:table-cell office:value-type="float" office:value="0.848291" calcext:value-type="float">
            <text:p>0,848291</text:p>
          </table:table-cell>
          <table:table-cell office:value-type="float" office:value="0.858607" calcext:value-type="float">
            <text:p>0,858607</text:p>
          </table:table-cell>
          <table:table-cell office:value-type="float" office:value="0.865366" calcext:value-type="float">
            <text:p>0,865366</text:p>
          </table:table-cell>
          <table:table-cell office:value-type="float" office:value="0.87059" calcext:value-type="float">
            <text:p>0,87059</text:p>
          </table:table-cell>
          <table:table-cell office:value-type="float" office:value="0.876055" calcext:value-type="float">
            <text:p>0,87605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843" calcext:value-type="float">
            <text:p>0,891843</text:p>
          </table:table-cell>
          <table:table-cell office:value-type="float" office:value="0.903716" calcext:value-type="float">
            <text:p>0,90371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7165" calcext:value-type="float">
            <text:p>0,85716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35939" calcext:value-type="float">
            <text:p>0,335939</text:p>
          </table:table-cell>
          <table:table-cell office:value-type="float" office:value="0.559884" calcext:value-type="float">
            <text:p>0,559884</text:p>
          </table:table-cell>
          <table:table-cell office:value-type="float" office:value="0.81879" calcext:value-type="float">
            <text:p>0,81879</text:p>
          </table:table-cell>
          <table:table-cell office:value-type="float" office:value="0.853496" calcext:value-type="float">
            <text:p>0,853496</text:p>
          </table:table-cell>
          <table:table-cell office:value-type="float" office:value="0.859901" calcext:value-type="float">
            <text:p>0,859901</text:p>
          </table:table-cell>
          <table:table-cell office:value-type="float" office:value="0.868722" calcext:value-type="float">
            <text:p>0,868722</text:p>
          </table:table-cell>
          <table:table-cell office:value-type="float" office:value="0.871326" calcext:value-type="float">
            <text:p>0,871326</text:p>
          </table:table-cell>
          <table:table-cell office:value-type="float" office:value="0.881728" calcext:value-type="float">
            <text:p>0,88172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8798" calcext:value-type="float">
            <text:p>0,888798</text:p>
          </table:table-cell>
          <table:table-cell office:value-type="float" office:value="0.902373" calcext:value-type="float">
            <text:p>0,9023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8827" calcext:value-type="float">
            <text:p>0,83882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88971" calcext:value-type="float">
            <text:p>0,488971</text:p>
          </table:table-cell>
          <table:table-cell office:value-type="float" office:value="0.636832" calcext:value-type="float">
            <text:p>0,636832</text:p>
          </table:table-cell>
          <table:table-cell office:value-type="float" office:value="0.818074" calcext:value-type="float">
            <text:p>0,818074</text:p>
          </table:table-cell>
          <table:table-cell office:value-type="float" office:value="0.850519" calcext:value-type="float">
            <text:p>0,850519</text:p>
          </table:table-cell>
          <table:table-cell office:value-type="float" office:value="0.858876" calcext:value-type="float">
            <text:p>0,858876</text:p>
          </table:table-cell>
          <table:table-cell office:value-type="float" office:value="0.86737" calcext:value-type="float">
            <text:p>0,86737</text:p>
          </table:table-cell>
          <table:table-cell office:value-type="float" office:value="0.873242" calcext:value-type="float">
            <text:p>0,873242</text:p>
          </table:table-cell>
          <table:table-cell office:value-type="float" office:value="0.883014" calcext:value-type="float">
            <text:p>0,88301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149" calcext:value-type="float">
            <text:p>0,890149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415" calcext:value-type="float">
            <text:p>0,84641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99047" calcext:value-type="float">
            <text:p>0,499047</text:p>
          </table:table-cell>
          <table:table-cell office:value-type="float" office:value="0.697668" calcext:value-type="float">
            <text:p>0,697668</text:p>
          </table:table-cell>
          <table:table-cell office:value-type="float" office:value="0.839791" calcext:value-type="float">
            <text:p>0,839791</text:p>
          </table:table-cell>
          <table:table-cell office:value-type="float" office:value="0.851739" calcext:value-type="float">
            <text:p>0,851739</text:p>
          </table:table-cell>
          <table:table-cell office:value-type="float" office:value="0.859274" calcext:value-type="float">
            <text:p>0,859274</text:p>
          </table:table-cell>
          <table:table-cell office:value-type="float" office:value="0.865119" calcext:value-type="float">
            <text:p>0,865119</text:p>
          </table:table-cell>
          <table:table-cell office:value-type="float" office:value="0.873291" calcext:value-type="float">
            <text:p>0,873291</text:p>
          </table:table-cell>
          <table:table-cell office:value-type="float" office:value="0.882348" calcext:value-type="float">
            <text:p>0,88234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8036" calcext:value-type="float">
            <text:p>0,888036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4379" calcext:value-type="float">
            <text:p>0,85437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9668" calcext:value-type="float">
            <text:p>0,759668</text:p>
          </table:table-cell>
          <table:table-cell office:value-type="float" office:value="0.847262" calcext:value-type="float">
            <text:p>0,847262</text:p>
          </table:table-cell>
          <table:table-cell office:value-type="float" office:value="0.858004" calcext:value-type="float">
            <text:p>0,858004</text:p>
          </table:table-cell>
          <table:table-cell office:value-type="float" office:value="0.863509" calcext:value-type="float">
            <text:p>0,863509</text:p>
          </table:table-cell>
          <table:table-cell office:value-type="float" office:value="0.870935" calcext:value-type="float">
            <text:p>0,870935</text:p>
          </table:table-cell>
          <table:table-cell office:value-type="float" office:value="0.877872" calcext:value-type="float">
            <text:p>0,877872</text:p>
          </table:table-cell>
          <table:table-cell office:value-type="float" office:value="0.883159" calcext:value-type="float">
            <text:p>0,883159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0636" calcext:value-type="float">
            <text:p>0,890636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712" calcext:value-type="float">
            <text:p>0,86371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3022" calcext:value-type="float">
            <text:p>0,753022</text:p>
          </table:table-cell>
          <table:table-cell office:value-type="float" office:value="0.846471" calcext:value-type="float">
            <text:p>0,846471</text:p>
          </table:table-cell>
          <table:table-cell office:value-type="float" office:value="0.857244" calcext:value-type="float">
            <text:p>0,857244</text:p>
          </table:table-cell>
          <table:table-cell office:value-type="float" office:value="0.860681" calcext:value-type="float">
            <text:p>0,860681</text:p>
          </table:table-cell>
          <table:table-cell office:value-type="float" office:value="0.870498" calcext:value-type="float">
            <text:p>0,870498</text:p>
          </table:table-cell>
          <table:table-cell office:value-type="float" office:value="0.876481" calcext:value-type="float">
            <text:p>0,876481</text:p>
          </table:table-cell>
          <table:table-cell office:value-type="float" office:value="0.883124" calcext:value-type="float">
            <text:p>0,883124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2785" calcext:value-type="float">
            <text:p>0,892785</text:p>
          </table:table-cell>
          <table:table-cell office:value-type="float" office:value="0.905059" calcext:value-type="float">
            <text:p>0,905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862" calcext:value-type="float">
            <text:p>0,86286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763057" calcext:value-type="float">
            <text:p>0,763057</text:p>
          </table:table-cell>
          <table:table-cell office:value-type="float" office:value="0.845756" calcext:value-type="float">
            <text:p>0,845756</text:p>
          </table:table-cell>
          <table:table-cell office:value-type="float" office:value="0.856055" calcext:value-type="float">
            <text:p>0,856055</text:p>
          </table:table-cell>
          <table:table-cell office:value-type="float" office:value="0.860654" calcext:value-type="float">
            <text:p>0,860654</text:p>
          </table:table-cell>
          <table:table-cell office:value-type="float" office:value="0.870309" calcext:value-type="float">
            <text:p>0,870309</text:p>
          </table:table-cell>
          <table:table-cell office:value-type="float" office:value="0.876251" calcext:value-type="float">
            <text:p>0,876251</text:p>
          </table:table-cell>
          <table:table-cell office:value-type="float" office:value="0.883048" calcext:value-type="float">
            <text:p>0,883048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1575" calcext:value-type="float">
            <text:p>0,891575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413" calcext:value-type="float">
            <text:p>0,86341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75799" calcext:value-type="float">
            <text:p>0,75799</text:p>
          </table:table-cell>
          <table:table-cell office:value-type="float" office:value="0.846066" calcext:value-type="float">
            <text:p>0,846066</text:p>
          </table:table-cell>
          <table:table-cell office:value-type="float" office:value="0.857539" calcext:value-type="float">
            <text:p>0,857539</text:p>
          </table:table-cell>
          <table:table-cell office:value-type="float" office:value="0.862879" calcext:value-type="float">
            <text:p>0,862879</text:p>
          </table:table-cell>
          <table:table-cell office:value-type="float" office:value="0.871371" calcext:value-type="float">
            <text:p>0,871371</text:p>
          </table:table-cell>
          <table:table-cell office:value-type="float" office:value="0.880845" calcext:value-type="float">
            <text:p>0,88084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7361" calcext:value-type="float">
            <text:p>0,887361</text:p>
          </table:table-cell>
          <table:table-cell office:value-type="float" office:value="0.901478" calcext:value-type="float">
            <text:p>0,90147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204" calcext:value-type="float">
            <text:p>0,86320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736037" calcext:value-type="float">
            <text:p>0,736037</text:p>
          </table:table-cell>
          <table:table-cell office:value-type="float" office:value="0.843209" calcext:value-type="float">
            <text:p>0,843209</text:p>
          </table:table-cell>
          <table:table-cell office:value-type="float" office:value="0.852939" calcext:value-type="float">
            <text:p>0,852939</text:p>
          </table:table-cell>
          <table:table-cell office:value-type="float" office:value="0.861208" calcext:value-type="float">
            <text:p>0,861208</text:p>
          </table:table-cell>
          <table:table-cell office:value-type="float" office:value="0.870546" calcext:value-type="float">
            <text:p>0,870546</text:p>
          </table:table-cell>
          <table:table-cell office:value-type="float" office:value="0.878093" calcext:value-type="float">
            <text:p>0,87809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806" calcext:value-type="float">
            <text:p>0,88806</text:p>
          </table:table-cell>
          <table:table-cell office:value-type="float" office:value="0.90103" calcext:value-type="float">
            <text:p>0,9010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9763" calcext:value-type="float">
            <text:p>0,85976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63338" calcext:value-type="float">
            <text:p>0,563338</text:p>
          </table:table-cell>
          <table:table-cell office:value-type="float" office:value="0.76272" calcext:value-type="float">
            <text:p>0,76272</text:p>
          </table:table-cell>
          <table:table-cell office:value-type="float" office:value="0.843898" calcext:value-type="float">
            <text:p>0,843898</text:p>
          </table:table-cell>
          <table:table-cell office:value-type="float" office:value="0.852353" calcext:value-type="float">
            <text:p>0,852353</text:p>
          </table:table-cell>
          <table:table-cell office:value-type="float" office:value="0.86274" calcext:value-type="float">
            <text:p>0,86274</text:p>
          </table:table-cell>
          <table:table-cell office:value-type="float" office:value="0.871091" calcext:value-type="float">
            <text:p>0,871091</text:p>
          </table:table-cell>
          <table:table-cell office:value-type="float" office:value="0.880779" calcext:value-type="float">
            <text:p>0,88077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311" calcext:value-type="float">
            <text:p>0,890311</text:p>
          </table:table-cell>
          <table:table-cell office:value-type="float" office:value="0.904612" calcext:value-type="float">
            <text:p>0,9046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501" calcext:value-type="float">
            <text:p>0,86350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63338" calcext:value-type="float">
            <text:p>0,563338</text:p>
          </table:table-cell>
          <table:table-cell office:value-type="float" office:value="0.766894" calcext:value-type="float">
            <text:p>0,766894</text:p>
          </table:table-cell>
          <table:table-cell office:value-type="float" office:value="0.844267" calcext:value-type="float">
            <text:p>0,844267</text:p>
          </table:table-cell>
          <table:table-cell office:value-type="float" office:value="0.85499" calcext:value-type="float">
            <text:p>0,85499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73407" calcext:value-type="float">
            <text:p>0,873407</text:p>
          </table:table-cell>
          <table:table-cell office:value-type="float" office:value="0.883026" calcext:value-type="float">
            <text:p>0,88302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402" calcext:value-type="float">
            <text:p>0,889402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4697" calcext:value-type="float">
            <text:p>0,86469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772955" calcext:value-type="float">
            <text:p>0,772955</text:p>
          </table:table-cell>
          <table:table-cell office:value-type="float" office:value="0.846133" calcext:value-type="float">
            <text:p>0,846133</text:p>
          </table:table-cell>
          <table:table-cell office:value-type="float" office:value="0.857381" calcext:value-type="float">
            <text:p>0,857381</text:p>
          </table:table-cell>
          <table:table-cell office:value-type="float" office:value="0.866291" calcext:value-type="float">
            <text:p>0,866291</text:p>
          </table:table-cell>
          <table:table-cell office:value-type="float" office:value="0.872091" calcext:value-type="float">
            <text:p>0,872091</text:p>
          </table:table-cell>
          <table:table-cell office:value-type="float" office:value="0.8824" calcext:value-type="float">
            <text:p>0,882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543" calcext:value-type="float">
            <text:p>0,89254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181" calcext:value-type="float">
            <text:p>0,86618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705698" calcext:value-type="float">
            <text:p>0,705698</text:p>
          </table:table-cell>
          <table:table-cell office:value-type="float" office:value="0.839451" calcext:value-type="float">
            <text:p>0,839451</text:p>
          </table:table-cell>
          <table:table-cell office:value-type="float" office:value="0.853104" calcext:value-type="float">
            <text:p>0,853104</text:p>
          </table:table-cell>
          <table:table-cell office:value-type="float" office:value="0.863174" calcext:value-type="float">
            <text:p>0,863174</text:p>
          </table:table-cell>
          <table:table-cell office:value-type="float" office:value="0.870579" calcext:value-type="float">
            <text:p>0,870579</text:p>
          </table:table-cell>
          <table:table-cell office:value-type="float" office:value="0.880419" calcext:value-type="float">
            <text:p>0,88041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5593" calcext:value-type="float">
            <text:p>0,89559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8003" calcext:value-type="float">
            <text:p>0,85800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725655" calcext:value-type="float">
            <text:p>0,725655</text:p>
          </table:table-cell>
          <table:table-cell office:value-type="float" office:value="0.842243" calcext:value-type="float">
            <text:p>0,842243</text:p>
          </table:table-cell>
          <table:table-cell office:value-type="float" office:value="0.857408" calcext:value-type="float">
            <text:p>0,857408</text:p>
          </table:table-cell>
          <table:table-cell office:value-type="float" office:value="0.868524" calcext:value-type="float">
            <text:p>0,868524</text:p>
          </table:table-cell>
          <table:table-cell office:value-type="float" office:value="0.873091" calcext:value-type="float">
            <text:p>0,873091</text:p>
          </table:table-cell>
          <table:table-cell office:value-type="float" office:value="0.88248" calcext:value-type="float">
            <text:p>0,88248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3311" calcext:value-type="float">
            <text:p>0,89331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473" calcext:value-type="float">
            <text:p>0,8614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06434" calcext:value-type="float">
            <text:p>0,706434</text:p>
          </table:table-cell>
          <table:table-cell office:value-type="float" office:value="0.843948" calcext:value-type="float">
            <text:p>0,843948</text:p>
          </table:table-cell>
          <table:table-cell office:value-type="float" office:value="0.859469" calcext:value-type="float">
            <text:p>0,859469</text:p>
          </table:table-cell>
          <table:table-cell office:value-type="float" office:value="0.869153" calcext:value-type="float">
            <text:p>0,869153</text:p>
          </table:table-cell>
          <table:table-cell office:value-type="float" office:value="0.87281" calcext:value-type="float">
            <text:p>0,87281</text:p>
          </table:table-cell>
          <table:table-cell office:value-type="float" office:value="0.882383" calcext:value-type="float">
            <text:p>0,88238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313" calcext:value-type="float">
            <text:p>0,892313</text:p>
          </table:table-cell>
          <table:table-cell office:value-type="float" office:value="0.903716" calcext:value-type="float">
            <text:p>0,90371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9674" calcext:value-type="float">
            <text:p>0,85967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21133" calcext:value-type="float">
            <text:p>0,721133</text:p>
          </table:table-cell>
          <table:table-cell office:value-type="float" office:value="0.848973" calcext:value-type="float">
            <text:p>0,848973</text:p>
          </table:table-cell>
          <table:table-cell office:value-type="float" office:value="0.862986" calcext:value-type="float">
            <text:p>0,862986</text:p>
          </table:table-cell>
          <table:table-cell office:value-type="float" office:value="0.870393" calcext:value-type="float">
            <text:p>0,870393</text:p>
          </table:table-cell>
          <table:table-cell office:value-type="float" office:value="0.87589" calcext:value-type="float">
            <text:p>0,8758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6705" calcext:value-type="float">
            <text:p>0,886705</text:p>
          </table:table-cell>
          <table:table-cell office:value-type="float" office:value="0.895674" calcext:value-type="float">
            <text:p>0,89567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3377" calcext:value-type="float">
            <text:p>0,86337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62275" calcext:value-type="float">
            <text:p>0,462275</text:p>
          </table:table-cell>
          <table:table-cell office:value-type="float" office:value="0.778604" calcext:value-type="float">
            <text:p>0,778604</text:p>
          </table:table-cell>
          <table:table-cell office:value-type="float" office:value="0.85073" calcext:value-type="float">
            <text:p>0,85073</text:p>
          </table:table-cell>
          <table:table-cell office:value-type="float" office:value="0.863793" calcext:value-type="float">
            <text:p>0,863793</text:p>
          </table:table-cell>
          <table:table-cell office:value-type="float" office:value="0.87101" calcext:value-type="float">
            <text:p>0,87101</text:p>
          </table:table-cell>
          <table:table-cell office:value-type="float" office:value="0.877588" calcext:value-type="float">
            <text:p>0,877588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7898" calcext:value-type="float">
            <text:p>0,887898</text:p>
          </table:table-cell>
          <table:table-cell office:value-type="float" office:value="0.899973" calcext:value-type="float">
            <text:p>0,89997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161" calcext:value-type="float">
            <text:p>0,87016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78416" calcext:value-type="float">
            <text:p>0,378416</text:p>
          </table:table-cell>
          <table:table-cell office:value-type="float" office:value="0.735918" calcext:value-type="float">
            <text:p>0,735918</text:p>
          </table:table-cell>
          <table:table-cell office:value-type="float" office:value="0.844739" calcext:value-type="float">
            <text:p>0,844739</text:p>
          </table:table-cell>
          <table:table-cell office:value-type="float" office:value="0.856137" calcext:value-type="float">
            <text:p>0,856137</text:p>
          </table:table-cell>
          <table:table-cell office:value-type="float" office:value="0.869588" calcext:value-type="float">
            <text:p>0,869588</text:p>
          </table:table-cell>
          <table:table-cell office:value-type="float" office:value="0.873847" calcext:value-type="float">
            <text:p>0,873847</text:p>
          </table:table-cell>
          <table:table-cell office:value-type="float" office:value="0.882661" calcext:value-type="float">
            <text:p>0,882661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121" calcext:value-type="float">
            <text:p>0,887121</text:p>
          </table:table-cell>
          <table:table-cell office:value-type="float" office:value="0.897572" calcext:value-type="float">
            <text:p>0,89757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3635" calcext:value-type="float">
            <text:p>0,8636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78416" calcext:value-type="float">
            <text:p>0,378416</text:p>
          </table:table-cell>
          <table:table-cell office:value-type="float" office:value="0.760465" calcext:value-type="float">
            <text:p>0,760465</text:p>
          </table:table-cell>
          <table:table-cell office:value-type="float" office:value="0.847113" calcext:value-type="float">
            <text:p>0,847113</text:p>
          </table:table-cell>
          <table:table-cell office:value-type="float" office:value="0.862306" calcext:value-type="float">
            <text:p>0,862306</text:p>
          </table:table-cell>
          <table:table-cell office:value-type="float" office:value="0.870931" calcext:value-type="float">
            <text:p>0,870931</text:p>
          </table:table-cell>
          <table:table-cell office:value-type="float" office:value="0.877617" calcext:value-type="float">
            <text:p>0,87761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8656" calcext:value-type="float">
            <text:p>0,888656</text:p>
          </table:table-cell>
          <table:table-cell office:value-type="float" office:value="0.894778" calcext:value-type="float">
            <text:p>0,89477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7388" calcext:value-type="float">
            <text:p>0,86738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78416" calcext:value-type="float">
            <text:p>0,378416</text:p>
          </table:table-cell>
          <table:table-cell office:value-type="float" office:value="0.801392" calcext:value-type="float">
            <text:p>0,801392</text:p>
          </table:table-cell>
          <table:table-cell office:value-type="float" office:value="0.851892" calcext:value-type="float">
            <text:p>0,851892</text:p>
          </table:table-cell>
          <table:table-cell office:value-type="float" office:value="0.865942" calcext:value-type="float">
            <text:p>0,865942</text:p>
          </table:table-cell>
          <table:table-cell office:value-type="float" office:value="0.870578" calcext:value-type="float">
            <text:p>0,870578</text:p>
          </table:table-cell>
          <table:table-cell office:value-type="float" office:value="0.876642" calcext:value-type="float">
            <text:p>0,876642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54" calcext:value-type="float">
            <text:p>0,88554</text:p>
          </table:table-cell>
          <table:table-cell office:value-type="float" office:value="0.893505" calcext:value-type="float">
            <text:p>0,89350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1751" calcext:value-type="float">
            <text:p>0,87175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82647" calcext:value-type="float">
            <text:p>0,82647</text:p>
          </table:table-cell>
          <table:table-cell office:value-type="float" office:value="0.85471" calcext:value-type="float">
            <text:p>0,85471</text:p>
          </table:table-cell>
          <table:table-cell office:value-type="float" office:value="0.866354" calcext:value-type="float">
            <text:p>0,866354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3278" calcext:value-type="float">
            <text:p>0,873278</text:p>
          </table:table-cell>
          <table:table-cell office:value-type="float" office:value="0.882895" calcext:value-type="float">
            <text:p>0,882895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152" calcext:value-type="float">
            <text:p>0,885152</text:p>
          </table:table-cell>
          <table:table-cell office:value-type="float" office:value="0.895995" calcext:value-type="float">
            <text:p>0,89599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4414" calcext:value-type="float">
            <text:p>0,87441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93539" calcext:value-type="float">
            <text:p>0,593539</text:p>
          </table:table-cell>
          <table:table-cell office:value-type="float" office:value="0.798647" calcext:value-type="float">
            <text:p>0,798647</text:p>
          </table:table-cell>
          <table:table-cell office:value-type="float" office:value="0.853955" calcext:value-type="float">
            <text:p>0,853955</text:p>
          </table:table-cell>
          <table:table-cell office:value-type="float" office:value="0.863295" calcext:value-type="float">
            <text:p>0,863295</text:p>
          </table:table-cell>
          <table:table-cell office:value-type="float" office:value="0.870309" calcext:value-type="float">
            <text:p>0,870309</text:p>
          </table:table-cell>
          <table:table-cell office:value-type="float" office:value="0.871708" calcext:value-type="float">
            <text:p>0,871708</text:p>
          </table:table-cell>
          <table:table-cell office:value-type="float" office:value="0.880769" calcext:value-type="float">
            <text:p>0,88076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5851" calcext:value-type="float">
            <text:p>0,89585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655" calcext:value-type="float">
            <text:p>0,87065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90294" calcext:value-type="float">
            <text:p>0,790294</text:p>
          </table:table-cell>
          <table:table-cell office:value-type="float" office:value="0.85159" calcext:value-type="float">
            <text:p>0,85159</text:p>
          </table:table-cell>
          <table:table-cell office:value-type="float" office:value="0.861938" calcext:value-type="float">
            <text:p>0,861938</text:p>
          </table:table-cell>
          <table:table-cell office:value-type="float" office:value="0.870173" calcext:value-type="float">
            <text:p>0,870173</text:p>
          </table:table-cell>
          <table:table-cell office:value-type="float" office:value="0.87279" calcext:value-type="float">
            <text:p>0,87279</text:p>
          </table:table-cell>
          <table:table-cell office:value-type="float" office:value="0.883097" calcext:value-type="float">
            <text:p>0,88309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8763" calcext:value-type="float">
            <text:p>0,88876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9066" calcext:value-type="float">
            <text:p>0,869066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74297" calcext:value-type="float">
            <text:p>0,74297</text:p>
          </table:table-cell>
          <table:table-cell office:value-type="float" office:value="0.846593" calcext:value-type="float">
            <text:p>0,846593</text:p>
          </table:table-cell>
          <table:table-cell office:value-type="float" office:value="0.858363" calcext:value-type="float">
            <text:p>0,858363</text:p>
          </table:table-cell>
          <table:table-cell office:value-type="float" office:value="0.869334" calcext:value-type="float">
            <text:p>0,869334</text:p>
          </table:table-cell>
          <table:table-cell office:value-type="float" office:value="0.871203" calcext:value-type="float">
            <text:p>0,871203</text:p>
          </table:table-cell>
          <table:table-cell office:value-type="float" office:value="0.881939" calcext:value-type="float">
            <text:p>0,88193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618" calcext:value-type="float">
            <text:p>0,89061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3304" calcext:value-type="float">
            <text:p>0,86330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05492" calcext:value-type="float">
            <text:p>0,505492</text:p>
          </table:table-cell>
          <table:table-cell office:value-type="float" office:value="0.701962" calcext:value-type="float">
            <text:p>0,701962</text:p>
          </table:table-cell>
          <table:table-cell office:value-type="float" office:value="0.846178" calcext:value-type="float">
            <text:p>0,846178</text:p>
          </table:table-cell>
          <table:table-cell office:value-type="float" office:value="0.85724" calcext:value-type="float">
            <text:p>0,85724</text:p>
          </table:table-cell>
          <table:table-cell office:value-type="float" office:value="0.868123" calcext:value-type="float">
            <text:p>0,868123</text:p>
          </table:table-cell>
          <table:table-cell office:value-type="float" office:value="0.871192" calcext:value-type="float">
            <text:p>0,871192</text:p>
          </table:table-cell>
          <table:table-cell office:value-type="float" office:value="0.881929" calcext:value-type="float">
            <text:p>0,88192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588" calcext:value-type="float">
            <text:p>0,891588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8889" calcext:value-type="float">
            <text:p>0,85888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693725" calcext:value-type="float">
            <text:p>0,693725</text:p>
          </table:table-cell>
          <table:table-cell office:value-type="float" office:value="0.845713" calcext:value-type="float">
            <text:p>0,845713</text:p>
          </table:table-cell>
          <table:table-cell office:value-type="float" office:value="0.853682" calcext:value-type="float">
            <text:p>0,853682</text:p>
          </table:table-cell>
          <table:table-cell office:value-type="float" office:value="0.863526" calcext:value-type="float">
            <text:p>0,863526</text:p>
          </table:table-cell>
          <table:table-cell office:value-type="float" office:value="0.870112" calcext:value-type="float">
            <text:p>0,870112</text:p>
          </table:table-cell>
          <table:table-cell office:value-type="float" office:value="0.876203" calcext:value-type="float">
            <text:p>0,876203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93436" calcext:value-type="float">
            <text:p>0,893436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657" calcext:value-type="float">
            <text:p>0,856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87595" calcext:value-type="float">
            <text:p>0,487595</text:p>
          </table:table-cell>
          <table:table-cell office:value-type="float" office:value="0.753053" calcext:value-type="float">
            <text:p>0,753053</text:p>
          </table:table-cell>
          <table:table-cell office:value-type="float" office:value="0.846075" calcext:value-type="float">
            <text:p>0,846075</text:p>
          </table:table-cell>
          <table:table-cell office:value-type="float" office:value="0.856171" calcext:value-type="float">
            <text:p>0,856171</text:p>
          </table:table-cell>
          <table:table-cell office:value-type="float" office:value="0.864456" calcext:value-type="float">
            <text:p>0,864456</text:p>
          </table:table-cell>
          <table:table-cell office:value-type="float" office:value="0.870685" calcext:value-type="float">
            <text:p>0,870685</text:p>
          </table:table-cell>
          <table:table-cell office:value-type="float" office:value="0.876809" calcext:value-type="float">
            <text:p>0,87680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728" calcext:value-type="float">
            <text:p>0,891728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876" calcext:value-type="float">
            <text:p>0,86287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11312" calcext:value-type="float">
            <text:p>0,411312</text:p>
          </table:table-cell>
          <table:table-cell office:value-type="float" office:value="0.692418" calcext:value-type="float">
            <text:p>0,692418</text:p>
          </table:table-cell>
          <table:table-cell office:value-type="float" office:value="0.843862" calcext:value-type="float">
            <text:p>0,843862</text:p>
          </table:table-cell>
          <table:table-cell office:value-type="float" office:value="0.853108" calcext:value-type="float">
            <text:p>0,853108</text:p>
          </table:table-cell>
          <table:table-cell office:value-type="float" office:value="0.865189" calcext:value-type="float">
            <text:p>0,865189</text:p>
          </table:table-cell>
          <table:table-cell office:value-type="float" office:value="0.87146" calcext:value-type="float">
            <text:p>0,87146</text:p>
          </table:table-cell>
          <table:table-cell office:value-type="float" office:value="0.882584" calcext:value-type="float">
            <text:p>0,88258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481" calcext:value-type="float">
            <text:p>0,892481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7043" calcext:value-type="float">
            <text:p>0,85704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72629" calcext:value-type="float">
            <text:p>0,72629</text:p>
          </table:table-cell>
          <table:table-cell office:value-type="float" office:value="0.843765" calcext:value-type="float">
            <text:p>0,843765</text:p>
          </table:table-cell>
          <table:table-cell office:value-type="float" office:value="0.855954" calcext:value-type="float">
            <text:p>0,855954</text:p>
          </table:table-cell>
          <table:table-cell office:value-type="float" office:value="0.866756" calcext:value-type="float">
            <text:p>0,866756</text:p>
          </table:table-cell>
          <table:table-cell office:value-type="float" office:value="0.87171" calcext:value-type="float">
            <text:p>0,87171</text:p>
          </table:table-cell>
          <table:table-cell office:value-type="float" office:value="0.882742" calcext:value-type="float">
            <text:p>0,882742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3267" calcext:value-type="float">
            <text:p>0,893267</text:p>
          </table:table-cell>
          <table:table-cell office:value-type="float" office:value="0.905059" calcext:value-type="float">
            <text:p>0,905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1205" calcext:value-type="float">
            <text:p>0,86120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82496" calcext:value-type="float">
            <text:p>0,682496</text:p>
          </table:table-cell>
          <table:table-cell office:value-type="float" office:value="0.842402" calcext:value-type="float">
            <text:p>0,842402</text:p>
          </table:table-cell>
          <table:table-cell office:value-type="float" office:value="0.854367" calcext:value-type="float">
            <text:p>0,854367</text:p>
          </table:table-cell>
          <table:table-cell office:value-type="float" office:value="0.864941" calcext:value-type="float">
            <text:p>0,864941</text:p>
          </table:table-cell>
          <table:table-cell office:value-type="float" office:value="0.872121" calcext:value-type="float">
            <text:p>0,872121</text:p>
          </table:table-cell>
          <table:table-cell office:value-type="float" office:value="0.882729" calcext:value-type="float">
            <text:p>0,88272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4251" calcext:value-type="float">
            <text:p>0,89425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6532" calcext:value-type="float">
            <text:p>0,85653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718802" calcext:value-type="float">
            <text:p>0,718802</text:p>
          </table:table-cell>
          <table:table-cell office:value-type="float" office:value="0.849217" calcext:value-type="float">
            <text:p>0,849217</text:p>
          </table:table-cell>
          <table:table-cell office:value-type="float" office:value="0.859328" calcext:value-type="float">
            <text:p>0,859328</text:p>
          </table:table-cell>
          <table:table-cell office:value-type="float" office:value="0.870107" calcext:value-type="float">
            <text:p>0,870107</text:p>
          </table:table-cell>
          <table:table-cell office:value-type="float" office:value="0.872788" calcext:value-type="float">
            <text:p>0,872788</text:p>
          </table:table-cell>
          <table:table-cell office:value-type="float" office:value="0.883145" calcext:value-type="float">
            <text:p>0,88314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885" calcext:value-type="float">
            <text:p>0,89088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629" calcext:value-type="float">
            <text:p>0,861629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70174" calcext:value-type="float">
            <text:p>0,670174</text:p>
          </table:table-cell>
          <table:table-cell office:value-type="float" office:value="0.847167" calcext:value-type="float">
            <text:p>0,847167</text:p>
          </table:table-cell>
          <table:table-cell office:value-type="float" office:value="0.859952" calcext:value-type="float">
            <text:p>0,859952</text:p>
          </table:table-cell>
          <table:table-cell office:value-type="float" office:value="0.870203" calcext:value-type="float">
            <text:p>0,870203</text:p>
          </table:table-cell>
          <table:table-cell office:value-type="float" office:value="0.873604" calcext:value-type="float">
            <text:p>0,873604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5567" calcext:value-type="float">
            <text:p>0,885567</text:p>
          </table:table-cell>
          <table:table-cell office:value-type="float" office:value="0.896175" calcext:value-type="float">
            <text:p>0,89617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7483" calcext:value-type="float">
            <text:p>0,8574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67083" calcext:value-type="float">
            <text:p>0,467083</text:p>
          </table:table-cell>
          <table:table-cell office:value-type="float" office:value="0.620254" calcext:value-type="float">
            <text:p>0,620254</text:p>
          </table:table-cell>
          <table:table-cell office:value-type="float" office:value="0.83347" calcext:value-type="float">
            <text:p>0,83347</text:p>
          </table:table-cell>
          <table:table-cell office:value-type="float" office:value="0.858525" calcext:value-type="float">
            <text:p>0,858525</text:p>
          </table:table-cell>
          <table:table-cell office:value-type="float" office:value="0.86978" calcext:value-type="float">
            <text:p>0,86978</text:p>
          </table:table-cell>
          <table:table-cell office:value-type="float" office:value="0.871263" calcext:value-type="float">
            <text:p>0,871263</text:p>
          </table:table-cell>
          <table:table-cell office:value-type="float" office:value="0.877001" calcext:value-type="float">
            <text:p>0,877001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879" calcext:value-type="float">
            <text:p>0,891879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9285" calcext:value-type="float">
            <text:p>0,84928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67083" calcext:value-type="float">
            <text:p>0,467083</text:p>
          </table:table-cell>
          <table:table-cell office:value-type="float" office:value="0.663687" calcext:value-type="float">
            <text:p>0,663687</text:p>
          </table:table-cell>
          <table:table-cell office:value-type="float" office:value="0.849759" calcext:value-type="float">
            <text:p>0,849759</text:p>
          </table:table-cell>
          <table:table-cell office:value-type="float" office:value="0.863167" calcext:value-type="float">
            <text:p>0,863167</text:p>
          </table:table-cell>
          <table:table-cell office:value-type="float" office:value="0.870537" calcext:value-type="float">
            <text:p>0,870537</text:p>
          </table:table-cell>
          <table:table-cell office:value-type="float" office:value="0.872702" calcext:value-type="float">
            <text:p>0,872702</text:p>
          </table:table-cell>
          <table:table-cell office:value-type="float" office:value="0.883096" calcext:value-type="float">
            <text:p>0,883096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7871" calcext:value-type="float">
            <text:p>0,887871</text:p>
          </table:table-cell>
          <table:table-cell office:value-type="float" office:value="0.895866" calcext:value-type="float">
            <text:p>0,89586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7545" calcext:value-type="float">
            <text:p>0,85754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696877" calcext:value-type="float">
            <text:p>0,696877</text:p>
          </table:table-cell>
          <table:table-cell office:value-type="float" office:value="0.845496" calcext:value-type="float">
            <text:p>0,845496</text:p>
          </table:table-cell>
          <table:table-cell office:value-type="float" office:value="0.862783" calcext:value-type="float">
            <text:p>0,862783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842" calcext:value-type="float">
            <text:p>0,871842</text:p>
          </table:table-cell>
          <table:table-cell office:value-type="float" office:value="0.877938" calcext:value-type="float">
            <text:p>0,877938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2154" calcext:value-type="float">
            <text:p>0,892154</text:p>
          </table:table-cell>
          <table:table-cell office:value-type="float" office:value="0.902373" calcext:value-type="float">
            <text:p>0,9023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8649" calcext:value-type="float">
            <text:p>0,85864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91134" calcext:value-type="float">
            <text:p>0,291134</text:p>
          </table:table-cell>
          <table:table-cell office:value-type="float" office:value="0.669245" calcext:value-type="float">
            <text:p>0,669245</text:p>
          </table:table-cell>
          <table:table-cell office:value-type="float" office:value="0.838054" calcext:value-type="float">
            <text:p>0,838054</text:p>
          </table:table-cell>
          <table:table-cell office:value-type="float" office:value="0.864557" calcext:value-type="float">
            <text:p>0,864557</text:p>
          </table:table-cell>
          <table:table-cell office:value-type="float" office:value="0.870653" calcext:value-type="float">
            <text:p>0,870653</text:p>
          </table:table-cell>
          <table:table-cell office:value-type="float" office:value="0.872166" calcext:value-type="float">
            <text:p>0,872166</text:p>
          </table:table-cell>
          <table:table-cell office:value-type="float" office:value="0.879527" calcext:value-type="float">
            <text:p>0,87952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038" calcext:value-type="float">
            <text:p>0,890038</text:p>
          </table:table-cell>
          <table:table-cell office:value-type="float" office:value="0.901926" calcext:value-type="float">
            <text:p>0,90192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5267" calcext:value-type="float">
            <text:p>0,85526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291134" calcext:value-type="float">
            <text:p>0,291134</text:p>
          </table:table-cell>
          <table:table-cell office:value-type="float" office:value="0.671852" calcext:value-type="float">
            <text:p>0,671852</text:p>
          </table:table-cell>
          <table:table-cell office:value-type="float" office:value="0.839718" calcext:value-type="float">
            <text:p>0,839718</text:p>
          </table:table-cell>
          <table:table-cell office:value-type="float" office:value="0.863445" calcext:value-type="float">
            <text:p>0,863445</text:p>
          </table:table-cell>
          <table:table-cell office:value-type="float" office:value="0.870814" calcext:value-type="float">
            <text:p>0,870814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1883" calcext:value-type="float">
            <text:p>0,88188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971" calcext:value-type="float">
            <text:p>0,890971</text:p>
          </table:table-cell>
          <table:table-cell office:value-type="float" office:value="0.902373" calcext:value-type="float">
            <text:p>0,9023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5989" calcext:value-type="float">
            <text:p>0,8559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623" calcext:value-type="float">
            <text:p>0,5623</text:p>
          </table:table-cell>
          <table:table-cell office:value-type="float" office:value="0.724748" calcext:value-type="float">
            <text:p>0,724748</text:p>
          </table:table-cell>
          <table:table-cell office:value-type="float" office:value="0.83337" calcext:value-type="float">
            <text:p>0,83337</text:p>
          </table:table-cell>
          <table:table-cell office:value-type="float" office:value="0.863335" calcext:value-type="float">
            <text:p>0,863335</text:p>
          </table:table-cell>
          <table:table-cell office:value-type="float" office:value="0.870619" calcext:value-type="float">
            <text:p>0,870619</text:p>
          </table:table-cell>
          <table:table-cell office:value-type="float" office:value="0.872259" calcext:value-type="float">
            <text:p>0,872259</text:p>
          </table:table-cell>
          <table:table-cell office:value-type="float" office:value="0.879974" calcext:value-type="float">
            <text:p>0,87997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8674" calcext:value-type="float">
            <text:p>0,888674</text:p>
          </table:table-cell>
          <table:table-cell office:value-type="float" office:value="0.901818" calcext:value-type="float">
            <text:p>0,90181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0131" calcext:value-type="float">
            <text:p>0,86013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90321" calcext:value-type="float">
            <text:p>0,490321</text:p>
          </table:table-cell>
          <table:table-cell office:value-type="float" office:value="0.724223" calcext:value-type="float">
            <text:p>0,724223</text:p>
          </table:table-cell>
          <table:table-cell office:value-type="float" office:value="0.849039" calcext:value-type="float">
            <text:p>0,849039</text:p>
          </table:table-cell>
          <table:table-cell office:value-type="float" office:value="0.865437" calcext:value-type="float">
            <text:p>0,865437</text:p>
          </table:table-cell>
          <table:table-cell office:value-type="float" office:value="0.870787" calcext:value-type="float">
            <text:p>0,870787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1366" calcext:value-type="float">
            <text:p>0,88136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282" calcext:value-type="float">
            <text:p>0,890282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279" calcext:value-type="float">
            <text:p>0,8622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82542" calcext:value-type="float">
            <text:p>0,482542</text:p>
          </table:table-cell>
          <table:table-cell office:value-type="float" office:value="0.678778" calcext:value-type="float">
            <text:p>0,678778</text:p>
          </table:table-cell>
          <table:table-cell office:value-type="float" office:value="0.823206" calcext:value-type="float">
            <text:p>0,823206</text:p>
          </table:table-cell>
          <table:table-cell office:value-type="float" office:value="0.865093" calcext:value-type="float">
            <text:p>0,865093</text:p>
          </table:table-cell>
          <table:table-cell office:value-type="float" office:value="0.870602" calcext:value-type="float">
            <text:p>0,870602</text:p>
          </table:table-cell>
          <table:table-cell office:value-type="float" office:value="0.872228" calcext:value-type="float">
            <text:p>0,872228</text:p>
          </table:table-cell>
          <table:table-cell office:value-type="float" office:value="0.8783" calcext:value-type="float">
            <text:p>0,878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6742" calcext:value-type="float">
            <text:p>0,886742</text:p>
          </table:table-cell>
          <table:table-cell office:value-type="float" office:value="0.90103" calcext:value-type="float">
            <text:p>0,9010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4249" calcext:value-type="float">
            <text:p>0,85424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28324" calcext:value-type="float">
            <text:p>0,728324</text:p>
          </table:table-cell>
          <table:table-cell office:value-type="float" office:value="0.851549" calcext:value-type="float">
            <text:p>0,851549</text:p>
          </table:table-cell>
          <table:table-cell office:value-type="float" office:value="0.867794" calcext:value-type="float">
            <text:p>0,867794</text:p>
          </table:table-cell>
          <table:table-cell office:value-type="float" office:value="0.871126" calcext:value-type="float">
            <text:p>0,871126</text:p>
          </table:table-cell>
          <table:table-cell office:value-type="float" office:value="0.872617" calcext:value-type="float">
            <text:p>0,872617</text:p>
          </table:table-cell>
          <table:table-cell office:value-type="float" office:value="0.882968" calcext:value-type="float">
            <text:p>0,882968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1383" calcext:value-type="float">
            <text:p>0,891383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554" calcext:value-type="float">
            <text:p>0,86355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4615" calcext:value-type="float">
            <text:p>0,754615</text:p>
          </table:table-cell>
          <table:table-cell office:value-type="float" office:value="0.852842" calcext:value-type="float">
            <text:p>0,852842</text:p>
          </table:table-cell>
          <table:table-cell office:value-type="float" office:value="0.866512" calcext:value-type="float">
            <text:p>0,866512</text:p>
          </table:table-cell>
          <table:table-cell office:value-type="float" office:value="0.871179" calcext:value-type="float">
            <text:p>0,871179</text:p>
          </table:table-cell>
          <table:table-cell office:value-type="float" office:value="0.874189" calcext:value-type="float">
            <text:p>0,874189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114" calcext:value-type="float">
            <text:p>0,888114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6004" calcext:value-type="float">
            <text:p>0,86600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28616" calcext:value-type="float">
            <text:p>0,728616</text:p>
          </table:table-cell>
          <table:table-cell office:value-type="float" office:value="0.852977" calcext:value-type="float">
            <text:p>0,852977</text:p>
          </table:table-cell>
          <table:table-cell office:value-type="float" office:value="0.866436" calcext:value-type="float">
            <text:p>0,866436</text:p>
          </table:table-cell>
          <table:table-cell office:value-type="float" office:value="0.870931" calcext:value-type="float">
            <text:p>0,870931</text:p>
          </table:table-cell>
          <table:table-cell office:value-type="float" office:value="0.875113" calcext:value-type="float">
            <text:p>0,875113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4402" calcext:value-type="float">
            <text:p>0,884402</text:p>
          </table:table-cell>
          <table:table-cell office:value-type="float" office:value="0.898444" calcext:value-type="float">
            <text:p>0,89844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669" calcext:value-type="float">
            <text:p>0,86266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19897" calcext:value-type="float">
            <text:p>0,719897</text:p>
          </table:table-cell>
          <table:table-cell office:value-type="float" office:value="0.851809" calcext:value-type="float">
            <text:p>0,851809</text:p>
          </table:table-cell>
          <table:table-cell office:value-type="float" office:value="0.868362" calcext:value-type="float">
            <text:p>0,86836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2156" calcext:value-type="float">
            <text:p>0,872156</text:p>
          </table:table-cell>
          <table:table-cell office:value-type="float" office:value="0.881212" calcext:value-type="float">
            <text:p>0,88121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6355" calcext:value-type="float">
            <text:p>0,89635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1008" calcext:value-type="float">
            <text:p>0,861008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90335" calcext:value-type="float">
            <text:p>0,490335</text:p>
          </table:table-cell>
          <table:table-cell office:value-type="float" office:value="0.702924" calcext:value-type="float">
            <text:p>0,702924</text:p>
          </table:table-cell>
          <table:table-cell office:value-type="float" office:value="0.847491" calcext:value-type="float">
            <text:p>0,847491</text:p>
          </table:table-cell>
          <table:table-cell office:value-type="float" office:value="0.866219" calcext:value-type="float">
            <text:p>0,866219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373" calcext:value-type="float">
            <text:p>0,871373</text:p>
          </table:table-cell>
          <table:table-cell office:value-type="float" office:value="0.875682" calcext:value-type="float">
            <text:p>0,87568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3125" calcext:value-type="float">
            <text:p>0,89312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771" calcext:value-type="float">
            <text:p>0,8577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731947" calcext:value-type="float">
            <text:p>0,731947</text:p>
          </table:table-cell>
          <table:table-cell office:value-type="float" office:value="0.841927" calcext:value-type="float">
            <text:p>0,841927</text:p>
          </table:table-cell>
          <table:table-cell office:value-type="float" office:value="0.859871" calcext:value-type="float">
            <text:p>0,85987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215" calcext:value-type="float">
            <text:p>0,871215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3164" calcext:value-type="float">
            <text:p>0,88316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4688" calcext:value-type="float">
            <text:p>0,89468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9217" calcext:value-type="float">
            <text:p>0,85921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63338" calcext:value-type="float">
            <text:p>0,563338</text:p>
          </table:table-cell>
          <table:table-cell office:value-type="float" office:value="0.752932" calcext:value-type="float">
            <text:p>0,752932</text:p>
          </table:table-cell>
          <table:table-cell office:value-type="float" office:value="0.847752" calcext:value-type="float">
            <text:p>0,847752</text:p>
          </table:table-cell>
          <table:table-cell office:value-type="float" office:value="0.861802" calcext:value-type="float">
            <text:p>0,86180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534" calcext:value-type="float">
            <text:p>0,871534</text:p>
          </table:table-cell>
          <table:table-cell office:value-type="float" office:value="0.873133" calcext:value-type="float">
            <text:p>0,873133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4959" calcext:value-type="float">
            <text:p>0,8949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224" calcext:value-type="float">
            <text:p>0,8622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57439" calcext:value-type="float">
            <text:p>0,557439</text:p>
          </table:table-cell>
          <table:table-cell office:value-type="float" office:value="0.723654" calcext:value-type="float">
            <text:p>0,723654</text:p>
          </table:table-cell>
          <table:table-cell office:value-type="float" office:value="0.846578" calcext:value-type="float">
            <text:p>0,846578</text:p>
          </table:table-cell>
          <table:table-cell office:value-type="float" office:value="0.86161" calcext:value-type="float">
            <text:p>0,8616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308" calcext:value-type="float">
            <text:p>0,871308</text:p>
          </table:table-cell>
          <table:table-cell office:value-type="float" office:value="0.874341" calcext:value-type="float">
            <text:p>0,874341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8872" calcext:value-type="float">
            <text:p>0,89887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9665" calcext:value-type="float">
            <text:p>0,85966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76869" calcext:value-type="float">
            <text:p>0,476869</text:p>
          </table:table-cell>
          <table:table-cell office:value-type="float" office:value="0.756009" calcext:value-type="float">
            <text:p>0,756009</text:p>
          </table:table-cell>
          <table:table-cell office:value-type="float" office:value="0.855483" calcext:value-type="float">
            <text:p>0,855483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563" calcext:value-type="float">
            <text:p>0,871563</text:p>
          </table:table-cell>
          <table:table-cell office:value-type="float" office:value="0.874678" calcext:value-type="float">
            <text:p>0,874678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4032" calcext:value-type="float">
            <text:p>0,884032</text:p>
          </table:table-cell>
          <table:table-cell office:value-type="float" office:value="0.899255" calcext:value-type="float">
            <text:p>0,89925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613" calcext:value-type="float">
            <text:p>0,8661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24381" calcext:value-type="float">
            <text:p>0,824381</text:p>
          </table:table-cell>
          <table:table-cell office:value-type="float" office:value="0.858384" calcext:value-type="float">
            <text:p>0,858384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0876" calcext:value-type="float">
            <text:p>0,870876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0722" calcext:value-type="float">
            <text:p>0,88072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8813" calcext:value-type="float">
            <text:p>0,89881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2578" calcext:value-type="float">
            <text:p>0,87257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726705" calcext:value-type="float">
            <text:p>0,726705</text:p>
          </table:table-cell>
          <table:table-cell office:value-type="float" office:value="0.842083" calcext:value-type="float">
            <text:p>0,842083</text:p>
          </table:table-cell>
          <table:table-cell office:value-type="float" office:value="0.864535" calcext:value-type="float">
            <text:p>0,864535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243" calcext:value-type="float">
            <text:p>0,871243</text:p>
          </table:table-cell>
          <table:table-cell office:value-type="float" office:value="0.873799" calcext:value-type="float">
            <text:p>0,873799</text:p>
          </table:table-cell>
          <table:table-cell office:value-type="float" office:value="0.883207" calcext:value-type="float">
            <text:p>0,88320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974" calcext:value-type="float">
            <text:p>0,885974</text:p>
          </table:table-cell>
          <table:table-cell office:value-type="float" office:value="0.901764" calcext:value-type="float">
            <text:p>0,9017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5964" calcext:value-type="float">
            <text:p>0,87596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837841" calcext:value-type="float">
            <text:p>0,837841</text:p>
          </table:table-cell>
          <table:table-cell office:value-type="float" office:value="0.867126" calcext:value-type="float">
            <text:p>0,867126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22" calcext:value-type="float">
            <text:p>0,87122</text:p>
          </table:table-cell>
          <table:table-cell office:value-type="float" office:value="0.873388" calcext:value-type="float">
            <text:p>0,873388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4809" calcext:value-type="float">
            <text:p>0,884809</text:p>
          </table:table-cell>
          <table:table-cell office:value-type="float" office:value="0.902319" calcext:value-type="float">
            <text:p>0,90231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5699" calcext:value-type="float">
            <text:p>0,87569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837972" calcext:value-type="float">
            <text:p>0,837972</text:p>
          </table:table-cell>
          <table:table-cell office:value-type="float" office:value="0.867917" calcext:value-type="float">
            <text:p>0,867917</text:p>
          </table:table-cell>
          <table:table-cell office:value-type="float" office:value="0.870756" calcext:value-type="float">
            <text:p>0,870756</text:p>
          </table:table-cell>
          <table:table-cell office:value-type="float" office:value="0.872322" calcext:value-type="float">
            <text:p>0,872322</text:p>
          </table:table-cell>
          <table:table-cell office:value-type="float" office:value="0.88238" calcext:value-type="float">
            <text:p>0,88238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9071" calcext:value-type="float">
            <text:p>0,889071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7345" calcext:value-type="float">
            <text:p>0,8773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56763" calcext:value-type="float">
            <text:p>0,556763</text:p>
          </table:table-cell>
          <table:table-cell office:value-type="float" office:value="0.799604" calcext:value-type="float">
            <text:p>0,799604</text:p>
          </table:table-cell>
          <table:table-cell office:value-type="float" office:value="0.863826" calcext:value-type="float">
            <text:p>0,863826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1868" calcext:value-type="float">
            <text:p>0,871868</text:p>
          </table:table-cell>
          <table:table-cell office:value-type="float" office:value="0.880052" calcext:value-type="float">
            <text:p>0,88005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6416" calcext:value-type="float">
            <text:p>0,886416</text:p>
          </table:table-cell>
          <table:table-cell office:value-type="float" office:value="0.901478" calcext:value-type="float">
            <text:p>0,90147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2353" calcext:value-type="float">
            <text:p>0,87235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821177" calcext:value-type="float">
            <text:p>0,821177</text:p>
          </table:table-cell>
          <table:table-cell office:value-type="float" office:value="0.857953" calcext:value-type="float">
            <text:p>0,857953</text:p>
          </table:table-cell>
          <table:table-cell office:value-type="float" office:value="0.870316" calcext:value-type="float">
            <text:p>0,870316</text:p>
          </table:table-cell>
          <table:table-cell office:value-type="float" office:value="0.870706" calcext:value-type="float">
            <text:p>0,870706</text:p>
          </table:table-cell>
          <table:table-cell office:value-type="float" office:value="0.875998" calcext:value-type="float">
            <text:p>0,875998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7797" calcext:value-type="float">
            <text:p>0,887797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3698" calcext:value-type="float">
            <text:p>0,87369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96817" calcext:value-type="float">
            <text:p>0,796817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869127" calcext:value-type="float">
            <text:p>0,869127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5567" calcext:value-type="float">
            <text:p>0,87556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34" calcext:value-type="float">
            <text:p>0,88834</text:p>
          </table:table-cell>
          <table:table-cell office:value-type="float" office:value="0.901478" calcext:value-type="float">
            <text:p>0,901478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0717" calcext:value-type="float">
            <text:p>0,87071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89655" calcext:value-type="float">
            <text:p>0,789655</text:p>
          </table:table-cell>
          <table:table-cell office:value-type="float" office:value="0.861088" calcext:value-type="float">
            <text:p>0,861088</text:p>
          </table:table-cell>
          <table:table-cell office:value-type="float" office:value="0.870475" calcext:value-type="float">
            <text:p>0,870475</text:p>
          </table:table-cell>
          <table:table-cell office:value-type="float" office:value="0.871333" calcext:value-type="float">
            <text:p>0,871333</text:p>
          </table:table-cell>
          <table:table-cell office:value-type="float" office:value="0.877456" calcext:value-type="float">
            <text:p>0,87745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4014" calcext:value-type="float">
            <text:p>0,884014</text:p>
          </table:table-cell>
          <table:table-cell office:value-type="float" office:value="0.893559" calcext:value-type="float">
            <text:p>0,893559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71691" calcext:value-type="float">
            <text:p>0,87169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55172" calcext:value-type="float">
            <text:p>0,755172</text:p>
          </table:table-cell>
          <table:table-cell office:value-type="float" office:value="0.85822" calcext:value-type="float">
            <text:p>0,85822</text:p>
          </table:table-cell>
          <table:table-cell office:value-type="float" office:value="0.870168" calcext:value-type="float">
            <text:p>0,870168</text:p>
          </table:table-cell>
          <table:table-cell office:value-type="float" office:value="0.871796" calcext:value-type="float">
            <text:p>0,871796</text:p>
          </table:table-cell>
          <table:table-cell office:value-type="float" office:value="0.879305" calcext:value-type="float">
            <text:p>0,879305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3634" calcext:value-type="float">
            <text:p>0,883634</text:p>
          </table:table-cell>
          <table:table-cell office:value-type="float" office:value="0.893442" calcext:value-type="float">
            <text:p>0,893442</text:p>
          </table:table-cell>
          <table:table-cell office:value-type="float" office:value="0.902373" calcext:value-type="float">
            <text:p>0,9023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8062" calcext:value-type="float">
            <text:p>0,86806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0599" calcext:value-type="float">
            <text:p>0,70599</text:p>
          </table:table-cell>
          <table:table-cell office:value-type="float" office:value="0.857079" calcext:value-type="float">
            <text:p>0,857079</text:p>
          </table:table-cell>
          <table:table-cell office:value-type="float" office:value="0.869161" calcext:value-type="float">
            <text:p>0,869161</text:p>
          </table:table-cell>
          <table:table-cell office:value-type="float" office:value="0.871875" calcext:value-type="float">
            <text:p>0,871875</text:p>
          </table:table-cell>
          <table:table-cell office:value-type="float" office:value="0.878454" calcext:value-type="float">
            <text:p>0,87845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17" calcext:value-type="float">
            <text:p>0,88517</text:p>
          </table:table-cell>
          <table:table-cell office:value-type="float" office:value="0.893559" calcext:value-type="float">
            <text:p>0,893559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062" calcext:value-type="float">
            <text:p>0,86306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65382" calcext:value-type="float">
            <text:p>0,65382</text:p>
          </table:table-cell>
          <table:table-cell office:value-type="float" office:value="0.859054" calcext:value-type="float">
            <text:p>0,859054</text:p>
          </table:table-cell>
          <table:table-cell office:value-type="float" office:value="0.87043" calcext:value-type="float">
            <text:p>0,87043</text:p>
          </table:table-cell>
          <table:table-cell office:value-type="float" office:value="0.872259" calcext:value-type="float">
            <text:p>0,872259</text:p>
          </table:table-cell>
          <table:table-cell office:value-type="float" office:value="0.88147" calcext:value-type="float">
            <text:p>0,88147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567" calcext:value-type="float">
            <text:p>0,885567</text:p>
          </table:table-cell>
          <table:table-cell office:value-type="float" office:value="0.893451" calcext:value-type="float">
            <text:p>0,893451</text:p>
          </table:table-cell>
          <table:table-cell office:value-type="float" office:value="0.901926" calcext:value-type="float">
            <text:p>0,90192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8449" calcext:value-type="float">
            <text:p>0,85844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36022" calcext:value-type="float">
            <text:p>0,736022</text:p>
          </table:table-cell>
          <table:table-cell office:value-type="float" office:value="0.865041" calcext:value-type="float">
            <text:p>0,865041</text:p>
          </table:table-cell>
          <table:table-cell office:value-type="float" office:value="0.870881" calcext:value-type="float">
            <text:p>0,870881</text:p>
          </table:table-cell>
          <table:table-cell office:value-type="float" office:value="0.876782" calcext:value-type="float">
            <text:p>0,87678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6335" calcext:value-type="float">
            <text:p>0,886335</text:p>
          </table:table-cell>
          <table:table-cell office:value-type="float" office:value="0.893613" calcext:value-type="float">
            <text:p>0,893613</text:p>
          </table:table-cell>
          <table:table-cell office:value-type="float" office:value="0.902373" calcext:value-type="float">
            <text:p>0,902373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8081" calcext:value-type="float">
            <text:p>0,86808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22943" calcext:value-type="float">
            <text:p>0,722943</text:p>
          </table:table-cell>
          <table:table-cell office:value-type="float" office:value="0.863242" calcext:value-type="float">
            <text:p>0,863242</text:p>
          </table:table-cell>
          <table:table-cell office:value-type="float" office:value="0.870665" calcext:value-type="float">
            <text:p>0,870665</text:p>
          </table:table-cell>
          <table:table-cell office:value-type="float" office:value="0.876208" calcext:value-type="float">
            <text:p>0,876208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629" calcext:value-type="float">
            <text:p>0,888629</text:p>
          </table:table-cell>
          <table:table-cell office:value-type="float" office:value="0.893613" calcext:value-type="float">
            <text:p>0,893613</text:p>
          </table:table-cell>
          <table:table-cell office:value-type="float" office:value="0.904164" calcext:value-type="float">
            <text:p>0,904164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6923" calcext:value-type="float">
            <text:p>0,86692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19286" calcext:value-type="float">
            <text:p>0,719286</text:p>
          </table:table-cell>
          <table:table-cell office:value-type="float" office:value="0.8636" calcext:value-type="float">
            <text:p>0,8636</text:p>
          </table:table-cell>
          <table:table-cell office:value-type="float" office:value="0.87065" calcext:value-type="float">
            <text:p>0,87065</text:p>
          </table:table-cell>
          <table:table-cell office:value-type="float" office:value="0.876716" calcext:value-type="float">
            <text:p>0,876716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133" calcext:value-type="float">
            <text:p>0,89133</text:p>
          </table:table-cell>
          <table:table-cell office:value-type="float" office:value="0.894075" calcext:value-type="float">
            <text:p>0,89407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7093" calcext:value-type="float">
            <text:p>0,86709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20114" calcext:value-type="float">
            <text:p>0,720114</text:p>
          </table:table-cell>
          <table:table-cell office:value-type="float" office:value="0.861492" calcext:value-type="float">
            <text:p>0,861492</text:p>
          </table:table-cell>
          <table:table-cell office:value-type="float" office:value="0.870763" calcext:value-type="float">
            <text:p>0,870763</text:p>
          </table:table-cell>
          <table:table-cell office:value-type="float" office:value="0.876607" calcext:value-type="float">
            <text:p>0,87660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6275" calcext:value-type="float">
            <text:p>0,886275</text:p>
          </table:table-cell>
          <table:table-cell office:value-type="float" office:value="0.893586" calcext:value-type="float">
            <text:p>0,893586</text:p>
          </table:table-cell>
          <table:table-cell office:value-type="float" office:value="0.903269" calcext:value-type="float">
            <text:p>0,90326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6187" calcext:value-type="float">
            <text:p>0,86618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58362" calcext:value-type="float">
            <text:p>0,758362</text:p>
          </table:table-cell>
          <table:table-cell office:value-type="float" office:value="0.864703" calcext:value-type="float">
            <text:p>0,864703</text:p>
          </table:table-cell>
          <table:table-cell office:value-type="float" office:value="0.872019" calcext:value-type="float">
            <text:p>0,872019</text:p>
          </table:table-cell>
          <table:table-cell office:value-type="float" office:value="0.882489" calcext:value-type="float">
            <text:p>0,882489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7829" calcext:value-type="float">
            <text:p>0,887829</text:p>
          </table:table-cell>
          <table:table-cell office:value-type="float" office:value="0.894099" calcext:value-type="float">
            <text:p>0,89409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1477" calcext:value-type="float">
            <text:p>0,87147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54778" calcext:value-type="float">
            <text:p>0,354778</text:p>
          </table:table-cell>
          <table:table-cell office:value-type="float" office:value="0.687036" calcext:value-type="float">
            <text:p>0,687036</text:p>
          </table:table-cell>
          <table:table-cell office:value-type="float" office:value="0.862024" calcext:value-type="float">
            <text:p>0,862024</text:p>
          </table:table-cell>
          <table:table-cell office:value-type="float" office:value="0.871482" calcext:value-type="float">
            <text:p>0,871482</text:p>
          </table:table-cell>
          <table:table-cell office:value-type="float" office:value="0.882067" calcext:value-type="float">
            <text:p>0,88206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615" calcext:value-type="float">
            <text:p>0,888615</text:p>
          </table:table-cell>
          <table:table-cell office:value-type="float" office:value="0.894153" calcext:value-type="float">
            <text:p>0,894153</text:p>
          </table:table-cell>
          <table:table-cell office:value-type="float" office:value="0.902821" calcext:value-type="float">
            <text:p>0,902821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3796" calcext:value-type="float">
            <text:p>0,86379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54778" calcext:value-type="float">
            <text:p>0,354778</text:p>
          </table:table-cell>
          <table:table-cell office:value-type="float" office:value="0.658801" calcext:value-type="float">
            <text:p>0,658801</text:p>
          </table:table-cell>
          <table:table-cell office:value-type="float" office:value="0.857142" calcext:value-type="float">
            <text:p>0,857142</text:p>
          </table:table-cell>
          <table:table-cell office:value-type="float" office:value="0.870972" calcext:value-type="float">
            <text:p>0,870972</text:p>
          </table:table-cell>
          <table:table-cell office:value-type="float" office:value="0.876956" calcext:value-type="float">
            <text:p>0,876956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0933" calcext:value-type="float">
            <text:p>0,890933</text:p>
          </table:table-cell>
          <table:table-cell office:value-type="float" office:value="0.894207" calcext:value-type="float">
            <text:p>0,894207</text:p>
          </table:table-cell>
          <table:table-cell office:value-type="float" office:value="0.904612" calcext:value-type="float">
            <text:p>0,9046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0339" calcext:value-type="float">
            <text:p>0,86033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34002" calcext:value-type="float">
            <text:p>0,334002</text:p>
          </table:table-cell>
          <table:table-cell office:value-type="float" office:value="0.605288" calcext:value-type="float">
            <text:p>0,605288</text:p>
          </table:table-cell>
          <table:table-cell office:value-type="float" office:value="0.845176" calcext:value-type="float">
            <text:p>0,845176</text:p>
          </table:table-cell>
          <table:table-cell office:value-type="float" office:value="0.870689" calcext:value-type="float">
            <text:p>0,870689</text:p>
          </table:table-cell>
          <table:table-cell office:value-type="float" office:value="0.876177" calcext:value-type="float">
            <text:p>0,87617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9388" calcext:value-type="float">
            <text:p>0,889388</text:p>
          </table:table-cell>
          <table:table-cell office:value-type="float" office:value="0.896052" calcext:value-type="float">
            <text:p>0,89605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3804" calcext:value-type="float">
            <text:p>0,85380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4002" calcext:value-type="float">
            <text:p>0,334002</text:p>
          </table:table-cell>
          <table:table-cell office:value-type="float" office:value="0.591984" calcext:value-type="float">
            <text:p>0,591984</text:p>
          </table:table-cell>
          <table:table-cell office:value-type="float" office:value="0.841935" calcext:value-type="float">
            <text:p>0,841935</text:p>
          </table:table-cell>
          <table:table-cell office:value-type="float" office:value="0.870645" calcext:value-type="float">
            <text:p>0,870645</text:p>
          </table:table-cell>
          <table:table-cell office:value-type="float" office:value="0.878182" calcext:value-type="float">
            <text:p>0,878182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985" calcext:value-type="float">
            <text:p>0,888985</text:p>
          </table:table-cell>
          <table:table-cell office:value-type="float" office:value="0.894601" calcext:value-type="float">
            <text:p>0,89460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216" calcext:value-type="float">
            <text:p>0,8521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01749" calcext:value-type="float">
            <text:p>0,301749</text:p>
          </table:table-cell>
          <table:table-cell office:value-type="float" office:value="0.661307" calcext:value-type="float">
            <text:p>0,661307</text:p>
          </table:table-cell>
          <table:table-cell office:value-type="float" office:value="0.864558" calcext:value-type="float">
            <text:p>0,864558</text:p>
          </table:table-cell>
          <table:table-cell office:value-type="float" office:value="0.871243" calcext:value-type="float">
            <text:p>0,871243</text:p>
          </table:table-cell>
          <table:table-cell office:value-type="float" office:value="0.88071" calcext:value-type="float">
            <text:p>0,88071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881" calcext:value-type="float">
            <text:p>0,885881</text:p>
          </table:table-cell>
          <table:table-cell office:value-type="float" office:value="0.893487" calcext:value-type="float">
            <text:p>0,893487</text:p>
          </table:table-cell>
          <table:table-cell office:value-type="float" office:value="0.895211" calcext:value-type="float">
            <text:p>0,89521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2441" calcext:value-type="float">
            <text:p>0,86244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473969" calcext:value-type="float">
            <text:p>0,473969</text:p>
          </table:table-cell>
          <table:table-cell office:value-type="float" office:value="0.830918" calcext:value-type="float">
            <text:p>0,830918</text:p>
          </table:table-cell>
          <table:table-cell office:value-type="float" office:value="0.870537" calcext:value-type="float">
            <text:p>0,870537</text:p>
          </table:table-cell>
          <table:table-cell office:value-type="float" office:value="0.877191" calcext:value-type="float">
            <text:p>0,877191</text:p>
          </table:table-cell>
          <table:table-cell office:value-type="float" office:value="0.883227" calcext:value-type="float">
            <text:p>0,883227</text:p>
          </table:table-cell>
          <table:table-cell office:value-type="float" office:value="0.883255" calcext:value-type="float">
            <text:p>0,883255</text:p>
          </table:table-cell>
          <table:table-cell office:value-type="float" office:value="0.883984" calcext:value-type="float">
            <text:p>0,883984</text:p>
          </table:table-cell>
          <table:table-cell office:value-type="float" office:value="0.89295" calcext:value-type="float">
            <text:p>0,89295</text:p>
          </table:table-cell>
          <table:table-cell office:value-type="float" office:value="0.894315" calcext:value-type="float">
            <text:p>0,894315</text:p>
          </table:table-cell>
          <table:table-cell office:value-type="float" office:value="0.904612" calcext:value-type="float">
            <text:p>0,9046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39496" calcext:value-type="float">
            <text:p>0,83949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280167" calcext:value-type="float">
            <text:p>0,280167</text:p>
          </table:table-cell>
          <table:table-cell office:value-type="float" office:value="0.594206" calcext:value-type="float">
            <text:p>0,594206</text:p>
          </table:table-cell>
          <table:table-cell office:value-type="float" office:value="0.853095" calcext:value-type="float">
            <text:p>0,853095</text:p>
          </table:table-cell>
          <table:table-cell office:value-type="float" office:value="0.870537" calcext:value-type="float">
            <text:p>0,870537</text:p>
          </table:table-cell>
          <table:table-cell office:value-type="float" office:value="0.878549" calcext:value-type="float">
            <text:p>0,878549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3619" calcext:value-type="float">
            <text:p>0,883619</text:p>
          </table:table-cell>
          <table:table-cell office:value-type="float" office:value="0.893307" calcext:value-type="float">
            <text:p>0,893307</text:p>
          </table:table-cell>
          <table:table-cell office:value-type="float" office:value="0.895211" calcext:value-type="float">
            <text:p>0,89521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4054" calcext:value-type="float">
            <text:p>0,85405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01749" calcext:value-type="float">
            <text:p>0,301749</text:p>
          </table:table-cell>
          <table:table-cell office:value-type="float" office:value="0.567123" calcext:value-type="float">
            <text:p>0,567123</text:p>
          </table:table-cell>
          <table:table-cell office:value-type="float" office:value="0.837154" calcext:value-type="float">
            <text:p>0,837154</text:p>
          </table:table-cell>
          <table:table-cell office:value-type="float" office:value="0.870442" calcext:value-type="float">
            <text:p>0,870442</text:p>
          </table:table-cell>
          <table:table-cell office:value-type="float" office:value="0.871705" calcext:value-type="float">
            <text:p>0,871705</text:p>
          </table:table-cell>
          <table:table-cell office:value-type="float" office:value="0.882214" calcext:value-type="float">
            <text:p>0,88221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9451" calcext:value-type="float">
            <text:p>0,889451</text:p>
          </table:table-cell>
          <table:table-cell office:value-type="float" office:value="0.894261" calcext:value-type="float">
            <text:p>0,894261</text:p>
          </table:table-cell>
          <table:table-cell office:value-type="float" office:value="0.903716" calcext:value-type="float">
            <text:p>0,90371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8258" calcext:value-type="float">
            <text:p>0,84825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49097" calcext:value-type="float">
            <text:p>0,49097</text:p>
          </table:table-cell>
          <table:table-cell office:value-type="float" office:value="0.825514" calcext:value-type="float">
            <text:p>0,825514</text:p>
          </table:table-cell>
          <table:table-cell office:value-type="float" office:value="0.869296" calcext:value-type="float">
            <text:p>0,869296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8836" calcext:value-type="float">
            <text:p>0,87883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90616" calcext:value-type="float">
            <text:p>0,890616</text:p>
          </table:table-cell>
          <table:table-cell office:value-type="float" office:value="0.897001" calcext:value-type="float">
            <text:p>0,89700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39477" calcext:value-type="float">
            <text:p>0,83947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23416" calcext:value-type="float">
            <text:p>0,323416</text:p>
          </table:table-cell>
          <table:table-cell office:value-type="float" office:value="0.720928" calcext:value-type="float">
            <text:p>0,720928</text:p>
          </table:table-cell>
          <table:table-cell office:value-type="float" office:value="0.868253" calcext:value-type="float">
            <text:p>0,868253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6131" calcext:value-type="float">
            <text:p>0,876131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4393" calcext:value-type="float">
            <text:p>0,884393</text:p>
          </table:table-cell>
          <table:table-cell office:value-type="float" office:value="0.893505" calcext:value-type="float">
            <text:p>0,893505</text:p>
          </table:table-cell>
          <table:table-cell office:value-type="float" office:value="0.899687" calcext:value-type="float">
            <text:p>0,89968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543" calcext:value-type="float">
            <text:p>0,8685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67621" calcext:value-type="float">
            <text:p>0,267621</text:p>
          </table:table-cell>
          <table:table-cell office:value-type="float" office:value="0.690485" calcext:value-type="float">
            <text:p>0,690485</text:p>
          </table:table-cell>
          <table:table-cell office:value-type="float" office:value="0.866434" calcext:value-type="float">
            <text:p>0,866434</text:p>
          </table:table-cell>
          <table:table-cell office:value-type="float" office:value="0.870681" calcext:value-type="float">
            <text:p>0,870681</text:p>
          </table:table-cell>
          <table:table-cell office:value-type="float" office:value="0.880926" calcext:value-type="float">
            <text:p>0,88092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4363" calcext:value-type="float">
            <text:p>0,884363</text:p>
          </table:table-cell>
          <table:table-cell office:value-type="float" office:value="0.893424" calcext:value-type="float">
            <text:p>0,893424</text:p>
          </table:table-cell>
          <table:table-cell office:value-type="float" office:value="0.897001" calcext:value-type="float">
            <text:p>0,89700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5533" calcext:value-type="float">
            <text:p>0,86553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644013" calcext:value-type="float">
            <text:p>0,644013</text:p>
          </table:table-cell>
          <table:table-cell office:value-type="float" office:value="0.86349" calcext:value-type="float">
            <text:p>0,86349</text:p>
          </table:table-cell>
          <table:table-cell office:value-type="float" office:value="0.870609" calcext:value-type="float">
            <text:p>0,870609</text:p>
          </table:table-cell>
          <table:table-cell office:value-type="float" office:value="0.880844" calcext:value-type="float">
            <text:p>0,880844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7088" calcext:value-type="float">
            <text:p>0,887088</text:p>
          </table:table-cell>
          <table:table-cell office:value-type="float" office:value="0.893751" calcext:value-type="float">
            <text:p>0,893751</text:p>
          </table:table-cell>
          <table:table-cell office:value-type="float" office:value="0.900583" calcext:value-type="float">
            <text:p>0,90058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24" calcext:value-type="float">
            <text:p>0,8612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75193" calcext:value-type="float">
            <text:p>0,575193</text:p>
          </table:table-cell>
          <table:table-cell office:value-type="float" office:value="0.785526" calcext:value-type="float">
            <text:p>0,785526</text:p>
          </table:table-cell>
          <table:table-cell office:value-type="float" office:value="0.870442" calcext:value-type="float">
            <text:p>0,870442</text:p>
          </table:table-cell>
          <table:table-cell office:value-type="float" office:value="0.87097" calcext:value-type="float">
            <text:p>0,87097</text:p>
          </table:table-cell>
          <table:table-cell office:value-type="float" office:value="0.882233" calcext:value-type="float">
            <text:p>0,882233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5164" calcext:value-type="float">
            <text:p>0,885164</text:p>
          </table:table-cell>
          <table:table-cell office:value-type="float" office:value="0.893643" calcext:value-type="float">
            <text:p>0,893643</text:p>
          </table:table-cell>
          <table:table-cell office:value-type="float" office:value="0.89924" calcext:value-type="float">
            <text:p>0,8992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923" calcext:value-type="float">
            <text:p>0,87592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56804" calcext:value-type="float">
            <text:p>0,756804</text:p>
          </table:table-cell>
          <table:table-cell office:value-type="float" office:value="0.865261" calcext:value-type="float">
            <text:p>0,865261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6086" calcext:value-type="float">
            <text:p>0,876086</text:p>
          </table:table-cell>
          <table:table-cell table:number-columns-repeated="2" office:value-type="float" office:value="0.883255" calcext:value-type="float">
            <text:p>0,883255</text:p>
          </table:table-cell>
          <table:table-cell office:value-type="float" office:value="0.886329" calcext:value-type="float">
            <text:p>0,886329</text:p>
          </table:table-cell>
          <table:table-cell office:value-type="float" office:value="0.893937" calcext:value-type="float">
            <text:p>0,893937</text:p>
          </table:table-cell>
          <table:table-cell office:value-type="float" office:value="0.900583" calcext:value-type="float">
            <text:p>0,90058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2154" calcext:value-type="float">
            <text:p>0,87215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06674" calcext:value-type="float">
            <text:p>0,606674</text:p>
          </table:table-cell>
          <table:table-cell office:value-type="float" office:value="0.758781" calcext:value-type="float">
            <text:p>0,758781</text:p>
          </table:table-cell>
          <table:table-cell office:value-type="float" office:value="0.86369" calcext:value-type="float">
            <text:p>0,86369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627" calcext:value-type="float">
            <text:p>0,8762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89924" calcext:value-type="float">
            <text:p>0,8992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1537" calcext:value-type="float">
            <text:p>0,8715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30316" calcext:value-type="float">
            <text:p>0,730316</text:p>
          </table:table-cell>
          <table:table-cell office:value-type="float" office:value="0.859588" calcext:value-type="float">
            <text:p>0,859588</text:p>
          </table:table-cell>
          <table:table-cell office:value-type="float" office:value="0.871464" calcext:value-type="float">
            <text:p>0,871464</text:p>
          </table:table-cell>
          <table:table-cell office:value-type="float" office:value="0.88275" calcext:value-type="float">
            <text:p>0,88275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8801" calcext:value-type="float">
            <text:p>0,888801</text:p>
          </table:table-cell>
          <table:table-cell office:value-type="float" office:value="0.900583" calcext:value-type="float">
            <text:p>0,90058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877" calcext:value-type="float">
            <text:p>0,868877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75193" calcext:value-type="float">
            <text:p>0,575193</text:p>
          </table:table-cell>
          <table:table-cell office:value-type="float" office:value="0.711417" calcext:value-type="float">
            <text:p>0,711417</text:p>
          </table:table-cell>
          <table:table-cell office:value-type="float" office:value="0.855479" calcext:value-type="float">
            <text:p>0,855479</text:p>
          </table:table-cell>
          <table:table-cell office:value-type="float" office:value="0.870881" calcext:value-type="float">
            <text:p>0,870881</text:p>
          </table:table-cell>
          <table:table-cell office:value-type="float" office:value="0.880146" calcext:value-type="float">
            <text:p>0,880146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7106" calcext:value-type="float">
            <text:p>0,887106</text:p>
          </table:table-cell>
          <table:table-cell office:value-type="float" office:value="0.901764" calcext:value-type="float">
            <text:p>0,90176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206" calcext:value-type="float">
            <text:p>0,86620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56446" calcext:value-type="float">
            <text:p>0,756446</text:p>
          </table:table-cell>
          <table:table-cell office:value-type="float" office:value="0.867153" calcext:value-type="float">
            <text:p>0,867153</text:p>
          </table:table-cell>
          <table:table-cell office:value-type="float" office:value="0.872183" calcext:value-type="float">
            <text:p>0,872183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3619" calcext:value-type="float">
            <text:p>0,883619</text:p>
          </table:table-cell>
          <table:table-cell office:value-type="float" office:value="0.898405" calcext:value-type="float">
            <text:p>0,89840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1633" calcext:value-type="float">
            <text:p>0,87163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30249" calcext:value-type="float">
            <text:p>0,730249</text:p>
          </table:table-cell>
          <table:table-cell office:value-type="float" office:value="0.864855" calcext:value-type="float">
            <text:p>0,864855</text:p>
          </table:table-cell>
          <table:table-cell office:value-type="float" office:value="0.871457" calcext:value-type="float">
            <text:p>0,871457</text:p>
          </table:table-cell>
          <table:table-cell office:value-type="float" office:value="0.881506" calcext:value-type="float">
            <text:p>0,881506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8951" calcext:value-type="float">
            <text:p>0,888951</text:p>
          </table:table-cell>
          <table:table-cell office:value-type="float" office:value="0.905059" calcext:value-type="float">
            <text:p>0,905059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751" calcext:value-type="float">
            <text:p>0,8675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59484" calcext:value-type="float">
            <text:p>0,559484</text:p>
          </table:table-cell>
          <table:table-cell office:value-type="float" office:value="0.714735" calcext:value-type="float">
            <text:p>0,714735</text:p>
          </table:table-cell>
          <table:table-cell office:value-type="float" office:value="0.863869" calcext:value-type="float">
            <text:p>0,863869</text:p>
          </table:table-cell>
          <table:table-cell office:value-type="float" office:value="0.871169" calcext:value-type="float">
            <text:p>0,871169</text:p>
          </table:table-cell>
          <table:table-cell office:value-type="float" office:value="0.879177" calcext:value-type="float">
            <text:p>0,879177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2932" calcext:value-type="float">
            <text:p>0,89293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041" calcext:value-type="float">
            <text:p>0,86604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62781" calcext:value-type="float">
            <text:p>0,62781</text:p>
          </table:table-cell>
          <table:table-cell office:value-type="float" office:value="0.812747" calcext:value-type="float">
            <text:p>0,812747</text:p>
          </table:table-cell>
          <table:table-cell office:value-type="float" office:value="0.867559" calcext:value-type="float">
            <text:p>0,867559</text:p>
          </table:table-cell>
          <table:table-cell office:value-type="float" office:value="0.871169" calcext:value-type="float">
            <text:p>0,871169</text:p>
          </table:table-cell>
          <table:table-cell office:value-type="float" office:value="0.881801" calcext:value-type="float">
            <text:p>0,881801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9378" calcext:value-type="float">
            <text:p>0,889378</text:p>
          </table:table-cell>
          <table:table-cell office:value-type="float" office:value="0.904612" calcext:value-type="float">
            <text:p>0,90461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0484" calcext:value-type="float">
            <text:p>0,85048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0.572858" calcext:value-type="float">
            <text:p>0,572858</text:p>
          </table:table-cell>
          <table:table-cell office:value-type="float" office:value="0.842972" calcext:value-type="float">
            <text:p>0,842972</text:p>
          </table:table-cell>
          <table:table-cell office:value-type="float" office:value="0.868927" calcext:value-type="float">
            <text:p>0,868927</text:p>
          </table:table-cell>
          <table:table-cell office:value-type="float" office:value="0.871097" calcext:value-type="float">
            <text:p>0,871097</text:p>
          </table:table-cell>
          <table:table-cell office:value-type="float" office:value="0.880737" calcext:value-type="float">
            <text:p>0,88073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91264" calcext:value-type="float">
            <text:p>0,89126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8313" calcext:value-type="float">
            <text:p>0,84831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0.591295" calcext:value-type="float">
            <text:p>0,591295</text:p>
          </table:table-cell>
          <table:table-cell office:value-type="float" office:value="0.842272" calcext:value-type="float">
            <text:p>0,842272</text:p>
          </table:table-cell>
          <table:table-cell office:value-type="float" office:value="0.86695" calcext:value-type="float">
            <text:p>0,86695</text:p>
          </table:table-cell>
          <table:table-cell office:value-type="float" office:value="0.871313" calcext:value-type="float">
            <text:p>0,871313</text:p>
          </table:table-cell>
          <table:table-cell office:value-type="float" office:value="0.88177" calcext:value-type="float">
            <text:p>0,88177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6985" calcext:value-type="float">
            <text:p>0,886985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9586" calcext:value-type="float">
            <text:p>0,84958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47971" calcext:value-type="float">
            <text:p>0,547971</text:p>
          </table:table-cell>
          <table:table-cell office:value-type="float" office:value="0.696256" calcext:value-type="float">
            <text:p>0,696256</text:p>
          </table:table-cell>
          <table:table-cell office:value-type="float" office:value="0.855253" calcext:value-type="float">
            <text:p>0,855253</text:p>
          </table:table-cell>
          <table:table-cell office:value-type="float" office:value="0.870737" calcext:value-type="float">
            <text:p>0,870737</text:p>
          </table:table-cell>
          <table:table-cell office:value-type="float" office:value="0.877584" calcext:value-type="float">
            <text:p>0,877584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784" calcext:value-type="float">
            <text:p>0,8878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262" calcext:value-type="float">
            <text:p>0,8626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04011" calcext:value-type="float">
            <text:p>0,704011</text:p>
          </table:table-cell>
          <table:table-cell office:value-type="float" office:value="0.85679" calcext:value-type="float">
            <text:p>0,85679</text:p>
          </table:table-cell>
          <table:table-cell office:value-type="float" office:value="0.871698" calcext:value-type="float">
            <text:p>0,871698</text:p>
          </table:table-cell>
          <table:table-cell office:value-type="float" office:value="0.883207" calcext:value-type="float">
            <text:p>0,883207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2181" calcext:value-type="float">
            <text:p>0,89218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641" calcext:value-type="float">
            <text:p>0,864641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3496" calcext:value-type="float">
            <text:p>0,73496</text:p>
          </table:table-cell>
          <table:table-cell office:value-type="float" office:value="0.859098" calcext:value-type="float">
            <text:p>0,859098</text:p>
          </table:table-cell>
          <table:table-cell office:value-type="float" office:value="0.871169" calcext:value-type="float">
            <text:p>0,871169</text:p>
          </table:table-cell>
          <table:table-cell office:value-type="float" office:value="0.882628" calcext:value-type="float">
            <text:p>0,882628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8073" calcext:value-type="float">
            <text:p>0,89807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446" calcext:value-type="float">
            <text:p>0,86844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0.654159" calcext:value-type="float">
            <text:p>0,654159</text:p>
          </table:table-cell>
          <table:table-cell office:value-type="float" office:value="0.851591" calcext:value-type="float">
            <text:p>0,851591</text:p>
          </table:table-cell>
          <table:table-cell office:value-type="float" office:value="0.871601" calcext:value-type="float">
            <text:p>0,871601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1463" calcext:value-type="float">
            <text:p>0,89146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906" calcext:value-type="float">
            <text:p>0,8590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0223" calcext:value-type="float">
            <text:p>0,70223</text:p>
          </table:table-cell>
          <table:table-cell office:value-type="float" office:value="0.855166" calcext:value-type="float">
            <text:p>0,855166</text:p>
          </table:table-cell>
          <table:table-cell office:value-type="float" office:value="0.874586" calcext:value-type="float">
            <text:p>0,874586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5168" calcext:value-type="float">
            <text:p>0,89516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893" calcext:value-type="float">
            <text:p>0,86489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462899" calcext:value-type="float">
            <text:p>0,462899</text:p>
          </table:table-cell>
          <table:table-cell office:value-type="float" office:value="0.70591" calcext:value-type="float">
            <text:p>0,70591</text:p>
          </table:table-cell>
          <table:table-cell office:value-type="float" office:value="0.874289" calcext:value-type="float">
            <text:p>0,874289</text:p>
          </table:table-cell>
          <table:table-cell table:number-columns-repeated="6" office:value-type="float" office:value="0.883255" calcext:value-type="float">
            <text:p>0,883255</text:p>
          </table:table-cell>
          <table:table-cell office:value-type="float" office:value="0.898167" calcext:value-type="float">
            <text:p>0,89816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34" calcext:value-type="float">
            <text:p>0,8683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69505" calcext:value-type="float">
            <text:p>0,569505</text:p>
          </table:table-cell>
          <table:table-cell office:value-type="float" office:value="0.770479" calcext:value-type="float">
            <text:p>0,770479</text:p>
          </table:table-cell>
          <table:table-cell office:value-type="float" office:value="0.871529" calcext:value-type="float">
            <text:p>0,871529</text:p>
          </table:table-cell>
          <table:table-cell office:value-type="float" office:value="0.881801" calcext:value-type="float">
            <text:p>0,881801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3634" calcext:value-type="float">
            <text:p>0,883634</text:p>
          </table:table-cell>
          <table:table-cell office:value-type="float" office:value="0.899129" calcext:value-type="float">
            <text:p>0,89912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451" calcext:value-type="float">
            <text:p>0,8745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50881" calcext:value-type="float">
            <text:p>0,550881</text:p>
          </table:table-cell>
          <table:table-cell office:value-type="float" office:value="0.736041" calcext:value-type="float">
            <text:p>0,736041</text:p>
          </table:table-cell>
          <table:table-cell office:value-type="float" office:value="0.868058" calcext:value-type="float">
            <text:p>0,868058</text:p>
          </table:table-cell>
          <table:table-cell office:value-type="float" office:value="0.87757" calcext:value-type="float">
            <text:p>0,87757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5576" calcext:value-type="float">
            <text:p>0,885576</text:p>
          </table:table-cell>
          <table:table-cell office:value-type="float" office:value="0.901656" calcext:value-type="float">
            <text:p>0,90165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743" calcext:value-type="float">
            <text:p>0,87074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1584" calcext:value-type="float">
            <text:p>0,71584</text:p>
          </table:table-cell>
          <table:table-cell office:value-type="float" office:value="0.870121" calcext:value-type="float">
            <text:p>0,870121</text:p>
          </table:table-cell>
          <table:table-cell office:value-type="float" office:value="0.879319" calcext:value-type="float">
            <text:p>0,879319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4402" calcext:value-type="float">
            <text:p>0,884402</text:p>
          </table:table-cell>
          <table:table-cell office:value-type="float" office:value="0.901547" calcext:value-type="float">
            <text:p>0,90154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976" calcext:value-type="float">
            <text:p>0,86897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74696" calcext:value-type="float">
            <text:p>0,774696</text:p>
          </table:table-cell>
          <table:table-cell office:value-type="float" office:value="0.870874" calcext:value-type="float">
            <text:p>0,870874</text:p>
          </table:table-cell>
          <table:table-cell office:value-type="float" office:value="0.881801" calcext:value-type="float">
            <text:p>0,881801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4809" calcext:value-type="float">
            <text:p>0,884809</text:p>
          </table:table-cell>
          <table:table-cell office:value-type="float" office:value="0.904164" calcext:value-type="float">
            <text:p>0,90416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487" calcext:value-type="float">
            <text:p>0,87548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68858" calcext:value-type="float">
            <text:p>0,76885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0.880489" calcext:value-type="float">
            <text:p>0,880489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4032" calcext:value-type="float">
            <text:p>0,884032</text:p>
          </table:table-cell>
          <table:table-cell office:value-type="float" office:value="0.904056" calcext:value-type="float">
            <text:p>0,904056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4691" calcext:value-type="float">
            <text:p>0,874691</text:p>
          </table:table-cell>
          <table:table-cell>
            <draw:frame draw:z-index="0" draw:style-name="gr1" draw:text-style-name="P1" svg:width="22.348cm" svg:height="12.57cm" svg:x="0.059cm" svg:y="0cm">
              <draw:object draw:notify-on-update-of-ranges="mcc.A2:mcc.A351 mcc.C1:mcc.C1 mcc.C2:mcc.C351 mcc.D1:mcc.D1 mcc.D2:mcc.D351 mcc.E1:mcc.E1 mcc.E2:mcc.E351 mcc.F1:mcc.F1 mcc.F2:mcc.F351 mcc.G1:mcc.G1 mcc.G2:mcc.G351 mcc.H1:mcc.H1 mcc.H2:mcc.H351 mcc.I1:mcc.I1 mcc.I2:mcc.I351 mcc.J1:mcc.J1 mcc.J2:mcc.J351 mcc.K1:mcc.K1 mcc.K2:mcc.K351 mcc.L1:mcc.L1 mcc.L2:mcc.L351 mcc.M1:mcc.M1 mcc.M2:mcc.M351 mcc.N1:mcc.N1 mcc.N2:mcc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0.688226" calcext:value-type="float">
            <text:p>0,688226</text:p>
          </table:table-cell>
          <table:table-cell office:value-type="float" office:value="0.86775" calcext:value-type="float">
            <text:p>0,86775</text:p>
          </table:table-cell>
          <table:table-cell office:value-type="float" office:value="0.874658" calcext:value-type="float">
            <text:p>0,874658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7383" calcext:value-type="float">
            <text:p>0,89738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98" calcext:value-type="float">
            <text:p>0,8649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92506" calcext:value-type="float">
            <text:p>0,792506</text:p>
          </table:table-cell>
          <table:table-cell office:value-type="float" office:value="0.870737" calcext:value-type="float">
            <text:p>0,870737</text:p>
          </table:table-cell>
          <table:table-cell office:value-type="float" office:value="0.879756" calcext:value-type="float">
            <text:p>0,879756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7649" calcext:value-type="float">
            <text:p>0,89764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6243" calcext:value-type="float">
            <text:p>0,876243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0.72569" calcext:value-type="float">
            <text:p>0,72569</text:p>
          </table:table-cell>
          <table:table-cell office:value-type="float" office:value="0.870881" calcext:value-type="float">
            <text:p>0,870881</text:p>
          </table:table-cell>
          <table:table-cell office:value-type="float" office:value="0.881943" calcext:value-type="float">
            <text:p>0,881943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900594" calcext:value-type="float">
            <text:p>0,90059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089" calcext:value-type="float">
            <text:p>0,87008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95555" calcext:value-type="float">
            <text:p>0,795555</text:p>
          </table:table-cell>
          <table:table-cell office:value-type="float" office:value="0.870593" calcext:value-type="float">
            <text:p>0,870593</text:p>
          </table:table-cell>
          <table:table-cell office:value-type="float" office:value="0.881068" calcext:value-type="float">
            <text:p>0,881068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442" calcext:value-type="float">
            <text:p>0,88442</text:p>
          </table:table-cell>
          <table:table-cell office:value-type="float" office:value="0.904002" calcext:value-type="float">
            <text:p>0,90400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7416" calcext:value-type="float">
            <text:p>0,87741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18249" calcext:value-type="float">
            <text:p>0,818249</text:p>
          </table:table-cell>
          <table:table-cell office:value-type="float" office:value="0.872337" calcext:value-type="float">
            <text:p>0,872337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86977" calcext:value-type="float">
            <text:p>0,886977</text:p>
          </table:table-cell>
          <table:table-cell table:number-columns-repeated="3" office:value-type="float" office:value="0.905507" calcext:value-type="float">
            <text:p>0,905507</text:p>
          </table:table-cell>
          <table:table-cell office:value-type="float" office:value="0.880485" calcext:value-type="float">
            <text:p>0,88048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805809" calcext:value-type="float">
            <text:p>0,805809</text:p>
          </table:table-cell>
          <table:table-cell office:value-type="float" office:value="0.875618" calcext:value-type="float">
            <text:p>0,875618</text:p>
          </table:table-cell>
          <table:table-cell table:number-columns-repeated="6" office:value-type="float" office:value="0.883255" calcext:value-type="float">
            <text:p>0,883255</text:p>
          </table:table-cell>
          <table:table-cell office:value-type="float" office:value="0.901218" calcext:value-type="float">
            <text:p>0,90121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8768" calcext:value-type="float">
            <text:p>0,87876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02829" calcext:value-type="float">
            <text:p>0,502829</text:p>
          </table:table-cell>
          <table:table-cell office:value-type="float" office:value="0.811167" calcext:value-type="float">
            <text:p>0,811167</text:p>
          </table:table-cell>
          <table:table-cell office:value-type="float" office:value="0.872697" calcext:value-type="float">
            <text:p>0,872697</text:p>
          </table:table-cell>
          <table:table-cell table:number-columns-repeated="6" office:value-type="float" office:value="0.883255" calcext:value-type="float">
            <text:p>0,883255</text:p>
          </table:table-cell>
          <table:table-cell office:value-type="float" office:value="0.891929" calcext:value-type="float">
            <text:p>0,89192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8083" calcext:value-type="float">
            <text:p>0,87808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88709" calcext:value-type="float">
            <text:p>0,788709</text:p>
          </table:table-cell>
          <table:table-cell office:value-type="float" office:value="0.871097" calcext:value-type="float">
            <text:p>0,871097</text:p>
          </table:table-cell>
          <table:table-cell office:value-type="float" office:value="0.880937" calcext:value-type="float">
            <text:p>0,880937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2819" calcext:value-type="float">
            <text:p>0,89281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5534" calcext:value-type="float">
            <text:p>0,87553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0.693384" calcext:value-type="float">
            <text:p>0,693384</text:p>
          </table:table-cell>
          <table:table-cell office:value-type="float" office:value="0.870411" calcext:value-type="float">
            <text:p>0,870411</text:p>
          </table:table-cell>
          <table:table-cell office:value-type="float" office:value="0.877863" calcext:value-type="float">
            <text:p>0,877863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3823" calcext:value-type="float">
            <text:p>0,89382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5726" calcext:value-type="float">
            <text:p>0,86572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788094" calcext:value-type="float">
            <text:p>0,788094</text:p>
          </table:table-cell>
          <table:table-cell office:value-type="float" office:value="0.86997" calcext:value-type="float">
            <text:p>0,86997</text:p>
          </table:table-cell>
          <table:table-cell office:value-type="float" office:value="0.874594" calcext:value-type="float">
            <text:p>0,874594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2042" calcext:value-type="float">
            <text:p>0,89204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4648" calcext:value-type="float">
            <text:p>0,87464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31014" calcext:value-type="float">
            <text:p>0,631014</text:p>
          </table:table-cell>
          <table:table-cell office:value-type="float" office:value="0.75385" calcext:value-type="float">
            <text:p>0,75385</text:p>
          </table:table-cell>
          <table:table-cell office:value-type="float" office:value="0.865429" calcext:value-type="float">
            <text:p>0,865429</text:p>
          </table:table-cell>
          <table:table-cell office:value-type="float" office:value="0.875104" calcext:value-type="float">
            <text:p>0,875104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87957" calcext:value-type="float">
            <text:p>0,887957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412" calcext:value-type="float">
            <text:p>0,87041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31014" calcext:value-type="float">
            <text:p>0,631014</text:p>
          </table:table-cell>
          <table:table-cell office:value-type="float" office:value="0.756154" calcext:value-type="float">
            <text:p>0,756154</text:p>
          </table:table-cell>
          <table:table-cell office:value-type="float" office:value="0.86729" calcext:value-type="float">
            <text:p>0,86729</text:p>
          </table:table-cell>
          <table:table-cell office:value-type="float" office:value="0.874441" calcext:value-type="float">
            <text:p>0,874441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89761" calcext:value-type="float">
            <text:p>0,88976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0943" calcext:value-type="float">
            <text:p>0,87094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39012" calcext:value-type="float">
            <text:p>0,339012</text:p>
          </table:table-cell>
          <table:table-cell office:value-type="float" office:value="0.733861" calcext:value-type="float">
            <text:p>0,733861</text:p>
          </table:table-cell>
          <table:table-cell office:value-type="float" office:value="0.86527" calcext:value-type="float">
            <text:p>0,86527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0.880194" calcext:value-type="float">
            <text:p>0,880194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4324" calcext:value-type="float">
            <text:p>0,89432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313" calcext:value-type="float">
            <text:p>0,86831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39012" calcext:value-type="float">
            <text:p>0,339012</text:p>
          </table:table-cell>
          <table:table-cell office:value-type="float" office:value="0.675167" calcext:value-type="float">
            <text:p>0,675167</text:p>
          </table:table-cell>
          <table:table-cell office:value-type="float" office:value="0.859872" calcext:value-type="float">
            <text:p>0,859872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81068" calcext:value-type="float">
            <text:p>0,881068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3823" calcext:value-type="float">
            <text:p>0,89382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1898" calcext:value-type="float">
            <text:p>0,86189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39012" calcext:value-type="float">
            <text:p>0,339012</text:p>
          </table:table-cell>
          <table:table-cell office:value-type="float" office:value="0.64519" calcext:value-type="float">
            <text:p>0,64519</text:p>
          </table:table-cell>
          <table:table-cell office:value-type="float" office:value="0.830444" calcext:value-type="float">
            <text:p>0,830444</text:p>
          </table:table-cell>
          <table:table-cell office:value-type="float" office:value="0.870521" calcext:value-type="float">
            <text:p>0,870521</text:p>
          </table:table-cell>
          <table:table-cell office:value-type="float" office:value="0.878738" calcext:value-type="float">
            <text:p>0,878738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1039" calcext:value-type="float">
            <text:p>0,89103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5446" calcext:value-type="float">
            <text:p>0,855446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618159" calcext:value-type="float">
            <text:p>0,618159</text:p>
          </table:table-cell>
          <table:table-cell office:value-type="float" office:value="0.754544" calcext:value-type="float">
            <text:p>0,754544</text:p>
          </table:table-cell>
          <table:table-cell office:value-type="float" office:value="0.862574" calcext:value-type="float">
            <text:p>0,862574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0.881943" calcext:value-type="float">
            <text:p>0,881943</text:p>
          </table:table-cell>
          <table:table-cell table:number-columns-repeated="3" office:value-type="float" office:value="0.883255" calcext:value-type="float">
            <text:p>0,883255</text:p>
          </table:table-cell>
          <table:table-cell office:value-type="float" office:value="0.885424" calcext:value-type="float">
            <text:p>0,88542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2887" calcext:value-type="float">
            <text:p>0,84288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72622" calcext:value-type="float">
            <text:p>0,072622</text:p>
          </table:table-cell>
          <table:table-cell office:value-type="float" office:value="0.632044" calcext:value-type="float">
            <text:p>0,632044</text:p>
          </table:table-cell>
          <table:table-cell office:value-type="float" office:value="0.775553" calcext:value-type="float">
            <text:p>0,775553</text:p>
          </table:table-cell>
          <table:table-cell office:value-type="float" office:value="0.867122" calcext:value-type="float">
            <text:p>0,867122</text:p>
          </table:table-cell>
          <table:table-cell office:value-type="float" office:value="0.874884" calcext:value-type="float">
            <text:p>0,874884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3643" calcext:value-type="float">
            <text:p>0,88364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7177" calcext:value-type="float">
            <text:p>0,84717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9747" calcext:value-type="float">
            <text:p>0,49747</text:p>
          </table:table-cell>
          <table:table-cell office:value-type="float" office:value="0.628944" calcext:value-type="float">
            <text:p>0,628944</text:p>
          </table:table-cell>
          <table:table-cell office:value-type="float" office:value="0.774865" calcext:value-type="float">
            <text:p>0,774865</text:p>
          </table:table-cell>
          <table:table-cell office:value-type="float" office:value="0.869004" calcext:value-type="float">
            <text:p>0,869004</text:p>
          </table:table-cell>
          <table:table-cell office:value-type="float" office:value="0.874081" calcext:value-type="float">
            <text:p>0,874081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904002" calcext:value-type="float">
            <text:p>0,904002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6717" calcext:value-type="float">
            <text:p>0,84671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66743" calcext:value-type="float">
            <text:p>0,66743</text:p>
          </table:table-cell>
          <table:table-cell office:value-type="float" office:value="0.775594" calcext:value-type="float">
            <text:p>0,775594</text:p>
          </table:table-cell>
          <table:table-cell office:value-type="float" office:value="0.868873" calcext:value-type="float">
            <text:p>0,868873</text:p>
          </table:table-cell>
          <table:table-cell office:value-type="float" office:value="0.87175" calcext:value-type="float">
            <text:p>0,87175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9276" calcext:value-type="float">
            <text:p>0,899276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4992" calcext:value-type="float">
            <text:p>0,8499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66394" calcext:value-type="float">
            <text:p>0,66394</text:p>
          </table:table-cell>
          <table:table-cell office:value-type="float" office:value="0.822124" calcext:value-type="float">
            <text:p>0,822124</text:p>
          </table:table-cell>
          <table:table-cell office:value-type="float" office:value="0.874735" calcext:value-type="float">
            <text:p>0,874735</text:p>
          </table:table-cell>
          <table:table-cell table:number-columns-repeated="6" office:value-type="float" office:value="0.883255" calcext:value-type="float">
            <text:p>0,883255</text:p>
          </table:table-cell>
          <table:table-cell office:value-type="float" office:value="0.905005" calcext:value-type="float">
            <text:p>0,90500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56533" calcext:value-type="float">
            <text:p>0,85653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488971" calcext:value-type="float">
            <text:p>0,488971</text:p>
          </table:table-cell>
          <table:table-cell office:value-type="float" office:value="0.703802" calcext:value-type="float">
            <text:p>0,703802</text:p>
          </table:table-cell>
          <table:table-cell office:value-type="float" office:value="0.865518" calcext:value-type="float">
            <text:p>0,865518</text:p>
          </table:table-cell>
          <table:table-cell office:value-type="float" office:value="0.879536" calcext:value-type="float">
            <text:p>0,879536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2544" calcext:value-type="float">
            <text:p>0,89254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6318" calcext:value-type="float">
            <text:p>0,86631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12995" calcext:value-type="float">
            <text:p>0,712995</text:p>
          </table:table-cell>
          <table:table-cell office:value-type="float" office:value="0.864585" calcext:value-type="float">
            <text:p>0,864585</text:p>
          </table:table-cell>
          <table:table-cell office:value-type="float" office:value="0.880996" calcext:value-type="float">
            <text:p>0,880996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90238" calcext:value-type="float">
            <text:p>0,89023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706" calcext:value-type="float">
            <text:p>0,8670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17946" calcext:value-type="float">
            <text:p>0,717946</text:p>
          </table:table-cell>
          <table:table-cell office:value-type="float" office:value="0.869559" calcext:value-type="float">
            <text:p>0,869559</text:p>
          </table:table-cell>
          <table:table-cell table:number-columns-repeated="6" office:value-type="float" office:value="0.883255" calcext:value-type="float">
            <text:p>0,883255</text:p>
          </table:table-cell>
          <table:table-cell office:value-type="float" office:value="0.890764" calcext:value-type="float">
            <text:p>0,89076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331" calcext:value-type="float">
            <text:p>0,86833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07793" calcext:value-type="float">
            <text:p>0,507793</text:p>
          </table:table-cell>
          <table:table-cell office:value-type="float" office:value="0.723414" calcext:value-type="float">
            <text:p>0,723414</text:p>
          </table:table-cell>
          <table:table-cell office:value-type="float" office:value="0.87132" calcext:value-type="float">
            <text:p>0,87132</text:p>
          </table:table-cell>
          <table:table-cell table:number-columns-repeated="7" office:value-type="float" office:value="0.883255" calcext:value-type="float">
            <text:p>0,883255</text:p>
          </table:table-cell>
          <table:table-cell office:value-type="float" office:value="0.905005" calcext:value-type="float">
            <text:p>0,905005</text:p>
          </table:table-cell>
          <table:table-cell office:value-type="float" office:value="0.905507" calcext:value-type="float">
            <text:p>0,905507</text:p>
          </table:table-cell>
          <table:table-cell office:value-type="float" office:value="0.868252" calcext:value-type="float">
            <text:p>0,86825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55343" calcext:value-type="float">
            <text:p>0,555343</text:p>
          </table:table-cell>
          <table:table-cell office:value-type="float" office:value="0.700508" calcext:value-type="float">
            <text:p>0,700508</text:p>
          </table:table-cell>
          <table:table-cell office:value-type="float" office:value="0.857777" calcext:value-type="float">
            <text:p>0,857777</text:p>
          </table:table-cell>
          <table:table-cell office:value-type="float" office:value="0.877287" calcext:value-type="float">
            <text:p>0,877287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886702" calcext:value-type="float">
            <text:p>0,88670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4406" calcext:value-type="float">
            <text:p>0,86440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0.514511" calcext:value-type="float">
            <text:p>0,514511</text:p>
          </table:table-cell>
          <table:table-cell office:value-type="float" office:value="0.783162" calcext:value-type="float">
            <text:p>0,783162</text:p>
          </table:table-cell>
          <table:table-cell office:value-type="float" office:value="0.869491" calcext:value-type="float">
            <text:p>0,869491</text:p>
          </table:table-cell>
          <table:table-cell office:value-type="float" office:value="0.881362" calcext:value-type="float">
            <text:p>0,881362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9259" calcext:value-type="float">
            <text:p>0,88925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37631" calcext:value-type="float">
            <text:p>0,83763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76604" calcext:value-type="float">
            <text:p>0,376604</text:p>
          </table:table-cell>
          <table:table-cell office:value-type="float" office:value="0.636362" calcext:value-type="float">
            <text:p>0,636362</text:p>
          </table:table-cell>
          <table:table-cell office:value-type="float" office:value="0.781995" calcext:value-type="float">
            <text:p>0,781995</text:p>
          </table:table-cell>
          <table:table-cell office:value-type="float" office:value="0.86435" calcext:value-type="float">
            <text:p>0,86435</text:p>
          </table:table-cell>
          <table:table-cell office:value-type="float" office:value="0.873865" calcext:value-type="float">
            <text:p>0,873865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5812" calcext:value-type="float">
            <text:p>0,885812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8091" calcext:value-type="float">
            <text:p>0,84809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36042" calcext:value-type="float">
            <text:p>0,236042</text:p>
          </table:table-cell>
          <table:table-cell office:value-type="float" office:value="0.581666" calcext:value-type="float">
            <text:p>0,581666</text:p>
          </table:table-cell>
          <table:table-cell office:value-type="float" office:value="0.813749" calcext:value-type="float">
            <text:p>0,813749</text:p>
          </table:table-cell>
          <table:table-cell office:value-type="float" office:value="0.863704" calcext:value-type="float">
            <text:p>0,863704</text:p>
          </table:table-cell>
          <table:table-cell office:value-type="float" office:value="0.873428" calcext:value-type="float">
            <text:p>0,873428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88984" calcext:value-type="float">
            <text:p>0,88898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46006" calcext:value-type="float">
            <text:p>0,8460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76604" calcext:value-type="float">
            <text:p>0,376604</text:p>
          </table:table-cell>
          <table:table-cell office:value-type="float" office:value="0.555004" calcext:value-type="float">
            <text:p>0,555004</text:p>
          </table:table-cell>
          <table:table-cell office:value-type="float" office:value="0.780374" calcext:value-type="float">
            <text:p>0,780374</text:p>
          </table:table-cell>
          <table:table-cell office:value-type="float" office:value="0.857332" calcext:value-type="float">
            <text:p>0,857332</text:p>
          </table:table-cell>
          <table:table-cell office:value-type="float" office:value="0.872702" calcext:value-type="float">
            <text:p>0,872702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4324" calcext:value-type="float">
            <text:p>0,894324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39826" calcext:value-type="float">
            <text:p>0,83982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92952" calcext:value-type="float">
            <text:p>0,392952</text:p>
          </table:table-cell>
          <table:table-cell office:value-type="float" office:value="0.632364" calcext:value-type="float">
            <text:p>0,632364</text:p>
          </table:table-cell>
          <table:table-cell office:value-type="float" office:value="0.805531" calcext:value-type="float">
            <text:p>0,805531</text:p>
          </table:table-cell>
          <table:table-cell office:value-type="float" office:value="0.859389" calcext:value-type="float">
            <text:p>0,859389</text:p>
          </table:table-cell>
          <table:table-cell office:value-type="float" office:value="0.87103" calcext:value-type="float">
            <text:p>0,87103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898661" calcext:value-type="float">
            <text:p>0,898661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055" calcext:value-type="float">
            <text:p>0,8505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92952" calcext:value-type="float">
            <text:p>0,392952</text:p>
          </table:table-cell>
          <table:table-cell office:value-type="float" office:value="0.676004" calcext:value-type="float">
            <text:p>0,676004</text:p>
          </table:table-cell>
          <table:table-cell office:value-type="float" office:value="0.831072" calcext:value-type="float">
            <text:p>0,831072</text:p>
          </table:table-cell>
          <table:table-cell office:value-type="float" office:value="0.858122" calcext:value-type="float">
            <text:p>0,858122</text:p>
          </table:table-cell>
          <table:table-cell office:value-type="float" office:value="0.874596" calcext:value-type="float">
            <text:p>0,874596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90083" calcext:value-type="float">
            <text:p>0,90083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57915" calcext:value-type="float">
            <text:p>0,85791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08549" calcext:value-type="float">
            <text:p>0,508549</text:p>
          </table:table-cell>
          <table:table-cell office:value-type="float" office:value="0.759463" calcext:value-type="float">
            <text:p>0,759463</text:p>
          </table:table-cell>
          <table:table-cell office:value-type="float" office:value="0.841282" calcext:value-type="float">
            <text:p>0,841282</text:p>
          </table:table-cell>
          <table:table-cell office:value-type="float" office:value="0.863754" calcext:value-type="float">
            <text:p>0,863754</text:p>
          </table:table-cell>
          <table:table-cell office:value-type="float" office:value="0.878161" calcext:value-type="float">
            <text:p>0,878161</text:p>
          </table:table-cell>
          <table:table-cell table:number-columns-repeated="4" office:value-type="float" office:value="0.883255" calcext:value-type="float">
            <text:p>0,883255</text:p>
          </table:table-cell>
          <table:table-cell office:value-type="float" office:value="0.901218" calcext:value-type="float">
            <text:p>0,901218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68241" calcext:value-type="float">
            <text:p>0,868241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08549" calcext:value-type="float">
            <text:p>0,508549</text:p>
          </table:table-cell>
          <table:table-cell office:value-type="float" office:value="0.762638" calcext:value-type="float">
            <text:p>0,762638</text:p>
          </table:table-cell>
          <table:table-cell office:value-type="float" office:value="0.851217" calcext:value-type="float">
            <text:p>0,851217</text:p>
          </table:table-cell>
          <table:table-cell office:value-type="float" office:value="0.875105" calcext:value-type="float">
            <text:p>0,875105</text:p>
          </table:table-cell>
          <table:table-cell table:number-columns-repeated="5" office:value-type="float" office:value="0.883255" calcext:value-type="float">
            <text:p>0,883255</text:p>
          </table:table-cell>
          <table:table-cell office:value-type="float" office:value="0.902999" calcext:value-type="float">
            <text:p>0,902999</text:p>
          </table:table-cell>
          <table:table-cell table:number-columns-repeated="2" office:value-type="float" office:value="0.905507" calcext:value-type="float">
            <text:p>0,905507</text:p>
          </table:table-cell>
          <table:table-cell office:value-type="float" office:value="0.871374" calcext:value-type="float">
            <text:p>0,8713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51:45.836714203</dc:date>
    <meta:editing-duration>PT46S</meta:editing-duration>
    <meta:editing-cycles>2</meta:editing-cycles>
    <meta:generator>LibreOffice/7.6.4.1$Linux_X86_64 LibreOffice_project/60$Build-1</meta:generator>
    <meta:document-statistic meta:table-count="1" meta:cell-count="49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mcc.A2:mcc.A351 mcc.C1:mcc.N351" chart:data-source-has-labels="both" svg:x="1.457cm" svg:y="0.251cm" svg:width="17.567cm" svg:height="11.088cm">
          <chart:coordinate-region svg:x="2.29cm" svg:y="0.45cm" svg:width="16.641cm" svg:height="10.69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mcc.A2:mcc.A351"/>
          </chart:axis>
          <chart:axis chart:dimension="y" chart:name="primary-y" chart:style-name="ch4">
            <chart:title svg:x="0.451cm" svg:y="6.223cm" chart:style-name="ch6">
              <text:p>MCC</text:p>
            </chart:title>
            <chart:grid chart:style-name="ch7" chart:class="major"/>
          </chart:axis>
          <chart:series chart:style-name="ch8" chart:values-cell-range-address="mcc.C2:mcc.C351" chart:label-cell-address="mcc.C1:mcc.C1" chart:class="chart:line">
            <chart:data-point chart:repeated="350"/>
          </chart:series>
          <chart:series chart:style-name="ch9" chart:values-cell-range-address="mcc.D2:mcc.D351" chart:label-cell-address="mcc.D1:mcc.D1" chart:class="chart:line">
            <chart:data-point chart:repeated="350"/>
          </chart:series>
          <chart:series chart:style-name="ch10" chart:values-cell-range-address="mcc.E2:mcc.E351" chart:label-cell-address="mcc.E1:mcc.E1" chart:class="chart:line">
            <chart:data-point chart:repeated="350"/>
          </chart:series>
          <chart:series chart:style-name="ch11" chart:values-cell-range-address="mcc.F2:mcc.F351" chart:label-cell-address="mcc.F1:mcc.F1" chart:class="chart:line">
            <chart:data-point chart:repeated="350"/>
          </chart:series>
          <chart:series chart:style-name="ch12" chart:values-cell-range-address="mcc.G2:mcc.G351" chart:label-cell-address="mcc.G1:mcc.G1" chart:class="chart:line">
            <chart:data-point chart:repeated="350"/>
          </chart:series>
          <chart:series chart:style-name="ch13" chart:values-cell-range-address="mcc.H2:mcc.H351" chart:label-cell-address="mcc.H1:mcc.H1" chart:class="chart:line">
            <chart:data-point chart:repeated="350"/>
          </chart:series>
          <chart:series chart:style-name="ch14" chart:values-cell-range-address="mcc.I2:mcc.I351" chart:label-cell-address="mcc.I1:mcc.I1" chart:class="chart:line">
            <chart:data-point chart:repeated="350"/>
          </chart:series>
          <chart:series chart:style-name="ch15" chart:values-cell-range-address="mcc.J2:mcc.J351" chart:label-cell-address="mcc.J1:mcc.J1" chart:class="chart:line">
            <chart:data-point chart:repeated="350"/>
          </chart:series>
          <chart:series chart:style-name="ch16" chart:values-cell-range-address="mcc.K2:mcc.K351" chart:label-cell-address="mcc.K1:mcc.K1" chart:class="chart:line">
            <chart:data-point chart:repeated="350"/>
          </chart:series>
          <chart:series chart:style-name="ch17" chart:values-cell-range-address="mcc.L2:mcc.L351" chart:label-cell-address="mcc.L1:mcc.L1" chart:class="chart:line">
            <chart:data-point chart:repeated="350"/>
          </chart:series>
          <chart:series chart:style-name="ch18" chart:values-cell-range-address="mcc.M2:mcc.M351" chart:label-cell-address="mcc.M1:mcc.M1" chart:class="chart:line">
            <chart:data-point chart:repeated="350"/>
          </chart:series>
          <chart:series chart:style-name="ch19" chart:values-cell-range-address="mcc.N2:mcc.N351" chart:label-cell-address="mcc.N1:mcc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51</svg:desc>
                </draw:g>
              </table:table-cell>
              <table:table-cell office:value-type="float" office:value="-1">
                <text:p>-1</text:p>
                <draw:g>
                  <svg:desc>mcc.C2:mcc.C351</svg:desc>
                </draw:g>
              </table:table-cell>
              <table:table-cell office:value-type="float" office:value="-1">
                <text:p>-1</text:p>
                <draw:g>
                  <svg:desc>mcc.D2:mcc.D351</svg:desc>
                </draw:g>
              </table:table-cell>
              <table:table-cell office:value-type="float" office:value="-1">
                <text:p>-1</text:p>
                <draw:g>
                  <svg:desc>mcc.E2:mcc.E351</svg:desc>
                </draw:g>
              </table:table-cell>
              <table:table-cell office:value-type="float" office:value="-1">
                <text:p>-1</text:p>
                <draw:g>
                  <svg:desc>mcc.F2:mcc.F351</svg:desc>
                </draw:g>
              </table:table-cell>
              <table:table-cell office:value-type="float" office:value="-1">
                <text:p>-1</text:p>
                <draw:g>
                  <svg:desc>mcc.G2:mcc.G351</svg:desc>
                </draw:g>
              </table:table-cell>
              <table:table-cell office:value-type="float" office:value="-1">
                <text:p>-1</text:p>
                <draw:g>
                  <svg:desc>mcc.H2:mcc.H351</svg:desc>
                </draw:g>
              </table:table-cell>
              <table:table-cell office:value-type="float" office:value="-1">
                <text:p>-1</text:p>
                <draw:g>
                  <svg:desc>mcc.I2:mcc.I351</svg:desc>
                </draw:g>
              </table:table-cell>
              <table:table-cell office:value-type="float" office:value="-1">
                <text:p>-1</text:p>
                <draw:g>
                  <svg:desc>mcc.J2:mcc.J351</svg:desc>
                </draw:g>
              </table:table-cell>
              <table:table-cell office:value-type="float" office:value="-0.957644">
                <text:p>-0.957644</text:p>
                <draw:g>
                  <svg:desc>mcc.K2:mcc.K351</svg:desc>
                </draw:g>
              </table:table-cell>
              <table:table-cell office:value-type="float" office:value="0.046759">
                <text:p>0.046759</text:p>
                <draw:g>
                  <svg:desc>mcc.L2:mcc.L351</svg:desc>
                </draw:g>
              </table:table-cell>
              <table:table-cell office:value-type="float" office:value="0.525449">
                <text:p>0.525449</text:p>
                <draw:g>
                  <svg:desc>mcc.M2:mcc.M351</svg:desc>
                </draw:g>
              </table:table-cell>
              <table:table-cell office:value-type="float" office:value="-0.891089">
                <text:p>-0.891089</text:p>
                <draw:g>
                  <svg:desc>mcc.N2:mcc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732624">
                <text:p>-0.732624</text:p>
              </table:table-cell>
              <table:table-cell office:value-type="float" office:value="-0.192292">
                <text:p>-0.192292</text:p>
              </table:table-cell>
              <table:table-cell office:value-type="float" office:value="-0.032654">
                <text:p>-0.032654</text:p>
              </table:table-cell>
              <table:table-cell office:value-type="float" office:value="0.061937">
                <text:p>0.061937</text:p>
              </table:table-cell>
              <table:table-cell office:value-type="float" office:value="0.126605">
                <text:p>0.126605</text:p>
              </table:table-cell>
              <table:table-cell office:value-type="float" office:value="0.277378">
                <text:p>0.277378</text:p>
              </table:table-cell>
              <table:table-cell office:value-type="float" office:value="0.475272">
                <text:p>0.475272</text:p>
              </table:table-cell>
              <table:table-cell office:value-type="float" office:value="0.525449">
                <text:p>0.525449</text:p>
              </table:table-cell>
              <table:table-cell office:value-type="float" office:value="-0.301638">
                <text:p>-0.30163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04908">
                <text:p>-0.804908</text:p>
              </table:table-cell>
              <table:table-cell office:value-type="float" office:value="-0.157664">
                <text:p>-0.157664</text:p>
              </table:table-cell>
              <table:table-cell office:value-type="float" office:value="0.012192">
                <text:p>0.012192</text:p>
              </table:table-cell>
              <table:table-cell office:value-type="float" office:value="0.078066">
                <text:p>0.078066</text:p>
              </table:table-cell>
              <table:table-cell office:value-type="float" office:value="0.159081">
                <text:p>0.159081</text:p>
              </table:table-cell>
              <table:table-cell office:value-type="float" office:value="0.329964">
                <text:p>0.329964</text:p>
              </table:table-cell>
              <table:table-cell office:value-type="float" office:value="0.488201">
                <text:p>0.488201</text:p>
              </table:table-cell>
              <table:table-cell office:value-type="float" office:value="0.525449">
                <text:p>0.525449</text:p>
              </table:table-cell>
              <table:table-cell office:value-type="float" office:value="-0.289507">
                <text:p>-0.2895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00966">
                <text:p>-0.500966</text:p>
              </table:table-cell>
              <table:table-cell office:value-type="float" office:value="-0.032798">
                <text:p>-0.032798</text:p>
              </table:table-cell>
              <table:table-cell office:value-type="float" office:value="0.0565">
                <text:p>0.0565</text:p>
              </table:table-cell>
              <table:table-cell office:value-type="float" office:value="0.12309">
                <text:p>0.12309</text:p>
              </table:table-cell>
              <table:table-cell office:value-type="float" office:value="0.245404">
                <text:p>0.245404</text:p>
              </table:table-cell>
              <table:table-cell office:value-type="float" office:value="0.393998">
                <text:p>0.393998</text:p>
              </table:table-cell>
              <table:table-cell office:value-type="float" office:value="0.50901">
                <text:p>0.50901</text:p>
              </table:table-cell>
              <table:table-cell office:value-type="float" office:value="0.525449">
                <text:p>0.525449</text:p>
              </table:table-cell>
              <table:table-cell office:value-type="float" office:value="-0.220576">
                <text:p>-0.2205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42223">
                <text:p>-0.542223</text:p>
              </table:table-cell>
              <table:table-cell office:value-type="float" office:value="0.019865">
                <text:p>0.019865</text:p>
              </table:table-cell>
              <table:table-cell office:value-type="float" office:value="0.090351">
                <text:p>0.090351</text:p>
              </table:table-cell>
              <table:table-cell office:value-type="float" office:value="0.166762">
                <text:p>0.166762</text:p>
              </table:table-cell>
              <table:table-cell office:value-type="float" office:value="0.319736">
                <text:p>0.319736</text:p>
              </table:table-cell>
              <table:table-cell office:value-type="float" office:value="0.433532">
                <text:p>0.433532</text:p>
              </table:table-cell>
              <table:table-cell office:value-type="float" office:value="0.514144">
                <text:p>0.514144</text:p>
              </table:table-cell>
              <table:table-cell office:value-type="float" office:value="0.525449">
                <text:p>0.525449</text:p>
              </table:table-cell>
              <table:table-cell office:value-type="float" office:value="-0.199783">
                <text:p>-0.1997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69657">
                <text:p>-0.269657</text:p>
              </table:table-cell>
              <table:table-cell office:value-type="float" office:value="0.037986">
                <text:p>0.037986</text:p>
              </table:table-cell>
              <table:table-cell office:value-type="float" office:value="0.10833">
                <text:p>0.10833</text:p>
              </table:table-cell>
              <table:table-cell office:value-type="float" office:value="0.204991">
                <text:p>0.204991</text:p>
              </table:table-cell>
              <table:table-cell office:value-type="float" office:value="0.360535">
                <text:p>0.360535</text:p>
              </table:table-cell>
              <table:table-cell office:value-type="float" office:value="0.446124">
                <text:p>0.446124</text:p>
              </table:table-cell>
              <table:table-cell office:value-type="float" office:value="0.514477">
                <text:p>0.514477</text:p>
              </table:table-cell>
              <table:table-cell office:value-type="float" office:value="0.525449">
                <text:p>0.525449</text:p>
              </table:table-cell>
              <table:table-cell office:value-type="float" office:value="-0.159721">
                <text:p>-0.15972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61964">
                <text:p>-0.361964</text:p>
              </table:table-cell>
              <table:table-cell office:value-type="float" office:value="0.03579">
                <text:p>0.03579</text:p>
              </table:table-cell>
              <table:table-cell office:value-type="float" office:value="0.124637">
                <text:p>0.124637</text:p>
              </table:table-cell>
              <table:table-cell office:value-type="float" office:value="0.245703">
                <text:p>0.245703</text:p>
              </table:table-cell>
              <table:table-cell office:value-type="float" office:value="0.384063">
                <text:p>0.384063</text:p>
              </table:table-cell>
              <table:table-cell office:value-type="float" office:value="0.477153">
                <text:p>0.477153</text:p>
              </table:table-cell>
              <table:table-cell office:value-type="float" office:value="0.518626">
                <text:p>0.518626</text:p>
              </table:table-cell>
              <table:table-cell office:value-type="float" office:value="0.543668">
                <text:p>0.543668</text:p>
              </table:table-cell>
              <table:table-cell office:value-type="float" office:value="-0.157599">
                <text:p>-0.1575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1976">
                <text:p>-0.1976</text:p>
              </table:table-cell>
              <table:table-cell office:value-type="float" office:value="0.065833">
                <text:p>0.065833</text:p>
              </table:table-cell>
              <table:table-cell office:value-type="float" office:value="0.187268">
                <text:p>0.187268</text:p>
              </table:table-cell>
              <table:table-cell office:value-type="float" office:value="0.343134">
                <text:p>0.343134</text:p>
              </table:table-cell>
              <table:table-cell office:value-type="float" office:value="0.438837">
                <text:p>0.438837</text:p>
              </table:table-cell>
              <table:table-cell office:value-type="float" office:value="0.499763">
                <text:p>0.499763</text:p>
              </table:table-cell>
              <table:table-cell office:value-type="float" office:value="0.530181">
                <text:p>0.530181</text:p>
              </table:table-cell>
              <table:table-cell office:value-type="float" office:value="0.559484">
                <text:p>0.559484</text:p>
              </table:table-cell>
              <table:table-cell office:value-type="float" office:value="-0.113258">
                <text:p>-0.1132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446533">
                <text:p>-0.446533</text:p>
              </table:table-cell>
              <table:table-cell office:value-type="float" office:value="0.064031">
                <text:p>0.064031</text:p>
              </table:table-cell>
              <table:table-cell office:value-type="float" office:value="0.225977">
                <text:p>0.225977</text:p>
              </table:table-cell>
              <table:table-cell office:value-type="float" office:value="0.365163">
                <text:p>0.365163</text:p>
              </table:table-cell>
              <table:table-cell office:value-type="float" office:value="0.469908">
                <text:p>0.469908</text:p>
              </table:table-cell>
              <table:table-cell office:value-type="float" office:value="0.503251">
                <text:p>0.503251</text:p>
              </table:table-cell>
              <table:table-cell office:value-type="float" office:value="0.528985">
                <text:p>0.528985</text:p>
              </table:table-cell>
              <table:table-cell office:value-type="float" office:value="0.559484">
                <text:p>0.559484</text:p>
              </table:table-cell>
              <table:table-cell office:value-type="float" office:value="-0.128922">
                <text:p>-0.12892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66682">
                <text:p>-0.066682</text:p>
              </table:table-cell>
              <table:table-cell office:value-type="float" office:value="0.140218">
                <text:p>0.140218</text:p>
              </table:table-cell>
              <table:table-cell office:value-type="float" office:value="0.316646">
                <text:p>0.316646</text:p>
              </table:table-cell>
              <table:table-cell office:value-type="float" office:value="0.436509">
                <text:p>0.436509</text:p>
              </table:table-cell>
              <table:table-cell office:value-type="float" office:value="0.491589">
                <text:p>0.491589</text:p>
              </table:table-cell>
              <table:table-cell office:value-type="float" office:value="0.508913">
                <text:p>0.508913</text:p>
              </table:table-cell>
              <table:table-cell office:value-type="float" office:value="0.535718">
                <text:p>0.535718</text:p>
              </table:table-cell>
              <table:table-cell office:value-type="float" office:value="0.590168">
                <text:p>0.590168</text:p>
              </table:table-cell>
              <table:table-cell office:value-type="float" office:value="-0.063709">
                <text:p>-0.0637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95326">
                <text:p>-0.395326</text:p>
              </table:table-cell>
              <table:table-cell office:value-type="float" office:value="0.121814">
                <text:p>0.121814</text:p>
              </table:table-cell>
              <table:table-cell office:value-type="float" office:value="0.308258">
                <text:p>0.308258</text:p>
              </table:table-cell>
              <table:table-cell office:value-type="float" office:value="0.434299">
                <text:p>0.434299</text:p>
              </table:table-cell>
              <table:table-cell office:value-type="float" office:value="0.483533">
                <text:p>0.483533</text:p>
              </table:table-cell>
              <table:table-cell office:value-type="float" office:value="0.500334">
                <text:p>0.500334</text:p>
              </table:table-cell>
              <table:table-cell office:value-type="float" office:value="0.51672">
                <text:p>0.51672</text:p>
              </table:table-cell>
              <table:table-cell office:value-type="float" office:value="0.544694">
                <text:p>0.544694</text:p>
              </table:table-cell>
              <table:table-cell office:value-type="float" office:value="0.622835">
                <text:p>0.622835</text:p>
              </table:table-cell>
              <table:table-cell office:value-type="float" office:value="0.051433">
                <text:p>0.0514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645528">
                <text:p>-0.645528</text:p>
              </table:table-cell>
              <table:table-cell office:value-type="float" office:value="0.254588">
                <text:p>0.254588</text:p>
              </table:table-cell>
              <table:table-cell office:value-type="float" office:value="0.408109">
                <text:p>0.408109</text:p>
              </table:table-cell>
              <table:table-cell office:value-type="float" office:value="0.469143">
                <text:p>0.469143</text:p>
              </table:table-cell>
              <table:table-cell office:value-type="float" office:value="0.489804">
                <text:p>0.489804</text:p>
              </table:table-cell>
              <table:table-cell office:value-type="float" office:value="0.501311">
                <text:p>0.501311</text:p>
              </table:table-cell>
              <table:table-cell office:value-type="float" office:value="0.514074">
                <text:p>0.514074</text:p>
              </table:table-cell>
              <table:table-cell office:value-type="float" office:value="0.524285">
                <text:p>0.524285</text:p>
              </table:table-cell>
              <table:table-cell office:value-type="float" office:value="0.559115">
                <text:p>0.559115</text:p>
              </table:table-cell>
              <table:table-cell office:value-type="float" office:value="0.622835">
                <text:p>0.622835</text:p>
              </table:table-cell>
              <table:table-cell office:value-type="float" office:value="0.20749">
                <text:p>0.207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034688">
                <text:p>-0.034688</text:p>
              </table:table-cell>
              <table:table-cell office:value-type="float" office:value="0.409442">
                <text:p>0.409442</text:p>
              </table:table-cell>
              <table:table-cell office:value-type="float" office:value="0.473557">
                <text:p>0.473557</text:p>
              </table:table-cell>
              <table:table-cell office:value-type="float" office:value="0.485075">
                <text:p>0.485075</text:p>
              </table:table-cell>
              <table:table-cell office:value-type="float" office:value="0.500385">
                <text:p>0.500385</text:p>
              </table:table-cell>
              <table:table-cell office:value-type="float" office:value="0.510087">
                <text:p>0.510087</text:p>
              </table:table-cell>
              <table:table-cell office:value-type="float" office:value="0.518909">
                <text:p>0.518909</text:p>
              </table:table-cell>
              <table:table-cell office:value-type="float" office:value="0.533675">
                <text:p>0.533675</text:p>
              </table:table-cell>
              <table:table-cell office:value-type="float" office:value="0.577499">
                <text:p>0.577499</text:p>
              </table:table-cell>
              <table:table-cell office:value-type="float" office:value="0.745335">
                <text:p>0.745335</text:p>
              </table:table-cell>
              <table:table-cell office:value-type="float" office:value="0.297394">
                <text:p>0.29739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793405">
                <text:p>-0.793405</text:p>
              </table:table-cell>
              <table:table-cell office:value-type="float" office:value="0.275605">
                <text:p>0.275605</text:p>
              </table:table-cell>
              <table:table-cell office:value-type="float" office:value="0.458168">
                <text:p>0.458168</text:p>
              </table:table-cell>
              <table:table-cell office:value-type="float" office:value="0.481643">
                <text:p>0.481643</text:p>
              </table:table-cell>
              <table:table-cell office:value-type="float" office:value="0.495816">
                <text:p>0.495816</text:p>
              </table:table-cell>
              <table:table-cell office:value-type="float" office:value="0.505132">
                <text:p>0.505132</text:p>
              </table:table-cell>
              <table:table-cell office:value-type="float" office:value="0.515176">
                <text:p>0.515176</text:p>
              </table:table-cell>
              <table:table-cell office:value-type="float" office:value="0.524402">
                <text:p>0.524402</text:p>
              </table:table-cell>
              <table:table-cell office:value-type="float" office:value="0.545211">
                <text:p>0.545211</text:p>
              </table:table-cell>
              <table:table-cell office:value-type="float" office:value="0.59173">
                <text:p>0.59173</text:p>
              </table:table-cell>
              <table:table-cell office:value-type="float" office:value="0.745335">
                <text:p>0.745335</text:p>
              </table:table-cell>
              <table:table-cell office:value-type="float" office:value="0.359948">
                <text:p>0.35994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17551">
                <text:p>-0.717551</text:p>
              </table:table-cell>
              <table:table-cell office:value-type="float" office:value="0.350385">
                <text:p>0.350385</text:p>
              </table:table-cell>
              <table:table-cell office:value-type="float" office:value="0.469805">
                <text:p>0.469805</text:p>
              </table:table-cell>
              <table:table-cell office:value-type="float" office:value="0.482835">
                <text:p>0.482835</text:p>
              </table:table-cell>
              <table:table-cell office:value-type="float" office:value="0.495923">
                <text:p>0.495923</text:p>
              </table:table-cell>
              <table:table-cell office:value-type="float" office:value="0.506315">
                <text:p>0.506315</text:p>
              </table:table-cell>
              <table:table-cell office:value-type="float" office:value="0.515689">
                <text:p>0.515689</text:p>
              </table:table-cell>
              <table:table-cell office:value-type="float" office:value="0.524192">
                <text:p>0.524192</text:p>
              </table:table-cell>
              <table:table-cell office:value-type="float" office:value="0.543369">
                <text:p>0.543369</text:p>
              </table:table-cell>
              <table:table-cell office:value-type="float" office:value="0.604852">
                <text:p>0.604852</text:p>
              </table:table-cell>
              <table:table-cell office:value-type="float" office:value="0.773078">
                <text:p>0.773078</text:p>
              </table:table-cell>
              <table:table-cell office:value-type="float" office:value="0.377581">
                <text:p>0.3775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4756">
                <text:p>-0.4756</text:p>
              </table:table-cell>
              <table:table-cell office:value-type="float" office:value="0.434845">
                <text:p>0.434845</text:p>
              </table:table-cell>
              <table:table-cell office:value-type="float" office:value="0.47004">
                <text:p>0.47004</text:p>
              </table:table-cell>
              <table:table-cell office:value-type="float" office:value="0.481834">
                <text:p>0.481834</text:p>
              </table:table-cell>
              <table:table-cell office:value-type="float" office:value="0.490629">
                <text:p>0.490629</text:p>
              </table:table-cell>
              <table:table-cell office:value-type="float" office:value="0.502701">
                <text:p>0.502701</text:p>
              </table:table-cell>
              <table:table-cell office:value-type="float" office:value="0.514208">
                <text:p>0.514208</text:p>
              </table:table-cell>
              <table:table-cell office:value-type="float" office:value="0.522766">
                <text:p>0.522766</text:p>
              </table:table-cell>
              <table:table-cell office:value-type="float" office:value="0.542264">
                <text:p>0.542264</text:p>
              </table:table-cell>
              <table:table-cell office:value-type="float" office:value="0.60504">
                <text:p>0.60504</text:p>
              </table:table-cell>
              <table:table-cell office:value-type="float" office:value="0.773078">
                <text:p>0.773078</text:p>
              </table:table-cell>
              <table:table-cell office:value-type="float" office:value="0.408873">
                <text:p>0.40887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204796">
                <text:p>-0.204796</text:p>
              </table:table-cell>
              <table:table-cell office:value-type="float" office:value="0.450291">
                <text:p>0.450291</text:p>
              </table:table-cell>
              <table:table-cell office:value-type="float" office:value="0.476027">
                <text:p>0.476027</text:p>
              </table:table-cell>
              <table:table-cell office:value-type="float" office:value="0.482348">
                <text:p>0.482348</text:p>
              </table:table-cell>
              <table:table-cell office:value-type="float" office:value="0.495877">
                <text:p>0.495877</text:p>
              </table:table-cell>
              <table:table-cell office:value-type="float" office:value="0.509641">
                <text:p>0.509641</text:p>
              </table:table-cell>
              <table:table-cell office:value-type="float" office:value="0.515976">
                <text:p>0.515976</text:p>
              </table:table-cell>
              <table:table-cell office:value-type="float" office:value="0.524954">
                <text:p>0.524954</text:p>
              </table:table-cell>
              <table:table-cell office:value-type="float" office:value="0.544869">
                <text:p>0.544869</text:p>
              </table:table-cell>
              <table:table-cell office:value-type="float" office:value="0.616537">
                <text:p>0.616537</text:p>
              </table:table-cell>
              <table:table-cell office:value-type="float" office:value="0.8104">
                <text:p>0.8104</text:p>
              </table:table-cell>
              <table:table-cell office:value-type="float" office:value="0.441173">
                <text:p>0.4411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65418">
                <text:p>0.165418</text:p>
              </table:table-cell>
              <table:table-cell office:value-type="float" office:value="0.451785">
                <text:p>0.451785</text:p>
              </table:table-cell>
              <table:table-cell office:value-type="float" office:value="0.478432">
                <text:p>0.478432</text:p>
              </table:table-cell>
              <table:table-cell office:value-type="float" office:value="0.486395">
                <text:p>0.486395</text:p>
              </table:table-cell>
              <table:table-cell office:value-type="float" office:value="0.502062">
                <text:p>0.502062</text:p>
              </table:table-cell>
              <table:table-cell office:value-type="float" office:value="0.513663">
                <text:p>0.513663</text:p>
              </table:table-cell>
              <table:table-cell office:value-type="float" office:value="0.517014">
                <text:p>0.517014</text:p>
              </table:table-cell>
              <table:table-cell office:value-type="float" office:value="0.525915">
                <text:p>0.525915</text:p>
              </table:table-cell>
              <table:table-cell office:value-type="float" office:value="0.546477">
                <text:p>0.546477</text:p>
              </table:table-cell>
              <table:table-cell office:value-type="float" office:value="0.616395">
                <text:p>0.616395</text:p>
              </table:table-cell>
              <table:table-cell office:value-type="float" office:value="0.8104">
                <text:p>0.8104</text:p>
              </table:table-cell>
              <table:table-cell office:value-type="float" office:value="0.480356">
                <text:p>0.4803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14033">
                <text:p>0.214033</text:p>
              </table:table-cell>
              <table:table-cell office:value-type="float" office:value="0.455176">
                <text:p>0.455176</text:p>
              </table:table-cell>
              <table:table-cell office:value-type="float" office:value="0.476503">
                <text:p>0.476503</text:p>
              </table:table-cell>
              <table:table-cell office:value-type="float" office:value="0.484575">
                <text:p>0.484575</text:p>
              </table:table-cell>
              <table:table-cell office:value-type="float" office:value="0.500669">
                <text:p>0.500669</text:p>
              </table:table-cell>
              <table:table-cell office:value-type="float" office:value="0.509933">
                <text:p>0.509933</text:p>
              </table:table-cell>
              <table:table-cell office:value-type="float" office:value="0.517594">
                <text:p>0.517594</text:p>
              </table:table-cell>
              <table:table-cell office:value-type="float" office:value="0.531844">
                <text:p>0.531844</text:p>
              </table:table-cell>
              <table:table-cell office:value-type="float" office:value="0.547627">
                <text:p>0.547627</text:p>
              </table:table-cell>
              <table:table-cell office:value-type="float" office:value="0.598906">
                <text:p>0.598906</text:p>
              </table:table-cell>
              <table:table-cell office:value-type="float" office:value="0.8104">
                <text:p>0.8104</text:p>
              </table:table-cell>
              <table:table-cell office:value-type="float" office:value="0.483686">
                <text:p>0.4836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97803">
                <text:p>0.397803</text:p>
              </table:table-cell>
              <table:table-cell office:value-type="float" office:value="0.457531">
                <text:p>0.457531</text:p>
              </table:table-cell>
              <table:table-cell office:value-type="float" office:value="0.477452">
                <text:p>0.477452</text:p>
              </table:table-cell>
              <table:table-cell office:value-type="float" office:value="0.482207">
                <text:p>0.482207</text:p>
              </table:table-cell>
              <table:table-cell office:value-type="float" office:value="0.489814">
                <text:p>0.489814</text:p>
              </table:table-cell>
              <table:table-cell office:value-type="float" office:value="0.501402">
                <text:p>0.501402</text:p>
              </table:table-cell>
              <table:table-cell office:value-type="float" office:value="0.51385">
                <text:p>0.51385</text:p>
              </table:table-cell>
              <table:table-cell office:value-type="float" office:value="0.52732">
                <text:p>0.52732</text:p>
              </table:table-cell>
              <table:table-cell office:value-type="float" office:value="0.545295">
                <text:p>0.545295</text:p>
              </table:table-cell>
              <table:table-cell office:value-type="float" office:value="0.593543">
                <text:p>0.593543</text:p>
              </table:table-cell>
              <table:table-cell office:value-type="float" office:value="0.8104">
                <text:p>0.8104</text:p>
              </table:table-cell>
              <table:table-cell office:value-type="float" office:value="0.498622">
                <text:p>0.498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1252">
                <text:p>0.341252</text:p>
              </table:table-cell>
              <table:table-cell office:value-type="float" office:value="0.465513">
                <text:p>0.465513</text:p>
              </table:table-cell>
              <table:table-cell office:value-type="float" office:value="0.479362">
                <text:p>0.479362</text:p>
              </table:table-cell>
              <table:table-cell office:value-type="float" office:value="0.482381">
                <text:p>0.482381</text:p>
              </table:table-cell>
              <table:table-cell office:value-type="float" office:value="0.486975">
                <text:p>0.486975</text:p>
              </table:table-cell>
              <table:table-cell office:value-type="float" office:value="0.50073">
                <text:p>0.50073</text:p>
              </table:table-cell>
              <table:table-cell office:value-type="float" office:value="0.512771">
                <text:p>0.512771</text:p>
              </table:table-cell>
              <table:table-cell office:value-type="float" office:value="0.525959">
                <text:p>0.525959</text:p>
              </table:table-cell>
              <table:table-cell office:value-type="float" office:value="0.545127">
                <text:p>0.545127</text:p>
              </table:table-cell>
              <table:table-cell office:value-type="float" office:value="0.598004">
                <text:p>0.598004</text:p>
              </table:table-cell>
              <table:table-cell office:value-type="float" office:value="0.8104">
                <text:p>0.8104</text:p>
              </table:table-cell>
              <table:table-cell office:value-type="float" office:value="0.493807">
                <text:p>0.4938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81242">
                <text:p>0.281242</text:p>
              </table:table-cell>
              <table:table-cell office:value-type="float" office:value="0.467199">
                <text:p>0.467199</text:p>
              </table:table-cell>
              <table:table-cell office:value-type="float" office:value="0.480055">
                <text:p>0.480055</text:p>
              </table:table-cell>
              <table:table-cell office:value-type="float" office:value="0.48502">
                <text:p>0.48502</text:p>
              </table:table-cell>
              <table:table-cell office:value-type="float" office:value="0.496589">
                <text:p>0.496589</text:p>
              </table:table-cell>
              <table:table-cell office:value-type="float" office:value="0.507023">
                <text:p>0.507023</text:p>
              </table:table-cell>
              <table:table-cell office:value-type="float" office:value="0.518761">
                <text:p>0.518761</text:p>
              </table:table-cell>
              <table:table-cell office:value-type="float" office:value="0.538079">
                <text:p>0.538079</text:p>
              </table:table-cell>
              <table:table-cell office:value-type="float" office:value="0.547971">
                <text:p>0.547971</text:p>
              </table:table-cell>
              <table:table-cell office:value-type="float" office:value="0.642516">
                <text:p>0.642516</text:p>
              </table:table-cell>
              <table:table-cell office:value-type="float" office:value="0.8104">
                <text:p>0.8104</text:p>
              </table:table-cell>
              <table:table-cell office:value-type="float" office:value="0.496445">
                <text:p>0.4964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1411">
                <text:p>0.331411</text:p>
              </table:table-cell>
              <table:table-cell office:value-type="float" office:value="0.459995">
                <text:p>0.459995</text:p>
              </table:table-cell>
              <table:table-cell office:value-type="float" office:value="0.478817">
                <text:p>0.478817</text:p>
              </table:table-cell>
              <table:table-cell office:value-type="float" office:value="0.482562">
                <text:p>0.482562</text:p>
              </table:table-cell>
              <table:table-cell office:value-type="float" office:value="0.49106">
                <text:p>0.49106</text:p>
              </table:table-cell>
              <table:table-cell office:value-type="float" office:value="0.502111">
                <text:p>0.502111</text:p>
              </table:table-cell>
              <table:table-cell office:value-type="float" office:value="0.514001">
                <text:p>0.514001</text:p>
              </table:table-cell>
              <table:table-cell office:value-type="float" office:value="0.529492">
                <text:p>0.529492</text:p>
              </table:table-cell>
              <table:table-cell office:value-type="float" office:value="0.546115">
                <text:p>0.546115</text:p>
              </table:table-cell>
              <table:table-cell office:value-type="float" office:value="0.644152">
                <text:p>0.644152</text:p>
              </table:table-cell>
              <table:table-cell office:value-type="float" office:value="0.8104">
                <text:p>0.8104</text:p>
              </table:table-cell>
              <table:table-cell office:value-type="float" office:value="0.497972">
                <text:p>0.4979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79766">
                <text:p>0.379766</text:p>
              </table:table-cell>
              <table:table-cell office:value-type="float" office:value="0.454776">
                <text:p>0.454776</text:p>
              </table:table-cell>
              <table:table-cell office:value-type="float" office:value="0.475613">
                <text:p>0.475613</text:p>
              </table:table-cell>
              <table:table-cell office:value-type="float" office:value="0.48162">
                <text:p>0.48162</text:p>
              </table:table-cell>
              <table:table-cell office:value-type="float" office:value="0.490989">
                <text:p>0.490989</text:p>
              </table:table-cell>
              <table:table-cell office:value-type="float" office:value="0.501671">
                <text:p>0.501671</text:p>
              </table:table-cell>
              <table:table-cell office:value-type="float" office:value="0.513298">
                <text:p>0.513298</text:p>
              </table:table-cell>
              <table:table-cell office:value-type="float" office:value="0.528584">
                <text:p>0.528584</text:p>
              </table:table-cell>
              <table:table-cell office:value-type="float" office:value="0.546634">
                <text:p>0.546634</text:p>
              </table:table-cell>
              <table:table-cell office:value-type="float" office:value="0.643907">
                <text:p>0.643907</text:p>
              </table:table-cell>
              <table:table-cell office:value-type="float" office:value="0.8104">
                <text:p>0.8104</text:p>
              </table:table-cell>
              <table:table-cell office:value-type="float" office:value="0.501686">
                <text:p>0.5016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87891">
                <text:p>0.387891</text:p>
              </table:table-cell>
              <table:table-cell office:value-type="float" office:value="0.455989">
                <text:p>0.455989</text:p>
              </table:table-cell>
              <table:table-cell office:value-type="float" office:value="0.474555">
                <text:p>0.474555</text:p>
              </table:table-cell>
              <table:table-cell office:value-type="float" office:value="0.482584">
                <text:p>0.482584</text:p>
              </table:table-cell>
              <table:table-cell office:value-type="float" office:value="0.49659">
                <text:p>0.49659</text:p>
              </table:table-cell>
              <table:table-cell office:value-type="float" office:value="0.508245">
                <text:p>0.508245</text:p>
              </table:table-cell>
              <table:table-cell office:value-type="float" office:value="0.518038">
                <text:p>0.518038</text:p>
              </table:table-cell>
              <table:table-cell office:value-type="float" office:value="0.535824">
                <text:p>0.535824</text:p>
              </table:table-cell>
              <table:table-cell office:value-type="float" office:value="0.546806">
                <text:p>0.546806</text:p>
              </table:table-cell>
              <table:table-cell office:value-type="float" office:value="0.626284">
                <text:p>0.626284</text:p>
              </table:table-cell>
              <table:table-cell office:value-type="float" office:value="0.8104">
                <text:p>0.8104</text:p>
              </table:table-cell>
              <table:table-cell office:value-type="float" office:value="0.503281">
                <text:p>0.5032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6579">
                <text:p>0.36579</text:p>
              </table:table-cell>
              <table:table-cell office:value-type="float" office:value="0.442051">
                <text:p>0.442051</text:p>
              </table:table-cell>
              <table:table-cell office:value-type="float" office:value="0.468613">
                <text:p>0.468613</text:p>
              </table:table-cell>
              <table:table-cell office:value-type="float" office:value="0.481567">
                <text:p>0.481567</text:p>
              </table:table-cell>
              <table:table-cell office:value-type="float" office:value="0.492959">
                <text:p>0.492959</text:p>
              </table:table-cell>
              <table:table-cell office:value-type="float" office:value="0.506125">
                <text:p>0.506125</text:p>
              </table:table-cell>
              <table:table-cell office:value-type="float" office:value="0.515086">
                <text:p>0.515086</text:p>
              </table:table-cell>
              <table:table-cell office:value-type="float" office:value="0.526526">
                <text:p>0.526526</text:p>
              </table:table-cell>
              <table:table-cell office:value-type="float" office:value="0.545441">
                <text:p>0.545441</text:p>
              </table:table-cell>
              <table:table-cell office:value-type="float" office:value="0.661351">
                <text:p>0.661351</text:p>
              </table:table-cell>
              <table:table-cell office:value-type="float" office:value="0.834515">
                <text:p>0.834515</text:p>
              </table:table-cell>
              <table:table-cell office:value-type="float" office:value="0.500551">
                <text:p>0.5005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91258">
                <text:p>0.391258</text:p>
              </table:table-cell>
              <table:table-cell office:value-type="float" office:value="0.445401">
                <text:p>0.445401</text:p>
              </table:table-cell>
              <table:table-cell office:value-type="float" office:value="0.465104">
                <text:p>0.465104</text:p>
              </table:table-cell>
              <table:table-cell office:value-type="float" office:value="0.481014">
                <text:p>0.481014</text:p>
              </table:table-cell>
              <table:table-cell office:value-type="float" office:value="0.494891">
                <text:p>0.494891</text:p>
              </table:table-cell>
              <table:table-cell office:value-type="float" office:value="0.507178">
                <text:p>0.507178</text:p>
              </table:table-cell>
              <table:table-cell office:value-type="float" office:value="0.517661">
                <text:p>0.517661</text:p>
              </table:table-cell>
              <table:table-cell office:value-type="float" office:value="0.530319">
                <text:p>0.530319</text:p>
              </table:table-cell>
              <table:table-cell office:value-type="float" office:value="0.546909">
                <text:p>0.546909</text:p>
              </table:table-cell>
              <table:table-cell office:value-type="float" office:value="0.668121">
                <text:p>0.668121</text:p>
              </table:table-cell>
              <table:table-cell office:value-type="float" office:value="0.834515">
                <text:p>0.834515</text:p>
              </table:table-cell>
              <table:table-cell office:value-type="float" office:value="0.504786">
                <text:p>0.5047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69379">
                <text:p>0.369379</text:p>
              </table:table-cell>
              <table:table-cell office:value-type="float" office:value="0.436427">
                <text:p>0.436427</text:p>
              </table:table-cell>
              <table:table-cell office:value-type="float" office:value="0.458148">
                <text:p>0.458148</text:p>
              </table:table-cell>
              <table:table-cell office:value-type="float" office:value="0.47354">
                <text:p>0.47354</text:p>
              </table:table-cell>
              <table:table-cell office:value-type="float" office:value="0.484002">
                <text:p>0.484002</text:p>
              </table:table-cell>
              <table:table-cell office:value-type="float" office:value="0.500396">
                <text:p>0.500396</text:p>
              </table:table-cell>
              <table:table-cell office:value-type="float" office:value="0.511574">
                <text:p>0.511574</text:p>
              </table:table-cell>
              <table:table-cell office:value-type="float" office:value="0.524056">
                <text:p>0.524056</text:p>
              </table:table-cell>
              <table:table-cell office:value-type="float" office:value="0.543149">
                <text:p>0.543149</text:p>
              </table:table-cell>
              <table:table-cell office:value-type="float" office:value="0.651982">
                <text:p>0.651982</text:p>
              </table:table-cell>
              <table:table-cell office:value-type="float" office:value="0.834515">
                <text:p>0.834515</text:p>
              </table:table-cell>
              <table:table-cell office:value-type="float" office:value="0.495265">
                <text:p>0.4952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87286">
                <text:p>0.387286</text:p>
              </table:table-cell>
              <table:table-cell office:value-type="float" office:value="0.44259">
                <text:p>0.44259</text:p>
              </table:table-cell>
              <table:table-cell office:value-type="float" office:value="0.463608">
                <text:p>0.463608</text:p>
              </table:table-cell>
              <table:table-cell office:value-type="float" office:value="0.47664">
                <text:p>0.47664</text:p>
              </table:table-cell>
              <table:table-cell office:value-type="float" office:value="0.4873">
                <text:p>0.4873</text:p>
              </table:table-cell>
              <table:table-cell office:value-type="float" office:value="0.500605">
                <text:p>0.500605</text:p>
              </table:table-cell>
              <table:table-cell office:value-type="float" office:value="0.509893">
                <text:p>0.509893</text:p>
              </table:table-cell>
              <table:table-cell office:value-type="float" office:value="0.524034">
                <text:p>0.524034</text:p>
              </table:table-cell>
              <table:table-cell office:value-type="float" office:value="0.544184">
                <text:p>0.544184</text:p>
              </table:table-cell>
              <table:table-cell office:value-type="float" office:value="0.65641">
                <text:p>0.65641</text:p>
              </table:table-cell>
              <table:table-cell office:value-type="float" office:value="0.834515">
                <text:p>0.834515</text:p>
              </table:table-cell>
              <table:table-cell office:value-type="float" office:value="0.499255">
                <text:p>0.4992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87664">
                <text:p>0.387664</text:p>
              </table:table-cell>
              <table:table-cell office:value-type="float" office:value="0.447233">
                <text:p>0.447233</text:p>
              </table:table-cell>
              <table:table-cell office:value-type="float" office:value="0.464874">
                <text:p>0.464874</text:p>
              </table:table-cell>
              <table:table-cell office:value-type="float" office:value="0.478876">
                <text:p>0.478876</text:p>
              </table:table-cell>
              <table:table-cell office:value-type="float" office:value="0.488644">
                <text:p>0.488644</text:p>
              </table:table-cell>
              <table:table-cell office:value-type="float" office:value="0.500468">
                <text:p>0.500468</text:p>
              </table:table-cell>
              <table:table-cell office:value-type="float" office:value="0.507501">
                <text:p>0.507501</text:p>
              </table:table-cell>
              <table:table-cell office:value-type="float" office:value="0.520806">
                <text:p>0.520806</text:p>
              </table:table-cell>
              <table:table-cell office:value-type="float" office:value="0.543962">
                <text:p>0.543962</text:p>
              </table:table-cell>
              <table:table-cell office:value-type="float" office:value="0.66908">
                <text:p>0.66908</text:p>
              </table:table-cell>
              <table:table-cell office:value-type="float" office:value="0.834515">
                <text:p>0.834515</text:p>
              </table:table-cell>
              <table:table-cell office:value-type="float" office:value="0.500911">
                <text:p>0.5009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186">
                <text:p>0.23186</text:p>
              </table:table-cell>
              <table:table-cell office:value-type="float" office:value="0.452048">
                <text:p>0.452048</text:p>
              </table:table-cell>
              <table:table-cell office:value-type="float" office:value="0.468858">
                <text:p>0.468858</text:p>
              </table:table-cell>
              <table:table-cell office:value-type="float" office:value="0.481702">
                <text:p>0.481702</text:p>
              </table:table-cell>
              <table:table-cell office:value-type="float" office:value="0.494957">
                <text:p>0.494957</text:p>
              </table:table-cell>
              <table:table-cell office:value-type="float" office:value="0.504426">
                <text:p>0.504426</text:p>
              </table:table-cell>
              <table:table-cell office:value-type="float" office:value="0.51524">
                <text:p>0.51524</text:p>
              </table:table-cell>
              <table:table-cell office:value-type="float" office:value="0.531268">
                <text:p>0.531268</text:p>
              </table:table-cell>
              <table:table-cell office:value-type="float" office:value="0.551903">
                <text:p>0.551903</text:p>
              </table:table-cell>
              <table:table-cell office:value-type="float" office:value="0.719128">
                <text:p>0.719128</text:p>
              </table:table-cell>
              <table:table-cell office:value-type="float" office:value="0.834515">
                <text:p>0.834515</text:p>
              </table:table-cell>
              <table:table-cell office:value-type="float" office:value="0.495139">
                <text:p>0.49513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13785">
                <text:p>0.313785</text:p>
              </table:table-cell>
              <table:table-cell office:value-type="float" office:value="0.444736">
                <text:p>0.444736</text:p>
              </table:table-cell>
              <table:table-cell office:value-type="float" office:value="0.465591">
                <text:p>0.465591</text:p>
              </table:table-cell>
              <table:table-cell office:value-type="float" office:value="0.479766">
                <text:p>0.479766</text:p>
              </table:table-cell>
              <table:table-cell office:value-type="float" office:value="0.486242">
                <text:p>0.486242</text:p>
              </table:table-cell>
              <table:table-cell office:value-type="float" office:value="0.500077">
                <text:p>0.500077</text:p>
              </table:table-cell>
              <table:table-cell office:value-type="float" office:value="0.51009">
                <text:p>0.51009</text:p>
              </table:table-cell>
              <table:table-cell office:value-type="float" office:value="0.528758">
                <text:p>0.528758</text:p>
              </table:table-cell>
              <table:table-cell office:value-type="float" office:value="0.547454">
                <text:p>0.547454</text:p>
              </table:table-cell>
              <table:table-cell office:value-type="float" office:value="0.680827">
                <text:p>0.680827</text:p>
              </table:table-cell>
              <table:table-cell office:value-type="float" office:value="0.834515">
                <text:p>0.834515</text:p>
              </table:table-cell>
              <table:table-cell office:value-type="float" office:value="0.495733">
                <text:p>0.4957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76932">
                <text:p>0.376932</text:p>
              </table:table-cell>
              <table:table-cell office:value-type="float" office:value="0.454813">
                <text:p>0.454813</text:p>
              </table:table-cell>
              <table:table-cell office:value-type="float" office:value="0.474317">
                <text:p>0.474317</text:p>
              </table:table-cell>
              <table:table-cell office:value-type="float" office:value="0.482158">
                <text:p>0.482158</text:p>
              </table:table-cell>
              <table:table-cell office:value-type="float" office:value="0.495663">
                <text:p>0.495663</text:p>
              </table:table-cell>
              <table:table-cell office:value-type="float" office:value="0.505704">
                <text:p>0.505704</text:p>
              </table:table-cell>
              <table:table-cell office:value-type="float" office:value="0.520427">
                <text:p>0.520427</text:p>
              </table:table-cell>
              <table:table-cell office:value-type="float" office:value="0.539446">
                <text:p>0.539446</text:p>
              </table:table-cell>
              <table:table-cell office:value-type="float" office:value="0.550408">
                <text:p>0.550408</text:p>
              </table:table-cell>
              <table:table-cell office:value-type="float" office:value="0.711683">
                <text:p>0.711683</text:p>
              </table:table-cell>
              <table:table-cell office:value-type="float" office:value="0.858018">
                <text:p>0.858018</text:p>
              </table:table-cell>
              <table:table-cell office:value-type="float" office:value="0.511155">
                <text:p>0.5111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92164">
                <text:p>0.392164</text:p>
              </table:table-cell>
              <table:table-cell office:value-type="float" office:value="0.456995">
                <text:p>0.456995</text:p>
              </table:table-cell>
              <table:table-cell office:value-type="float" office:value="0.477136">
                <text:p>0.477136</text:p>
              </table:table-cell>
              <table:table-cell office:value-type="float" office:value="0.485265">
                <text:p>0.485265</text:p>
              </table:table-cell>
              <table:table-cell office:value-type="float" office:value="0.501514">
                <text:p>0.501514</text:p>
              </table:table-cell>
              <table:table-cell office:value-type="float" office:value="0.513957">
                <text:p>0.513957</text:p>
              </table:table-cell>
              <table:table-cell office:value-type="float" office:value="0.530148">
                <text:p>0.530148</text:p>
              </table:table-cell>
              <table:table-cell office:value-type="float" office:value="0.545857">
                <text:p>0.545857</text:p>
              </table:table-cell>
              <table:table-cell office:value-type="float" office:value="0.572093">
                <text:p>0.572093</text:p>
              </table:table-cell>
              <table:table-cell office:value-type="float" office:value="0.730841">
                <text:p>0.730841</text:p>
              </table:table-cell>
              <table:table-cell office:value-type="float" office:value="0.859488">
                <text:p>0.859488</text:p>
              </table:table-cell>
              <table:table-cell office:value-type="float" office:value="0.520597">
                <text:p>0.5205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02997">
                <text:p>0.402997</text:p>
              </table:table-cell>
              <table:table-cell office:value-type="float" office:value="0.459263">
                <text:p>0.459263</text:p>
              </table:table-cell>
              <table:table-cell office:value-type="float" office:value="0.479615">
                <text:p>0.479615</text:p>
              </table:table-cell>
              <table:table-cell office:value-type="float" office:value="0.488418">
                <text:p>0.488418</text:p>
              </table:table-cell>
              <table:table-cell office:value-type="float" office:value="0.501317">
                <text:p>0.501317</text:p>
              </table:table-cell>
              <table:table-cell office:value-type="float" office:value="0.514151">
                <text:p>0.514151</text:p>
              </table:table-cell>
              <table:table-cell office:value-type="float" office:value="0.529862">
                <text:p>0.529862</text:p>
              </table:table-cell>
              <table:table-cell office:value-type="float" office:value="0.544696">
                <text:p>0.544696</text:p>
              </table:table-cell>
              <table:table-cell office:value-type="float" office:value="0.589224">
                <text:p>0.589224</text:p>
              </table:table-cell>
              <table:table-cell office:value-type="float" office:value="0.754347">
                <text:p>0.754347</text:p>
              </table:table-cell>
              <table:table-cell office:value-type="float" office:value="0.870521">
                <text:p>0.870521</text:p>
              </table:table-cell>
              <table:table-cell office:value-type="float" office:value="0.526389">
                <text:p>0.5263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8438">
                <text:p>0.38438</text:p>
              </table:table-cell>
              <table:table-cell office:value-type="float" office:value="0.461513">
                <text:p>0.461513</text:p>
              </table:table-cell>
              <table:table-cell office:value-type="float" office:value="0.479597">
                <text:p>0.479597</text:p>
              </table:table-cell>
              <table:table-cell office:value-type="float" office:value="0.485683">
                <text:p>0.485683</text:p>
              </table:table-cell>
              <table:table-cell office:value-type="float" office:value="0.500183">
                <text:p>0.500183</text:p>
              </table:table-cell>
              <table:table-cell office:value-type="float" office:value="0.516551">
                <text:p>0.516551</text:p>
              </table:table-cell>
              <table:table-cell office:value-type="float" office:value="0.531647">
                <text:p>0.531647</text:p>
              </table:table-cell>
              <table:table-cell office:value-type="float" office:value="0.546243">
                <text:p>0.546243</text:p>
              </table:table-cell>
              <table:table-cell office:value-type="float" office:value="0.586601">
                <text:p>0.586601</text:p>
              </table:table-cell>
              <table:table-cell office:value-type="float" office:value="0.75951">
                <text:p>0.75951</text:p>
              </table:table-cell>
              <table:table-cell office:value-type="float" office:value="0.870521">
                <text:p>0.870521</text:p>
              </table:table-cell>
              <table:table-cell office:value-type="float" office:value="0.525191">
                <text:p>0.5251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97301">
                <text:p>0.397301</text:p>
              </table:table-cell>
              <table:table-cell office:value-type="float" office:value="0.448222">
                <text:p>0.448222</text:p>
              </table:table-cell>
              <table:table-cell office:value-type="float" office:value="0.471287">
                <text:p>0.471287</text:p>
              </table:table-cell>
              <table:table-cell office:value-type="float" office:value="0.482728">
                <text:p>0.482728</text:p>
              </table:table-cell>
              <table:table-cell office:value-type="float" office:value="0.498056">
                <text:p>0.498056</text:p>
              </table:table-cell>
              <table:table-cell office:value-type="float" office:value="0.515576">
                <text:p>0.515576</text:p>
              </table:table-cell>
              <table:table-cell office:value-type="float" office:value="0.538149">
                <text:p>0.538149</text:p>
              </table:table-cell>
              <table:table-cell office:value-type="float" office:value="0.550227">
                <text:p>0.550227</text:p>
              </table:table-cell>
              <table:table-cell office:value-type="float" office:value="0.617491">
                <text:p>0.617491</text:p>
              </table:table-cell>
              <table:table-cell office:value-type="float" office:value="0.784361">
                <text:p>0.784361</text:p>
              </table:table-cell>
              <table:table-cell office:value-type="float" office:value="0.870521">
                <text:p>0.870521</text:p>
              </table:table-cell>
              <table:table-cell office:value-type="float" office:value="0.53034">
                <text:p>0.530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44952">
                <text:p>0.344952</text:p>
              </table:table-cell>
              <table:table-cell office:value-type="float" office:value="0.450915">
                <text:p>0.450915</text:p>
              </table:table-cell>
              <table:table-cell office:value-type="float" office:value="0.472303">
                <text:p>0.472303</text:p>
              </table:table-cell>
              <table:table-cell office:value-type="float" office:value="0.481551">
                <text:p>0.481551</text:p>
              </table:table-cell>
              <table:table-cell office:value-type="float" office:value="0.495586">
                <text:p>0.495586</text:p>
              </table:table-cell>
              <table:table-cell office:value-type="float" office:value="0.514484">
                <text:p>0.514484</text:p>
              </table:table-cell>
              <table:table-cell office:value-type="float" office:value="0.540543">
                <text:p>0.540543</text:p>
              </table:table-cell>
              <table:table-cell office:value-type="float" office:value="0.552712">
                <text:p>0.552712</text:p>
              </table:table-cell>
              <table:table-cell office:value-type="float" office:value="0.639994">
                <text:p>0.639994</text:p>
              </table:table-cell>
              <table:table-cell office:value-type="float" office:value="0.796631">
                <text:p>0.796631</text:p>
              </table:table-cell>
              <table:table-cell office:value-type="float" office:value="0.870521">
                <text:p>0.870521</text:p>
              </table:table-cell>
              <table:table-cell office:value-type="float" office:value="0.528967">
                <text:p>0.5289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38004">
                <text:p>0.338004</text:p>
              </table:table-cell>
              <table:table-cell office:value-type="float" office:value="0.444891">
                <text:p>0.444891</text:p>
              </table:table-cell>
              <table:table-cell office:value-type="float" office:value="0.4722">
                <text:p>0.4722</text:p>
              </table:table-cell>
              <table:table-cell office:value-type="float" office:value="0.484805">
                <text:p>0.484805</text:p>
              </table:table-cell>
              <table:table-cell office:value-type="float" office:value="0.504181">
                <text:p>0.504181</text:p>
              </table:table-cell>
              <table:table-cell office:value-type="float" office:value="0.521928">
                <text:p>0.521928</text:p>
              </table:table-cell>
              <table:table-cell office:value-type="float" office:value="0.544201">
                <text:p>0.544201</text:p>
              </table:table-cell>
              <table:table-cell office:value-type="float" office:value="0.56247">
                <text:p>0.56247</text:p>
              </table:table-cell>
              <table:table-cell office:value-type="float" office:value="0.638945">
                <text:p>0.638945</text:p>
              </table:table-cell>
              <table:table-cell office:value-type="float" office:value="0.791329">
                <text:p>0.791329</text:p>
              </table:table-cell>
              <table:table-cell office:value-type="float" office:value="0.870521">
                <text:p>0.870521</text:p>
              </table:table-cell>
              <table:table-cell office:value-type="float" office:value="0.530295">
                <text:p>0.5302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25009">
                <text:p>0.325009</text:p>
              </table:table-cell>
              <table:table-cell office:value-type="float" office:value="0.445885">
                <text:p>0.445885</text:p>
              </table:table-cell>
              <table:table-cell office:value-type="float" office:value="0.466422">
                <text:p>0.466422</text:p>
              </table:table-cell>
              <table:table-cell office:value-type="float" office:value="0.482128">
                <text:p>0.482128</text:p>
              </table:table-cell>
              <table:table-cell office:value-type="float" office:value="0.497564">
                <text:p>0.497564</text:p>
              </table:table-cell>
              <table:table-cell office:value-type="float" office:value="0.516626">
                <text:p>0.516626</text:p>
              </table:table-cell>
              <table:table-cell office:value-type="float" office:value="0.541632">
                <text:p>0.541632</text:p>
              </table:table-cell>
              <table:table-cell office:value-type="float" office:value="0.556005">
                <text:p>0.556005</text:p>
              </table:table-cell>
              <table:table-cell office:value-type="float" office:value="0.618954">
                <text:p>0.618954</text:p>
              </table:table-cell>
              <table:table-cell office:value-type="float" office:value="0.787946">
                <text:p>0.787946</text:p>
              </table:table-cell>
              <table:table-cell office:value-type="float" office:value="0.870521">
                <text:p>0.870521</text:p>
              </table:table-cell>
              <table:table-cell office:value-type="float" office:value="0.523817">
                <text:p>0.5238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67">
                <text:p>0.346867</text:p>
              </table:table-cell>
              <table:table-cell office:value-type="float" office:value="0.454724">
                <text:p>0.454724</text:p>
              </table:table-cell>
              <table:table-cell office:value-type="float" office:value="0.473565">
                <text:p>0.473565</text:p>
              </table:table-cell>
              <table:table-cell office:value-type="float" office:value="0.492334">
                <text:p>0.492334</text:p>
              </table:table-cell>
              <table:table-cell office:value-type="float" office:value="0.510627">
                <text:p>0.510627</text:p>
              </table:table-cell>
              <table:table-cell office:value-type="float" office:value="0.532893">
                <text:p>0.532893</text:p>
              </table:table-cell>
              <table:table-cell office:value-type="float" office:value="0.547265">
                <text:p>0.547265</text:p>
              </table:table-cell>
              <table:table-cell office:value-type="float" office:value="0.559163">
                <text:p>0.559163</text:p>
              </table:table-cell>
              <table:table-cell office:value-type="float" office:value="0.621822">
                <text:p>0.621822</text:p>
              </table:table-cell>
              <table:table-cell office:value-type="float" office:value="0.791268">
                <text:p>0.791268</text:p>
              </table:table-cell>
              <table:table-cell office:value-type="float" office:value="0.870521">
                <text:p>0.870521</text:p>
              </table:table-cell>
              <table:table-cell office:value-type="float" office:value="0.533053">
                <text:p>0.53305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97828">
                <text:p>0.397828</text:p>
              </table:table-cell>
              <table:table-cell office:value-type="float" office:value="0.456907">
                <text:p>0.456907</text:p>
              </table:table-cell>
              <table:table-cell office:value-type="float" office:value="0.474644">
                <text:p>0.474644</text:p>
              </table:table-cell>
              <table:table-cell office:value-type="float" office:value="0.492735">
                <text:p>0.492735</text:p>
              </table:table-cell>
              <table:table-cell office:value-type="float" office:value="0.509779">
                <text:p>0.509779</text:p>
              </table:table-cell>
              <table:table-cell office:value-type="float" office:value="0.530803">
                <text:p>0.530803</text:p>
              </table:table-cell>
              <table:table-cell office:value-type="float" office:value="0.546748">
                <text:p>0.546748</text:p>
              </table:table-cell>
              <table:table-cell office:value-type="float" office:value="0.559339">
                <text:p>0.559339</text:p>
              </table:table-cell>
              <table:table-cell office:value-type="float" office:value="0.619143">
                <text:p>0.619143</text:p>
              </table:table-cell>
              <table:table-cell office:value-type="float" office:value="0.772082">
                <text:p>0.772082</text:p>
              </table:table-cell>
              <table:table-cell office:value-type="float" office:value="0.870521">
                <text:p>0.870521</text:p>
              </table:table-cell>
              <table:table-cell office:value-type="float" office:value="0.536001">
                <text:p>0.5360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88306">
                <text:p>0.388306</text:p>
              </table:table-cell>
              <table:table-cell office:value-type="float" office:value="0.453868">
                <text:p>0.453868</text:p>
              </table:table-cell>
              <table:table-cell office:value-type="float" office:value="0.469885">
                <text:p>0.469885</text:p>
              </table:table-cell>
              <table:table-cell office:value-type="float" office:value="0.486856">
                <text:p>0.486856</text:p>
              </table:table-cell>
              <table:table-cell office:value-type="float" office:value="0.50628">
                <text:p>0.50628</text:p>
              </table:table-cell>
              <table:table-cell office:value-type="float" office:value="0.520458">
                <text:p>0.520458</text:p>
              </table:table-cell>
              <table:table-cell office:value-type="float" office:value="0.542547">
                <text:p>0.542547</text:p>
              </table:table-cell>
              <table:table-cell office:value-type="float" office:value="0.553326">
                <text:p>0.553326</text:p>
              </table:table-cell>
              <table:table-cell office:value-type="float" office:value="0.619074">
                <text:p>0.619074</text:p>
              </table:table-cell>
              <table:table-cell office:value-type="float" office:value="0.780322">
                <text:p>0.780322</text:p>
              </table:table-cell>
              <table:table-cell office:value-type="float" office:value="0.870521">
                <text:p>0.870521</text:p>
              </table:table-cell>
              <table:table-cell office:value-type="float" office:value="0.532092">
                <text:p>0.53209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94242">
                <text:p>0.394242</text:p>
              </table:table-cell>
              <table:table-cell office:value-type="float" office:value="0.450839">
                <text:p>0.450839</text:p>
              </table:table-cell>
              <table:table-cell office:value-type="float" office:value="0.470545">
                <text:p>0.470545</text:p>
              </table:table-cell>
              <table:table-cell office:value-type="float" office:value="0.490767">
                <text:p>0.490767</text:p>
              </table:table-cell>
              <table:table-cell office:value-type="float" office:value="0.50584">
                <text:p>0.50584</text:p>
              </table:table-cell>
              <table:table-cell office:value-type="float" office:value="0.519696">
                <text:p>0.519696</text:p>
              </table:table-cell>
              <table:table-cell office:value-type="float" office:value="0.541513">
                <text:p>0.541513</text:p>
              </table:table-cell>
              <table:table-cell office:value-type="float" office:value="0.549117">
                <text:p>0.549117</text:p>
              </table:table-cell>
              <table:table-cell office:value-type="float" office:value="0.592956">
                <text:p>0.592956</text:p>
              </table:table-cell>
              <table:table-cell office:value-type="float" office:value="0.760882">
                <text:p>0.760882</text:p>
              </table:table-cell>
              <table:table-cell office:value-type="float" office:value="0.870521">
                <text:p>0.870521</text:p>
              </table:table-cell>
              <table:table-cell office:value-type="float" office:value="0.52764">
                <text:p>0.527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96021">
                <text:p>0.396021</text:p>
              </table:table-cell>
              <table:table-cell office:value-type="float" office:value="0.455412">
                <text:p>0.455412</text:p>
              </table:table-cell>
              <table:table-cell office:value-type="float" office:value="0.480197">
                <text:p>0.480197</text:p>
              </table:table-cell>
              <table:table-cell office:value-type="float" office:value="0.497916">
                <text:p>0.497916</text:p>
              </table:table-cell>
              <table:table-cell office:value-type="float" office:value="0.514186">
                <text:p>0.514186</text:p>
              </table:table-cell>
              <table:table-cell office:value-type="float" office:value="0.534903">
                <text:p>0.534903</text:p>
              </table:table-cell>
              <table:table-cell office:value-type="float" office:value="0.547805">
                <text:p>0.547805</text:p>
              </table:table-cell>
              <table:table-cell office:value-type="float" office:value="0.551939">
                <text:p>0.551939</text:p>
              </table:table-cell>
              <table:table-cell office:value-type="float" office:value="0.613277">
                <text:p>0.613277</text:p>
              </table:table-cell>
              <table:table-cell office:value-type="float" office:value="0.76805">
                <text:p>0.76805</text:p>
              </table:table-cell>
              <table:table-cell office:value-type="float" office:value="0.870521">
                <text:p>0.870521</text:p>
              </table:table-cell>
              <table:table-cell office:value-type="float" office:value="0.535971">
                <text:p>0.53597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80663">
                <text:p>0.280663</text:p>
              </table:table-cell>
              <table:table-cell office:value-type="float" office:value="0.452919">
                <text:p>0.452919</text:p>
              </table:table-cell>
              <table:table-cell office:value-type="float" office:value="0.476141">
                <text:p>0.476141</text:p>
              </table:table-cell>
              <table:table-cell office:value-type="float" office:value="0.494814">
                <text:p>0.494814</text:p>
              </table:table-cell>
              <table:table-cell office:value-type="float" office:value="0.510855">
                <text:p>0.510855</text:p>
              </table:table-cell>
              <table:table-cell office:value-type="float" office:value="0.533585">
                <text:p>0.533585</text:p>
              </table:table-cell>
              <table:table-cell office:value-type="float" office:value="0.546833">
                <text:p>0.546833</text:p>
              </table:table-cell>
              <table:table-cell office:value-type="float" office:value="0.5542">
                <text:p>0.5542</text:p>
              </table:table-cell>
              <table:table-cell office:value-type="float" office:value="0.620539">
                <text:p>0.620539</text:p>
              </table:table-cell>
              <table:table-cell office:value-type="float" office:value="0.765305">
                <text:p>0.765305</text:p>
              </table:table-cell>
              <table:table-cell office:value-type="float" office:value="0.870521">
                <text:p>0.870521</text:p>
              </table:table-cell>
              <table:table-cell office:value-type="float" office:value="0.523585">
                <text:p>0.5235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414">
                <text:p>0.2414</text:p>
              </table:table-cell>
              <table:table-cell office:value-type="float" office:value="0.441284">
                <text:p>0.441284</text:p>
              </table:table-cell>
              <table:table-cell office:value-type="float" office:value="0.469991">
                <text:p>0.469991</text:p>
              </table:table-cell>
              <table:table-cell office:value-type="float" office:value="0.490196">
                <text:p>0.490196</text:p>
              </table:table-cell>
              <table:table-cell office:value-type="float" office:value="0.506651">
                <text:p>0.506651</text:p>
              </table:table-cell>
              <table:table-cell office:value-type="float" office:value="0.526825">
                <text:p>0.526825</text:p>
              </table:table-cell>
              <table:table-cell office:value-type="float" office:value="0.543829">
                <text:p>0.543829</text:p>
              </table:table-cell>
              <table:table-cell office:value-type="float" office:value="0.553943">
                <text:p>0.553943</text:p>
              </table:table-cell>
              <table:table-cell office:value-type="float" office:value="0.613398">
                <text:p>0.613398</text:p>
              </table:table-cell>
              <table:table-cell office:value-type="float" office:value="0.759646">
                <text:p>0.759646</text:p>
              </table:table-cell>
              <table:table-cell office:value-type="float" office:value="0.870521">
                <text:p>0.870521</text:p>
              </table:table-cell>
              <table:table-cell office:value-type="float" office:value="0.514716">
                <text:p>0.5147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21591">
                <text:p>0.321591</text:p>
              </table:table-cell>
              <table:table-cell office:value-type="float" office:value="0.436641">
                <text:p>0.436641</text:p>
              </table:table-cell>
              <table:table-cell office:value-type="float" office:value="0.470935">
                <text:p>0.470935</text:p>
              </table:table-cell>
              <table:table-cell office:value-type="float" office:value="0.489869">
                <text:p>0.489869</text:p>
              </table:table-cell>
              <table:table-cell office:value-type="float" office:value="0.506117">
                <text:p>0.506117</text:p>
              </table:table-cell>
              <table:table-cell office:value-type="float" office:value="0.528932">
                <text:p>0.528932</text:p>
              </table:table-cell>
              <table:table-cell office:value-type="float" office:value="0.547607">
                <text:p>0.547607</text:p>
              </table:table-cell>
              <table:table-cell office:value-type="float" office:value="0.559278">
                <text:p>0.559278</text:p>
              </table:table-cell>
              <table:table-cell office:value-type="float" office:value="0.641619">
                <text:p>0.641619</text:p>
              </table:table-cell>
              <table:table-cell office:value-type="float" office:value="0.774409">
                <text:p>0.774409</text:p>
              </table:table-cell>
              <table:table-cell office:value-type="float" office:value="0.870521">
                <text:p>0.870521</text:p>
              </table:table-cell>
              <table:table-cell office:value-type="float" office:value="0.5277">
                <text:p>0.5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14292">
                <text:p>0.314292</text:p>
              </table:table-cell>
              <table:table-cell office:value-type="float" office:value="0.42762">
                <text:p>0.42762</text:p>
              </table:table-cell>
              <table:table-cell office:value-type="float" office:value="0.455789">
                <text:p>0.455789</text:p>
              </table:table-cell>
              <table:table-cell office:value-type="float" office:value="0.477211">
                <text:p>0.477211</text:p>
              </table:table-cell>
              <table:table-cell office:value-type="float" office:value="0.496867">
                <text:p>0.496867</text:p>
              </table:table-cell>
              <table:table-cell office:value-type="float" office:value="0.521331">
                <text:p>0.521331</text:p>
              </table:table-cell>
              <table:table-cell office:value-type="float" office:value="0.545921">
                <text:p>0.545921</text:p>
              </table:table-cell>
              <table:table-cell office:value-type="float" office:value="0.565992">
                <text:p>0.565992</text:p>
              </table:table-cell>
              <table:table-cell office:value-type="float" office:value="0.64759">
                <text:p>0.64759</text:p>
              </table:table-cell>
              <table:table-cell office:value-type="float" office:value="0.769372">
                <text:p>0.769372</text:p>
              </table:table-cell>
              <table:table-cell office:value-type="float" office:value="0.870521">
                <text:p>0.870521</text:p>
              </table:table-cell>
              <table:table-cell office:value-type="float" office:value="0.522198">
                <text:p>0.5221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75786">
                <text:p>0.375786</text:p>
              </table:table-cell>
              <table:table-cell office:value-type="float" office:value="0.425301">
                <text:p>0.425301</text:p>
              </table:table-cell>
              <table:table-cell office:value-type="float" office:value="0.452611">
                <text:p>0.452611</text:p>
              </table:table-cell>
              <table:table-cell office:value-type="float" office:value="0.471979">
                <text:p>0.471979</text:p>
              </table:table-cell>
              <table:table-cell office:value-type="float" office:value="0.49426">
                <text:p>0.49426</text:p>
              </table:table-cell>
              <table:table-cell office:value-type="float" office:value="0.516324">
                <text:p>0.516324</text:p>
              </table:table-cell>
              <table:table-cell office:value-type="float" office:value="0.544908">
                <text:p>0.544908</text:p>
              </table:table-cell>
              <table:table-cell office:value-type="float" office:value="0.565451">
                <text:p>0.565451</text:p>
              </table:table-cell>
              <table:table-cell office:value-type="float" office:value="0.648197">
                <text:p>0.648197</text:p>
              </table:table-cell>
              <table:table-cell office:value-type="float" office:value="0.762539">
                <text:p>0.762539</text:p>
              </table:table-cell>
              <table:table-cell office:value-type="float" office:value="0.870521">
                <text:p>0.870521</text:p>
              </table:table-cell>
              <table:table-cell office:value-type="float" office:value="0.525736">
                <text:p>0.5257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3737">
                <text:p>0.373737</text:p>
              </table:table-cell>
              <table:table-cell office:value-type="float" office:value="0.434458">
                <text:p>0.434458</text:p>
              </table:table-cell>
              <table:table-cell office:value-type="float" office:value="0.459848">
                <text:p>0.459848</text:p>
              </table:table-cell>
              <table:table-cell office:value-type="float" office:value="0.479085">
                <text:p>0.479085</text:p>
              </table:table-cell>
              <table:table-cell office:value-type="float" office:value="0.505511">
                <text:p>0.505511</text:p>
              </table:table-cell>
              <table:table-cell office:value-type="float" office:value="0.53266">
                <text:p>0.53266</text:p>
              </table:table-cell>
              <table:table-cell office:value-type="float" office:value="0.551284">
                <text:p>0.551284</text:p>
              </table:table-cell>
              <table:table-cell office:value-type="float" office:value="0.592308">
                <text:p>0.592308</text:p>
              </table:table-cell>
              <table:table-cell office:value-type="float" office:value="0.65756">
                <text:p>0.65756</text:p>
              </table:table-cell>
              <table:table-cell office:value-type="float" office:value="0.781806">
                <text:p>0.781806</text:p>
              </table:table-cell>
              <table:table-cell office:value-type="float" office:value="0.872322">
                <text:p>0.872322</text:p>
              </table:table-cell>
              <table:table-cell office:value-type="float" office:value="0.536826">
                <text:p>0.53682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99054">
                <text:p>0.399054</text:p>
              </table:table-cell>
              <table:table-cell office:value-type="float" office:value="0.449865">
                <text:p>0.449865</text:p>
              </table:table-cell>
              <table:table-cell office:value-type="float" office:value="0.470097">
                <text:p>0.470097</text:p>
              </table:table-cell>
              <table:table-cell office:value-type="float" office:value="0.486668">
                <text:p>0.486668</text:p>
              </table:table-cell>
              <table:table-cell office:value-type="float" office:value="0.513137">
                <text:p>0.513137</text:p>
              </table:table-cell>
              <table:table-cell office:value-type="float" office:value="0.538696">
                <text:p>0.538696</text:p>
              </table:table-cell>
              <table:table-cell office:value-type="float" office:value="0.555038">
                <text:p>0.555038</text:p>
              </table:table-cell>
              <table:table-cell office:value-type="float" office:value="0.59963">
                <text:p>0.59963</text:p>
              </table:table-cell>
              <table:table-cell office:value-type="float" office:value="0.665271">
                <text:p>0.665271</text:p>
              </table:table-cell>
              <table:table-cell office:value-type="float" office:value="0.794384">
                <text:p>0.794384</text:p>
              </table:table-cell>
              <table:table-cell office:value-type="float" office:value="0.872322">
                <text:p>0.872322</text:p>
              </table:table-cell>
              <table:table-cell office:value-type="float" office:value="0.547184">
                <text:p>0.547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85749">
                <text:p>0.385749</text:p>
              </table:table-cell>
              <table:table-cell office:value-type="float" office:value="0.4432">
                <text:p>0.4432</text:p>
              </table:table-cell>
              <table:table-cell office:value-type="float" office:value="0.464347">
                <text:p>0.464347</text:p>
              </table:table-cell>
              <table:table-cell office:value-type="float" office:value="0.486447">
                <text:p>0.486447</text:p>
              </table:table-cell>
              <table:table-cell office:value-type="float" office:value="0.510735">
                <text:p>0.510735</text:p>
              </table:table-cell>
              <table:table-cell office:value-type="float" office:value="0.539947">
                <text:p>0.539947</text:p>
              </table:table-cell>
              <table:table-cell office:value-type="float" office:value="0.567383">
                <text:p>0.567383</text:p>
              </table:table-cell>
              <table:table-cell office:value-type="float" office:value="0.632977">
                <text:p>0.632977</text:p>
              </table:table-cell>
              <table:table-cell office:value-type="float" office:value="0.696902">
                <text:p>0.696902</text:p>
              </table:table-cell>
              <table:table-cell office:value-type="float" office:value="0.80271">
                <text:p>0.80271</text:p>
              </table:table-cell>
              <table:table-cell office:value-type="float" office:value="0.872322">
                <text:p>0.872322</text:p>
              </table:table-cell>
              <table:table-cell office:value-type="float" office:value="0.55304">
                <text:p>0.553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7493">
                <text:p>0.37493</text:p>
              </table:table-cell>
              <table:table-cell office:value-type="float" office:value="0.45">
                <text:p>0.45</text:p>
              </table:table-cell>
              <table:table-cell office:value-type="float" office:value="0.47005">
                <text:p>0.47005</text:p>
              </table:table-cell>
              <table:table-cell office:value-type="float" office:value="0.491052">
                <text:p>0.491052</text:p>
              </table:table-cell>
              <table:table-cell office:value-type="float" office:value="0.516662">
                <text:p>0.516662</text:p>
              </table:table-cell>
              <table:table-cell office:value-type="float" office:value="0.545557">
                <text:p>0.545557</text:p>
              </table:table-cell>
              <table:table-cell office:value-type="float" office:value="0.582074">
                <text:p>0.582074</text:p>
              </table:table-cell>
              <table:table-cell office:value-type="float" office:value="0.642655">
                <text:p>0.642655</text:p>
              </table:table-cell>
              <table:table-cell office:value-type="float" office:value="0.708855">
                <text:p>0.708855</text:p>
              </table:table-cell>
              <table:table-cell office:value-type="float" office:value="0.815305">
                <text:p>0.815305</text:p>
              </table:table-cell>
              <table:table-cell office:value-type="float" office:value="0.872322">
                <text:p>0.872322</text:p>
              </table:table-cell>
              <table:table-cell office:value-type="float" office:value="0.559714">
                <text:p>0.5597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73692">
                <text:p>0.373692</text:p>
              </table:table-cell>
              <table:table-cell office:value-type="float" office:value="0.441518">
                <text:p>0.441518</text:p>
              </table:table-cell>
              <table:table-cell office:value-type="float" office:value="0.474377">
                <text:p>0.474377</text:p>
              </table:table-cell>
              <table:table-cell office:value-type="float" office:value="0.502712">
                <text:p>0.502712</text:p>
              </table:table-cell>
              <table:table-cell office:value-type="float" office:value="0.529545">
                <text:p>0.529545</text:p>
              </table:table-cell>
              <table:table-cell office:value-type="float" office:value="0.552142">
                <text:p>0.552142</text:p>
              </table:table-cell>
              <table:table-cell office:value-type="float" office:value="0.602969">
                <text:p>0.602969</text:p>
              </table:table-cell>
              <table:table-cell office:value-type="float" office:value="0.670439">
                <text:p>0.670439</text:p>
              </table:table-cell>
              <table:table-cell office:value-type="float" office:value="0.740777">
                <text:p>0.740777</text:p>
              </table:table-cell>
              <table:table-cell office:value-type="float" office:value="0.830655">
                <text:p>0.830655</text:p>
              </table:table-cell>
              <table:table-cell office:value-type="float" office:value="0.879709">
                <text:p>0.879709</text:p>
              </table:table-cell>
              <table:table-cell office:value-type="float" office:value="0.571883">
                <text:p>0.5718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81284">
                <text:p>0.281284</text:p>
              </table:table-cell>
              <table:table-cell office:value-type="float" office:value="0.458586">
                <text:p>0.458586</text:p>
              </table:table-cell>
              <table:table-cell office:value-type="float" office:value="0.495962">
                <text:p>0.495962</text:p>
              </table:table-cell>
              <table:table-cell office:value-type="float" office:value="0.520978">
                <text:p>0.520978</text:p>
              </table:table-cell>
              <table:table-cell office:value-type="float" office:value="0.54349">
                <text:p>0.54349</text:p>
              </table:table-cell>
              <table:table-cell office:value-type="float" office:value="0.577359">
                <text:p>0.577359</text:p>
              </table:table-cell>
              <table:table-cell office:value-type="float" office:value="0.645199">
                <text:p>0.645199</text:p>
              </table:table-cell>
              <table:table-cell office:value-type="float" office:value="0.689635">
                <text:p>0.689635</text:p>
              </table:table-cell>
              <table:table-cell office:value-type="float" office:value="0.749938">
                <text:p>0.749938</text:p>
              </table:table-cell>
              <table:table-cell office:value-type="float" office:value="0.825118">
                <text:p>0.825118</text:p>
              </table:table-cell>
              <table:table-cell office:value-type="float" office:value="0.879709">
                <text:p>0.879709</text:p>
              </table:table-cell>
              <table:table-cell office:value-type="float" office:value="0.578755">
                <text:p>0.5787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83435">
                <text:p>0.383435</text:p>
              </table:table-cell>
              <table:table-cell office:value-type="float" office:value="0.467647">
                <text:p>0.467647</text:p>
              </table:table-cell>
              <table:table-cell office:value-type="float" office:value="0.495461">
                <text:p>0.495461</text:p>
              </table:table-cell>
              <table:table-cell office:value-type="float" office:value="0.531712">
                <text:p>0.531712</text:p>
              </table:table-cell>
              <table:table-cell office:value-type="float" office:value="0.556082">
                <text:p>0.556082</text:p>
              </table:table-cell>
              <table:table-cell office:value-type="float" office:value="0.608373">
                <text:p>0.608373</text:p>
              </table:table-cell>
              <table:table-cell office:value-type="float" office:value="0.662031">
                <text:p>0.662031</text:p>
              </table:table-cell>
              <table:table-cell office:value-type="float" office:value="0.70704">
                <text:p>0.70704</text:p>
              </table:table-cell>
              <table:table-cell office:value-type="float" office:value="0.757926">
                <text:p>0.757926</text:p>
              </table:table-cell>
              <table:table-cell office:value-type="float" office:value="0.831527">
                <text:p>0.831527</text:p>
              </table:table-cell>
              <table:table-cell office:value-type="float" office:value="0.879709">
                <text:p>0.879709</text:p>
              </table:table-cell>
              <table:table-cell office:value-type="float" office:value="0.600123">
                <text:p>0.60012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91819">
                <text:p>0.391819</text:p>
              </table:table-cell>
              <table:table-cell office:value-type="float" office:value="0.459663">
                <text:p>0.459663</text:p>
              </table:table-cell>
              <table:table-cell office:value-type="float" office:value="0.487985">
                <text:p>0.487985</text:p>
              </table:table-cell>
              <table:table-cell office:value-type="float" office:value="0.519163">
                <text:p>0.519163</text:p>
              </table:table-cell>
              <table:table-cell office:value-type="float" office:value="0.56513">
                <text:p>0.56513</text:p>
              </table:table-cell>
              <table:table-cell office:value-type="float" office:value="0.627682">
                <text:p>0.627682</text:p>
              </table:table-cell>
              <table:table-cell office:value-type="float" office:value="0.669447">
                <text:p>0.669447</text:p>
              </table:table-cell>
              <table:table-cell office:value-type="float" office:value="0.711105">
                <text:p>0.711105</text:p>
              </table:table-cell>
              <table:table-cell office:value-type="float" office:value="0.767548">
                <text:p>0.767548</text:p>
              </table:table-cell>
              <table:table-cell office:value-type="float" office:value="0.836254">
                <text:p>0.836254</text:p>
              </table:table-cell>
              <table:table-cell office:value-type="float" office:value="0.880651">
                <text:p>0.880651</text:p>
              </table:table-cell>
              <table:table-cell office:value-type="float" office:value="0.60358">
                <text:p>0.603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95914">
                <text:p>0.395914</text:p>
              </table:table-cell>
              <table:table-cell office:value-type="float" office:value="0.474637">
                <text:p>0.474637</text:p>
              </table:table-cell>
              <table:table-cell office:value-type="float" office:value="0.496381">
                <text:p>0.496381</text:p>
              </table:table-cell>
              <table:table-cell office:value-type="float" office:value="0.527838">
                <text:p>0.527838</text:p>
              </table:table-cell>
              <table:table-cell office:value-type="float" office:value="0.573552">
                <text:p>0.573552</text:p>
              </table:table-cell>
              <table:table-cell office:value-type="float" office:value="0.645795">
                <text:p>0.645795</text:p>
              </table:table-cell>
              <table:table-cell office:value-type="float" office:value="0.695841">
                <text:p>0.695841</text:p>
              </table:table-cell>
              <table:table-cell office:value-type="float" office:value="0.732474">
                <text:p>0.732474</text:p>
              </table:table-cell>
              <table:table-cell office:value-type="float" office:value="0.784797">
                <text:p>0.784797</text:p>
              </table:table-cell>
              <table:table-cell office:value-type="float" office:value="0.839078">
                <text:p>0.839078</text:p>
              </table:table-cell>
              <table:table-cell office:value-type="float" office:value="0.880651">
                <text:p>0.880651</text:p>
              </table:table-cell>
              <table:table-cell office:value-type="float" office:value="0.616631">
                <text:p>0.61663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84996">
                <text:p>0.384996</text:p>
              </table:table-cell>
              <table:table-cell office:value-type="float" office:value="0.466651">
                <text:p>0.466651</text:p>
              </table:table-cell>
              <table:table-cell office:value-type="float" office:value="0.490765">
                <text:p>0.490765</text:p>
              </table:table-cell>
              <table:table-cell office:value-type="float" office:value="0.520504">
                <text:p>0.520504</text:p>
              </table:table-cell>
              <table:table-cell office:value-type="float" office:value="0.548681">
                <text:p>0.548681</text:p>
              </table:table-cell>
              <table:table-cell office:value-type="float" office:value="0.595277">
                <text:p>0.595277</text:p>
              </table:table-cell>
              <table:table-cell office:value-type="float" office:value="0.656807">
                <text:p>0.656807</text:p>
              </table:table-cell>
              <table:table-cell office:value-type="float" office:value="0.707836">
                <text:p>0.707836</text:p>
              </table:table-cell>
              <table:table-cell office:value-type="float" office:value="0.773126">
                <text:p>0.773126</text:p>
              </table:table-cell>
              <table:table-cell office:value-type="float" office:value="0.844458">
                <text:p>0.844458</text:p>
              </table:table-cell>
              <table:table-cell office:value-type="float" office:value="0.880651">
                <text:p>0.880651</text:p>
              </table:table-cell>
              <table:table-cell office:value-type="float" office:value="0.59891">
                <text:p>0.598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32941">
                <text:p>0.332941</text:p>
              </table:table-cell>
              <table:table-cell office:value-type="float" office:value="0.457216">
                <text:p>0.457216</text:p>
              </table:table-cell>
              <table:table-cell office:value-type="float" office:value="0.484851">
                <text:p>0.484851</text:p>
              </table:table-cell>
              <table:table-cell office:value-type="float" office:value="0.516374">
                <text:p>0.516374</text:p>
              </table:table-cell>
              <table:table-cell office:value-type="float" office:value="0.547247">
                <text:p>0.547247</text:p>
              </table:table-cell>
              <table:table-cell office:value-type="float" office:value="0.602648">
                <text:p>0.602648</text:p>
              </table:table-cell>
              <table:table-cell office:value-type="float" office:value="0.666716">
                <text:p>0.666716</text:p>
              </table:table-cell>
              <table:table-cell office:value-type="float" office:value="0.710135">
                <text:p>0.710135</text:p>
              </table:table-cell>
              <table:table-cell office:value-type="float" office:value="0.766018">
                <text:p>0.766018</text:p>
              </table:table-cell>
              <table:table-cell office:value-type="float" office:value="0.832038">
                <text:p>0.832038</text:p>
              </table:table-cell>
              <table:table-cell office:value-type="float" office:value="0.880651">
                <text:p>0.880651</text:p>
              </table:table-cell>
              <table:table-cell office:value-type="float" office:value="0.591619">
                <text:p>0.59161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3099">
                <text:p>0.33099</text:p>
              </table:table-cell>
              <table:table-cell office:value-type="float" office:value="0.456554">
                <text:p>0.456554</text:p>
              </table:table-cell>
              <table:table-cell office:value-type="float" office:value="0.486942">
                <text:p>0.486942</text:p>
              </table:table-cell>
              <table:table-cell office:value-type="float" office:value="0.51875">
                <text:p>0.51875</text:p>
              </table:table-cell>
              <table:table-cell office:value-type="float" office:value="0.547191">
                <text:p>0.547191</text:p>
              </table:table-cell>
              <table:table-cell office:value-type="float" office:value="0.592014">
                <text:p>0.592014</text:p>
              </table:table-cell>
              <table:table-cell office:value-type="float" office:value="0.655671">
                <text:p>0.655671</text:p>
              </table:table-cell>
              <table:table-cell office:value-type="float" office:value="0.707741">
                <text:p>0.707741</text:p>
              </table:table-cell>
              <table:table-cell office:value-type="float" office:value="0.752498">
                <text:p>0.752498</text:p>
              </table:table-cell>
              <table:table-cell office:value-type="float" office:value="0.81505">
                <text:p>0.81505</text:p>
              </table:table-cell>
              <table:table-cell office:value-type="float" office:value="0.880651">
                <text:p>0.880651</text:p>
              </table:table-cell>
              <table:table-cell office:value-type="float" office:value="0.58634">
                <text:p>0.5863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91926">
                <text:p>0.391926</text:p>
              </table:table-cell>
              <table:table-cell office:value-type="float" office:value="0.443497">
                <text:p>0.443497</text:p>
              </table:table-cell>
              <table:table-cell office:value-type="float" office:value="0.477542">
                <text:p>0.477542</text:p>
              </table:table-cell>
              <table:table-cell office:value-type="float" office:value="0.500802">
                <text:p>0.500802</text:p>
              </table:table-cell>
              <table:table-cell office:value-type="float" office:value="0.53233">
                <text:p>0.53233</text:p>
              </table:table-cell>
              <table:table-cell office:value-type="float" office:value="0.572799">
                <text:p>0.572799</text:p>
              </table:table-cell>
              <table:table-cell office:value-type="float" office:value="0.632964">
                <text:p>0.632964</text:p>
              </table:table-cell>
              <table:table-cell office:value-type="float" office:value="0.693868">
                <text:p>0.693868</text:p>
              </table:table-cell>
              <table:table-cell office:value-type="float" office:value="0.738102">
                <text:p>0.738102</text:p>
              </table:table-cell>
              <table:table-cell office:value-type="float" office:value="0.819224">
                <text:p>0.819224</text:p>
              </table:table-cell>
              <table:table-cell office:value-type="float" office:value="0.880651">
                <text:p>0.880651</text:p>
              </table:table-cell>
              <table:table-cell office:value-type="float" office:value="0.580305">
                <text:p>0.5803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3349">
                <text:p>0.33349</text:p>
              </table:table-cell>
              <table:table-cell office:value-type="float" office:value="0.44282">
                <text:p>0.44282</text:p>
              </table:table-cell>
              <table:table-cell office:value-type="float" office:value="0.480981">
                <text:p>0.480981</text:p>
              </table:table-cell>
              <table:table-cell office:value-type="float" office:value="0.507243">
                <text:p>0.507243</text:p>
              </table:table-cell>
              <table:table-cell office:value-type="float" office:value="0.541784">
                <text:p>0.541784</text:p>
              </table:table-cell>
              <table:table-cell office:value-type="float" office:value="0.586446">
                <text:p>0.586446</text:p>
              </table:table-cell>
              <table:table-cell office:value-type="float" office:value="0.641293">
                <text:p>0.641293</text:p>
              </table:table-cell>
              <table:table-cell office:value-type="float" office:value="0.70376">
                <text:p>0.70376</text:p>
              </table:table-cell>
              <table:table-cell office:value-type="float" office:value="0.746477">
                <text:p>0.746477</text:p>
              </table:table-cell>
              <table:table-cell office:value-type="float" office:value="0.824099">
                <text:p>0.824099</text:p>
              </table:table-cell>
              <table:table-cell office:value-type="float" office:value="0.880651">
                <text:p>0.880651</text:p>
              </table:table-cell>
              <table:table-cell office:value-type="float" office:value="0.580839">
                <text:p>0.5808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93712">
                <text:p>0.393712</text:p>
              </table:table-cell>
              <table:table-cell office:value-type="float" office:value="0.447407">
                <text:p>0.447407</text:p>
              </table:table-cell>
              <table:table-cell office:value-type="float" office:value="0.478972">
                <text:p>0.478972</text:p>
              </table:table-cell>
              <table:table-cell office:value-type="float" office:value="0.500205">
                <text:p>0.500205</text:p>
              </table:table-cell>
              <table:table-cell office:value-type="float" office:value="0.534215">
                <text:p>0.534215</text:p>
              </table:table-cell>
              <table:table-cell office:value-type="float" office:value="0.574479">
                <text:p>0.574479</text:p>
              </table:table-cell>
              <table:table-cell office:value-type="float" office:value="0.637484">
                <text:p>0.637484</text:p>
              </table:table-cell>
              <table:table-cell office:value-type="float" office:value="0.69817">
                <text:p>0.69817</text:p>
              </table:table-cell>
              <table:table-cell office:value-type="float" office:value="0.761091">
                <text:p>0.761091</text:p>
              </table:table-cell>
              <table:table-cell office:value-type="float" office:value="0.838897">
                <text:p>0.838897</text:p>
              </table:table-cell>
              <table:table-cell office:value-type="float" office:value="0.880651">
                <text:p>0.880651</text:p>
              </table:table-cell>
              <table:table-cell office:value-type="float" office:value="0.586463">
                <text:p>0.58646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08565">
                <text:p>0.408565</text:p>
              </table:table-cell>
              <table:table-cell office:value-type="float" office:value="0.449958">
                <text:p>0.449958</text:p>
              </table:table-cell>
              <table:table-cell office:value-type="float" office:value="0.482236">
                <text:p>0.482236</text:p>
              </table:table-cell>
              <table:table-cell office:value-type="float" office:value="0.515837">
                <text:p>0.515837</text:p>
              </table:table-cell>
              <table:table-cell office:value-type="float" office:value="0.553617">
                <text:p>0.553617</text:p>
              </table:table-cell>
              <table:table-cell office:value-type="float" office:value="0.620923">
                <text:p>0.620923</text:p>
              </table:table-cell>
              <table:table-cell office:value-type="float" office:value="0.681792">
                <text:p>0.681792</text:p>
              </table:table-cell>
              <table:table-cell office:value-type="float" office:value="0.730506">
                <text:p>0.730506</text:p>
              </table:table-cell>
              <table:table-cell office:value-type="float" office:value="0.783231">
                <text:p>0.783231</text:p>
              </table:table-cell>
              <table:table-cell office:value-type="float" office:value="0.846549">
                <text:p>0.846549</text:p>
              </table:table-cell>
              <table:table-cell office:value-type="float" office:value="0.894315">
                <text:p>0.894315</text:p>
              </table:table-cell>
              <table:table-cell office:value-type="float" office:value="0.607321">
                <text:p>0.6073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4637">
                <text:p>0.34637</text:p>
              </table:table-cell>
              <table:table-cell office:value-type="float" office:value="0.444521">
                <text:p>0.444521</text:p>
              </table:table-cell>
              <table:table-cell office:value-type="float" office:value="0.480529">
                <text:p>0.480529</text:p>
              </table:table-cell>
              <table:table-cell office:value-type="float" office:value="0.509821">
                <text:p>0.509821</text:p>
              </table:table-cell>
              <table:table-cell office:value-type="float" office:value="0.540551">
                <text:p>0.540551</text:p>
              </table:table-cell>
              <table:table-cell office:value-type="float" office:value="0.587455">
                <text:p>0.587455</text:p>
              </table:table-cell>
              <table:table-cell office:value-type="float" office:value="0.671513">
                <text:p>0.671513</text:p>
              </table:table-cell>
              <table:table-cell office:value-type="float" office:value="0.747817">
                <text:p>0.747817</text:p>
              </table:table-cell>
              <table:table-cell office:value-type="float" office:value="0.794649">
                <text:p>0.794649</text:p>
              </table:table-cell>
              <table:table-cell office:value-type="float" office:value="0.85434">
                <text:p>0.85434</text:p>
              </table:table-cell>
              <table:table-cell office:value-type="float" office:value="0.894315">
                <text:p>0.894315</text:p>
              </table:table-cell>
              <table:table-cell office:value-type="float" office:value="0.597757">
                <text:p>0.59775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02358">
                <text:p>0.402358</text:p>
              </table:table-cell>
              <table:table-cell office:value-type="float" office:value="0.455592">
                <text:p>0.455592</text:p>
              </table:table-cell>
              <table:table-cell office:value-type="float" office:value="0.498956">
                <text:p>0.498956</text:p>
              </table:table-cell>
              <table:table-cell office:value-type="float" office:value="0.534846">
                <text:p>0.534846</text:p>
              </table:table-cell>
              <table:table-cell office:value-type="float" office:value="0.563762">
                <text:p>0.563762</text:p>
              </table:table-cell>
              <table:table-cell office:value-type="float" office:value="0.628388">
                <text:p>0.628388</text:p>
              </table:table-cell>
              <table:table-cell office:value-type="float" office:value="0.692071">
                <text:p>0.692071</text:p>
              </table:table-cell>
              <table:table-cell office:value-type="float" office:value="0.74713">
                <text:p>0.74713</text:p>
              </table:table-cell>
              <table:table-cell office:value-type="float" office:value="0.791041">
                <text:p>0.791041</text:p>
              </table:table-cell>
              <table:table-cell office:value-type="float" office:value="0.857689">
                <text:p>0.857689</text:p>
              </table:table-cell>
              <table:table-cell office:value-type="float" office:value="0.905507">
                <text:p>0.905507</text:p>
              </table:table-cell>
              <table:table-cell office:value-type="float" office:value="0.617183">
                <text:p>0.61718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92848">
                <text:p>0.392848</text:p>
              </table:table-cell>
              <table:table-cell office:value-type="float" office:value="0.451427">
                <text:p>0.451427</text:p>
              </table:table-cell>
              <table:table-cell office:value-type="float" office:value="0.505911">
                <text:p>0.505911</text:p>
              </table:table-cell>
              <table:table-cell office:value-type="float" office:value="0.535627">
                <text:p>0.535627</text:p>
              </table:table-cell>
              <table:table-cell office:value-type="float" office:value="0.580498">
                <text:p>0.580498</text:p>
              </table:table-cell>
              <table:table-cell office:value-type="float" office:value="0.64404">
                <text:p>0.64404</text:p>
              </table:table-cell>
              <table:table-cell office:value-type="float" office:value="0.699927">
                <text:p>0.699927</text:p>
              </table:table-cell>
              <table:table-cell office:value-type="float" office:value="0.752139">
                <text:p>0.752139</text:p>
              </table:table-cell>
              <table:table-cell office:value-type="float" office:value="0.801971">
                <text:p>0.801971</text:p>
              </table:table-cell>
              <table:table-cell office:value-type="float" office:value="0.85893">
                <text:p>0.85893</text:p>
              </table:table-cell>
              <table:table-cell office:value-type="float" office:value="0.905507">
                <text:p>0.905507</text:p>
              </table:table-cell>
              <table:table-cell office:value-type="float" office:value="0.622332">
                <text:p>0.62233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98592">
                <text:p>0.398592</text:p>
              </table:table-cell>
              <table:table-cell office:value-type="float" office:value="0.472364">
                <text:p>0.472364</text:p>
              </table:table-cell>
              <table:table-cell office:value-type="float" office:value="0.514085">
                <text:p>0.514085</text:p>
              </table:table-cell>
              <table:table-cell office:value-type="float" office:value="0.54078">
                <text:p>0.54078</text:p>
              </table:table-cell>
              <table:table-cell office:value-type="float" office:value="0.594579">
                <text:p>0.594579</text:p>
              </table:table-cell>
              <table:table-cell office:value-type="float" office:value="0.663066">
                <text:p>0.663066</text:p>
              </table:table-cell>
              <table:table-cell office:value-type="float" office:value="0.720895">
                <text:p>0.720895</text:p>
              </table:table-cell>
              <table:table-cell office:value-type="float" office:value="0.770367">
                <text:p>0.770367</text:p>
              </table:table-cell>
              <table:table-cell office:value-type="float" office:value="0.81589">
                <text:p>0.81589</text:p>
              </table:table-cell>
              <table:table-cell office:value-type="float" office:value="0.867474">
                <text:p>0.867474</text:p>
              </table:table-cell>
              <table:table-cell office:value-type="float" office:value="0.905507">
                <text:p>0.905507</text:p>
              </table:table-cell>
              <table:table-cell office:value-type="float" office:value="0.635809">
                <text:p>0.63580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2411">
                <text:p>0.42411</text:p>
              </table:table-cell>
              <table:table-cell office:value-type="float" office:value="0.481137">
                <text:p>0.481137</text:p>
              </table:table-cell>
              <table:table-cell office:value-type="float" office:value="0.514706">
                <text:p>0.514706</text:p>
              </table:table-cell>
              <table:table-cell office:value-type="float" office:value="0.54023">
                <text:p>0.54023</text:p>
              </table:table-cell>
              <table:table-cell office:value-type="float" office:value="0.578467">
                <text:p>0.578467</text:p>
              </table:table-cell>
              <table:table-cell office:value-type="float" office:value="0.652027">
                <text:p>0.652027</text:p>
              </table:table-cell>
              <table:table-cell office:value-type="float" office:value="0.711484">
                <text:p>0.711484</text:p>
              </table:table-cell>
              <table:table-cell office:value-type="float" office:value="0.747962">
                <text:p>0.747962</text:p>
              </table:table-cell>
              <table:table-cell office:value-type="float" office:value="0.788487">
                <text:p>0.788487</text:p>
              </table:table-cell>
              <table:table-cell office:value-type="float" office:value="0.857389">
                <text:p>0.857389</text:p>
              </table:table-cell>
              <table:table-cell office:value-type="float" office:value="0.905507">
                <text:p>0.905507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00169">
                <text:p>0.400169</text:p>
              </table:table-cell>
              <table:table-cell office:value-type="float" office:value="0.473166">
                <text:p>0.473166</text:p>
              </table:table-cell>
              <table:table-cell office:value-type="float" office:value="0.503282">
                <text:p>0.503282</text:p>
              </table:table-cell>
              <table:table-cell office:value-type="float" office:value="0.537123">
                <text:p>0.537123</text:p>
              </table:table-cell>
              <table:table-cell office:value-type="float" office:value="0.573353">
                <text:p>0.573353</text:p>
              </table:table-cell>
              <table:table-cell office:value-type="float" office:value="0.633862">
                <text:p>0.633862</text:p>
              </table:table-cell>
              <table:table-cell office:value-type="float" office:value="0.69647">
                <text:p>0.69647</text:p>
              </table:table-cell>
              <table:table-cell office:value-type="float" office:value="0.748053">
                <text:p>0.748053</text:p>
              </table:table-cell>
              <table:table-cell office:value-type="float" office:value="0.793818">
                <text:p>0.793818</text:p>
              </table:table-cell>
              <table:table-cell office:value-type="float" office:value="0.855023">
                <text:p>0.855023</text:p>
              </table:table-cell>
              <table:table-cell office:value-type="float" office:value="0.905507">
                <text:p>0.905507</text:p>
              </table:table-cell>
              <table:table-cell office:value-type="float" office:value="0.621432">
                <text:p>0.62143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06593">
                <text:p>0.406593</text:p>
              </table:table-cell>
              <table:table-cell office:value-type="float" office:value="0.477747">
                <text:p>0.477747</text:p>
              </table:table-cell>
              <table:table-cell office:value-type="float" office:value="0.515781">
                <text:p>0.515781</text:p>
              </table:table-cell>
              <table:table-cell office:value-type="float" office:value="0.546133">
                <text:p>0.546133</text:p>
              </table:table-cell>
              <table:table-cell office:value-type="float" office:value="0.581545">
                <text:p>0.581545</text:p>
              </table:table-cell>
              <table:table-cell office:value-type="float" office:value="0.638975">
                <text:p>0.638975</text:p>
              </table:table-cell>
              <table:table-cell office:value-type="float" office:value="0.709621">
                <text:p>0.709621</text:p>
              </table:table-cell>
              <table:table-cell office:value-type="float" office:value="0.75987">
                <text:p>0.75987</text:p>
              </table:table-cell>
              <table:table-cell office:value-type="float" office:value="0.811255">
                <text:p>0.811255</text:p>
              </table:table-cell>
              <table:table-cell office:value-type="float" office:value="0.862042">
                <text:p>0.862042</text:p>
              </table:table-cell>
              <table:table-cell office:value-type="float" office:value="0.905507">
                <text:p>0.905507</text:p>
              </table:table-cell>
              <table:table-cell office:value-type="float" office:value="0.630956">
                <text:p>0.6309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10507">
                <text:p>0.410507</text:p>
              </table:table-cell>
              <table:table-cell office:value-type="float" office:value="0.479204">
                <text:p>0.479204</text:p>
              </table:table-cell>
              <table:table-cell office:value-type="float" office:value="0.511636">
                <text:p>0.511636</text:p>
              </table:table-cell>
              <table:table-cell office:value-type="float" office:value="0.539699">
                <text:p>0.539699</text:p>
              </table:table-cell>
              <table:table-cell office:value-type="float" office:value="0.566388">
                <text:p>0.566388</text:p>
              </table:table-cell>
              <table:table-cell office:value-type="float" office:value="0.612842">
                <text:p>0.612842</text:p>
              </table:table-cell>
              <table:table-cell office:value-type="float" office:value="0.676096">
                <text:p>0.676096</text:p>
              </table:table-cell>
              <table:table-cell office:value-type="float" office:value="0.736186">
                <text:p>0.736186</text:p>
              </table:table-cell>
              <table:table-cell office:value-type="float" office:value="0.788629">
                <text:p>0.788629</text:p>
              </table:table-cell>
              <table:table-cell office:value-type="float" office:value="0.858465">
                <text:p>0.858465</text:p>
              </table:table-cell>
              <table:table-cell office:value-type="float" office:value="0.905507">
                <text:p>0.905507</text:p>
              </table:table-cell>
              <table:table-cell office:value-type="float" office:value="0.617965">
                <text:p>0.6179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2103">
                <text:p>0.42103</text:p>
              </table:table-cell>
              <table:table-cell office:value-type="float" office:value="0.473577">
                <text:p>0.473577</text:p>
              </table:table-cell>
              <table:table-cell office:value-type="float" office:value="0.510973">
                <text:p>0.510973</text:p>
              </table:table-cell>
              <table:table-cell office:value-type="float" office:value="0.542026">
                <text:p>0.542026</text:p>
              </table:table-cell>
              <table:table-cell office:value-type="float" office:value="0.572735">
                <text:p>0.572735</text:p>
              </table:table-cell>
              <table:table-cell office:value-type="float" office:value="0.633899">
                <text:p>0.633899</text:p>
              </table:table-cell>
              <table:table-cell office:value-type="float" office:value="0.70026">
                <text:p>0.70026</text:p>
              </table:table-cell>
              <table:table-cell office:value-type="float" office:value="0.73675">
                <text:p>0.73675</text:p>
              </table:table-cell>
              <table:table-cell office:value-type="float" office:value="0.783525">
                <text:p>0.783525</text:p>
              </table:table-cell>
              <table:table-cell office:value-type="float" office:value="0.858088">
                <text:p>0.858088</text:p>
              </table:table-cell>
              <table:table-cell office:value-type="float" office:value="0.905507">
                <text:p>0.905507</text:p>
              </table:table-cell>
              <table:table-cell office:value-type="float" office:value="0.623286">
                <text:p>0.6232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31932">
                <text:p>0.431932</text:p>
              </table:table-cell>
              <table:table-cell office:value-type="float" office:value="0.477049">
                <text:p>0.477049</text:p>
              </table:table-cell>
              <table:table-cell office:value-type="float" office:value="0.506279">
                <text:p>0.506279</text:p>
              </table:table-cell>
              <table:table-cell office:value-type="float" office:value="0.537198">
                <text:p>0.537198</text:p>
              </table:table-cell>
              <table:table-cell office:value-type="float" office:value="0.57295">
                <text:p>0.57295</text:p>
              </table:table-cell>
              <table:table-cell office:value-type="float" office:value="0.636748">
                <text:p>0.636748</text:p>
              </table:table-cell>
              <table:table-cell office:value-type="float" office:value="0.689901">
                <text:p>0.689901</text:p>
              </table:table-cell>
              <table:table-cell office:value-type="float" office:value="0.728508">
                <text:p>0.728508</text:p>
              </table:table-cell>
              <table:table-cell office:value-type="float" office:value="0.787502">
                <text:p>0.787502</text:p>
              </table:table-cell>
              <table:table-cell office:value-type="float" office:value="0.852852">
                <text:p>0.852852</text:p>
              </table:table-cell>
              <table:table-cell office:value-type="float" office:value="0.905507">
                <text:p>0.905507</text:p>
              </table:table-cell>
              <table:table-cell office:value-type="float" office:value="0.622092">
                <text:p>0.62209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45457">
                <text:p>0.445457</text:p>
              </table:table-cell>
              <table:table-cell office:value-type="float" office:value="0.490261">
                <text:p>0.490261</text:p>
              </table:table-cell>
              <table:table-cell office:value-type="float" office:value="0.524845">
                <text:p>0.524845</text:p>
              </table:table-cell>
              <table:table-cell office:value-type="float" office:value="0.563459">
                <text:p>0.563459</text:p>
              </table:table-cell>
              <table:table-cell office:value-type="float" office:value="0.622664">
                <text:p>0.622664</text:p>
              </table:table-cell>
              <table:table-cell office:value-type="float" office:value="0.671704">
                <text:p>0.671704</text:p>
              </table:table-cell>
              <table:table-cell office:value-type="float" office:value="0.710129">
                <text:p>0.710129</text:p>
              </table:table-cell>
              <table:table-cell office:value-type="float" office:value="0.756612">
                <text:p>0.756612</text:p>
              </table:table-cell>
              <table:table-cell office:value-type="float" office:value="0.809463">
                <text:p>0.809463</text:p>
              </table:table-cell>
              <table:table-cell office:value-type="float" office:value="0.85958">
                <text:p>0.85958</text:p>
              </table:table-cell>
              <table:table-cell office:value-type="float" office:value="0.905507">
                <text:p>0.905507</text:p>
              </table:table-cell>
              <table:table-cell office:value-type="float" office:value="0.645417">
                <text:p>0.64541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49351">
                <text:p>0.449351</text:p>
              </table:table-cell>
              <table:table-cell office:value-type="float" office:value="0.495042">
                <text:p>0.495042</text:p>
              </table:table-cell>
              <table:table-cell office:value-type="float" office:value="0.531344">
                <text:p>0.531344</text:p>
              </table:table-cell>
              <table:table-cell office:value-type="float" office:value="0.595107">
                <text:p>0.595107</text:p>
              </table:table-cell>
              <table:table-cell office:value-type="float" office:value="0.65206">
                <text:p>0.65206</text:p>
              </table:table-cell>
              <table:table-cell office:value-type="float" office:value="0.685747">
                <text:p>0.685747</text:p>
              </table:table-cell>
              <table:table-cell office:value-type="float" office:value="0.720873">
                <text:p>0.720873</text:p>
              </table:table-cell>
              <table:table-cell office:value-type="float" office:value="0.771335">
                <text:p>0.771335</text:p>
              </table:table-cell>
              <table:table-cell office:value-type="float" office:value="0.822637">
                <text:p>0.822637</text:p>
              </table:table-cell>
              <table:table-cell office:value-type="float" office:value="0.86324">
                <text:p>0.86324</text:p>
              </table:table-cell>
              <table:table-cell office:value-type="float" office:value="0.905507">
                <text:p>0.905507</text:p>
              </table:table-cell>
              <table:table-cell office:value-type="float" office:value="0.658674">
                <text:p>0.65867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22032">
                <text:p>0.422032</text:p>
              </table:table-cell>
              <table:table-cell office:value-type="float" office:value="0.484567">
                <text:p>0.484567</text:p>
              </table:table-cell>
              <table:table-cell office:value-type="float" office:value="0.518749">
                <text:p>0.518749</text:p>
              </table:table-cell>
              <table:table-cell office:value-type="float" office:value="0.559635">
                <text:p>0.559635</text:p>
              </table:table-cell>
              <table:table-cell office:value-type="float" office:value="0.632069">
                <text:p>0.632069</text:p>
              </table:table-cell>
              <table:table-cell office:value-type="float" office:value="0.683657">
                <text:p>0.683657</text:p>
              </table:table-cell>
              <table:table-cell office:value-type="float" office:value="0.729582">
                <text:p>0.729582</text:p>
              </table:table-cell>
              <table:table-cell office:value-type="float" office:value="0.773871">
                <text:p>0.773871</text:p>
              </table:table-cell>
              <table:table-cell office:value-type="float" office:value="0.830988">
                <text:p>0.830988</text:p>
              </table:table-cell>
              <table:table-cell office:value-type="float" office:value="0.867636">
                <text:p>0.867636</text:p>
              </table:table-cell>
              <table:table-cell office:value-type="float" office:value="0.905507">
                <text:p>0.905507</text:p>
              </table:table-cell>
              <table:table-cell office:value-type="float" office:value="0.650279">
                <text:p>0.65027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389007">
                <text:p>0.389007</text:p>
              </table:table-cell>
              <table:table-cell office:value-type="float" office:value="0.494847">
                <text:p>0.494847</text:p>
              </table:table-cell>
              <table:table-cell office:value-type="float" office:value="0.522948">
                <text:p>0.522948</text:p>
              </table:table-cell>
              <table:table-cell office:value-type="float" office:value="0.563121">
                <text:p>0.563121</text:p>
              </table:table-cell>
              <table:table-cell office:value-type="float" office:value="0.636157">
                <text:p>0.636157</text:p>
              </table:table-cell>
              <table:table-cell office:value-type="float" office:value="0.685494">
                <text:p>0.685494</text:p>
              </table:table-cell>
              <table:table-cell office:value-type="float" office:value="0.734415">
                <text:p>0.734415</text:p>
              </table:table-cell>
              <table:table-cell office:value-type="float" office:value="0.772109">
                <text:p>0.772109</text:p>
              </table:table-cell>
              <table:table-cell office:value-type="float" office:value="0.818504">
                <text:p>0.818504</text:p>
              </table:table-cell>
              <table:table-cell office:value-type="float" office:value="0.863292">
                <text:p>0.863292</text:p>
              </table:table-cell>
              <table:table-cell office:value-type="float" office:value="0.905507">
                <text:p>0.905507</text:p>
              </table:table-cell>
              <table:table-cell office:value-type="float" office:value="0.647989">
                <text:p>0.6479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4653">
                <text:p>0.44653</text:p>
              </table:table-cell>
              <table:table-cell office:value-type="float" office:value="0.494109">
                <text:p>0.494109</text:p>
              </table:table-cell>
              <table:table-cell office:value-type="float" office:value="0.515988">
                <text:p>0.515988</text:p>
              </table:table-cell>
              <table:table-cell office:value-type="float" office:value="0.549331">
                <text:p>0.549331</text:p>
              </table:table-cell>
              <table:table-cell office:value-type="float" office:value="0.593059">
                <text:p>0.593059</text:p>
              </table:table-cell>
              <table:table-cell office:value-type="float" office:value="0.661579">
                <text:p>0.661579</text:p>
              </table:table-cell>
              <table:table-cell office:value-type="float" office:value="0.7204">
                <text:p>0.7204</text:p>
              </table:table-cell>
              <table:table-cell office:value-type="float" office:value="0.766825">
                <text:p>0.766825</text:p>
              </table:table-cell>
              <table:table-cell office:value-type="float" office:value="0.818908">
                <text:p>0.818908</text:p>
              </table:table-cell>
              <table:table-cell office:value-type="float" office:value="0.857864">
                <text:p>0.857864</text:p>
              </table:table-cell>
              <table:table-cell office:value-type="float" office:value="0.905507">
                <text:p>0.905507</text:p>
              </table:table-cell>
              <table:table-cell office:value-type="float" office:value="0.642459">
                <text:p>0.64245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56841">
                <text:p>0.456841</text:p>
              </table:table-cell>
              <table:table-cell office:value-type="float" office:value="0.491365">
                <text:p>0.491365</text:p>
              </table:table-cell>
              <table:table-cell office:value-type="float" office:value="0.513321">
                <text:p>0.513321</text:p>
              </table:table-cell>
              <table:table-cell office:value-type="float" office:value="0.548968">
                <text:p>0.548968</text:p>
              </table:table-cell>
              <table:table-cell office:value-type="float" office:value="0.590616">
                <text:p>0.590616</text:p>
              </table:table-cell>
              <table:table-cell office:value-type="float" office:value="0.659849">
                <text:p>0.659849</text:p>
              </table:table-cell>
              <table:table-cell office:value-type="float" office:value="0.711857">
                <text:p>0.711857</text:p>
              </table:table-cell>
              <table:table-cell office:value-type="float" office:value="0.748188">
                <text:p>0.748188</text:p>
              </table:table-cell>
              <table:table-cell office:value-type="float" office:value="0.816462">
                <text:p>0.816462</text:p>
              </table:table-cell>
              <table:table-cell office:value-type="float" office:value="0.86212">
                <text:p>0.86212</text:p>
              </table:table-cell>
              <table:table-cell office:value-type="float" office:value="0.905507">
                <text:p>0.905507</text:p>
              </table:table-cell>
              <table:table-cell office:value-type="float" office:value="0.639959">
                <text:p>0.63995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70108">
                <text:p>0.370108</text:p>
              </table:table-cell>
              <table:table-cell office:value-type="float" office:value="0.492432">
                <text:p>0.492432</text:p>
              </table:table-cell>
              <table:table-cell office:value-type="float" office:value="0.520138">
                <text:p>0.520138</text:p>
              </table:table-cell>
              <table:table-cell office:value-type="float" office:value="0.553073">
                <text:p>0.553073</text:p>
              </table:table-cell>
              <table:table-cell office:value-type="float" office:value="0.602956">
                <text:p>0.602956</text:p>
              </table:table-cell>
              <table:table-cell office:value-type="float" office:value="0.687568">
                <text:p>0.687568</text:p>
              </table:table-cell>
              <table:table-cell office:value-type="float" office:value="0.727929">
                <text:p>0.727929</text:p>
              </table:table-cell>
              <table:table-cell office:value-type="float" office:value="0.773516">
                <text:p>0.773516</text:p>
              </table:table-cell>
              <table:table-cell office:value-type="float" office:value="0.826899">
                <text:p>0.826899</text:p>
              </table:table-cell>
              <table:table-cell office:value-type="float" office:value="0.859246">
                <text:p>0.859246</text:p>
              </table:table-cell>
              <table:table-cell office:value-type="float" office:value="0.905507">
                <text:p>0.905507</text:p>
              </table:table-cell>
              <table:table-cell office:value-type="float" office:value="0.641387">
                <text:p>0.6413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26236">
                <text:p>0.426236</text:p>
              </table:table-cell>
              <table:table-cell office:value-type="float" office:value="0.482733">
                <text:p>0.482733</text:p>
              </table:table-cell>
              <table:table-cell office:value-type="float" office:value="0.508066">
                <text:p>0.508066</text:p>
              </table:table-cell>
              <table:table-cell office:value-type="float" office:value="0.556037">
                <text:p>0.556037</text:p>
              </table:table-cell>
              <table:table-cell office:value-type="float" office:value="0.619996">
                <text:p>0.619996</text:p>
              </table:table-cell>
              <table:table-cell office:value-type="float" office:value="0.691854">
                <text:p>0.691854</text:p>
              </table:table-cell>
              <table:table-cell office:value-type="float" office:value="0.729556">
                <text:p>0.729556</text:p>
              </table:table-cell>
              <table:table-cell office:value-type="float" office:value="0.783045">
                <text:p>0.783045</text:p>
              </table:table-cell>
              <table:table-cell office:value-type="float" office:value="0.833049">
                <text:p>0.833049</text:p>
              </table:table-cell>
              <table:table-cell office:value-type="float" office:value="0.869887">
                <text:p>0.869887</text:p>
              </table:table-cell>
              <table:table-cell office:value-type="float" office:value="0.905507">
                <text:p>0.905507</text:p>
              </table:table-cell>
              <table:table-cell office:value-type="float" office:value="0.650046">
                <text:p>0.6500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28656">
                <text:p>0.428656</text:p>
              </table:table-cell>
              <table:table-cell office:value-type="float" office:value="0.490251">
                <text:p>0.490251</text:p>
              </table:table-cell>
              <table:table-cell office:value-type="float" office:value="0.514587">
                <text:p>0.514587</text:p>
              </table:table-cell>
              <table:table-cell office:value-type="float" office:value="0.555435">
                <text:p>0.555435</text:p>
              </table:table-cell>
              <table:table-cell office:value-type="float" office:value="0.613094">
                <text:p>0.613094</text:p>
              </table:table-cell>
              <table:table-cell office:value-type="float" office:value="0.690978">
                <text:p>0.690978</text:p>
              </table:table-cell>
              <table:table-cell office:value-type="float" office:value="0.740627">
                <text:p>0.740627</text:p>
              </table:table-cell>
              <table:table-cell office:value-type="float" office:value="0.782599">
                <text:p>0.782599</text:p>
              </table:table-cell>
              <table:table-cell office:value-type="float" office:value="0.830544">
                <text:p>0.830544</text:p>
              </table:table-cell>
              <table:table-cell office:value-type="float" office:value="0.868664">
                <text:p>0.868664</text:p>
              </table:table-cell>
              <table:table-cell office:value-type="float" office:value="0.905507">
                <text:p>0.905507</text:p>
              </table:table-cell>
              <table:table-cell office:value-type="float" office:value="0.651544">
                <text:p>0.65154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18646">
                <text:p>0.418646</text:p>
              </table:table-cell>
              <table:table-cell office:value-type="float" office:value="0.484938">
                <text:p>0.484938</text:p>
              </table:table-cell>
              <table:table-cell office:value-type="float" office:value="0.507603">
                <text:p>0.507603</text:p>
              </table:table-cell>
              <table:table-cell office:value-type="float" office:value="0.544558">
                <text:p>0.544558</text:p>
              </table:table-cell>
              <table:table-cell office:value-type="float" office:value="0.607208">
                <text:p>0.607208</text:p>
              </table:table-cell>
              <table:table-cell office:value-type="float" office:value="0.688741">
                <text:p>0.688741</text:p>
              </table:table-cell>
              <table:table-cell office:value-type="float" office:value="0.73647">
                <text:p>0.73647</text:p>
              </table:table-cell>
              <table:table-cell office:value-type="float" office:value="0.774226">
                <text:p>0.774226</text:p>
              </table:table-cell>
              <table:table-cell office:value-type="float" office:value="0.823906">
                <text:p>0.823906</text:p>
              </table:table-cell>
              <table:table-cell office:value-type="float" office:value="0.862904">
                <text:p>0.862904</text:p>
              </table:table-cell>
              <table:table-cell office:value-type="float" office:value="0.905507">
                <text:p>0.905507</text:p>
              </table:table-cell>
              <table:table-cell office:value-type="float" office:value="0.64492">
                <text:p>0.6449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30553">
                <text:p>0.430553</text:p>
              </table:table-cell>
              <table:table-cell office:value-type="float" office:value="0.482898">
                <text:p>0.482898</text:p>
              </table:table-cell>
              <table:table-cell office:value-type="float" office:value="0.509921">
                <text:p>0.509921</text:p>
              </table:table-cell>
              <table:table-cell office:value-type="float" office:value="0.544335">
                <text:p>0.544335</text:p>
              </table:table-cell>
              <table:table-cell office:value-type="float" office:value="0.606007">
                <text:p>0.606007</text:p>
              </table:table-cell>
              <table:table-cell office:value-type="float" office:value="0.690952">
                <text:p>0.690952</text:p>
              </table:table-cell>
              <table:table-cell office:value-type="float" office:value="0.729668">
                <text:p>0.729668</text:p>
              </table:table-cell>
              <table:table-cell office:value-type="float" office:value="0.778407">
                <text:p>0.778407</text:p>
              </table:table-cell>
              <table:table-cell office:value-type="float" office:value="0.828126">
                <text:p>0.828126</text:p>
              </table:table-cell>
              <table:table-cell office:value-type="float" office:value="0.868205">
                <text:p>0.868205</text:p>
              </table:table-cell>
              <table:table-cell office:value-type="float" office:value="0.905507">
                <text:p>0.905507</text:p>
              </table:table-cell>
              <table:table-cell office:value-type="float" office:value="0.646907">
                <text:p>0.64690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2153">
                <text:p>0.42153</text:p>
              </table:table-cell>
              <table:table-cell office:value-type="float" office:value="0.48361">
                <text:p>0.48361</text:p>
              </table:table-cell>
              <table:table-cell office:value-type="float" office:value="0.509906">
                <text:p>0.509906</text:p>
              </table:table-cell>
              <table:table-cell office:value-type="float" office:value="0.548384">
                <text:p>0.548384</text:p>
              </table:table-cell>
              <table:table-cell office:value-type="float" office:value="0.607035">
                <text:p>0.607035</text:p>
              </table:table-cell>
              <table:table-cell office:value-type="float" office:value="0.677887">
                <text:p>0.677887</text:p>
              </table:table-cell>
              <table:table-cell office:value-type="float" office:value="0.721928">
                <text:p>0.721928</text:p>
              </table:table-cell>
              <table:table-cell office:value-type="float" office:value="0.772305">
                <text:p>0.772305</text:p>
              </table:table-cell>
              <table:table-cell office:value-type="float" office:value="0.823934">
                <text:p>0.823934</text:p>
              </table:table-cell>
              <table:table-cell office:value-type="float" office:value="0.873772">
                <text:p>0.873772</text:p>
              </table:table-cell>
              <table:table-cell office:value-type="float" office:value="0.905507">
                <text:p>0.905507</text:p>
              </table:table-cell>
              <table:table-cell office:value-type="float" office:value="0.644029">
                <text:p>0.6440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28756">
                <text:p>0.428756</text:p>
              </table:table-cell>
              <table:table-cell office:value-type="float" office:value="0.487783">
                <text:p>0.487783</text:p>
              </table:table-cell>
              <table:table-cell office:value-type="float" office:value="0.52239">
                <text:p>0.52239</text:p>
              </table:table-cell>
              <table:table-cell office:value-type="float" office:value="0.563658">
                <text:p>0.563658</text:p>
              </table:table-cell>
              <table:table-cell office:value-type="float" office:value="0.639705">
                <text:p>0.639705</text:p>
              </table:table-cell>
              <table:table-cell office:value-type="float" office:value="0.693698">
                <text:p>0.693698</text:p>
              </table:table-cell>
              <table:table-cell office:value-type="float" office:value="0.734408">
                <text:p>0.734408</text:p>
              </table:table-cell>
              <table:table-cell office:value-type="float" office:value="0.789953">
                <text:p>0.789953</text:p>
              </table:table-cell>
              <table:table-cell office:value-type="float" office:value="0.836817">
                <text:p>0.836817</text:p>
              </table:table-cell>
              <table:table-cell office:value-type="float" office:value="0.876232">
                <text:p>0.876232</text:p>
              </table:table-cell>
              <table:table-cell office:value-type="float" office:value="0.905507">
                <text:p>0.905507</text:p>
              </table:table-cell>
              <table:table-cell office:value-type="float" office:value="0.65734">
                <text:p>0.657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84311">
                <text:p>0.384311</text:p>
              </table:table-cell>
              <table:table-cell office:value-type="float" office:value="0.490334">
                <text:p>0.490334</text:p>
              </table:table-cell>
              <table:table-cell office:value-type="float" office:value="0.517516">
                <text:p>0.517516</text:p>
              </table:table-cell>
              <table:table-cell office:value-type="float" office:value="0.557269">
                <text:p>0.557269</text:p>
              </table:table-cell>
              <table:table-cell office:value-type="float" office:value="0.605143">
                <text:p>0.605143</text:p>
              </table:table-cell>
              <table:table-cell office:value-type="float" office:value="0.669249">
                <text:p>0.669249</text:p>
              </table:table-cell>
              <table:table-cell office:value-type="float" office:value="0.715234">
                <text:p>0.715234</text:p>
              </table:table-cell>
              <table:table-cell office:value-type="float" office:value="0.764516">
                <text:p>0.764516</text:p>
              </table:table-cell>
              <table:table-cell office:value-type="float" office:value="0.822926">
                <text:p>0.822926</text:p>
              </table:table-cell>
              <table:table-cell office:value-type="float" office:value="0.866105">
                <text:p>0.866105</text:p>
              </table:table-cell>
              <table:table-cell office:value-type="float" office:value="0.905507">
                <text:p>0.905507</text:p>
              </table:table-cell>
              <table:table-cell office:value-type="float" office:value="0.63926">
                <text:p>0.639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33726">
                <text:p>0.433726</text:p>
              </table:table-cell>
              <table:table-cell office:value-type="float" office:value="0.488488">
                <text:p>0.488488</text:p>
              </table:table-cell>
              <table:table-cell office:value-type="float" office:value="0.521913">
                <text:p>0.521913</text:p>
              </table:table-cell>
              <table:table-cell office:value-type="float" office:value="0.556442">
                <text:p>0.556442</text:p>
              </table:table-cell>
              <table:table-cell office:value-type="float" office:value="0.610658">
                <text:p>0.610658</text:p>
              </table:table-cell>
              <table:table-cell office:value-type="float" office:value="0.684185">
                <text:p>0.684185</text:p>
              </table:table-cell>
              <table:table-cell office:value-type="float" office:value="0.738338">
                <text:p>0.738338</text:p>
              </table:table-cell>
              <table:table-cell office:value-type="float" office:value="0.78178">
                <text:p>0.78178</text:p>
              </table:table-cell>
              <table:table-cell office:value-type="float" office:value="0.833784">
                <text:p>0.833784</text:p>
              </table:table-cell>
              <table:table-cell office:value-type="float" office:value="0.869914">
                <text:p>0.869914</text:p>
              </table:table-cell>
              <table:table-cell office:value-type="float" office:value="0.905507">
                <text:p>0.905507</text:p>
              </table:table-cell>
              <table:table-cell office:value-type="float" office:value="0.651923">
                <text:p>0.6519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26207">
                <text:p>0.426207</text:p>
              </table:table-cell>
              <table:table-cell office:value-type="float" office:value="0.476143">
                <text:p>0.476143</text:p>
              </table:table-cell>
              <table:table-cell office:value-type="float" office:value="0.513029">
                <text:p>0.513029</text:p>
              </table:table-cell>
              <table:table-cell office:value-type="float" office:value="0.549596">
                <text:p>0.549596</text:p>
              </table:table-cell>
              <table:table-cell office:value-type="float" office:value="0.598538">
                <text:p>0.598538</text:p>
              </table:table-cell>
              <table:table-cell office:value-type="float" office:value="0.668881">
                <text:p>0.668881</text:p>
              </table:table-cell>
              <table:table-cell office:value-type="float" office:value="0.729057">
                <text:p>0.729057</text:p>
              </table:table-cell>
              <table:table-cell office:value-type="float" office:value="0.783551">
                <text:p>0.783551</text:p>
              </table:table-cell>
              <table:table-cell office:value-type="float" office:value="0.833316">
                <text:p>0.833316</text:p>
              </table:table-cell>
              <table:table-cell office:value-type="float" office:value="0.868832">
                <text:p>0.868832</text:p>
              </table:table-cell>
              <table:table-cell office:value-type="float" office:value="0.905507">
                <text:p>0.905507</text:p>
              </table:table-cell>
              <table:table-cell office:value-type="float" office:value="0.644715">
                <text:p>0.64471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35866">
                <text:p>0.435866</text:p>
              </table:table-cell>
              <table:table-cell office:value-type="float" office:value="0.497209">
                <text:p>0.497209</text:p>
              </table:table-cell>
              <table:table-cell office:value-type="float" office:value="0.546272">
                <text:p>0.546272</text:p>
              </table:table-cell>
              <table:table-cell office:value-type="float" office:value="0.588461">
                <text:p>0.588461</text:p>
              </table:table-cell>
              <table:table-cell office:value-type="float" office:value="0.655319">
                <text:p>0.655319</text:p>
              </table:table-cell>
              <table:table-cell office:value-type="float" office:value="0.717593">
                <text:p>0.717593</text:p>
              </table:table-cell>
              <table:table-cell office:value-type="float" office:value="0.765916">
                <text:p>0.765916</text:p>
              </table:table-cell>
              <table:table-cell office:value-type="float" office:value="0.815353">
                <text:p>0.815353</text:p>
              </table:table-cell>
              <table:table-cell office:value-type="float" office:value="0.843041">
                <text:p>0.843041</text:p>
              </table:table-cell>
              <table:table-cell office:value-type="float" office:value="0.87335">
                <text:p>0.87335</text:p>
              </table:table-cell>
              <table:table-cell office:value-type="float" office:value="0.905507">
                <text:p>0.905507</text:p>
              </table:table-cell>
              <table:table-cell office:value-type="float" office:value="0.673838">
                <text:p>0.6738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21841">
                <text:p>0.421841</text:p>
              </table:table-cell>
              <table:table-cell office:value-type="float" office:value="0.50357">
                <text:p>0.50357</text:p>
              </table:table-cell>
              <table:table-cell office:value-type="float" office:value="0.542475">
                <text:p>0.542475</text:p>
              </table:table-cell>
              <table:table-cell office:value-type="float" office:value="0.581222">
                <text:p>0.581222</text:p>
              </table:table-cell>
              <table:table-cell office:value-type="float" office:value="0.648476">
                <text:p>0.648476</text:p>
              </table:table-cell>
              <table:table-cell office:value-type="float" office:value="0.711341">
                <text:p>0.711341</text:p>
              </table:table-cell>
              <table:table-cell office:value-type="float" office:value="0.763317">
                <text:p>0.763317</text:p>
              </table:table-cell>
              <table:table-cell office:value-type="float" office:value="0.810422">
                <text:p>0.810422</text:p>
              </table:table-cell>
              <table:table-cell office:value-type="float" office:value="0.844586">
                <text:p>0.844586</text:p>
              </table:table-cell>
              <table:table-cell office:value-type="float" office:value="0.87186">
                <text:p>0.87186</text:p>
              </table:table-cell>
              <table:table-cell office:value-type="float" office:value="0.905507">
                <text:p>0.905507</text:p>
              </table:table-cell>
              <table:table-cell office:value-type="float" office:value="0.669911">
                <text:p>0.66991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38058">
                <text:p>0.438058</text:p>
              </table:table-cell>
              <table:table-cell office:value-type="float" office:value="0.515619">
                <text:p>0.515619</text:p>
              </table:table-cell>
              <table:table-cell office:value-type="float" office:value="0.555739">
                <text:p>0.555739</text:p>
              </table:table-cell>
              <table:table-cell office:value-type="float" office:value="0.624261">
                <text:p>0.624261</text:p>
              </table:table-cell>
              <table:table-cell office:value-type="float" office:value="0.686387">
                <text:p>0.686387</text:p>
              </table:table-cell>
              <table:table-cell office:value-type="float" office:value="0.755803">
                <text:p>0.755803</text:p>
              </table:table-cell>
              <table:table-cell office:value-type="float" office:value="0.806844">
                <text:p>0.806844</text:p>
              </table:table-cell>
              <table:table-cell office:value-type="float" office:value="0.834593">
                <text:p>0.834593</text:p>
              </table:table-cell>
              <table:table-cell office:value-type="float" office:value="0.854943">
                <text:p>0.854943</text:p>
              </table:table-cell>
              <table:table-cell office:value-type="float" office:value="0.875397">
                <text:p>0.875397</text:p>
              </table:table-cell>
              <table:table-cell office:value-type="float" office:value="0.905507">
                <text:p>0.905507</text:p>
              </table:table-cell>
              <table:table-cell office:value-type="float" office:value="0.694764">
                <text:p>0.69476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32262">
                <text:p>0.432262</text:p>
              </table:table-cell>
              <table:table-cell office:value-type="float" office:value="0.521911">
                <text:p>0.521911</text:p>
              </table:table-cell>
              <table:table-cell office:value-type="float" office:value="0.57975">
                <text:p>0.57975</text:p>
              </table:table-cell>
              <table:table-cell office:value-type="float" office:value="0.674472">
                <text:p>0.674472</text:p>
              </table:table-cell>
              <table:table-cell office:value-type="float" office:value="0.736962">
                <text:p>0.736962</text:p>
              </table:table-cell>
              <table:table-cell office:value-type="float" office:value="0.784871">
                <text:p>0.784871</text:p>
              </table:table-cell>
              <table:table-cell office:value-type="float" office:value="0.826521">
                <text:p>0.826521</text:p>
              </table:table-cell>
              <table:table-cell office:value-type="float" office:value="0.842967">
                <text:p>0.842967</text:p>
              </table:table-cell>
              <table:table-cell office:value-type="float" office:value="0.858458">
                <text:p>0.858458</text:p>
              </table:table-cell>
              <table:table-cell office:value-type="float" office:value="0.879808">
                <text:p>0.879808</text:p>
              </table:table-cell>
              <table:table-cell office:value-type="float" office:value="0.905507">
                <text:p>0.905507</text:p>
              </table:table-cell>
              <table:table-cell office:value-type="float" office:value="0.713798">
                <text:p>0.71379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38496">
                <text:p>0.438496</text:p>
              </table:table-cell>
              <table:table-cell office:value-type="float" office:value="0.535071">
                <text:p>0.535071</text:p>
              </table:table-cell>
              <table:table-cell office:value-type="float" office:value="0.605402">
                <text:p>0.605402</text:p>
              </table:table-cell>
              <table:table-cell office:value-type="float" office:value="0.688272">
                <text:p>0.688272</text:p>
              </table:table-cell>
              <table:table-cell office:value-type="float" office:value="0.746193">
                <text:p>0.746193</text:p>
              </table:table-cell>
              <table:table-cell office:value-type="float" office:value="0.786768">
                <text:p>0.786768</text:p>
              </table:table-cell>
              <table:table-cell office:value-type="float" office:value="0.826255">
                <text:p>0.826255</text:p>
              </table:table-cell>
              <table:table-cell office:value-type="float" office:value="0.845239">
                <text:p>0.845239</text:p>
              </table:table-cell>
              <table:table-cell office:value-type="float" office:value="0.859648">
                <text:p>0.859648</text:p>
              </table:table-cell>
              <table:table-cell office:value-type="float" office:value="0.882544">
                <text:p>0.882544</text:p>
              </table:table-cell>
              <table:table-cell office:value-type="float" office:value="0.905507">
                <text:p>0.905507</text:p>
              </table:table-cell>
              <table:table-cell office:value-type="float" office:value="0.721389">
                <text:p>0.72138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59519">
                <text:p>0.459519</text:p>
              </table:table-cell>
              <table:table-cell office:value-type="float" office:value="0.561455">
                <text:p>0.561455</text:p>
              </table:table-cell>
              <table:table-cell office:value-type="float" office:value="0.627127">
                <text:p>0.627127</text:p>
              </table:table-cell>
              <table:table-cell office:value-type="float" office:value="0.698203">
                <text:p>0.698203</text:p>
              </table:table-cell>
              <table:table-cell office:value-type="float" office:value="0.754265">
                <text:p>0.754265</text:p>
              </table:table-cell>
              <table:table-cell office:value-type="float" office:value="0.793441">
                <text:p>0.793441</text:p>
              </table:table-cell>
              <table:table-cell office:value-type="float" office:value="0.829582">
                <text:p>0.829582</text:p>
              </table:table-cell>
              <table:table-cell office:value-type="float" office:value="0.845183">
                <text:p>0.845183</text:p>
              </table:table-cell>
              <table:table-cell office:value-type="float" office:value="0.857251">
                <text:p>0.857251</text:p>
              </table:table-cell>
              <table:table-cell office:value-type="float" office:value="0.884734">
                <text:p>0.884734</text:p>
              </table:table-cell>
              <table:table-cell office:value-type="float" office:value="0.905507">
                <text:p>0.905507</text:p>
              </table:table-cell>
              <table:table-cell office:value-type="float" office:value="0.731076">
                <text:p>0.73107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086">
                <text:p>0.49086</text:p>
              </table:table-cell>
              <table:table-cell office:value-type="float" office:value="0.58315">
                <text:p>0.58315</text:p>
              </table:table-cell>
              <table:table-cell office:value-type="float" office:value="0.652246">
                <text:p>0.652246</text:p>
              </table:table-cell>
              <table:table-cell office:value-type="float" office:value="0.727596">
                <text:p>0.727596</text:p>
              </table:table-cell>
              <table:table-cell office:value-type="float" office:value="0.763206">
                <text:p>0.763206</text:p>
              </table:table-cell>
              <table:table-cell office:value-type="float" office:value="0.802846">
                <text:p>0.802846</text:p>
              </table:table-cell>
              <table:table-cell office:value-type="float" office:value="0.828554">
                <text:p>0.828554</text:p>
              </table:table-cell>
              <table:table-cell office:value-type="float" office:value="0.845794">
                <text:p>0.845794</text:p>
              </table:table-cell>
              <table:table-cell office:value-type="float" office:value="0.862916">
                <text:p>0.862916</text:p>
              </table:table-cell>
              <table:table-cell office:value-type="float" office:value="0.883764">
                <text:p>0.883764</text:p>
              </table:table-cell>
              <table:table-cell office:value-type="float" office:value="0.905507">
                <text:p>0.905507</text:p>
              </table:table-cell>
              <table:table-cell office:value-type="float" office:value="0.744093">
                <text:p>0.74409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6219">
                <text:p>0.496219</text:p>
              </table:table-cell>
              <table:table-cell office:value-type="float" office:value="0.594873">
                <text:p>0.594873</text:p>
              </table:table-cell>
              <table:table-cell office:value-type="float" office:value="0.675813">
                <text:p>0.675813</text:p>
              </table:table-cell>
              <table:table-cell office:value-type="float" office:value="0.732515">
                <text:p>0.732515</text:p>
              </table:table-cell>
              <table:table-cell office:value-type="float" office:value="0.759972">
                <text:p>0.759972</text:p>
              </table:table-cell>
              <table:table-cell office:value-type="float" office:value="0.794611">
                <text:p>0.794611</text:p>
              </table:table-cell>
              <table:table-cell office:value-type="float" office:value="0.827197">
                <text:p>0.827197</text:p>
              </table:table-cell>
              <table:table-cell office:value-type="float" office:value="0.842039">
                <text:p>0.842039</text:p>
              </table:table-cell>
              <table:table-cell office:value-type="float" office:value="0.858958">
                <text:p>0.858958</text:p>
              </table:table-cell>
              <table:table-cell office:value-type="float" office:value="0.882701">
                <text:p>0.882701</text:p>
              </table:table-cell>
              <table:table-cell office:value-type="float" office:value="0.905507">
                <text:p>0.905507</text:p>
              </table:table-cell>
              <table:table-cell office:value-type="float" office:value="0.74649">
                <text:p>0.746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6844">
                <text:p>0.496844</text:p>
              </table:table-cell>
              <table:table-cell office:value-type="float" office:value="0.602676">
                <text:p>0.602676</text:p>
              </table:table-cell>
              <table:table-cell office:value-type="float" office:value="0.672922">
                <text:p>0.672922</text:p>
              </table:table-cell>
              <table:table-cell office:value-type="float" office:value="0.718688">
                <text:p>0.718688</text:p>
              </table:table-cell>
              <table:table-cell office:value-type="float" office:value="0.745318">
                <text:p>0.745318</text:p>
              </table:table-cell>
              <table:table-cell office:value-type="float" office:value="0.771839">
                <text:p>0.771839</text:p>
              </table:table-cell>
              <table:table-cell office:value-type="float" office:value="0.806595">
                <text:p>0.806595</text:p>
              </table:table-cell>
              <table:table-cell office:value-type="float" office:value="0.839465">
                <text:p>0.839465</text:p>
              </table:table-cell>
              <table:table-cell office:value-type="float" office:value="0.862362">
                <text:p>0.862362</text:p>
              </table:table-cell>
              <table:table-cell office:value-type="float" office:value="0.882682">
                <text:p>0.882682</text:p>
              </table:table-cell>
              <table:table-cell office:value-type="float" office:value="0.905507">
                <text:p>0.905507</text:p>
              </table:table-cell>
              <table:table-cell office:value-type="float" office:value="0.739939">
                <text:p>0.73993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95127">
                <text:p>0.495127</text:p>
              </table:table-cell>
              <table:table-cell office:value-type="float" office:value="0.597575">
                <text:p>0.597575</text:p>
              </table:table-cell>
              <table:table-cell office:value-type="float" office:value="0.681582">
                <text:p>0.681582</text:p>
              </table:table-cell>
              <table:table-cell office:value-type="float" office:value="0.717784">
                <text:p>0.717784</text:p>
              </table:table-cell>
              <table:table-cell office:value-type="float" office:value="0.740201">
                <text:p>0.740201</text:p>
              </table:table-cell>
              <table:table-cell office:value-type="float" office:value="0.759343">
                <text:p>0.759343</text:p>
              </table:table-cell>
              <table:table-cell office:value-type="float" office:value="0.802054">
                <text:p>0.802054</text:p>
              </table:table-cell>
              <table:table-cell office:value-type="float" office:value="0.832746">
                <text:p>0.832746</text:p>
              </table:table-cell>
              <table:table-cell office:value-type="float" office:value="0.849851">
                <text:p>0.849851</text:p>
              </table:table-cell>
              <table:table-cell office:value-type="float" office:value="0.877012">
                <text:p>0.877012</text:p>
              </table:table-cell>
              <table:table-cell office:value-type="float" office:value="0.905507">
                <text:p>0.905507</text:p>
              </table:table-cell>
              <table:table-cell office:value-type="float" office:value="0.735327">
                <text:p>0.73532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0299">
                <text:p>0.50299</text:p>
              </table:table-cell>
              <table:table-cell office:value-type="float" office:value="0.612136">
                <text:p>0.612136</text:p>
              </table:table-cell>
              <table:table-cell office:value-type="float" office:value="0.692066">
                <text:p>0.692066</text:p>
              </table:table-cell>
              <table:table-cell office:value-type="float" office:value="0.723899">
                <text:p>0.723899</text:p>
              </table:table-cell>
              <table:table-cell office:value-type="float" office:value="0.746707">
                <text:p>0.746707</text:p>
              </table:table-cell>
              <table:table-cell office:value-type="float" office:value="0.785272">
                <text:p>0.785272</text:p>
              </table:table-cell>
              <table:table-cell office:value-type="float" office:value="0.818217">
                <text:p>0.818217</text:p>
              </table:table-cell>
              <table:table-cell office:value-type="float" office:value="0.838081">
                <text:p>0.838081</text:p>
              </table:table-cell>
              <table:table-cell office:value-type="float" office:value="0.854176">
                <text:p>0.854176</text:p>
              </table:table-cell>
              <table:table-cell office:value-type="float" office:value="0.883267">
                <text:p>0.883267</text:p>
              </table:table-cell>
              <table:table-cell office:value-type="float" office:value="0.905507">
                <text:p>0.905507</text:p>
              </table:table-cell>
              <table:table-cell office:value-type="float" office:value="0.745681">
                <text:p>0.74568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4905">
                <text:p>0.4905</text:p>
              </table:table-cell>
              <table:table-cell office:value-type="float" office:value="0.61324">
                <text:p>0.61324</text:p>
              </table:table-cell>
              <table:table-cell office:value-type="float" office:value="0.687131">
                <text:p>0.687131</text:p>
              </table:table-cell>
              <table:table-cell office:value-type="float" office:value="0.719555">
                <text:p>0.719555</text:p>
              </table:table-cell>
              <table:table-cell office:value-type="float" office:value="0.748059">
                <text:p>0.748059</text:p>
              </table:table-cell>
              <table:table-cell office:value-type="float" office:value="0.781059">
                <text:p>0.781059</text:p>
              </table:table-cell>
              <table:table-cell office:value-type="float" office:value="0.816061">
                <text:p>0.816061</text:p>
              </table:table-cell>
              <table:table-cell office:value-type="float" office:value="0.838486">
                <text:p>0.838486</text:p>
              </table:table-cell>
              <table:table-cell office:value-type="float" office:value="0.854007">
                <text:p>0.854007</text:p>
              </table:table-cell>
              <table:table-cell office:value-type="float" office:value="0.881534">
                <text:p>0.881534</text:p>
              </table:table-cell>
              <table:table-cell office:value-type="float" office:value="0.905507">
                <text:p>0.905507</text:p>
              </table:table-cell>
              <table:table-cell office:value-type="float" office:value="0.742963">
                <text:p>0.74296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490973">
                <text:p>0.490973</text:p>
              </table:table-cell>
              <table:table-cell office:value-type="float" office:value="0.576908">
                <text:p>0.576908</text:p>
              </table:table-cell>
              <table:table-cell office:value-type="float" office:value="0.665047">
                <text:p>0.665047</text:p>
              </table:table-cell>
              <table:table-cell office:value-type="float" office:value="0.71238">
                <text:p>0.71238</text:p>
              </table:table-cell>
              <table:table-cell office:value-type="float" office:value="0.737335">
                <text:p>0.737335</text:p>
              </table:table-cell>
              <table:table-cell office:value-type="float" office:value="0.765199">
                <text:p>0.765199</text:p>
              </table:table-cell>
              <table:table-cell office:value-type="float" office:value="0.807194">
                <text:p>0.807194</text:p>
              </table:table-cell>
              <table:table-cell office:value-type="float" office:value="0.834639">
                <text:p>0.834639</text:p>
              </table:table-cell>
              <table:table-cell office:value-type="float" office:value="0.848409">
                <text:p>0.848409</text:p>
              </table:table-cell>
              <table:table-cell office:value-type="float" office:value="0.877059">
                <text:p>0.877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731514">
                <text:p>0.73151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485584">
                <text:p>0.485584</text:p>
              </table:table-cell>
              <table:table-cell office:value-type="float" office:value="0.576722">
                <text:p>0.576722</text:p>
              </table:table-cell>
              <table:table-cell office:value-type="float" office:value="0.662284">
                <text:p>0.662284</text:p>
              </table:table-cell>
              <table:table-cell office:value-type="float" office:value="0.708445">
                <text:p>0.708445</text:p>
              </table:table-cell>
              <table:table-cell office:value-type="float" office:value="0.736614">
                <text:p>0.736614</text:p>
              </table:table-cell>
              <table:table-cell office:value-type="float" office:value="0.765392">
                <text:p>0.765392</text:p>
              </table:table-cell>
              <table:table-cell office:value-type="float" office:value="0.807197">
                <text:p>0.807197</text:p>
              </table:table-cell>
              <table:table-cell office:value-type="float" office:value="0.836019">
                <text:p>0.836019</text:p>
              </table:table-cell>
              <table:table-cell office:value-type="float" office:value="0.851135">
                <text:p>0.851135</text:p>
              </table:table-cell>
              <table:table-cell office:value-type="float" office:value="0.877804">
                <text:p>0.877804</text:p>
              </table:table-cell>
              <table:table-cell office:value-type="float" office:value="0.905507">
                <text:p>0.905507</text:p>
              </table:table-cell>
              <table:table-cell office:value-type="float" office:value="0.73072">
                <text:p>0.7307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66505">
                <text:p>0.466505</text:p>
              </table:table-cell>
              <table:table-cell office:value-type="float" office:value="0.525478">
                <text:p>0.525478</text:p>
              </table:table-cell>
              <table:table-cell office:value-type="float" office:value="0.623333">
                <text:p>0.623333</text:p>
              </table:table-cell>
              <table:table-cell office:value-type="float" office:value="0.695652">
                <text:p>0.695652</text:p>
              </table:table-cell>
              <table:table-cell office:value-type="float" office:value="0.728866">
                <text:p>0.728866</text:p>
              </table:table-cell>
              <table:table-cell office:value-type="float" office:value="0.760175">
                <text:p>0.760175</text:p>
              </table:table-cell>
              <table:table-cell office:value-type="float" office:value="0.803599">
                <text:p>0.803599</text:p>
              </table:table-cell>
              <table:table-cell office:value-type="float" office:value="0.836828">
                <text:p>0.836828</text:p>
              </table:table-cell>
              <table:table-cell office:value-type="float" office:value="0.852446">
                <text:p>0.852446</text:p>
              </table:table-cell>
              <table:table-cell office:value-type="float" office:value="0.877238">
                <text:p>0.877238</text:p>
              </table:table-cell>
              <table:table-cell office:value-type="float" office:value="0.905507">
                <text:p>0.905507</text:p>
              </table:table-cell>
              <table:table-cell office:value-type="float" office:value="0.717012">
                <text:p>0.71701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68071">
                <text:p>0.468071</text:p>
              </table:table-cell>
              <table:table-cell office:value-type="float" office:value="0.545353">
                <text:p>0.545353</text:p>
              </table:table-cell>
              <table:table-cell office:value-type="float" office:value="0.659839">
                <text:p>0.659839</text:p>
              </table:table-cell>
              <table:table-cell office:value-type="float" office:value="0.708004">
                <text:p>0.708004</text:p>
              </table:table-cell>
              <table:table-cell office:value-type="float" office:value="0.741456">
                <text:p>0.741456</text:p>
              </table:table-cell>
              <table:table-cell office:value-type="float" office:value="0.774608">
                <text:p>0.774608</text:p>
              </table:table-cell>
              <table:table-cell office:value-type="float" office:value="0.826642">
                <text:p>0.826642</text:p>
              </table:table-cell>
              <table:table-cell office:value-type="float" office:value="0.848373">
                <text:p>0.848373</text:p>
              </table:table-cell>
              <table:table-cell office:value-type="float" office:value="0.865269">
                <text:p>0.865269</text:p>
              </table:table-cell>
              <table:table-cell office:value-type="float" office:value="0.883025">
                <text:p>0.883025</text:p>
              </table:table-cell>
              <table:table-cell office:value-type="float" office:value="0.905507">
                <text:p>0.905507</text:p>
              </table:table-cell>
              <table:table-cell office:value-type="float" office:value="0.732064">
                <text:p>0.73206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409246">
                <text:p>0.409246</text:p>
              </table:table-cell>
              <table:table-cell office:value-type="float" office:value="0.550898">
                <text:p>0.550898</text:p>
              </table:table-cell>
              <table:table-cell office:value-type="float" office:value="0.658063">
                <text:p>0.658063</text:p>
              </table:table-cell>
              <table:table-cell office:value-type="float" office:value="0.71244">
                <text:p>0.71244</text:p>
              </table:table-cell>
              <table:table-cell office:value-type="float" office:value="0.750767">
                <text:p>0.750767</text:p>
              </table:table-cell>
              <table:table-cell office:value-type="float" office:value="0.790363">
                <text:p>0.790363</text:p>
              </table:table-cell>
              <table:table-cell office:value-type="float" office:value="0.827273">
                <text:p>0.827273</text:p>
              </table:table-cell>
              <table:table-cell office:value-type="float" office:value="0.84648">
                <text:p>0.84648</text:p>
              </table:table-cell>
              <table:table-cell office:value-type="float" office:value="0.861271">
                <text:p>0.861271</text:p>
              </table:table-cell>
              <table:table-cell office:value-type="float" office:value="0.883633">
                <text:p>0.883633</text:p>
              </table:table-cell>
              <table:table-cell office:value-type="float" office:value="0.905507">
                <text:p>0.905507</text:p>
              </table:table-cell>
              <table:table-cell office:value-type="float" office:value="0.729043">
                <text:p>0.72904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56441">
                <text:p>0.456441</text:p>
              </table:table-cell>
              <table:table-cell office:value-type="float" office:value="0.624329">
                <text:p>0.624329</text:p>
              </table:table-cell>
              <table:table-cell office:value-type="float" office:value="0.699493">
                <text:p>0.699493</text:p>
              </table:table-cell>
              <table:table-cell office:value-type="float" office:value="0.73189">
                <text:p>0.73189</text:p>
              </table:table-cell>
              <table:table-cell office:value-type="float" office:value="0.768444">
                <text:p>0.768444</text:p>
              </table:table-cell>
              <table:table-cell office:value-type="float" office:value="0.806248">
                <text:p>0.806248</text:p>
              </table:table-cell>
              <table:table-cell office:value-type="float" office:value="0.834916">
                <text:p>0.834916</text:p>
              </table:table-cell>
              <table:table-cell office:value-type="float" office:value="0.850348">
                <text:p>0.850348</text:p>
              </table:table-cell>
              <table:table-cell office:value-type="float" office:value="0.864614">
                <text:p>0.864614</text:p>
              </table:table-cell>
              <table:table-cell office:value-type="float" office:value="0.885721">
                <text:p>0.885721</text:p>
              </table:table-cell>
              <table:table-cell office:value-type="float" office:value="0.905507">
                <text:p>0.905507</text:p>
              </table:table-cell>
              <table:table-cell office:value-type="float" office:value="0.752244">
                <text:p>0.7522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3948">
                <text:p>0.43948</text:p>
              </table:table-cell>
              <table:table-cell office:value-type="float" office:value="0.589479">
                <text:p>0.589479</text:p>
              </table:table-cell>
              <table:table-cell office:value-type="float" office:value="0.687584">
                <text:p>0.687584</text:p>
              </table:table-cell>
              <table:table-cell office:value-type="float" office:value="0.735246">
                <text:p>0.735246</text:p>
              </table:table-cell>
              <table:table-cell office:value-type="float" office:value="0.780467">
                <text:p>0.780467</text:p>
              </table:table-cell>
              <table:table-cell office:value-type="float" office:value="0.814752">
                <text:p>0.814752</text:p>
              </table:table-cell>
              <table:table-cell office:value-type="float" office:value="0.835585">
                <text:p>0.835585</text:p>
              </table:table-cell>
              <table:table-cell office:value-type="float" office:value="0.849672">
                <text:p>0.849672</text:p>
              </table:table-cell>
              <table:table-cell office:value-type="float" office:value="0.865398">
                <text:p>0.865398</text:p>
              </table:table-cell>
              <table:table-cell office:value-type="float" office:value="0.884574">
                <text:p>0.884574</text:p>
              </table:table-cell>
              <table:table-cell office:value-type="float" office:value="0.905507">
                <text:p>0.905507</text:p>
              </table:table-cell>
              <table:table-cell office:value-type="float" office:value="0.748224">
                <text:p>0.74822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46023">
                <text:p>0.446023</text:p>
              </table:table-cell>
              <table:table-cell office:value-type="float" office:value="0.617641">
                <text:p>0.617641</text:p>
              </table:table-cell>
              <table:table-cell office:value-type="float" office:value="0.69373">
                <text:p>0.69373</text:p>
              </table:table-cell>
              <table:table-cell office:value-type="float" office:value="0.731602">
                <text:p>0.731602</text:p>
              </table:table-cell>
              <table:table-cell office:value-type="float" office:value="0.763726">
                <text:p>0.763726</text:p>
              </table:table-cell>
              <table:table-cell office:value-type="float" office:value="0.806245">
                <text:p>0.806245</text:p>
              </table:table-cell>
              <table:table-cell office:value-type="float" office:value="0.83385">
                <text:p>0.83385</text:p>
              </table:table-cell>
              <table:table-cell office:value-type="float" office:value="0.853094">
                <text:p>0.853094</text:p>
              </table:table-cell>
              <table:table-cell office:value-type="float" office:value="0.869835">
                <text:p>0.869835</text:p>
              </table:table-cell>
              <table:table-cell office:value-type="float" office:value="0.888873">
                <text:p>0.888873</text:p>
              </table:table-cell>
              <table:table-cell office:value-type="float" office:value="0.905507">
                <text:p>0.905507</text:p>
              </table:table-cell>
              <table:table-cell office:value-type="float" office:value="0.750462">
                <text:p>0.7504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49422">
                <text:p>0.449422</text:p>
              </table:table-cell>
              <table:table-cell office:value-type="float" office:value="0.597411">
                <text:p>0.597411</text:p>
              </table:table-cell>
              <table:table-cell office:value-type="float" office:value="0.68215">
                <text:p>0.68215</text:p>
              </table:table-cell>
              <table:table-cell office:value-type="float" office:value="0.725262">
                <text:p>0.725262</text:p>
              </table:table-cell>
              <table:table-cell office:value-type="float" office:value="0.772288">
                <text:p>0.772288</text:p>
              </table:table-cell>
              <table:table-cell office:value-type="float" office:value="0.824383">
                <text:p>0.824383</text:p>
              </table:table-cell>
              <table:table-cell office:value-type="float" office:value="0.84199">
                <text:p>0.84199</text:p>
              </table:table-cell>
              <table:table-cell office:value-type="float" office:value="0.860816">
                <text:p>0.860816</text:p>
              </table:table-cell>
              <table:table-cell office:value-type="float" office:value="0.872048">
                <text:p>0.872048</text:p>
              </table:table-cell>
              <table:table-cell office:value-type="float" office:value="0.889792">
                <text:p>0.889792</text:p>
              </table:table-cell>
              <table:table-cell office:value-type="float" office:value="0.905507">
                <text:p>0.905507</text:p>
              </table:table-cell>
              <table:table-cell office:value-type="float" office:value="0.751556">
                <text:p>0.7515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498022">
                <text:p>0.498022</text:p>
              </table:table-cell>
              <table:table-cell office:value-type="float" office:value="0.639428">
                <text:p>0.639428</text:p>
              </table:table-cell>
              <table:table-cell office:value-type="float" office:value="0.715809">
                <text:p>0.715809</text:p>
              </table:table-cell>
              <table:table-cell office:value-type="float" office:value="0.7496">
                <text:p>0.7496</text:p>
              </table:table-cell>
              <table:table-cell office:value-type="float" office:value="0.808928">
                <text:p>0.808928</text:p>
              </table:table-cell>
              <table:table-cell office:value-type="float" office:value="0.835552">
                <text:p>0.835552</text:p>
              </table:table-cell>
              <table:table-cell office:value-type="float" office:value="0.851539">
                <text:p>0.851539</text:p>
              </table:table-cell>
              <table:table-cell office:value-type="float" office:value="0.864682">
                <text:p>0.864682</text:p>
              </table:table-cell>
              <table:table-cell office:value-type="float" office:value="0.872228">
                <text:p>0.872228</text:p>
              </table:table-cell>
              <table:table-cell office:value-type="float" office:value="0.888534">
                <text:p>0.888534</text:p>
              </table:table-cell>
              <table:table-cell office:value-type="float" office:value="0.905507">
                <text:p>0.905507</text:p>
              </table:table-cell>
              <table:table-cell office:value-type="float" office:value="0.772432">
                <text:p>0.7724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15917">
                <text:p>0.515917</text:p>
              </table:table-cell>
              <table:table-cell office:value-type="float" office:value="0.688468">
                <text:p>0.688468</text:p>
              </table:table-cell>
              <table:table-cell office:value-type="float" office:value="0.741577">
                <text:p>0.741577</text:p>
              </table:table-cell>
              <table:table-cell office:value-type="float" office:value="0.789785">
                <text:p>0.789785</text:p>
              </table:table-cell>
              <table:table-cell office:value-type="float" office:value="0.82726">
                <text:p>0.82726</text:p>
              </table:table-cell>
              <table:table-cell office:value-type="float" office:value="0.843254">
                <text:p>0.843254</text:p>
              </table:table-cell>
              <table:table-cell office:value-type="float" office:value="0.855022">
                <text:p>0.855022</text:p>
              </table:table-cell>
              <table:table-cell office:value-type="float" office:value="0.867025">
                <text:p>0.867025</text:p>
              </table:table-cell>
              <table:table-cell office:value-type="float" office:value="0.873468">
                <text:p>0.873468</text:p>
              </table:table-cell>
              <table:table-cell office:value-type="float" office:value="0.886786">
                <text:p>0.886786</text:p>
              </table:table-cell>
              <table:table-cell office:value-type="float" office:value="0.905507">
                <text:p>0.905507</text:p>
              </table:table-cell>
              <table:table-cell office:value-type="float" office:value="0.788856">
                <text:p>0.7888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37005">
                <text:p>0.537005</text:p>
              </table:table-cell>
              <table:table-cell office:value-type="float" office:value="0.712162">
                <text:p>0.712162</text:p>
              </table:table-cell>
              <table:table-cell office:value-type="float" office:value="0.761918">
                <text:p>0.761918</text:p>
              </table:table-cell>
              <table:table-cell office:value-type="float" office:value="0.818287">
                <text:p>0.818287</text:p>
              </table:table-cell>
              <table:table-cell office:value-type="float" office:value="0.840062">
                <text:p>0.840062</text:p>
              </table:table-cell>
              <table:table-cell office:value-type="float" office:value="0.849533">
                <text:p>0.849533</text:p>
              </table:table-cell>
              <table:table-cell office:value-type="float" office:value="0.86008">
                <text:p>0.86008</text:p>
              </table:table-cell>
              <table:table-cell office:value-type="float" office:value="0.87059">
                <text:p>0.87059</text:p>
              </table:table-cell>
              <table:table-cell office:value-type="float" office:value="0.877368">
                <text:p>0.877368</text:p>
              </table:table-cell>
              <table:table-cell office:value-type="float" office:value="0.890622">
                <text:p>0.890622</text:p>
              </table:table-cell>
              <table:table-cell office:value-type="float" office:value="0.905507">
                <text:p>0.905507</text:p>
              </table:table-cell>
              <table:table-cell office:value-type="float" office:value="0.801763">
                <text:p>0.80176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29917">
                <text:p>0.529917</text:p>
              </table:table-cell>
              <table:table-cell office:value-type="float" office:value="0.709371">
                <text:p>0.709371</text:p>
              </table:table-cell>
              <table:table-cell office:value-type="float" office:value="0.758094">
                <text:p>0.758094</text:p>
              </table:table-cell>
              <table:table-cell office:value-type="float" office:value="0.816856">
                <text:p>0.816856</text:p>
              </table:table-cell>
              <table:table-cell office:value-type="float" office:value="0.839538">
                <text:p>0.839538</text:p>
              </table:table-cell>
              <table:table-cell office:value-type="float" office:value="0.854044">
                <text:p>0.854044</text:p>
              </table:table-cell>
              <table:table-cell office:value-type="float" office:value="0.862485">
                <text:p>0.862485</text:p>
              </table:table-cell>
              <table:table-cell office:value-type="float" office:value="0.870839">
                <text:p>0.870839</text:p>
              </table:table-cell>
              <table:table-cell office:value-type="float" office:value="0.875803">
                <text:p>0.875803</text:p>
              </table:table-cell>
              <table:table-cell office:value-type="float" office:value="0.888788">
                <text:p>0.888788</text:p>
              </table:table-cell>
              <table:table-cell office:value-type="float" office:value="0.905507">
                <text:p>0.905507</text:p>
              </table:table-cell>
              <table:table-cell office:value-type="float" office:value="0.800573">
                <text:p>0.80057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13892">
                <text:p>0.513892</text:p>
              </table:table-cell>
              <table:table-cell office:value-type="float" office:value="0.714018">
                <text:p>0.714018</text:p>
              </table:table-cell>
              <table:table-cell office:value-type="float" office:value="0.782519">
                <text:p>0.782519</text:p>
              </table:table-cell>
              <table:table-cell office:value-type="float" office:value="0.822432">
                <text:p>0.822432</text:p>
              </table:table-cell>
              <table:table-cell office:value-type="float" office:value="0.843462">
                <text:p>0.843462</text:p>
              </table:table-cell>
              <table:table-cell office:value-type="float" office:value="0.856261">
                <text:p>0.856261</text:p>
              </table:table-cell>
              <table:table-cell office:value-type="float" office:value="0.859753">
                <text:p>0.859753</text:p>
              </table:table-cell>
              <table:table-cell office:value-type="float" office:value="0.870124">
                <text:p>0.870124</text:p>
              </table:table-cell>
              <table:table-cell office:value-type="float" office:value="0.874652">
                <text:p>0.874652</text:p>
              </table:table-cell>
              <table:table-cell office:value-type="float" office:value="0.887987">
                <text:p>0.887987</text:p>
              </table:table-cell>
              <table:table-cell office:value-type="float" office:value="0.905507">
                <text:p>0.905507</text:p>
              </table:table-cell>
              <table:table-cell office:value-type="float" office:value="0.80251">
                <text:p>0.8025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61643">
                <text:p>0.561643</text:p>
              </table:table-cell>
              <table:table-cell office:value-type="float" office:value="0.729286">
                <text:p>0.729286</text:p>
              </table:table-cell>
              <table:table-cell office:value-type="float" office:value="0.78216">
                <text:p>0.78216</text:p>
              </table:table-cell>
              <table:table-cell office:value-type="float" office:value="0.813934">
                <text:p>0.813934</text:p>
              </table:table-cell>
              <table:table-cell office:value-type="float" office:value="0.832566">
                <text:p>0.832566</text:p>
              </table:table-cell>
              <table:table-cell office:value-type="float" office:value="0.848461">
                <text:p>0.848461</text:p>
              </table:table-cell>
              <table:table-cell office:value-type="float" office:value="0.858931">
                <text:p>0.858931</text:p>
              </table:table-cell>
              <table:table-cell office:value-type="float" office:value="0.869871">
                <text:p>0.869871</text:p>
              </table:table-cell>
              <table:table-cell office:value-type="float" office:value="0.877939">
                <text:p>0.877939</text:p>
              </table:table-cell>
              <table:table-cell office:value-type="float" office:value="0.891784">
                <text:p>0.891784</text:p>
              </table:table-cell>
              <table:table-cell office:value-type="float" office:value="0.905507">
                <text:p>0.905507</text:p>
              </table:table-cell>
              <table:table-cell office:value-type="float" office:value="0.806658">
                <text:p>0.80665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68987">
                <text:p>0.568987</text:p>
              </table:table-cell>
              <table:table-cell office:value-type="float" office:value="0.733435">
                <text:p>0.733435</text:p>
              </table:table-cell>
              <table:table-cell office:value-type="float" office:value="0.787353">
                <text:p>0.787353</text:p>
              </table:table-cell>
              <table:table-cell office:value-type="float" office:value="0.824176">
                <text:p>0.824176</text:p>
              </table:table-cell>
              <table:table-cell office:value-type="float" office:value="0.839954">
                <text:p>0.839954</text:p>
              </table:table-cell>
              <table:table-cell office:value-type="float" office:value="0.850033">
                <text:p>0.850033</text:p>
              </table:table-cell>
              <table:table-cell office:value-type="float" office:value="0.86246">
                <text:p>0.86246</text:p>
              </table:table-cell>
              <table:table-cell office:value-type="float" office:value="0.871427">
                <text:p>0.871427</text:p>
              </table:table-cell>
              <table:table-cell office:value-type="float" office:value="0.881801">
                <text:p>0.881801</text:p>
              </table:table-cell>
              <table:table-cell office:value-type="float" office:value="0.896265">
                <text:p>0.896265</text:p>
              </table:table-cell>
              <table:table-cell office:value-type="float" office:value="0.905507">
                <text:p>0.905507</text:p>
              </table:table-cell>
              <table:table-cell office:value-type="float" office:value="0.811589">
                <text:p>0.8115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54346">
                <text:p>0.554346</text:p>
              </table:table-cell>
              <table:table-cell office:value-type="float" office:value="0.752872">
                <text:p>0.752872</text:p>
              </table:table-cell>
              <table:table-cell office:value-type="float" office:value="0.803326">
                <text:p>0.803326</text:p>
              </table:table-cell>
              <table:table-cell office:value-type="float" office:value="0.824634">
                <text:p>0.824634</text:p>
              </table:table-cell>
              <table:table-cell office:value-type="float" office:value="0.840141">
                <text:p>0.840141</text:p>
              </table:table-cell>
              <table:table-cell office:value-type="float" office:value="0.847382">
                <text:p>0.847382</text:p>
              </table:table-cell>
              <table:table-cell office:value-type="float" office:value="0.85881">
                <text:p>0.85881</text:p>
              </table:table-cell>
              <table:table-cell office:value-type="float" office:value="0.870655">
                <text:p>0.870655</text:p>
              </table:table-cell>
              <table:table-cell office:value-type="float" office:value="0.879035">
                <text:p>0.879035</text:p>
              </table:table-cell>
              <table:table-cell office:value-type="float" office:value="0.899003">
                <text:p>0.899003</text:p>
              </table:table-cell>
              <table:table-cell office:value-type="float" office:value="0.905507">
                <text:p>0.905507</text:p>
              </table:table-cell>
              <table:table-cell office:value-type="float" office:value="0.81302">
                <text:p>0.813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78376">
                <text:p>0.578376</text:p>
              </table:table-cell>
              <table:table-cell office:value-type="float" office:value="0.762664">
                <text:p>0.762664</text:p>
              </table:table-cell>
              <table:table-cell office:value-type="float" office:value="0.81038">
                <text:p>0.81038</text:p>
              </table:table-cell>
              <table:table-cell office:value-type="float" office:value="0.832167">
                <text:p>0.832167</text:p>
              </table:table-cell>
              <table:table-cell office:value-type="float" office:value="0.843238">
                <text:p>0.843238</text:p>
              </table:table-cell>
              <table:table-cell office:value-type="float" office:value="0.851831">
                <text:p>0.851831</text:p>
              </table:table-cell>
              <table:table-cell office:value-type="float" office:value="0.866667">
                <text:p>0.866667</text:p>
              </table:table-cell>
              <table:table-cell office:value-type="float" office:value="0.873587">
                <text:p>0.873587</text:p>
              </table:table-cell>
              <table:table-cell office:value-type="float" office:value="0.882657">
                <text:p>0.882657</text:p>
              </table:table-cell>
              <table:table-cell office:value-type="float" office:value="0.899726">
                <text:p>0.899726</text:p>
              </table:table-cell>
              <table:table-cell office:value-type="float" office:value="0.905507">
                <text:p>0.905507</text:p>
              </table:table-cell>
              <table:table-cell office:value-type="float" office:value="0.820129">
                <text:p>0.82012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94694">
                <text:p>0.594694</text:p>
              </table:table-cell>
              <table:table-cell office:value-type="float" office:value="0.781875">
                <text:p>0.781875</text:p>
              </table:table-cell>
              <table:table-cell office:value-type="float" office:value="0.823151">
                <text:p>0.823151</text:p>
              </table:table-cell>
              <table:table-cell office:value-type="float" office:value="0.839587">
                <text:p>0.839587</text:p>
              </table:table-cell>
              <table:table-cell office:value-type="float" office:value="0.849639">
                <text:p>0.849639</text:p>
              </table:table-cell>
              <table:table-cell office:value-type="float" office:value="0.861569">
                <text:p>0.861569</text:p>
              </table:table-cell>
              <table:table-cell office:value-type="float" office:value="0.87089">
                <text:p>0.87089</text:p>
              </table:table-cell>
              <table:table-cell office:value-type="float" office:value="0.875121">
                <text:p>0.875121</text:p>
              </table:table-cell>
              <table:table-cell office:value-type="float" office:value="0.882942">
                <text:p>0.882942</text:p>
              </table:table-cell>
              <table:table-cell office:value-type="float" office:value="0.893482">
                <text:p>0.893482</text:p>
              </table:table-cell>
              <table:table-cell office:value-type="float" office:value="0.905507">
                <text:p>0.905507</text:p>
              </table:table-cell>
              <table:table-cell office:value-type="float" office:value="0.827295">
                <text:p>0.8272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63038">
                <text:p>0.663038</text:p>
              </table:table-cell>
              <table:table-cell office:value-type="float" office:value="0.803489">
                <text:p>0.803489</text:p>
              </table:table-cell>
              <table:table-cell office:value-type="float" office:value="0.833797">
                <text:p>0.833797</text:p>
              </table:table-cell>
              <table:table-cell office:value-type="float" office:value="0.844841">
                <text:p>0.844841</text:p>
              </table:table-cell>
              <table:table-cell office:value-type="float" office:value="0.854295">
                <text:p>0.854295</text:p>
              </table:table-cell>
              <table:table-cell office:value-type="float" office:value="0.865173">
                <text:p>0.865173</text:p>
              </table:table-cell>
              <table:table-cell office:value-type="float" office:value="0.871525">
                <text:p>0.871525</text:p>
              </table:table-cell>
              <table:table-cell office:value-type="float" office:value="0.877787">
                <text:p>0.877787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796">
                <text:p>0.894796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2">
                <text:p>0.839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65205">
                <text:p>0.665205</text:p>
              </table:table-cell>
              <table:table-cell office:value-type="float" office:value="0.813284">
                <text:p>0.813284</text:p>
              </table:table-cell>
              <table:table-cell office:value-type="float" office:value="0.835905">
                <text:p>0.835905</text:p>
              </table:table-cell>
              <table:table-cell office:value-type="float" office:value="0.844974">
                <text:p>0.844974</text:p>
              </table:table-cell>
              <table:table-cell office:value-type="float" office:value="0.853898">
                <text:p>0.853898</text:p>
              </table:table-cell>
              <table:table-cell office:value-type="float" office:value="0.862803">
                <text:p>0.862803</text:p>
              </table:table-cell>
              <table:table-cell office:value-type="float" office:value="0.870417">
                <text:p>0.870417</text:p>
              </table:table-cell>
              <table:table-cell office:value-type="float" office:value="0.87466">
                <text:p>0.87466</text:p>
              </table:table-cell>
              <table:table-cell office:value-type="float" office:value="0.883046">
                <text:p>0.883046</text:p>
              </table:table-cell>
              <table:table-cell office:value-type="float" office:value="0.889646">
                <text:p>0.889646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384">
                <text:p>0.83938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30378">
                <text:p>0.630378</text:p>
              </table:table-cell>
              <table:table-cell office:value-type="float" office:value="0.809947">
                <text:p>0.809947</text:p>
              </table:table-cell>
              <table:table-cell office:value-type="float" office:value="0.836637">
                <text:p>0.836637</text:p>
              </table:table-cell>
              <table:table-cell office:value-type="float" office:value="0.845746">
                <text:p>0.845746</text:p>
              </table:table-cell>
              <table:table-cell office:value-type="float" office:value="0.856569">
                <text:p>0.856569</text:p>
              </table:table-cell>
              <table:table-cell office:value-type="float" office:value="0.86194">
                <text:p>0.86194</text:p>
              </table:table-cell>
              <table:table-cell office:value-type="float" office:value="0.869868">
                <text:p>0.869868</text:p>
              </table:table-cell>
              <table:table-cell office:value-type="float" office:value="0.874083">
                <text:p>0.874083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157">
                <text:p>0.890157</text:p>
              </table:table-cell>
              <table:table-cell office:value-type="float" office:value="0.905507">
                <text:p>0.905507</text:p>
              </table:table-cell>
              <table:table-cell office:value-type="float" office:value="0.835858">
                <text:p>0.83585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8864">
                <text:p>0.68864</text:p>
              </table:table-cell>
              <table:table-cell office:value-type="float" office:value="0.818221">
                <text:p>0.818221</text:p>
              </table:table-cell>
              <table:table-cell office:value-type="float" office:value="0.840713">
                <text:p>0.840713</text:p>
              </table:table-cell>
              <table:table-cell office:value-type="float" office:value="0.846729">
                <text:p>0.846729</text:p>
              </table:table-cell>
              <table:table-cell office:value-type="float" office:value="0.857398">
                <text:p>0.857398</text:p>
              </table:table-cell>
              <table:table-cell office:value-type="float" office:value="0.862866">
                <text:p>0.862866</text:p>
              </table:table-cell>
              <table:table-cell office:value-type="float" office:value="0.870939">
                <text:p>0.870939</text:p>
              </table:table-cell>
              <table:table-cell office:value-type="float" office:value="0.874062">
                <text:p>0.874062</text:p>
              </table:table-cell>
              <table:table-cell office:value-type="float" office:value="0.883025">
                <text:p>0.883025</text:p>
              </table:table-cell>
              <table:table-cell office:value-type="float" office:value="0.892865">
                <text:p>0.892865</text:p>
              </table:table-cell>
              <table:table-cell office:value-type="float" office:value="0.905507">
                <text:p>0.905507</text:p>
              </table:table-cell>
              <table:table-cell office:value-type="float" office:value="0.843546">
                <text:p>0.84354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85274">
                <text:p>0.585274</text:p>
              </table:table-cell>
              <table:table-cell office:value-type="float" office:value="0.818154">
                <text:p>0.818154</text:p>
              </table:table-cell>
              <table:table-cell office:value-type="float" office:value="0.839533">
                <text:p>0.839533</text:p>
              </table:table-cell>
              <table:table-cell office:value-type="float" office:value="0.846015">
                <text:p>0.846015</text:p>
              </table:table-cell>
              <table:table-cell office:value-type="float" office:value="0.854514">
                <text:p>0.854514</text:p>
              </table:table-cell>
              <table:table-cell office:value-type="float" office:value="0.860308">
                <text:p>0.860308</text:p>
              </table:table-cell>
              <table:table-cell office:value-type="float" office:value="0.870677">
                <text:p>0.870677</text:p>
              </table:table-cell>
              <table:table-cell office:value-type="float" office:value="0.876776">
                <text:p>0.876776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102">
                <text:p>0.893102</text:p>
              </table:table-cell>
              <table:table-cell office:value-type="float" office:value="0.905507">
                <text:p>0.905507</text:p>
              </table:table-cell>
              <table:table-cell office:value-type="float" office:value="0.832761">
                <text:p>0.83276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02429">
                <text:p>0.702429</text:p>
              </table:table-cell>
              <table:table-cell office:value-type="float" office:value="0.821225">
                <text:p>0.821225</text:p>
              </table:table-cell>
              <table:table-cell office:value-type="float" office:value="0.838858">
                <text:p>0.838858</text:p>
              </table:table-cell>
              <table:table-cell office:value-type="float" office:value="0.846354">
                <text:p>0.846354</text:p>
              </table:table-cell>
              <table:table-cell office:value-type="float" office:value="0.856203">
                <text:p>0.856203</text:p>
              </table:table-cell>
              <table:table-cell office:value-type="float" office:value="0.863381">
                <text:p>0.863381</text:p>
              </table:table-cell>
              <table:table-cell office:value-type="float" office:value="0.871216">
                <text:p>0.871216</text:p>
              </table:table-cell>
              <table:table-cell office:value-type="float" office:value="0.876947">
                <text:p>0.876947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083">
                <text:p>0.895083</text:p>
              </table:table-cell>
              <table:table-cell office:value-type="float" office:value="0.905507">
                <text:p>0.905507</text:p>
              </table:table-cell>
              <table:table-cell office:value-type="float" office:value="0.845495">
                <text:p>0.8454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8677">
                <text:p>0.68677</text:p>
              </table:table-cell>
              <table:table-cell office:value-type="float" office:value="0.82378">
                <text:p>0.82378</text:p>
              </table:table-cell>
              <table:table-cell office:value-type="float" office:value="0.839348">
                <text:p>0.839348</text:p>
              </table:table-cell>
              <table:table-cell office:value-type="float" office:value="0.849495">
                <text:p>0.849495</text:p>
              </table:table-cell>
              <table:table-cell office:value-type="float" office:value="0.861438">
                <text:p>0.861438</text:p>
              </table:table-cell>
              <table:table-cell office:value-type="float" office:value="0.870265">
                <text:p>0.870265</text:p>
              </table:table-cell>
              <table:table-cell office:value-type="float" office:value="0.871917">
                <text:p>0.871917</text:p>
              </table:table-cell>
              <table:table-cell office:value-type="float" office:value="0.880766">
                <text:p>0.880766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442">
                <text:p>0.895442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248">
                <text:p>0.8462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25902">
                <text:p>0.625902</text:p>
              </table:table-cell>
              <table:table-cell office:value-type="float" office:value="0.813312">
                <text:p>0.813312</text:p>
              </table:table-cell>
              <table:table-cell office:value-type="float" office:value="0.839971">
                <text:p>0.839971</text:p>
              </table:table-cell>
              <table:table-cell office:value-type="float" office:value="0.854094">
                <text:p>0.854094</text:p>
              </table:table-cell>
              <table:table-cell office:value-type="float" office:value="0.86115">
                <text:p>0.86115</text:p>
              </table:table-cell>
              <table:table-cell office:value-type="float" office:value="0.870252">
                <text:p>0.870252</text:p>
              </table:table-cell>
              <table:table-cell office:value-type="float" office:value="0.872337">
                <text:p>0.872337</text:p>
              </table:table-cell>
              <table:table-cell office:value-type="float" office:value="0.882391">
                <text:p>0.882391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026">
                <text:p>0.894026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669">
                <text:p>0.83966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548">
                <text:p>0.6548</text:p>
              </table:table-cell>
              <table:table-cell office:value-type="float" office:value="0.816281">
                <text:p>0.816281</text:p>
              </table:table-cell>
              <table:table-cell office:value-type="float" office:value="0.844214">
                <text:p>0.844214</text:p>
              </table:table-cell>
              <table:table-cell office:value-type="float" office:value="0.85814">
                <text:p>0.85814</text:p>
              </table:table-cell>
              <table:table-cell office:value-type="float" office:value="0.864842">
                <text:p>0.864842</text:p>
              </table:table-cell>
              <table:table-cell office:value-type="float" office:value="0.870988">
                <text:p>0.870988</text:p>
              </table:table-cell>
              <table:table-cell office:value-type="float" office:value="0.873592">
                <text:p>0.873592</text:p>
              </table:table-cell>
              <table:table-cell office:value-type="float" office:value="0.882818">
                <text:p>0.882818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879">
                <text:p>0.893879</text:p>
              </table:table-cell>
              <table:table-cell office:value-type="float" office:value="0.905507">
                <text:p>0.905507</text:p>
              </table:table-cell>
              <table:table-cell office:value-type="float" office:value="0.844281">
                <text:p>0.84428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60981">
                <text:p>0.660981</text:p>
              </table:table-cell>
              <table:table-cell office:value-type="float" office:value="0.806942">
                <text:p>0.806942</text:p>
              </table:table-cell>
              <table:table-cell office:value-type="float" office:value="0.839532">
                <text:p>0.839532</text:p>
              </table:table-cell>
              <table:table-cell office:value-type="float" office:value="0.856159">
                <text:p>0.856159</text:p>
              </table:table-cell>
              <table:table-cell office:value-type="float" office:value="0.862003">
                <text:p>0.862003</text:p>
              </table:table-cell>
              <table:table-cell office:value-type="float" office:value="0.869654">
                <text:p>0.869654</text:p>
              </table:table-cell>
              <table:table-cell office:value-type="float" office:value="0.871742">
                <text:p>0.871742</text:p>
              </table:table-cell>
              <table:table-cell office:value-type="float" office:value="0.878835">
                <text:p>0.87883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625">
                <text:p>0.895625</text:p>
              </table:table-cell>
              <table:table-cell office:value-type="float" office:value="0.905507">
                <text:p>0.905507</text:p>
              </table:table-cell>
              <table:table-cell office:value-type="float" office:value="0.842473">
                <text:p>0.84247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99073">
                <text:p>0.599073</text:p>
              </table:table-cell>
              <table:table-cell office:value-type="float" office:value="0.795376">
                <text:p>0.795376</text:p>
              </table:table-cell>
              <table:table-cell office:value-type="float" office:value="0.831513">
                <text:p>0.831513</text:p>
              </table:table-cell>
              <table:table-cell office:value-type="float" office:value="0.852049">
                <text:p>0.852049</text:p>
              </table:table-cell>
              <table:table-cell office:value-type="float" office:value="0.859637">
                <text:p>0.859637</text:p>
              </table:table-cell>
              <table:table-cell office:value-type="float" office:value="0.868711">
                <text:p>0.868711</text:p>
              </table:table-cell>
              <table:table-cell office:value-type="float" office:value="0.87136">
                <text:p>0.87136</text:p>
              </table:table-cell>
              <table:table-cell office:value-type="float" office:value="0.876071">
                <text:p>0.876071</text:p>
              </table:table-cell>
              <table:table-cell office:value-type="float" office:value="0.883255">
                <text:p>0.883255</text:p>
              </table:table-cell>
              <table:table-cell office:value-type="float" office:value="0.896184">
                <text:p>0.896184</text:p>
              </table:table-cell>
              <table:table-cell office:value-type="float" office:value="0.905507">
                <text:p>0.905507</text:p>
              </table:table-cell>
              <table:table-cell office:value-type="float" office:value="0.833323">
                <text:p>0.8333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06497">
                <text:p>0.506497</text:p>
              </table:table-cell>
              <table:table-cell office:value-type="float" office:value="0.798797">
                <text:p>0.798797</text:p>
              </table:table-cell>
              <table:table-cell office:value-type="float" office:value="0.842059">
                <text:p>0.842059</text:p>
              </table:table-cell>
              <table:table-cell office:value-type="float" office:value="0.855084">
                <text:p>0.855084</text:p>
              </table:table-cell>
              <table:table-cell office:value-type="float" office:value="0.859842">
                <text:p>0.859842</text:p>
              </table:table-cell>
              <table:table-cell office:value-type="float" office:value="0.867873">
                <text:p>0.867873</text:p>
              </table:table-cell>
              <table:table-cell office:value-type="float" office:value="0.871504">
                <text:p>0.871504</text:p>
              </table:table-cell>
              <table:table-cell office:value-type="float" office:value="0.876984">
                <text:p>0.876984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404">
                <text:p>0.894404</text:p>
              </table:table-cell>
              <table:table-cell office:value-type="float" office:value="0.905507">
                <text:p>0.905507</text:p>
              </table:table-cell>
              <table:table-cell office:value-type="float" office:value="0.82563">
                <text:p>0.8256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84164">
                <text:p>0.684164</text:p>
              </table:table-cell>
              <table:table-cell office:value-type="float" office:value="0.824529">
                <text:p>0.824529</text:p>
              </table:table-cell>
              <table:table-cell office:value-type="float" office:value="0.845529">
                <text:p>0.845529</text:p>
              </table:table-cell>
              <table:table-cell office:value-type="float" office:value="0.85713">
                <text:p>0.85713</text:p>
              </table:table-cell>
              <table:table-cell office:value-type="float" office:value="0.864556">
                <text:p>0.864556</text:p>
              </table:table-cell>
              <table:table-cell office:value-type="float" office:value="0.870861">
                <text:p>0.870861</text:p>
              </table:table-cell>
              <table:table-cell office:value-type="float" office:value="0.872073">
                <text:p>0.872073</text:p>
              </table:table-cell>
              <table:table-cell office:value-type="float" office:value="0.880934">
                <text:p>0.880934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427">
                <text:p>0.89342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7646">
                <text:p>0.8476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64693">
                <text:p>0.664693</text:p>
              </table:table-cell>
              <table:table-cell office:value-type="float" office:value="0.827915">
                <text:p>0.827915</text:p>
              </table:table-cell>
              <table:table-cell office:value-type="float" office:value="0.845756">
                <text:p>0.845756</text:p>
              </table:table-cell>
              <table:table-cell office:value-type="float" office:value="0.858042">
                <text:p>0.858042</text:p>
              </table:table-cell>
              <table:table-cell office:value-type="float" office:value="0.866609">
                <text:p>0.866609</text:p>
              </table:table-cell>
              <table:table-cell office:value-type="float" office:value="0.871502">
                <text:p>0.871502</text:p>
              </table:table-cell>
              <table:table-cell office:value-type="float" office:value="0.872228">
                <text:p>0.872228</text:p>
              </table:table-cell>
              <table:table-cell office:value-type="float" office:value="0.882131">
                <text:p>0.882131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381">
                <text:p>0.89438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651">
                <text:p>0.84665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75782">
                <text:p>0.575782</text:p>
              </table:table-cell>
              <table:table-cell office:value-type="float" office:value="0.820811">
                <text:p>0.820811</text:p>
              </table:table-cell>
              <table:table-cell office:value-type="float" office:value="0.846439">
                <text:p>0.846439</text:p>
              </table:table-cell>
              <table:table-cell office:value-type="float" office:value="0.858235">
                <text:p>0.858235</text:p>
              </table:table-cell>
              <table:table-cell office:value-type="float" office:value="0.866214">
                <text:p>0.866214</text:p>
              </table:table-cell>
              <table:table-cell office:value-type="float" office:value="0.871586">
                <text:p>0.871586</text:p>
              </table:table-cell>
              <table:table-cell office:value-type="float" office:value="0.872322">
                <text:p>0.872322</text:p>
              </table:table-cell>
              <table:table-cell office:value-type="float" office:value="0.882064">
                <text:p>0.882064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909">
                <text:p>0.892909</text:p>
              </table:table-cell>
              <table:table-cell office:value-type="float" office:value="0.905507">
                <text:p>0.905507</text:p>
              </table:table-cell>
              <table:table-cell office:value-type="float" office:value="0.836962">
                <text:p>0.83696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05478">
                <text:p>0.605478</text:p>
              </table:table-cell>
              <table:table-cell office:value-type="float" office:value="0.818492">
                <text:p>0.818492</text:p>
              </table:table-cell>
              <table:table-cell office:value-type="float" office:value="0.84053">
                <text:p>0.84053</text:p>
              </table:table-cell>
              <table:table-cell office:value-type="float" office:value="0.85615">
                <text:p>0.85615</text:p>
              </table:table-cell>
              <table:table-cell office:value-type="float" office:value="0.864837">
                <text:p>0.864837</text:p>
              </table:table-cell>
              <table:table-cell office:value-type="float" office:value="0.871675">
                <text:p>0.871675</text:p>
              </table:table-cell>
              <table:table-cell office:value-type="float" office:value="0.8745">
                <text:p>0.8745</text:p>
              </table:table-cell>
              <table:table-cell office:value-type="float" office:value="0.882593">
                <text:p>0.882593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438">
                <text:p>0.892438</text:p>
              </table:table-cell>
              <table:table-cell office:value-type="float" office:value="0.905507">
                <text:p>0.905507</text:p>
              </table:table-cell>
              <table:table-cell office:value-type="float" office:value="0.838995">
                <text:p>0.83899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57527">
                <text:p>0.657527</text:p>
              </table:table-cell>
              <table:table-cell office:value-type="float" office:value="0.823668">
                <text:p>0.823668</text:p>
              </table:table-cell>
              <table:table-cell office:value-type="float" office:value="0.843079">
                <text:p>0.843079</text:p>
              </table:table-cell>
              <table:table-cell office:value-type="float" office:value="0.85716">
                <text:p>0.85716</text:p>
              </table:table-cell>
              <table:table-cell office:value-type="float" office:value="0.867794">
                <text:p>0.867794</text:p>
              </table:table-cell>
              <table:table-cell office:value-type="float" office:value="0.871886">
                <text:p>0.871886</text:p>
              </table:table-cell>
              <table:table-cell office:value-type="float" office:value="0.879585">
                <text:p>0.879585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99855">
                <text:p>0.899855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701">
                <text:p>0.84670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6178">
                <text:p>0.66178</text:p>
              </table:table-cell>
              <table:table-cell office:value-type="float" office:value="0.818546">
                <text:p>0.818546</text:p>
              </table:table-cell>
              <table:table-cell office:value-type="float" office:value="0.841646">
                <text:p>0.841646</text:p>
              </table:table-cell>
              <table:table-cell office:value-type="float" office:value="0.856182">
                <text:p>0.856182</text:p>
              </table:table-cell>
              <table:table-cell office:value-type="float" office:value="0.868143">
                <text:p>0.868143</text:p>
              </table:table-cell>
              <table:table-cell office:value-type="float" office:value="0.871917">
                <text:p>0.871917</text:p>
              </table:table-cell>
              <table:table-cell office:value-type="float" office:value="0.8814">
                <text:p>0.881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12">
                <text:p>0.884812</text:p>
              </table:table-cell>
              <table:table-cell office:value-type="float" office:value="0.900815">
                <text:p>0.900815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85">
                <text:p>0.8468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35624">
                <text:p>0.635624</text:p>
              </table:table-cell>
              <table:table-cell office:value-type="float" office:value="0.793092">
                <text:p>0.793092</text:p>
              </table:table-cell>
              <table:table-cell office:value-type="float" office:value="0.840157">
                <text:p>0.840157</text:p>
              </table:table-cell>
              <table:table-cell office:value-type="float" office:value="0.855934">
                <text:p>0.855934</text:p>
              </table:table-cell>
              <table:table-cell office:value-type="float" office:value="0.866413">
                <text:p>0.866413</text:p>
              </table:table-cell>
              <table:table-cell office:value-type="float" office:value="0.871574">
                <text:p>0.871574</text:p>
              </table:table-cell>
              <table:table-cell office:value-type="float" office:value="0.877769">
                <text:p>0.87776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14">
                <text:p>0.884014</text:p>
              </table:table-cell>
              <table:table-cell office:value-type="float" office:value="0.900277">
                <text:p>0.90027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0811">
                <text:p>0.84081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34336">
                <text:p>0.634336</text:p>
              </table:table-cell>
              <table:table-cell office:value-type="float" office:value="0.799623">
                <text:p>0.799623</text:p>
              </table:table-cell>
              <table:table-cell office:value-type="float" office:value="0.84174">
                <text:p>0.84174</text:p>
              </table:table-cell>
              <table:table-cell office:value-type="float" office:value="0.858657">
                <text:p>0.858657</text:p>
              </table:table-cell>
              <table:table-cell office:value-type="float" office:value="0.864985">
                <text:p>0.864985</text:p>
              </table:table-cell>
              <table:table-cell office:value-type="float" office:value="0.871233">
                <text:p>0.871233</text:p>
              </table:table-cell>
              <table:table-cell office:value-type="float" office:value="0.872872">
                <text:p>0.872872</text:p>
              </table:table-cell>
              <table:table-cell office:value-type="float" office:value="0.883172">
                <text:p>0.883172</text:p>
              </table:table-cell>
              <table:table-cell office:value-type="float" office:value="0.883255">
                <text:p>0.883255</text:p>
              </table:table-cell>
              <table:table-cell office:value-type="float" office:value="0.89931">
                <text:p>0.8993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0918">
                <text:p>0.84091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83862">
                <text:p>0.683862</text:p>
              </table:table-cell>
              <table:table-cell office:value-type="float" office:value="0.823737">
                <text:p>0.823737</text:p>
              </table:table-cell>
              <table:table-cell office:value-type="float" office:value="0.855544">
                <text:p>0.855544</text:p>
              </table:table-cell>
              <table:table-cell office:value-type="float" office:value="0.862485">
                <text:p>0.862485</text:p>
              </table:table-cell>
              <table:table-cell office:value-type="float" office:value="0.870929">
                <text:p>0.87092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8257">
                <text:p>0.87825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999">
                <text:p>0.883999</text:p>
              </table:table-cell>
              <table:table-cell office:value-type="float" office:value="0.901256">
                <text:p>0.90125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1487">
                <text:p>0.8514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93844">
                <text:p>0.693844</text:p>
              </table:table-cell>
              <table:table-cell office:value-type="float" office:value="0.83707">
                <text:p>0.83707</text:p>
              </table:table-cell>
              <table:table-cell office:value-type="float" office:value="0.859752">
                <text:p>0.859752</text:p>
              </table:table-cell>
              <table:table-cell office:value-type="float" office:value="0.869787">
                <text:p>0.869787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54">
                <text:p>0.871854</text:p>
              </table:table-cell>
              <table:table-cell office:value-type="float" office:value="0.879077">
                <text:p>0.87907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233">
                <text:p>0.885233</text:p>
              </table:table-cell>
              <table:table-cell office:value-type="float" office:value="0.901262">
                <text:p>0.901262</text:p>
              </table:table-cell>
              <table:table-cell office:value-type="float" office:value="0.905507">
                <text:p>0.905507</text:p>
              </table:table-cell>
              <table:table-cell office:value-type="float" office:value="0.855268">
                <text:p>0.85526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12259">
                <text:p>0.712259</text:p>
              </table:table-cell>
              <table:table-cell office:value-type="float" office:value="0.818471">
                <text:p>0.818471</text:p>
              </table:table-cell>
              <table:table-cell office:value-type="float" office:value="0.854209">
                <text:p>0.854209</text:p>
              </table:table-cell>
              <table:table-cell office:value-type="float" office:value="0.863249">
                <text:p>0.863249</text:p>
              </table:table-cell>
              <table:table-cell office:value-type="float" office:value="0.871052">
                <text:p>0.871052</text:p>
              </table:table-cell>
              <table:table-cell office:value-type="float" office:value="0.871668">
                <text:p>0.871668</text:p>
              </table:table-cell>
              <table:table-cell office:value-type="float" office:value="0.878938">
                <text:p>0.87893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458">
                <text:p>0.886458</text:p>
              </table:table-cell>
              <table:table-cell office:value-type="float" office:value="0.903173">
                <text:p>0.9031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4273">
                <text:p>0.8542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59925">
                <text:p>0.659925</text:p>
              </table:table-cell>
              <table:table-cell office:value-type="float" office:value="0.808489">
                <text:p>0.808489</text:p>
              </table:table-cell>
              <table:table-cell office:value-type="float" office:value="0.837655">
                <text:p>0.837655</text:p>
              </table:table-cell>
              <table:table-cell office:value-type="float" office:value="0.859622">
                <text:p>0.859622</text:p>
              </table:table-cell>
              <table:table-cell office:value-type="float" office:value="0.8675">
                <text:p>0.8675</text:p>
              </table:table-cell>
              <table:table-cell office:value-type="float" office:value="0.871175">
                <text:p>0.871175</text:p>
              </table:table-cell>
              <table:table-cell office:value-type="float" office:value="0.871699">
                <text:p>0.871699</text:p>
              </table:table-cell>
              <table:table-cell office:value-type="float" office:value="0.879562">
                <text:p>0.879562</text:p>
              </table:table-cell>
              <table:table-cell office:value-type="float" office:value="0.884839">
                <text:p>0.884839</text:p>
              </table:table-cell>
              <table:table-cell office:value-type="float" office:value="0.90131">
                <text:p>0.9013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4178">
                <text:p>0.84417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71581">
                <text:p>0.671581</text:p>
              </table:table-cell>
              <table:table-cell office:value-type="float" office:value="0.809472">
                <text:p>0.809472</text:p>
              </table:table-cell>
              <table:table-cell office:value-type="float" office:value="0.833637">
                <text:p>0.833637</text:p>
              </table:table-cell>
              <table:table-cell office:value-type="float" office:value="0.859554">
                <text:p>0.859554</text:p>
              </table:table-cell>
              <table:table-cell office:value-type="float" office:value="0.869914">
                <text:p>0.86991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948">
                <text:p>0.871948</text:p>
              </table:table-cell>
              <table:table-cell office:value-type="float" office:value="0.880811">
                <text:p>0.880811</text:p>
              </table:table-cell>
              <table:table-cell office:value-type="float" office:value="0.884839">
                <text:p>0.884839</text:p>
              </table:table-cell>
              <table:table-cell office:value-type="float" office:value="0.900391">
                <text:p>0.90039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5369">
                <text:p>0.84536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9185">
                <text:p>0.69185</text:p>
              </table:table-cell>
              <table:table-cell office:value-type="float" office:value="0.812084">
                <text:p>0.812084</text:p>
              </table:table-cell>
              <table:table-cell office:value-type="float" office:value="0.846809">
                <text:p>0.846809</text:p>
              </table:table-cell>
              <table:table-cell office:value-type="float" office:value="0.864435">
                <text:p>0.864435</text:p>
              </table:table-cell>
              <table:table-cell office:value-type="float" office:value="0.871175">
                <text:p>0.871175</text:p>
              </table:table-cell>
              <table:table-cell office:value-type="float" office:value="0.871668">
                <text:p>0.871668</text:p>
              </table:table-cell>
              <table:table-cell office:value-type="float" office:value="0.879728">
                <text:p>0.87972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064">
                <text:p>0.886064</text:p>
              </table:table-cell>
              <table:table-cell office:value-type="float" office:value="0.901806">
                <text:p>0.90180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0887">
                <text:p>0.85088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10333">
                <text:p>0.710333</text:p>
              </table:table-cell>
              <table:table-cell office:value-type="float" office:value="0.81437">
                <text:p>0.81437</text:p>
              </table:table-cell>
              <table:table-cell office:value-type="float" office:value="0.851339">
                <text:p>0.851339</text:p>
              </table:table-cell>
              <table:table-cell office:value-type="float" office:value="0.866254">
                <text:p>0.866254</text:p>
              </table:table-cell>
              <table:table-cell office:value-type="float" office:value="0.871338">
                <text:p>0.871338</text:p>
              </table:table-cell>
              <table:table-cell office:value-type="float" office:value="0.871605">
                <text:p>0.871605</text:p>
              </table:table-cell>
              <table:table-cell office:value-type="float" office:value="0.876955">
                <text:p>0.876955</text:p>
              </table:table-cell>
              <table:table-cell office:value-type="float" office:value="0.883159">
                <text:p>0.883159</text:p>
              </table:table-cell>
              <table:table-cell office:value-type="float" office:value="0.884032">
                <text:p>0.884032</text:p>
              </table:table-cell>
              <table:table-cell office:value-type="float" office:value="0.900415">
                <text:p>0.900415</text:p>
              </table:table-cell>
              <table:table-cell office:value-type="float" office:value="0.905507">
                <text:p>0.905507</text:p>
              </table:table-cell>
              <table:table-cell office:value-type="float" office:value="0.85298">
                <text:p>0.852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55744">
                <text:p>0.655744</text:p>
              </table:table-cell>
              <table:table-cell office:value-type="float" office:value="0.811084">
                <text:p>0.811084</text:p>
              </table:table-cell>
              <table:table-cell office:value-type="float" office:value="0.851271">
                <text:p>0.851271</text:p>
              </table:table-cell>
              <table:table-cell office:value-type="float" office:value="0.865755">
                <text:p>0.865755</text:p>
              </table:table-cell>
              <table:table-cell office:value-type="float" office:value="0.871338">
                <text:p>0.87133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78">
                <text:p>0.87278</text:p>
              </table:table-cell>
              <table:table-cell office:value-type="float" office:value="0.882879">
                <text:p>0.882879</text:p>
              </table:table-cell>
              <table:table-cell office:value-type="float" office:value="0.884821">
                <text:p>0.884821</text:p>
              </table:table-cell>
              <table:table-cell office:value-type="float" office:value="0.901262">
                <text:p>0.901262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848">
                <text:p>0.8468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56194">
                <text:p>0.656194</text:p>
              </table:table-cell>
              <table:table-cell office:value-type="float" office:value="0.821684">
                <text:p>0.821684</text:p>
              </table:table-cell>
              <table:table-cell office:value-type="float" office:value="0.859183">
                <text:p>0.859183</text:p>
              </table:table-cell>
              <table:table-cell office:value-type="float" office:value="0.868761">
                <text:p>0.868761</text:p>
              </table:table-cell>
              <table:table-cell office:value-type="float" office:value="0.871502">
                <text:p>0.871502</text:p>
              </table:table-cell>
              <table:table-cell office:value-type="float" office:value="0.871543">
                <text:p>0.871543</text:p>
              </table:table-cell>
              <table:table-cell office:value-type="float" office:value="0.874918">
                <text:p>0.87491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533">
                <text:p>0.886533</text:p>
              </table:table-cell>
              <table:table-cell office:value-type="float" office:value="0.900343">
                <text:p>0.900343</text:p>
              </table:table-cell>
              <table:table-cell office:value-type="float" office:value="0.905507">
                <text:p>0.905507</text:p>
              </table:table-cell>
              <table:table-cell office:value-type="float" office:value="0.849392">
                <text:p>0.84939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12182">
                <text:p>0.712182</text:p>
              </table:table-cell>
              <table:table-cell office:value-type="float" office:value="0.851532">
                <text:p>0.851532</text:p>
              </table:table-cell>
              <table:table-cell office:value-type="float" office:value="0.862854">
                <text:p>0.862854</text:p>
              </table:table-cell>
              <table:table-cell office:value-type="float" office:value="0.870848">
                <text:p>0.87084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083">
                <text:p>0.875083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943">
                <text:p>0.891943</text:p>
              </table:table-cell>
              <table:table-cell office:value-type="float" office:value="0.901854">
                <text:p>0.901854</text:p>
              </table:table-cell>
              <table:table-cell office:value-type="float" office:value="0.905507">
                <text:p>0.905507</text:p>
              </table:table-cell>
              <table:table-cell office:value-type="float" office:value="0.860429">
                <text:p>0.86042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98559">
                <text:p>0.698559</text:p>
              </table:table-cell>
              <table:table-cell office:value-type="float" office:value="0.83813">
                <text:p>0.83813</text:p>
              </table:table-cell>
              <table:table-cell office:value-type="float" office:value="0.860561">
                <text:p>0.860561</text:p>
              </table:table-cell>
              <table:table-cell office:value-type="float" office:value="0.869158">
                <text:p>0.86915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86">
                <text:p>0.871886</text:p>
              </table:table-cell>
              <table:table-cell office:value-type="float" office:value="0.881596">
                <text:p>0.88159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992">
                <text:p>0.889992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884">
                <text:p>0.85688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64759">
                <text:p>0.664759</text:p>
              </table:table-cell>
              <table:table-cell office:value-type="float" office:value="0.843865">
                <text:p>0.843865</text:p>
              </table:table-cell>
              <table:table-cell office:value-type="float" office:value="0.860852">
                <text:p>0.860852</text:p>
              </table:table-cell>
              <table:table-cell office:value-type="float" office:value="0.870172">
                <text:p>0.870172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01">
                <text:p>0.87201</text:p>
              </table:table-cell>
              <table:table-cell office:value-type="float" office:value="0.88236">
                <text:p>0.88236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235">
                <text:p>0.89423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4856">
                <text:p>0.85485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56661">
                <text:p>0.656661</text:p>
              </table:table-cell>
              <table:table-cell office:value-type="float" office:value="0.836247">
                <text:p>0.836247</text:p>
              </table:table-cell>
              <table:table-cell office:value-type="float" office:value="0.86147">
                <text:p>0.86147</text:p>
              </table:table-cell>
              <table:table-cell office:value-type="float" office:value="0.870639">
                <text:p>0.87063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86">
                <text:p>0.871886</text:p>
              </table:table-cell>
              <table:table-cell office:value-type="float" office:value="0.881916">
                <text:p>0.881916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636">
                <text:p>0.891636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2897">
                <text:p>0.85289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31723">
                <text:p>0.731723</text:p>
              </table:table-cell>
              <table:table-cell office:value-type="float" office:value="0.850952">
                <text:p>0.850952</text:p>
              </table:table-cell>
              <table:table-cell office:value-type="float" office:value="0.863697">
                <text:p>0.863697</text:p>
              </table:table-cell>
              <table:table-cell office:value-type="float" office:value="0.870984">
                <text:p>0.87098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761">
                <text:p>0.871761</text:p>
              </table:table-cell>
              <table:table-cell office:value-type="float" office:value="0.878768">
                <text:p>0.87876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41">
                <text:p>0.889441</text:p>
              </table:table-cell>
              <table:table-cell office:value-type="float" office:value="0.901878">
                <text:p>0.901878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4">
                <text:p>0.861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99869">
                <text:p>0.699869</text:p>
              </table:table-cell>
              <table:table-cell office:value-type="float" office:value="0.834823">
                <text:p>0.834823</text:p>
              </table:table-cell>
              <table:table-cell office:value-type="float" office:value="0.859064">
                <text:p>0.859064</text:p>
              </table:table-cell>
              <table:table-cell office:value-type="float" office:value="0.86913">
                <text:p>0.8691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54">
                <text:p>0.871854</text:p>
              </table:table-cell>
              <table:table-cell office:value-type="float" office:value="0.882072">
                <text:p>0.88207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701">
                <text:p>0.889701</text:p>
              </table:table-cell>
              <table:table-cell office:value-type="float" office:value="0.901806">
                <text:p>0.90180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312">
                <text:p>0.85631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94925">
                <text:p>0.694925</text:p>
              </table:table-cell>
              <table:table-cell office:value-type="float" office:value="0.84547">
                <text:p>0.84547</text:p>
              </table:table-cell>
              <table:table-cell office:value-type="float" office:value="0.860175">
                <text:p>0.860175</text:p>
              </table:table-cell>
              <table:table-cell office:value-type="float" office:value="0.867643">
                <text:p>0.86764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2695">
                <text:p>0.872695</text:p>
              </table:table-cell>
              <table:table-cell office:value-type="float" office:value="0.88285">
                <text:p>0.8828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48">
                <text:p>0.890248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252">
                <text:p>0.85725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96647">
                <text:p>0.596647</text:p>
              </table:table-cell>
              <table:table-cell office:value-type="float" office:value="0.820727">
                <text:p>0.820727</text:p>
              </table:table-cell>
              <table:table-cell office:value-type="float" office:value="0.854441">
                <text:p>0.854441</text:p>
              </table:table-cell>
              <table:table-cell office:value-type="float" office:value="0.863661">
                <text:p>0.863661</text:p>
              </table:table-cell>
              <table:table-cell office:value-type="float" office:value="0.871298">
                <text:p>0.871298</text:p>
              </table:table-cell>
              <table:table-cell office:value-type="float" office:value="0.871636">
                <text:p>0.871636</text:p>
              </table:table-cell>
              <table:table-cell office:value-type="float" office:value="0.880775">
                <text:p>0.88077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932">
                <text:p>0.88993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3788">
                <text:p>0.8437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00651">
                <text:p>0.700651</text:p>
              </table:table-cell>
              <table:table-cell office:value-type="float" office:value="0.825892">
                <text:p>0.825892</text:p>
              </table:table-cell>
              <table:table-cell office:value-type="float" office:value="0.857311">
                <text:p>0.857311</text:p>
              </table:table-cell>
              <table:table-cell office:value-type="float" office:value="0.865903">
                <text:p>0.86590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86">
                <text:p>0.871886</text:p>
              </table:table-cell>
              <table:table-cell office:value-type="float" office:value="0.882781">
                <text:p>0.88278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617">
                <text:p>0.887617</text:p>
              </table:table-cell>
              <table:table-cell office:value-type="float" office:value="0.903668">
                <text:p>0.903668</text:p>
              </table:table-cell>
              <table:table-cell office:value-type="float" office:value="0.905507">
                <text:p>0.905507</text:p>
              </table:table-cell>
              <table:table-cell office:value-type="float" office:value="0.855051">
                <text:p>0.85505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53301">
                <text:p>0.753301</text:p>
              </table:table-cell>
              <table:table-cell office:value-type="float" office:value="0.82972">
                <text:p>0.82972</text:p>
              </table:table-cell>
              <table:table-cell office:value-type="float" office:value="0.860029">
                <text:p>0.860029</text:p>
              </table:table-cell>
              <table:table-cell office:value-type="float" office:value="0.868946">
                <text:p>0.868946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08">
                <text:p>0.87308</text:p>
              </table:table-cell>
              <table:table-cell office:value-type="float" office:value="0.883172">
                <text:p>0.883172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376">
                <text:p>0.89437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293">
                <text:p>0.86229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57317">
                <text:p>0.757317</text:p>
              </table:table-cell>
              <table:table-cell office:value-type="float" office:value="0.835692">
                <text:p>0.835692</text:p>
              </table:table-cell>
              <table:table-cell office:value-type="float" office:value="0.860221">
                <text:p>0.860221</text:p>
              </table:table-cell>
              <table:table-cell office:value-type="float" office:value="0.86721">
                <text:p>0.86721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288">
                <text:p>0.87528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09">
                <text:p>0.884809</text:p>
              </table:table-cell>
              <table:table-cell office:value-type="float" office:value="0.897369">
                <text:p>0.89736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821">
                <text:p>0.86382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55211">
                <text:p>0.755211</text:p>
              </table:table-cell>
              <table:table-cell office:value-type="float" office:value="0.846332">
                <text:p>0.846332</text:p>
              </table:table-cell>
              <table:table-cell office:value-type="float" office:value="0.860496">
                <text:p>0.860496</text:p>
              </table:table-cell>
              <table:table-cell office:value-type="float" office:value="0.869469">
                <text:p>0.86946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02">
                <text:p>0.8750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43">
                <text:p>0.883643</text:p>
              </table:table-cell>
              <table:table-cell office:value-type="float" office:value="0.894449">
                <text:p>0.89444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493">
                <text:p>0.86449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75132">
                <text:p>0.675132</text:p>
              </table:table-cell>
              <table:table-cell office:value-type="float" office:value="0.829014">
                <text:p>0.829014</text:p>
              </table:table-cell>
              <table:table-cell office:value-type="float" office:value="0.856552">
                <text:p>0.856552</text:p>
              </table:table-cell>
              <table:table-cell office:value-type="float" office:value="0.86657">
                <text:p>0.86657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23">
                <text:p>0.871823</text:p>
              </table:table-cell>
              <table:table-cell office:value-type="float" office:value="0.878647">
                <text:p>0.87864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349">
                <text:p>0.887349</text:p>
              </table:table-cell>
              <table:table-cell office:value-type="float" office:value="0.903173">
                <text:p>0.9031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2306">
                <text:p>0.85230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51425">
                <text:p>0.651425</text:p>
              </table:table-cell>
              <table:table-cell office:value-type="float" office:value="0.829543">
                <text:p>0.829543</text:p>
              </table:table-cell>
              <table:table-cell office:value-type="float" office:value="0.855354">
                <text:p>0.855354</text:p>
              </table:table-cell>
              <table:table-cell office:value-type="float" office:value="0.865602">
                <text:p>0.865602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23">
                <text:p>0.871823</text:p>
              </table:table-cell>
              <table:table-cell office:value-type="float" office:value="0.877805">
                <text:p>0.87780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937">
                <text:p>0.8993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8898">
                <text:p>0.8488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32718">
                <text:p>0.632718</text:p>
              </table:table-cell>
              <table:table-cell office:value-type="float" office:value="0.820566">
                <text:p>0.820566</text:p>
              </table:table-cell>
              <table:table-cell office:value-type="float" office:value="0.854465">
                <text:p>0.854465</text:p>
              </table:table-cell>
              <table:table-cell office:value-type="float" office:value="0.864692">
                <text:p>0.864692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917">
                <text:p>0.871917</text:p>
              </table:table-cell>
              <table:table-cell office:value-type="float" office:value="0.878763">
                <text:p>0.87876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064">
                <text:p>0.886064</text:p>
              </table:table-cell>
              <table:table-cell office:value-type="float" office:value="0.899871">
                <text:p>0.89987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385">
                <text:p>0.84638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27404">
                <text:p>0.627404</text:p>
              </table:table-cell>
              <table:table-cell office:value-type="float" office:value="0.823765">
                <text:p>0.823765</text:p>
              </table:table-cell>
              <table:table-cell office:value-type="float" office:value="0.857422">
                <text:p>0.857422</text:p>
              </table:table-cell>
              <table:table-cell office:value-type="float" office:value="0.867587">
                <text:p>0.867587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24">
                <text:p>0.87324</text:p>
              </table:table-cell>
              <table:table-cell office:value-type="float" office:value="0.883097">
                <text:p>0.88309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615">
                <text:p>0.885615</text:p>
              </table:table-cell>
              <table:table-cell office:value-type="float" office:value="0.898009">
                <text:p>0.898009</text:p>
              </table:table-cell>
              <table:table-cell office:value-type="float" office:value="0.905507">
                <text:p>0.905507</text:p>
              </table:table-cell>
              <table:table-cell office:value-type="float" office:value="0.847094">
                <text:p>0.84709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54348">
                <text:p>0.754348</text:p>
              </table:table-cell>
              <table:table-cell office:value-type="float" office:value="0.847767">
                <text:p>0.847767</text:p>
              </table:table-cell>
              <table:table-cell office:value-type="float" office:value="0.860708">
                <text:p>0.860708</text:p>
              </table:table-cell>
              <table:table-cell office:value-type="float" office:value="0.871134">
                <text:p>0.87113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948">
                <text:p>0.871948</text:p>
              </table:table-cell>
              <table:table-cell office:value-type="float" office:value="0.882322">
                <text:p>0.88232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798">
                <text:p>0.887798</text:p>
              </table:table-cell>
              <table:table-cell office:value-type="float" office:value="0.899943">
                <text:p>0.899943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077">
                <text:p>0.86307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51826">
                <text:p>0.751826</text:p>
              </table:table-cell>
              <table:table-cell office:value-type="float" office:value="0.839887">
                <text:p>0.839887</text:p>
              </table:table-cell>
              <table:table-cell office:value-type="float" office:value="0.860067">
                <text:p>0.860067</text:p>
              </table:table-cell>
              <table:table-cell office:value-type="float" office:value="0.870235">
                <text:p>0.870235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987">
                <text:p>0.873987</text:p>
              </table:table-cell>
              <table:table-cell office:value-type="float" office:value="0.883145">
                <text:p>0.88314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09">
                <text:p>0.890209</text:p>
              </table:table-cell>
              <table:table-cell office:value-type="float" office:value="0.900415">
                <text:p>0.900415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457">
                <text:p>0.86245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57301">
                <text:p>0.657301</text:p>
              </table:table-cell>
              <table:table-cell office:value-type="float" office:value="0.829994">
                <text:p>0.829994</text:p>
              </table:table-cell>
              <table:table-cell office:value-type="float" office:value="0.860074">
                <text:p>0.860074</text:p>
              </table:table-cell>
              <table:table-cell office:value-type="float" office:value="0.869676">
                <text:p>0.869676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941">
                <text:p>0.873941</text:p>
              </table:table-cell>
              <table:table-cell office:value-type="float" office:value="0.883041">
                <text:p>0.883041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">
                <text:p>0.8902</text:p>
              </table:table-cell>
              <table:table-cell office:value-type="float" office:value="0.900391">
                <text:p>0.900391</text:p>
              </table:table-cell>
              <table:table-cell office:value-type="float" office:value="0.905507">
                <text:p>0.905507</text:p>
              </table:table-cell>
              <table:table-cell office:value-type="float" office:value="0.851942">
                <text:p>0.85194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03616">
                <text:p>0.703616</text:p>
              </table:table-cell>
              <table:table-cell office:value-type="float" office:value="0.831232">
                <text:p>0.831232</text:p>
              </table:table-cell>
              <table:table-cell office:value-type="float" office:value="0.860166">
                <text:p>0.860166</text:p>
              </table:table-cell>
              <table:table-cell office:value-type="float" office:value="0.870701">
                <text:p>0.870701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007">
                <text:p>0.875007</text:p>
              </table:table-cell>
              <table:table-cell office:value-type="float" office:value="0.883117">
                <text:p>0.88311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812">
                <text:p>0.889812</text:p>
              </table:table-cell>
              <table:table-cell office:value-type="float" office:value="0.901358">
                <text:p>0.901358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981">
                <text:p>0.85698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52555">
                <text:p>0.752555</text:p>
              </table:table-cell>
              <table:table-cell office:value-type="float" office:value="0.843452">
                <text:p>0.843452</text:p>
              </table:table-cell>
              <table:table-cell office:value-type="float" office:value="0.863629">
                <text:p>0.863629</text:p>
              </table:table-cell>
              <table:table-cell office:value-type="float" office:value="0.871069">
                <text:p>0.871069</text:p>
              </table:table-cell>
              <table:table-cell office:value-type="float" office:value="0.871543">
                <text:p>0.871543</text:p>
              </table:table-cell>
              <table:table-cell office:value-type="float" office:value="0.876167">
                <text:p>0.876167</text:p>
              </table:table-cell>
              <table:table-cell office:value-type="float" office:value="0.883172">
                <text:p>0.88317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014">
                <text:p>0.889014</text:p>
              </table:table-cell>
              <table:table-cell office:value-type="float" office:value="0.901358">
                <text:p>0.901358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521">
                <text:p>0.86352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4735">
                <text:p>0.74735</text:p>
              </table:table-cell>
              <table:table-cell office:value-type="float" office:value="0.844337">
                <text:p>0.844337</text:p>
              </table:table-cell>
              <table:table-cell office:value-type="float" office:value="0.861565">
                <text:p>0.861565</text:p>
              </table:table-cell>
              <table:table-cell office:value-type="float" office:value="0.870745">
                <text:p>0.870745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823">
                <text:p>0.871823</text:p>
              </table:table-cell>
              <table:table-cell office:value-type="float" office:value="0.88226">
                <text:p>0.8822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434">
                <text:p>0.886434</text:p>
              </table:table-cell>
              <table:table-cell office:value-type="float" office:value="0.901758">
                <text:p>0.901758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107">
                <text:p>0.86210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46269">
                <text:p>0.746269</text:p>
              </table:table-cell>
              <table:table-cell office:value-type="float" office:value="0.853949">
                <text:p>0.853949</text:p>
              </table:table-cell>
              <table:table-cell office:value-type="float" office:value="0.865123">
                <text:p>0.865123</text:p>
              </table:table-cell>
              <table:table-cell office:value-type="float" office:value="0.871151">
                <text:p>0.871151</text:p>
              </table:table-cell>
              <table:table-cell office:value-type="float" office:value="0.871543">
                <text:p>0.871543</text:p>
              </table:table-cell>
              <table:table-cell office:value-type="float" office:value="0.878124">
                <text:p>0.87812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631">
                <text:p>0.89163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981">
                <text:p>0.86498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9246">
                <text:p>0.69246</text:p>
              </table:table-cell>
              <table:table-cell office:value-type="float" office:value="0.858505">
                <text:p>0.858505</text:p>
              </table:table-cell>
              <table:table-cell office:value-type="float" office:value="0.869378">
                <text:p>0.86937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7406">
                <text:p>0.877406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906">
                <text:p>0.888906</text:p>
              </table:table-cell>
              <table:table-cell office:value-type="float" office:value="0.905059">
                <text:p>0.905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0126">
                <text:p>0.86012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1329">
                <text:p>0.81329</text:p>
              </table:table-cell>
              <table:table-cell office:value-type="float" office:value="0.857323">
                <text:p>0.857323</text:p>
              </table:table-cell>
              <table:table-cell office:value-type="float" office:value="0.86628">
                <text:p>0.86628</text:p>
              </table:table-cell>
              <table:table-cell office:value-type="float" office:value="0.871011">
                <text:p>0.871011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761">
                <text:p>0.871761</text:p>
              </table:table-cell>
              <table:table-cell office:value-type="float" office:value="0.882279">
                <text:p>0.88227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772">
                <text:p>0.884772</text:p>
              </table:table-cell>
              <table:table-cell office:value-type="float" office:value="0.899858">
                <text:p>0.899858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137">
                <text:p>0.87013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97879">
                <text:p>0.797879</text:p>
              </table:table-cell>
              <table:table-cell office:value-type="float" office:value="0.854993">
                <text:p>0.854993</text:p>
              </table:table-cell>
              <table:table-cell office:value-type="float" office:value="0.863537">
                <text:p>0.863537</text:p>
              </table:table-cell>
              <table:table-cell office:value-type="float" office:value="0.87088">
                <text:p>0.87088</text:p>
              </table:table-cell>
              <table:table-cell office:value-type="float" office:value="0.871668">
                <text:p>0.871668</text:p>
              </table:table-cell>
              <table:table-cell office:value-type="float" office:value="0.878378">
                <text:p>0.878378</text:p>
              </table:table-cell>
              <table:table-cell office:value-type="float" office:value="0.883089">
                <text:p>0.8830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379">
                <text:p>0.888379</text:p>
              </table:table-cell>
              <table:table-cell office:value-type="float" office:value="0.900886">
                <text:p>0.900886</text:p>
              </table:table-cell>
              <table:table-cell office:value-type="float" office:value="0.905507">
                <text:p>0.905507</text:p>
              </table:table-cell>
              <table:table-cell office:value-type="float" office:value="0.869294">
                <text:p>0.86929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0736">
                <text:p>0.80736</text:p>
              </table:table-cell>
              <table:table-cell office:value-type="float" office:value="0.857232">
                <text:p>0.857232</text:p>
              </table:table-cell>
              <table:table-cell office:value-type="float" office:value="0.865157">
                <text:p>0.865157</text:p>
              </table:table-cell>
              <table:table-cell office:value-type="float" office:value="0.87097">
                <text:p>0.87097</text:p>
              </table:table-cell>
              <table:table-cell office:value-type="float" office:value="0.871699">
                <text:p>0.871699</text:p>
              </table:table-cell>
              <table:table-cell office:value-type="float" office:value="0.880189">
                <text:p>0.8801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295">
                <text:p>0.892295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558">
                <text:p>0.87155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11436">
                <text:p>0.811436</text:p>
              </table:table-cell>
              <table:table-cell office:value-type="float" office:value="0.859327">
                <text:p>0.859327</text:p>
              </table:table-cell>
              <table:table-cell office:value-type="float" office:value="0.865232">
                <text:p>0.865232</text:p>
              </table:table-cell>
              <table:table-cell office:value-type="float" office:value="0.871127">
                <text:p>0.871127</text:p>
              </table:table-cell>
              <table:table-cell office:value-type="float" office:value="0.871543">
                <text:p>0.871543</text:p>
              </table:table-cell>
              <table:table-cell office:value-type="float" office:value="0.87776">
                <text:p>0.87776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883">
                <text:p>0.891883</text:p>
              </table:table-cell>
              <table:table-cell office:value-type="float" office:value="0.905059">
                <text:p>0.905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985">
                <text:p>0.8719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08593">
                <text:p>0.808593</text:p>
              </table:table-cell>
              <table:table-cell office:value-type="float" office:value="0.859034">
                <text:p>0.859034</text:p>
              </table:table-cell>
              <table:table-cell office:value-type="float" office:value="0.864928">
                <text:p>0.864928</text:p>
              </table:table-cell>
              <table:table-cell office:value-type="float" office:value="0.871208">
                <text:p>0.871208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286">
                <text:p>0.873286</text:p>
              </table:table-cell>
              <table:table-cell office:value-type="float" office:value="0.882626">
                <text:p>0.882626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495">
                <text:p>0.891495</text:p>
              </table:table-cell>
              <table:table-cell office:value-type="float" office:value="0.903221">
                <text:p>0.9032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919">
                <text:p>0.87091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85727">
                <text:p>0.785727</text:p>
              </table:table-cell>
              <table:table-cell office:value-type="float" office:value="0.859138">
                <text:p>0.859138</text:p>
              </table:table-cell>
              <table:table-cell office:value-type="float" office:value="0.869583">
                <text:p>0.86958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6913">
                <text:p>0.87691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06">
                <text:p>0.884806</text:p>
              </table:table-cell>
              <table:table-cell office:value-type="float" office:value="0.894617">
                <text:p>0.89461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263">
                <text:p>0.87026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34086">
                <text:p>0.734086</text:p>
              </table:table-cell>
              <table:table-cell office:value-type="float" office:value="0.86111">
                <text:p>0.86111</text:p>
              </table:table-cell>
              <table:table-cell office:value-type="float" office:value="0.870694">
                <text:p>0.870694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332">
                <text:p>0.873332</text:p>
              </table:table-cell>
              <table:table-cell office:value-type="float" office:value="0.882659">
                <text:p>0.88265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733">
                <text:p>0.886733</text:p>
              </table:table-cell>
              <table:table-cell office:value-type="float" office:value="0.89562">
                <text:p>0.8956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454">
                <text:p>0.86645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57488">
                <text:p>0.757488</text:p>
              </table:table-cell>
              <table:table-cell office:value-type="float" office:value="0.861745">
                <text:p>0.861745</text:p>
              </table:table-cell>
              <table:table-cell office:value-type="float" office:value="0.871125">
                <text:p>0.871125</text:p>
              </table:table-cell>
              <table:table-cell office:value-type="float" office:value="0.871543">
                <text:p>0.871543</text:p>
              </table:table-cell>
              <table:table-cell office:value-type="float" office:value="0.878705">
                <text:p>0.87870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14">
                <text:p>0.884014</text:p>
              </table:table-cell>
              <table:table-cell office:value-type="float" office:value="0.893527">
                <text:p>0.893527</text:p>
              </table:table-cell>
              <table:table-cell office:value-type="float" office:value="0.900839">
                <text:p>0.90083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775">
                <text:p>0.87077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57343">
                <text:p>0.757343</text:p>
              </table:table-cell>
              <table:table-cell office:value-type="float" office:value="0.863399">
                <text:p>0.863399</text:p>
              </table:table-cell>
              <table:table-cell office:value-type="float" office:value="0.871106">
                <text:p>0.871106</text:p>
              </table:table-cell>
              <table:table-cell office:value-type="float" office:value="0.871543">
                <text:p>0.871543</text:p>
              </table:table-cell>
              <table:table-cell office:value-type="float" office:value="0.873619">
                <text:p>0.873619</text:p>
              </table:table-cell>
              <table:table-cell office:value-type="float" office:value="0.883152">
                <text:p>0.883152</text:p>
              </table:table-cell>
              <table:table-cell office:value-type="float" office:value="0.884092">
                <text:p>0.884092</text:p>
              </table:table-cell>
              <table:table-cell office:value-type="float" office:value="0.893716">
                <text:p>0.893716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764">
                <text:p>0.87076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34599">
                <text:p>0.734599</text:p>
              </table:table-cell>
              <table:table-cell office:value-type="float" office:value="0.863891">
                <text:p>0.863891</text:p>
              </table:table-cell>
              <table:table-cell office:value-type="float" office:value="0.871167">
                <text:p>0.871167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145">
                <text:p>0.87514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081">
                <text:p>0.893081</text:p>
              </table:table-cell>
              <table:table-cell office:value-type="float" office:value="0.901758">
                <text:p>0.90175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32">
                <text:p>0.8683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19391">
                <text:p>0.719391</text:p>
              </table:table-cell>
              <table:table-cell office:value-type="float" office:value="0.864429">
                <text:p>0.864429</text:p>
              </table:table-cell>
              <table:table-cell office:value-type="float" office:value="0.871102">
                <text:p>0.871102</text:p>
              </table:table-cell>
              <table:table-cell office:value-type="float" office:value="0.871543">
                <text:p>0.871543</text:p>
              </table:table-cell>
              <table:table-cell office:value-type="float" office:value="0.875906">
                <text:p>0.87590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152">
                <text:p>0.885152</text:p>
              </table:table-cell>
              <table:table-cell office:value-type="float" office:value="0.893437">
                <text:p>0.893437</text:p>
              </table:table-cell>
              <table:table-cell office:value-type="float" office:value="0.900343">
                <text:p>0.90034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007">
                <text:p>0.86700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30681">
                <text:p>0.830681</text:p>
              </table:table-cell>
              <table:table-cell office:value-type="float" office:value="0.865801">
                <text:p>0.865801</text:p>
              </table:table-cell>
              <table:table-cell office:value-type="float" office:value="0.871095">
                <text:p>0.871095</text:p>
              </table:table-cell>
              <table:table-cell office:value-type="float" office:value="0.871636">
                <text:p>0.871636</text:p>
              </table:table-cell>
              <table:table-cell office:value-type="float" office:value="0.881044">
                <text:p>0.88104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45">
                <text:p>0.889445</text:p>
              </table:table-cell>
              <table:table-cell office:value-type="float" office:value="0.893716">
                <text:p>0.893716</text:p>
              </table:table-cell>
              <table:table-cell office:value-type="float" office:value="0.903668">
                <text:p>0.90366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9585">
                <text:p>0.87958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98217">
                <text:p>0.798217</text:p>
              </table:table-cell>
              <table:table-cell office:value-type="float" office:value="0.86406">
                <text:p>0.86406</text:p>
              </table:table-cell>
              <table:table-cell office:value-type="float" office:value="0.870963">
                <text:p>0.870963</text:p>
              </table:table-cell>
              <table:table-cell office:value-type="float" office:value="0.871605">
                <text:p>0.871605</text:p>
              </table:table-cell>
              <table:table-cell office:value-type="float" office:value="0.881771">
                <text:p>0.88177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43">
                <text:p>0.883643</text:p>
              </table:table-cell>
              <table:table-cell office:value-type="float" office:value="0.893536">
                <text:p>0.893536</text:p>
              </table:table-cell>
              <table:table-cell office:value-type="float" office:value="0.902277">
                <text:p>0.90227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484">
                <text:p>0.87548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93383">
                <text:p>0.793383</text:p>
              </table:table-cell>
              <table:table-cell office:value-type="float" office:value="0.862087">
                <text:p>0.862087</text:p>
              </table:table-cell>
              <table:table-cell office:value-type="float" office:value="0.870939">
                <text:p>0.870939</text:p>
              </table:table-cell>
              <table:table-cell office:value-type="float" office:value="0.871723">
                <text:p>0.871723</text:p>
              </table:table-cell>
              <table:table-cell office:value-type="float" office:value="0.882661">
                <text:p>0.88266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23">
                <text:p>0.884023</text:p>
              </table:table-cell>
              <table:table-cell office:value-type="float" office:value="0.893416">
                <text:p>0.893416</text:p>
              </table:table-cell>
              <table:table-cell office:value-type="float" office:value="0.902325">
                <text:p>0.90232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4932">
                <text:p>0.87493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4512">
                <text:p>0.794512</text:p>
              </table:table-cell>
              <table:table-cell office:value-type="float" office:value="0.860738">
                <text:p>0.860738</text:p>
              </table:table-cell>
              <table:table-cell office:value-type="float" office:value="0.870726">
                <text:p>0.870726</text:p>
              </table:table-cell>
              <table:table-cell office:value-type="float" office:value="0.872027">
                <text:p>0.872027</text:p>
              </table:table-cell>
              <table:table-cell office:value-type="float" office:value="0.882897">
                <text:p>0.88289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34">
                <text:p>0.883634</text:p>
              </table:table-cell>
              <table:table-cell office:value-type="float" office:value="0.893454">
                <text:p>0.893454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002">
                <text:p>0.875002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84328">
                <text:p>0.684328</text:p>
              </table:table-cell>
              <table:table-cell office:value-type="float" office:value="0.862427">
                <text:p>0.862427</text:p>
              </table:table-cell>
              <table:table-cell office:value-type="float" office:value="0.871062">
                <text:p>0.871062</text:p>
              </table:table-cell>
              <table:table-cell office:value-type="float" office:value="0.877366">
                <text:p>0.877366</text:p>
              </table:table-cell>
              <table:table-cell office:value-type="float" office:value="0.883152">
                <text:p>0.88315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791">
                <text:p>0.884791</text:p>
              </table:table-cell>
              <table:table-cell office:value-type="float" office:value="0.893638">
                <text:p>0.893638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924">
                <text:p>0.86492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01446">
                <text:p>0.701446</text:p>
              </table:table-cell>
              <table:table-cell office:value-type="float" office:value="0.86272">
                <text:p>0.86272</text:p>
              </table:table-cell>
              <table:table-cell office:value-type="float" office:value="0.87111">
                <text:p>0.87111</text:p>
              </table:table-cell>
              <table:table-cell office:value-type="float" office:value="0.875602">
                <text:p>0.875602</text:p>
              </table:table-cell>
              <table:table-cell office:value-type="float" office:value="0.882856">
                <text:p>0.88285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511">
                <text:p>0.891511</text:p>
              </table:table-cell>
              <table:table-cell office:value-type="float" office:value="0.898976">
                <text:p>0.89897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5624">
                <text:p>0.86562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93563">
                <text:p>0.793563</text:p>
              </table:table-cell>
              <table:table-cell office:value-type="float" office:value="0.869565">
                <text:p>0.869565</text:p>
              </table:table-cell>
              <table:table-cell office:value-type="float" office:value="0.871413">
                <text:p>0.871413</text:p>
              </table:table-cell>
              <table:table-cell office:value-type="float" office:value="0.878629">
                <text:p>0.878629</text:p>
              </table:table-cell>
              <table:table-cell office:value-type="float" office:value="0.883124">
                <text:p>0.88312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127">
                <text:p>0.892127</text:p>
              </table:table-cell>
              <table:table-cell office:value-type="float" office:value="0.902349">
                <text:p>0.90234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6279">
                <text:p>0.87627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64651">
                <text:p>0.664651</text:p>
              </table:table-cell>
              <table:table-cell office:value-type="float" office:value="0.864513">
                <text:p>0.864513</text:p>
              </table:table-cell>
              <table:table-cell office:value-type="float" office:value="0.870816">
                <text:p>0.870816</text:p>
              </table:table-cell>
              <table:table-cell office:value-type="float" office:value="0.871617">
                <text:p>0.871617</text:p>
              </table:table-cell>
              <table:table-cell office:value-type="float" office:value="0.882579">
                <text:p>0.88257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293">
                <text:p>0.891293</text:p>
              </table:table-cell>
              <table:table-cell office:value-type="float" office:value="0.901334">
                <text:p>0.90133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882">
                <text:p>0.86188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63155">
                <text:p>0.763155</text:p>
              </table:table-cell>
              <table:table-cell office:value-type="float" office:value="0.863807">
                <text:p>0.863807</text:p>
              </table:table-cell>
              <table:table-cell office:value-type="float" office:value="0.87085">
                <text:p>0.87085</text:p>
              </table:table-cell>
              <table:table-cell office:value-type="float" office:value="0.871543">
                <text:p>0.871543</text:p>
              </table:table-cell>
              <table:table-cell office:value-type="float" office:value="0.881045">
                <text:p>0.88104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411">
                <text:p>0.884411</text:p>
              </table:table-cell>
              <table:table-cell office:value-type="float" office:value="0.893446">
                <text:p>0.893446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029">
                <text:p>0.87202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15191">
                <text:p>0.815191</text:p>
              </table:table-cell>
              <table:table-cell office:value-type="float" office:value="0.864358">
                <text:p>0.864358</text:p>
              </table:table-cell>
              <table:table-cell office:value-type="float" office:value="0.870693">
                <text:p>0.870693</text:p>
              </table:table-cell>
              <table:table-cell office:value-type="float" office:value="0.871543">
                <text:p>0.871543</text:p>
              </table:table-cell>
              <table:table-cell office:value-type="float" office:value="0.878855">
                <text:p>0.8788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6">
                <text:p>0.88946</text:p>
              </table:table-cell>
              <table:table-cell office:value-type="float" office:value="0.900361">
                <text:p>0.90036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6248">
                <text:p>0.87624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73448">
                <text:p>0.773448</text:p>
              </table:table-cell>
              <table:table-cell office:value-type="float" office:value="0.862798">
                <text:p>0.862798</text:p>
              </table:table-cell>
              <table:table-cell office:value-type="float" office:value="0.870475">
                <text:p>0.870475</text:p>
              </table:table-cell>
              <table:table-cell office:value-type="float" office:value="0.871437">
                <text:p>0.871437</text:p>
              </table:table-cell>
              <table:table-cell office:value-type="float" office:value="0.880849">
                <text:p>0.88084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263">
                <text:p>0.891263</text:p>
              </table:table-cell>
              <table:table-cell office:value-type="float" office:value="0.902349">
                <text:p>0.90234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464">
                <text:p>0.87246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04903">
                <text:p>0.804903</text:p>
              </table:table-cell>
              <table:table-cell office:value-type="float" office:value="0.86366">
                <text:p>0.86366</text:p>
              </table:table-cell>
              <table:table-cell office:value-type="float" office:value="0.870758">
                <text:p>0.870758</text:p>
              </table:table-cell>
              <table:table-cell office:value-type="float" office:value="0.872425">
                <text:p>0.872425</text:p>
              </table:table-cell>
              <table:table-cell office:value-type="float" office:value="0.882467">
                <text:p>0.88246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946">
                <text:p>0.887946</text:p>
              </table:table-cell>
              <table:table-cell office:value-type="float" office:value="0.899448">
                <text:p>0.89944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362">
                <text:p>0.87536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05721">
                <text:p>0.805721</text:p>
              </table:table-cell>
              <table:table-cell office:value-type="float" office:value="0.862066">
                <text:p>0.862066</text:p>
              </table:table-cell>
              <table:table-cell office:value-type="float" office:value="0.870487">
                <text:p>0.870487</text:p>
              </table:table-cell>
              <table:table-cell office:value-type="float" office:value="0.87435">
                <text:p>0.87435</text:p>
              </table:table-cell>
              <table:table-cell office:value-type="float" office:value="0.882753">
                <text:p>0.88275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67">
                <text:p>0.890267</text:p>
              </table:table-cell>
              <table:table-cell office:value-type="float" office:value="0.897209">
                <text:p>0.89720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487">
                <text:p>0.8754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0365">
                <text:p>0.790365</text:p>
              </table:table-cell>
              <table:table-cell office:value-type="float" office:value="0.861282">
                <text:p>0.861282</text:p>
              </table:table-cell>
              <table:table-cell office:value-type="float" office:value="0.87038">
                <text:p>0.87038</text:p>
              </table:table-cell>
              <table:table-cell office:value-type="float" office:value="0.871668">
                <text:p>0.871668</text:p>
              </table:table-cell>
              <table:table-cell office:value-type="float" office:value="0.881951">
                <text:p>0.881951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5">
                <text:p>0.8875</text:p>
              </table:table-cell>
              <table:table-cell office:value-type="float" office:value="0.894199">
                <text:p>0.89419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933">
                <text:p>0.87293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80236">
                <text:p>0.780236</text:p>
              </table:table-cell>
              <table:table-cell office:value-type="float" office:value="0.853956">
                <text:p>0.853956</text:p>
              </table:table-cell>
              <table:table-cell office:value-type="float" office:value="0.868717">
                <text:p>0.868717</text:p>
              </table:table-cell>
              <table:table-cell office:value-type="float" office:value="0.871413">
                <text:p>0.871413</text:p>
              </table:table-cell>
              <table:table-cell office:value-type="float" office:value="0.87875">
                <text:p>0.87875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56">
                <text:p>0.888656</text:p>
              </table:table-cell>
              <table:table-cell office:value-type="float" office:value="0.894271">
                <text:p>0.89427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796">
                <text:p>0.87079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5435">
                <text:p>0.75435</text:p>
              </table:table-cell>
              <table:table-cell office:value-type="float" office:value="0.850101">
                <text:p>0.850101</text:p>
              </table:table-cell>
              <table:table-cell office:value-type="float" office:value="0.868227">
                <text:p>0.868227</text:p>
              </table:table-cell>
              <table:table-cell office:value-type="float" office:value="0.871427">
                <text:p>0.871427</text:p>
              </table:table-cell>
              <table:table-cell office:value-type="float" office:value="0.879874">
                <text:p>0.87987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344">
                <text:p>0.886344</text:p>
              </table:table-cell>
              <table:table-cell office:value-type="float" office:value="0.89802">
                <text:p>0.8980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036">
                <text:p>0.86803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17045">
                <text:p>0.717045</text:p>
              </table:table-cell>
              <table:table-cell office:value-type="float" office:value="0.842756">
                <text:p>0.842756</text:p>
              </table:table-cell>
              <table:table-cell office:value-type="float" office:value="0.863431">
                <text:p>0.863431</text:p>
              </table:table-cell>
              <table:table-cell office:value-type="float" office:value="0.871004">
                <text:p>0.871004</text:p>
              </table:table-cell>
              <table:table-cell office:value-type="float" office:value="0.875771">
                <text:p>0.87577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14">
                <text:p>0.884014</text:p>
              </table:table-cell>
              <table:table-cell office:value-type="float" office:value="0.89462">
                <text:p>0.8946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066">
                <text:p>0.86206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626569">
                <text:p>0.626569</text:p>
              </table:table-cell>
              <table:table-cell office:value-type="float" office:value="0.827574">
                <text:p>0.827574</text:p>
              </table:table-cell>
              <table:table-cell office:value-type="float" office:value="0.861494">
                <text:p>0.861494</text:p>
              </table:table-cell>
              <table:table-cell office:value-type="float" office:value="0.870677">
                <text:p>0.870677</text:p>
              </table:table-cell>
              <table:table-cell office:value-type="float" office:value="0.875166">
                <text:p>0.875166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">
                <text:p>0.8848</text:p>
              </table:table-cell>
              <table:table-cell office:value-type="float" office:value="0.896647">
                <text:p>0.89664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1489">
                <text:p>0.85148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86891">
                <text:p>0.686891</text:p>
              </table:table-cell>
              <table:table-cell office:value-type="float" office:value="0.853742">
                <text:p>0.853742</text:p>
              </table:table-cell>
              <table:table-cell office:value-type="float" office:value="0.864758">
                <text:p>0.864758</text:p>
              </table:table-cell>
              <table:table-cell office:value-type="float" office:value="0.871127">
                <text:p>0.871127</text:p>
              </table:table-cell>
              <table:table-cell office:value-type="float" office:value="0.880679">
                <text:p>0.88067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201">
                <text:p>0.889201</text:p>
              </table:table-cell>
              <table:table-cell office:value-type="float" office:value="0.898768">
                <text:p>0.89876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718">
                <text:p>0.86171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6476">
                <text:p>0.66476</text:p>
              </table:table-cell>
              <table:table-cell office:value-type="float" office:value="0.847486">
                <text:p>0.847486</text:p>
              </table:table-cell>
              <table:table-cell office:value-type="float" office:value="0.860606">
                <text:p>0.860606</text:p>
              </table:table-cell>
              <table:table-cell office:value-type="float" office:value="0.870642">
                <text:p>0.870642</text:p>
              </table:table-cell>
              <table:table-cell office:value-type="float" office:value="0.879807">
                <text:p>0.879807</text:p>
              </table:table-cell>
              <table:table-cell office:value-type="float" office:value="0.883172">
                <text:p>0.88317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648">
                <text:p>0.887648</text:p>
              </table:table-cell>
              <table:table-cell office:value-type="float" office:value="0.899615">
                <text:p>0.89961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825">
                <text:p>0.8582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667918">
                <text:p>0.667918</text:p>
              </table:table-cell>
              <table:table-cell office:value-type="float" office:value="0.847114">
                <text:p>0.847114</text:p>
              </table:table-cell>
              <table:table-cell office:value-type="float" office:value="0.861897">
                <text:p>0.861897</text:p>
              </table:table-cell>
              <table:table-cell office:value-type="float" office:value="0.871055">
                <text:p>0.871055</text:p>
              </table:table-cell>
              <table:table-cell office:value-type="float" office:value="0.879886">
                <text:p>0.87988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232">
                <text:p>0.891232</text:p>
              </table:table-cell>
              <table:table-cell office:value-type="float" office:value="0.901926">
                <text:p>0.90192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304">
                <text:p>0.85930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06517">
                <text:p>0.706517</text:p>
              </table:table-cell>
              <table:table-cell office:value-type="float" office:value="0.84572">
                <text:p>0.84572</text:p>
              </table:table-cell>
              <table:table-cell office:value-type="float" office:value="0.860031">
                <text:p>0.860031</text:p>
              </table:table-cell>
              <table:table-cell office:value-type="float" office:value="0.869892">
                <text:p>0.869892</text:p>
              </table:table-cell>
              <table:table-cell office:value-type="float" office:value="0.878443">
                <text:p>0.878443</text:p>
              </table:table-cell>
              <table:table-cell office:value-type="float" office:value="0.8832">
                <text:p>0.88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219">
                <text:p>0.889219</text:p>
              </table:table-cell>
              <table:table-cell office:value-type="float" office:value="0.897449">
                <text:p>0.89744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923">
                <text:p>0.86192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54553">
                <text:p>0.754553</text:p>
              </table:table-cell>
              <table:table-cell office:value-type="float" office:value="0.853244">
                <text:p>0.853244</text:p>
              </table:table-cell>
              <table:table-cell office:value-type="float" office:value="0.863653">
                <text:p>0.863653</text:p>
              </table:table-cell>
              <table:table-cell office:value-type="float" office:value="0.870905">
                <text:p>0.870905</text:p>
              </table:table-cell>
              <table:table-cell office:value-type="float" office:value="0.879592">
                <text:p>0.87959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888">
                <text:p>0.889888</text:p>
              </table:table-cell>
              <table:table-cell office:value-type="float" office:value="0.898296">
                <text:p>0.89829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215">
                <text:p>0.8682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39194">
                <text:p>0.739194</text:p>
              </table:table-cell>
              <table:table-cell office:value-type="float" office:value="0.852725">
                <text:p>0.852725</text:p>
              </table:table-cell>
              <table:table-cell office:value-type="float" office:value="0.865225">
                <text:p>0.865225</text:p>
              </table:table-cell>
              <table:table-cell office:value-type="float" office:value="0.87111">
                <text:p>0.87111</text:p>
              </table:table-cell>
              <table:table-cell office:value-type="float" office:value="0.879805">
                <text:p>0.87980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48">
                <text:p>0.888648</text:p>
              </table:table-cell>
              <table:table-cell office:value-type="float" office:value="0.896212">
                <text:p>0.89621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494">
                <text:p>0.86649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33711">
                <text:p>0.733711</text:p>
              </table:table-cell>
              <table:table-cell office:value-type="float" office:value="0.855761">
                <text:p>0.855761</text:p>
              </table:table-cell>
              <table:table-cell office:value-type="float" office:value="0.868612">
                <text:p>0.868612</text:p>
              </table:table-cell>
              <table:table-cell office:value-type="float" office:value="0.872299">
                <text:p>0.872299</text:p>
              </table:table-cell>
              <table:table-cell office:value-type="float" office:value="0.882597">
                <text:p>0.88259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03">
                <text:p>0.88903</text:p>
              </table:table-cell>
              <table:table-cell office:value-type="float" office:value="0.897245">
                <text:p>0.89724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127">
                <text:p>0.86712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688539">
                <text:p>0.688539</text:p>
              </table:table-cell>
              <table:table-cell office:value-type="float" office:value="0.851062">
                <text:p>0.851062</text:p>
              </table:table-cell>
              <table:table-cell office:value-type="float" office:value="0.863063">
                <text:p>0.863063</text:p>
              </table:table-cell>
              <table:table-cell office:value-type="float" office:value="0.870492">
                <text:p>0.870492</text:p>
              </table:table-cell>
              <table:table-cell office:value-type="float" office:value="0.875201">
                <text:p>0.875201</text:p>
              </table:table-cell>
              <table:table-cell office:value-type="float" office:value="0.882895">
                <text:p>0.88289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798">
                <text:p>0.89379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707">
                <text:p>0.85970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48987">
                <text:p>0.648987</text:p>
              </table:table-cell>
              <table:table-cell office:value-type="float" office:value="0.844644">
                <text:p>0.844644</text:p>
              </table:table-cell>
              <table:table-cell office:value-type="float" office:value="0.858877">
                <text:p>0.858877</text:p>
              </table:table-cell>
              <table:table-cell office:value-type="float" office:value="0.868478">
                <text:p>0.868478</text:p>
              </table:table-cell>
              <table:table-cell office:value-type="float" office:value="0.871069">
                <text:p>0.871069</text:p>
              </table:table-cell>
              <table:table-cell office:value-type="float" office:value="0.87986">
                <text:p>0.8798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71">
                <text:p>0.88947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334">
                <text:p>0.8533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45244">
                <text:p>0.645244</text:p>
              </table:table-cell>
              <table:table-cell office:value-type="float" office:value="0.829075">
                <text:p>0.829075</text:p>
              </table:table-cell>
              <table:table-cell office:value-type="float" office:value="0.857731">
                <text:p>0.857731</text:p>
              </table:table-cell>
              <table:table-cell office:value-type="float" office:value="0.866907">
                <text:p>0.866907</text:p>
              </table:table-cell>
              <table:table-cell office:value-type="float" office:value="0.870973">
                <text:p>0.870973</text:p>
              </table:table-cell>
              <table:table-cell office:value-type="float" office:value="0.880308">
                <text:p>0.88030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552">
                <text:p>0.885552</text:p>
              </table:table-cell>
              <table:table-cell office:value-type="float" office:value="0.896422">
                <text:p>0.89642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2097">
                <text:p>0.85209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637738">
                <text:p>0.637738</text:p>
              </table:table-cell>
              <table:table-cell office:value-type="float" office:value="0.781242">
                <text:p>0.781242</text:p>
              </table:table-cell>
              <table:table-cell office:value-type="float" office:value="0.845059">
                <text:p>0.845059</text:p>
              </table:table-cell>
              <table:table-cell office:value-type="float" office:value="0.858754">
                <text:p>0.858754</text:p>
              </table:table-cell>
              <table:table-cell office:value-type="float" office:value="0.866544">
                <text:p>0.866544</text:p>
              </table:table-cell>
              <table:table-cell office:value-type="float" office:value="0.871162">
                <text:p>0.871162</text:p>
              </table:table-cell>
              <table:table-cell office:value-type="float" office:value="0.882593">
                <text:p>0.882593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493">
                <text:p>0.89349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2535">
                <text:p>0.84253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60686">
                <text:p>0.660686</text:p>
              </table:table-cell>
              <table:table-cell office:value-type="float" office:value="0.818293">
                <text:p>0.818293</text:p>
              </table:table-cell>
              <table:table-cell office:value-type="float" office:value="0.851941">
                <text:p>0.851941</text:p>
              </table:table-cell>
              <table:table-cell office:value-type="float" office:value="0.861453">
                <text:p>0.861453</text:p>
              </table:table-cell>
              <table:table-cell office:value-type="float" office:value="0.870229">
                <text:p>0.870229</text:p>
              </table:table-cell>
              <table:table-cell office:value-type="float" office:value="0.876747">
                <text:p>0.876747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895">
                <text:p>0.892895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50289">
                <text:p>0.85028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13557">
                <text:p>0.713557</text:p>
              </table:table-cell>
              <table:table-cell office:value-type="float" office:value="0.84795">
                <text:p>0.84795</text:p>
              </table:table-cell>
              <table:table-cell office:value-type="float" office:value="0.859132">
                <text:p>0.859132</text:p>
              </table:table-cell>
              <table:table-cell office:value-type="float" office:value="0.864213">
                <text:p>0.864213</text:p>
              </table:table-cell>
              <table:table-cell office:value-type="float" office:value="0.87078">
                <text:p>0.87078</text:p>
              </table:table-cell>
              <table:table-cell office:value-type="float" office:value="0.878193">
                <text:p>0.87819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184">
                <text:p>0.892184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534">
                <text:p>0.8595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90669">
                <text:p>0.690669</text:p>
              </table:table-cell>
              <table:table-cell office:value-type="float" office:value="0.848291">
                <text:p>0.848291</text:p>
              </table:table-cell>
              <table:table-cell office:value-type="float" office:value="0.858607">
                <text:p>0.858607</text:p>
              </table:table-cell>
              <table:table-cell office:value-type="float" office:value="0.865366">
                <text:p>0.865366</text:p>
              </table:table-cell>
              <table:table-cell office:value-type="float" office:value="0.87059">
                <text:p>0.87059</text:p>
              </table:table-cell>
              <table:table-cell office:value-type="float" office:value="0.876055">
                <text:p>0.8760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843">
                <text:p>0.891843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165">
                <text:p>0.85716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59884">
                <text:p>0.559884</text:p>
              </table:table-cell>
              <table:table-cell office:value-type="float" office:value="0.81879">
                <text:p>0.81879</text:p>
              </table:table-cell>
              <table:table-cell office:value-type="float" office:value="0.853496">
                <text:p>0.853496</text:p>
              </table:table-cell>
              <table:table-cell office:value-type="float" office:value="0.859901">
                <text:p>0.859901</text:p>
              </table:table-cell>
              <table:table-cell office:value-type="float" office:value="0.868722">
                <text:p>0.868722</text:p>
              </table:table-cell>
              <table:table-cell office:value-type="float" office:value="0.871326">
                <text:p>0.871326</text:p>
              </table:table-cell>
              <table:table-cell office:value-type="float" office:value="0.881728">
                <text:p>0.88172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798">
                <text:p>0.888798</text:p>
              </table:table-cell>
              <table:table-cell office:value-type="float" office:value="0.902373">
                <text:p>0.9023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38827">
                <text:p>0.8388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636832">
                <text:p>0.636832</text:p>
              </table:table-cell>
              <table:table-cell office:value-type="float" office:value="0.818074">
                <text:p>0.818074</text:p>
              </table:table-cell>
              <table:table-cell office:value-type="float" office:value="0.850519">
                <text:p>0.850519</text:p>
              </table:table-cell>
              <table:table-cell office:value-type="float" office:value="0.858876">
                <text:p>0.858876</text:p>
              </table:table-cell>
              <table:table-cell office:value-type="float" office:value="0.86737">
                <text:p>0.86737</text:p>
              </table:table-cell>
              <table:table-cell office:value-type="float" office:value="0.873242">
                <text:p>0.873242</text:p>
              </table:table-cell>
              <table:table-cell office:value-type="float" office:value="0.883014">
                <text:p>0.883014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149">
                <text:p>0.890149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415">
                <text:p>0.84641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697668">
                <text:p>0.697668</text:p>
              </table:table-cell>
              <table:table-cell office:value-type="float" office:value="0.839791">
                <text:p>0.839791</text:p>
              </table:table-cell>
              <table:table-cell office:value-type="float" office:value="0.851739">
                <text:p>0.851739</text:p>
              </table:table-cell>
              <table:table-cell office:value-type="float" office:value="0.859274">
                <text:p>0.859274</text:p>
              </table:table-cell>
              <table:table-cell office:value-type="float" office:value="0.865119">
                <text:p>0.865119</text:p>
              </table:table-cell>
              <table:table-cell office:value-type="float" office:value="0.873291">
                <text:p>0.873291</text:p>
              </table:table-cell>
              <table:table-cell office:value-type="float" office:value="0.882348">
                <text:p>0.88234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036">
                <text:p>0.888036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54379">
                <text:p>0.85437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759668">
                <text:p>0.759668</text:p>
              </table:table-cell>
              <table:table-cell office:value-type="float" office:value="0.847262">
                <text:p>0.847262</text:p>
              </table:table-cell>
              <table:table-cell office:value-type="float" office:value="0.858004">
                <text:p>0.858004</text:p>
              </table:table-cell>
              <table:table-cell office:value-type="float" office:value="0.863509">
                <text:p>0.863509</text:p>
              </table:table-cell>
              <table:table-cell office:value-type="float" office:value="0.870935">
                <text:p>0.870935</text:p>
              </table:table-cell>
              <table:table-cell office:value-type="float" office:value="0.877872">
                <text:p>0.877872</text:p>
              </table:table-cell>
              <table:table-cell office:value-type="float" office:value="0.883159">
                <text:p>0.883159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636">
                <text:p>0.890636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712">
                <text:p>0.86371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53022">
                <text:p>0.753022</text:p>
              </table:table-cell>
              <table:table-cell office:value-type="float" office:value="0.846471">
                <text:p>0.846471</text:p>
              </table:table-cell>
              <table:table-cell office:value-type="float" office:value="0.857244">
                <text:p>0.857244</text:p>
              </table:table-cell>
              <table:table-cell office:value-type="float" office:value="0.860681">
                <text:p>0.860681</text:p>
              </table:table-cell>
              <table:table-cell office:value-type="float" office:value="0.870498">
                <text:p>0.870498</text:p>
              </table:table-cell>
              <table:table-cell office:value-type="float" office:value="0.876481">
                <text:p>0.876481</text:p>
              </table:table-cell>
              <table:table-cell office:value-type="float" office:value="0.883124">
                <text:p>0.883124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785">
                <text:p>0.892785</text:p>
              </table:table-cell>
              <table:table-cell office:value-type="float" office:value="0.905059">
                <text:p>0.905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862">
                <text:p>0.86286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63057">
                <text:p>0.763057</text:p>
              </table:table-cell>
              <table:table-cell office:value-type="float" office:value="0.845756">
                <text:p>0.845756</text:p>
              </table:table-cell>
              <table:table-cell office:value-type="float" office:value="0.856055">
                <text:p>0.856055</text:p>
              </table:table-cell>
              <table:table-cell office:value-type="float" office:value="0.860654">
                <text:p>0.860654</text:p>
              </table:table-cell>
              <table:table-cell office:value-type="float" office:value="0.870309">
                <text:p>0.870309</text:p>
              </table:table-cell>
              <table:table-cell office:value-type="float" office:value="0.876251">
                <text:p>0.876251</text:p>
              </table:table-cell>
              <table:table-cell office:value-type="float" office:value="0.883048">
                <text:p>0.883048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575">
                <text:p>0.891575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413">
                <text:p>0.86341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5799">
                <text:p>0.75799</text:p>
              </table:table-cell>
              <table:table-cell office:value-type="float" office:value="0.846066">
                <text:p>0.846066</text:p>
              </table:table-cell>
              <table:table-cell office:value-type="float" office:value="0.857539">
                <text:p>0.857539</text:p>
              </table:table-cell>
              <table:table-cell office:value-type="float" office:value="0.862879">
                <text:p>0.862879</text:p>
              </table:table-cell>
              <table:table-cell office:value-type="float" office:value="0.871371">
                <text:p>0.871371</text:p>
              </table:table-cell>
              <table:table-cell office:value-type="float" office:value="0.880845">
                <text:p>0.88084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361">
                <text:p>0.887361</text:p>
              </table:table-cell>
              <table:table-cell office:value-type="float" office:value="0.901478">
                <text:p>0.901478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204">
                <text:p>0.86320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36037">
                <text:p>0.736037</text:p>
              </table:table-cell>
              <table:table-cell office:value-type="float" office:value="0.843209">
                <text:p>0.843209</text:p>
              </table:table-cell>
              <table:table-cell office:value-type="float" office:value="0.852939">
                <text:p>0.852939</text:p>
              </table:table-cell>
              <table:table-cell office:value-type="float" office:value="0.861208">
                <text:p>0.861208</text:p>
              </table:table-cell>
              <table:table-cell office:value-type="float" office:value="0.870546">
                <text:p>0.870546</text:p>
              </table:table-cell>
              <table:table-cell office:value-type="float" office:value="0.878093">
                <text:p>0.87809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06">
                <text:p>0.88806</text:p>
              </table:table-cell>
              <table:table-cell office:value-type="float" office:value="0.90103">
                <text:p>0.9010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763">
                <text:p>0.85976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6272">
                <text:p>0.76272</text:p>
              </table:table-cell>
              <table:table-cell office:value-type="float" office:value="0.843898">
                <text:p>0.843898</text:p>
              </table:table-cell>
              <table:table-cell office:value-type="float" office:value="0.852353">
                <text:p>0.852353</text:p>
              </table:table-cell>
              <table:table-cell office:value-type="float" office:value="0.86274">
                <text:p>0.86274</text:p>
              </table:table-cell>
              <table:table-cell office:value-type="float" office:value="0.871091">
                <text:p>0.871091</text:p>
              </table:table-cell>
              <table:table-cell office:value-type="float" office:value="0.880779">
                <text:p>0.88077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311">
                <text:p>0.890311</text:p>
              </table:table-cell>
              <table:table-cell office:value-type="float" office:value="0.904612">
                <text:p>0.904612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501">
                <text:p>0.86350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66894">
                <text:p>0.766894</text:p>
              </table:table-cell>
              <table:table-cell office:value-type="float" office:value="0.844267">
                <text:p>0.844267</text:p>
              </table:table-cell>
              <table:table-cell office:value-type="float" office:value="0.85499">
                <text:p>0.85499</text:p>
              </table:table-cell>
              <table:table-cell office:value-type="float" office:value="0.8652">
                <text:p>0.8652</text:p>
              </table:table-cell>
              <table:table-cell office:value-type="float" office:value="0.873407">
                <text:p>0.873407</text:p>
              </table:table-cell>
              <table:table-cell office:value-type="float" office:value="0.883026">
                <text:p>0.88302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02">
                <text:p>0.889402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697">
                <text:p>0.86469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72955">
                <text:p>0.772955</text:p>
              </table:table-cell>
              <table:table-cell office:value-type="float" office:value="0.846133">
                <text:p>0.846133</text:p>
              </table:table-cell>
              <table:table-cell office:value-type="float" office:value="0.857381">
                <text:p>0.857381</text:p>
              </table:table-cell>
              <table:table-cell office:value-type="float" office:value="0.866291">
                <text:p>0.866291</text:p>
              </table:table-cell>
              <table:table-cell office:value-type="float" office:value="0.872091">
                <text:p>0.872091</text:p>
              </table:table-cell>
              <table:table-cell office:value-type="float" office:value="0.8824">
                <text:p>0.882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543">
                <text:p>0.89254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181">
                <text:p>0.86618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05698">
                <text:p>0.705698</text:p>
              </table:table-cell>
              <table:table-cell office:value-type="float" office:value="0.839451">
                <text:p>0.839451</text:p>
              </table:table-cell>
              <table:table-cell office:value-type="float" office:value="0.853104">
                <text:p>0.853104</text:p>
              </table:table-cell>
              <table:table-cell office:value-type="float" office:value="0.863174">
                <text:p>0.863174</text:p>
              </table:table-cell>
              <table:table-cell office:value-type="float" office:value="0.870579">
                <text:p>0.870579</text:p>
              </table:table-cell>
              <table:table-cell office:value-type="float" office:value="0.880419">
                <text:p>0.88041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593">
                <text:p>0.89559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8003">
                <text:p>0.85800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25655">
                <text:p>0.725655</text:p>
              </table:table-cell>
              <table:table-cell office:value-type="float" office:value="0.842243">
                <text:p>0.842243</text:p>
              </table:table-cell>
              <table:table-cell office:value-type="float" office:value="0.857408">
                <text:p>0.857408</text:p>
              </table:table-cell>
              <table:table-cell office:value-type="float" office:value="0.868524">
                <text:p>0.868524</text:p>
              </table:table-cell>
              <table:table-cell office:value-type="float" office:value="0.873091">
                <text:p>0.873091</text:p>
              </table:table-cell>
              <table:table-cell office:value-type="float" office:value="0.88248">
                <text:p>0.8824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311">
                <text:p>0.89331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473">
                <text:p>0.86147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06434">
                <text:p>0.706434</text:p>
              </table:table-cell>
              <table:table-cell office:value-type="float" office:value="0.843948">
                <text:p>0.843948</text:p>
              </table:table-cell>
              <table:table-cell office:value-type="float" office:value="0.859469">
                <text:p>0.859469</text:p>
              </table:table-cell>
              <table:table-cell office:value-type="float" office:value="0.869153">
                <text:p>0.869153</text:p>
              </table:table-cell>
              <table:table-cell office:value-type="float" office:value="0.87281">
                <text:p>0.87281</text:p>
              </table:table-cell>
              <table:table-cell office:value-type="float" office:value="0.882383">
                <text:p>0.88238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313">
                <text:p>0.892313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674">
                <text:p>0.85967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21133">
                <text:p>0.721133</text:p>
              </table:table-cell>
              <table:table-cell office:value-type="float" office:value="0.848973">
                <text:p>0.848973</text:p>
              </table:table-cell>
              <table:table-cell office:value-type="float" office:value="0.862986">
                <text:p>0.862986</text:p>
              </table:table-cell>
              <table:table-cell office:value-type="float" office:value="0.870393">
                <text:p>0.870393</text:p>
              </table:table-cell>
              <table:table-cell office:value-type="float" office:value="0.87589">
                <text:p>0.875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705">
                <text:p>0.886705</text:p>
              </table:table-cell>
              <table:table-cell office:value-type="float" office:value="0.895674">
                <text:p>0.89567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377">
                <text:p>0.86337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78604">
                <text:p>0.778604</text:p>
              </table:table-cell>
              <table:table-cell office:value-type="float" office:value="0.85073">
                <text:p>0.85073</text:p>
              </table:table-cell>
              <table:table-cell office:value-type="float" office:value="0.863793">
                <text:p>0.863793</text:p>
              </table:table-cell>
              <table:table-cell office:value-type="float" office:value="0.87101">
                <text:p>0.87101</text:p>
              </table:table-cell>
              <table:table-cell office:value-type="float" office:value="0.877588">
                <text:p>0.87758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898">
                <text:p>0.887898</text:p>
              </table:table-cell>
              <table:table-cell office:value-type="float" office:value="0.899973">
                <text:p>0.89997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161">
                <text:p>0.87016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35918">
                <text:p>0.735918</text:p>
              </table:table-cell>
              <table:table-cell office:value-type="float" office:value="0.844739">
                <text:p>0.844739</text:p>
              </table:table-cell>
              <table:table-cell office:value-type="float" office:value="0.856137">
                <text:p>0.856137</text:p>
              </table:table-cell>
              <table:table-cell office:value-type="float" office:value="0.869588">
                <text:p>0.869588</text:p>
              </table:table-cell>
              <table:table-cell office:value-type="float" office:value="0.873847">
                <text:p>0.873847</text:p>
              </table:table-cell>
              <table:table-cell office:value-type="float" office:value="0.882661">
                <text:p>0.88266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121">
                <text:p>0.887121</text:p>
              </table:table-cell>
              <table:table-cell office:value-type="float" office:value="0.897572">
                <text:p>0.89757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635">
                <text:p>0.86363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60465">
                <text:p>0.760465</text:p>
              </table:table-cell>
              <table:table-cell office:value-type="float" office:value="0.847113">
                <text:p>0.847113</text:p>
              </table:table-cell>
              <table:table-cell office:value-type="float" office:value="0.862306">
                <text:p>0.862306</text:p>
              </table:table-cell>
              <table:table-cell office:value-type="float" office:value="0.870931">
                <text:p>0.870931</text:p>
              </table:table-cell>
              <table:table-cell office:value-type="float" office:value="0.877617">
                <text:p>0.87761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56">
                <text:p>0.888656</text:p>
              </table:table-cell>
              <table:table-cell office:value-type="float" office:value="0.894778">
                <text:p>0.89477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388">
                <text:p>0.86738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801392">
                <text:p>0.801392</text:p>
              </table:table-cell>
              <table:table-cell office:value-type="float" office:value="0.851892">
                <text:p>0.851892</text:p>
              </table:table-cell>
              <table:table-cell office:value-type="float" office:value="0.865942">
                <text:p>0.865942</text:p>
              </table:table-cell>
              <table:table-cell office:value-type="float" office:value="0.870578">
                <text:p>0.870578</text:p>
              </table:table-cell>
              <table:table-cell office:value-type="float" office:value="0.876642">
                <text:p>0.87664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54">
                <text:p>0.88554</text:p>
              </table:table-cell>
              <table:table-cell office:value-type="float" office:value="0.893505">
                <text:p>0.89350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751">
                <text:p>0.87175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2647">
                <text:p>0.82647</text:p>
              </table:table-cell>
              <table:table-cell office:value-type="float" office:value="0.85471">
                <text:p>0.85471</text:p>
              </table:table-cell>
              <table:table-cell office:value-type="float" office:value="0.866354">
                <text:p>0.866354</text:p>
              </table:table-cell>
              <table:table-cell office:value-type="float" office:value="0.870521">
                <text:p>0.870521</text:p>
              </table:table-cell>
              <table:table-cell office:value-type="float" office:value="0.873278">
                <text:p>0.873278</text:p>
              </table:table-cell>
              <table:table-cell office:value-type="float" office:value="0.882895">
                <text:p>0.88289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152">
                <text:p>0.885152</text:p>
              </table:table-cell>
              <table:table-cell office:value-type="float" office:value="0.895995">
                <text:p>0.89599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4414">
                <text:p>0.87441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98647">
                <text:p>0.798647</text:p>
              </table:table-cell>
              <table:table-cell office:value-type="float" office:value="0.853955">
                <text:p>0.853955</text:p>
              </table:table-cell>
              <table:table-cell office:value-type="float" office:value="0.863295">
                <text:p>0.863295</text:p>
              </table:table-cell>
              <table:table-cell office:value-type="float" office:value="0.870309">
                <text:p>0.870309</text:p>
              </table:table-cell>
              <table:table-cell office:value-type="float" office:value="0.871708">
                <text:p>0.871708</text:p>
              </table:table-cell>
              <table:table-cell office:value-type="float" office:value="0.880769">
                <text:p>0.88076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851">
                <text:p>0.89585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655">
                <text:p>0.8706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0294">
                <text:p>0.790294</text:p>
              </table:table-cell>
              <table:table-cell office:value-type="float" office:value="0.85159">
                <text:p>0.85159</text:p>
              </table:table-cell>
              <table:table-cell office:value-type="float" office:value="0.861938">
                <text:p>0.861938</text:p>
              </table:table-cell>
              <table:table-cell office:value-type="float" office:value="0.870173">
                <text:p>0.870173</text:p>
              </table:table-cell>
              <table:table-cell office:value-type="float" office:value="0.87279">
                <text:p>0.87279</text:p>
              </table:table-cell>
              <table:table-cell office:value-type="float" office:value="0.883097">
                <text:p>0.88309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763">
                <text:p>0.88876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9066">
                <text:p>0.86906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4297">
                <text:p>0.74297</text:p>
              </table:table-cell>
              <table:table-cell office:value-type="float" office:value="0.846593">
                <text:p>0.846593</text:p>
              </table:table-cell>
              <table:table-cell office:value-type="float" office:value="0.858363">
                <text:p>0.858363</text:p>
              </table:table-cell>
              <table:table-cell office:value-type="float" office:value="0.869334">
                <text:p>0.869334</text:p>
              </table:table-cell>
              <table:table-cell office:value-type="float" office:value="0.871203">
                <text:p>0.871203</text:p>
              </table:table-cell>
              <table:table-cell office:value-type="float" office:value="0.881939">
                <text:p>0.88193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618">
                <text:p>0.89061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304">
                <text:p>0.86330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01962">
                <text:p>0.701962</text:p>
              </table:table-cell>
              <table:table-cell office:value-type="float" office:value="0.846178">
                <text:p>0.846178</text:p>
              </table:table-cell>
              <table:table-cell office:value-type="float" office:value="0.85724">
                <text:p>0.85724</text:p>
              </table:table-cell>
              <table:table-cell office:value-type="float" office:value="0.868123">
                <text:p>0.868123</text:p>
              </table:table-cell>
              <table:table-cell office:value-type="float" office:value="0.871192">
                <text:p>0.871192</text:p>
              </table:table-cell>
              <table:table-cell office:value-type="float" office:value="0.881929">
                <text:p>0.88192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588">
                <text:p>0.891588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58889">
                <text:p>0.85888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93725">
                <text:p>0.693725</text:p>
              </table:table-cell>
              <table:table-cell office:value-type="float" office:value="0.845713">
                <text:p>0.845713</text:p>
              </table:table-cell>
              <table:table-cell office:value-type="float" office:value="0.853682">
                <text:p>0.853682</text:p>
              </table:table-cell>
              <table:table-cell office:value-type="float" office:value="0.863526">
                <text:p>0.863526</text:p>
              </table:table-cell>
              <table:table-cell office:value-type="float" office:value="0.870112">
                <text:p>0.870112</text:p>
              </table:table-cell>
              <table:table-cell office:value-type="float" office:value="0.876203">
                <text:p>0.876203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436">
                <text:p>0.893436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57">
                <text:p>0.856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53053">
                <text:p>0.753053</text:p>
              </table:table-cell>
              <table:table-cell office:value-type="float" office:value="0.846075">
                <text:p>0.846075</text:p>
              </table:table-cell>
              <table:table-cell office:value-type="float" office:value="0.856171">
                <text:p>0.856171</text:p>
              </table:table-cell>
              <table:table-cell office:value-type="float" office:value="0.864456">
                <text:p>0.864456</text:p>
              </table:table-cell>
              <table:table-cell office:value-type="float" office:value="0.870685">
                <text:p>0.870685</text:p>
              </table:table-cell>
              <table:table-cell office:value-type="float" office:value="0.876809">
                <text:p>0.87680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728">
                <text:p>0.891728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876">
                <text:p>0.86287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92418">
                <text:p>0.692418</text:p>
              </table:table-cell>
              <table:table-cell office:value-type="float" office:value="0.843862">
                <text:p>0.843862</text:p>
              </table:table-cell>
              <table:table-cell office:value-type="float" office:value="0.853108">
                <text:p>0.853108</text:p>
              </table:table-cell>
              <table:table-cell office:value-type="float" office:value="0.865189">
                <text:p>0.865189</text:p>
              </table:table-cell>
              <table:table-cell office:value-type="float" office:value="0.87146">
                <text:p>0.87146</text:p>
              </table:table-cell>
              <table:table-cell office:value-type="float" office:value="0.882584">
                <text:p>0.88258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481">
                <text:p>0.892481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043">
                <text:p>0.85704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2629">
                <text:p>0.72629</text:p>
              </table:table-cell>
              <table:table-cell office:value-type="float" office:value="0.843765">
                <text:p>0.843765</text:p>
              </table:table-cell>
              <table:table-cell office:value-type="float" office:value="0.855954">
                <text:p>0.855954</text:p>
              </table:table-cell>
              <table:table-cell office:value-type="float" office:value="0.866756">
                <text:p>0.866756</text:p>
              </table:table-cell>
              <table:table-cell office:value-type="float" office:value="0.87171">
                <text:p>0.87171</text:p>
              </table:table-cell>
              <table:table-cell office:value-type="float" office:value="0.882742">
                <text:p>0.88274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267">
                <text:p>0.893267</text:p>
              </table:table-cell>
              <table:table-cell office:value-type="float" office:value="0.905059">
                <text:p>0.905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205">
                <text:p>0.86120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682496">
                <text:p>0.682496</text:p>
              </table:table-cell>
              <table:table-cell office:value-type="float" office:value="0.842402">
                <text:p>0.842402</text:p>
              </table:table-cell>
              <table:table-cell office:value-type="float" office:value="0.854367">
                <text:p>0.854367</text:p>
              </table:table-cell>
              <table:table-cell office:value-type="float" office:value="0.864941">
                <text:p>0.864941</text:p>
              </table:table-cell>
              <table:table-cell office:value-type="float" office:value="0.872121">
                <text:p>0.872121</text:p>
              </table:table-cell>
              <table:table-cell office:value-type="float" office:value="0.882729">
                <text:p>0.88272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251">
                <text:p>0.89425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532">
                <text:p>0.85653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18802">
                <text:p>0.718802</text:p>
              </table:table-cell>
              <table:table-cell office:value-type="float" office:value="0.849217">
                <text:p>0.849217</text:p>
              </table:table-cell>
              <table:table-cell office:value-type="float" office:value="0.859328">
                <text:p>0.859328</text:p>
              </table:table-cell>
              <table:table-cell office:value-type="float" office:value="0.870107">
                <text:p>0.870107</text:p>
              </table:table-cell>
              <table:table-cell office:value-type="float" office:value="0.872788">
                <text:p>0.872788</text:p>
              </table:table-cell>
              <table:table-cell office:value-type="float" office:value="0.883145">
                <text:p>0.88314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885">
                <text:p>0.89088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629">
                <text:p>0.86162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70174">
                <text:p>0.670174</text:p>
              </table:table-cell>
              <table:table-cell office:value-type="float" office:value="0.847167">
                <text:p>0.847167</text:p>
              </table:table-cell>
              <table:table-cell office:value-type="float" office:value="0.859952">
                <text:p>0.859952</text:p>
              </table:table-cell>
              <table:table-cell office:value-type="float" office:value="0.870203">
                <text:p>0.870203</text:p>
              </table:table-cell>
              <table:table-cell office:value-type="float" office:value="0.873604">
                <text:p>0.873604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567">
                <text:p>0.885567</text:p>
              </table:table-cell>
              <table:table-cell office:value-type="float" office:value="0.896175">
                <text:p>0.89617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483">
                <text:p>0.8574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0254">
                <text:p>0.620254</text:p>
              </table:table-cell>
              <table:table-cell office:value-type="float" office:value="0.83347">
                <text:p>0.83347</text:p>
              </table:table-cell>
              <table:table-cell office:value-type="float" office:value="0.858525">
                <text:p>0.858525</text:p>
              </table:table-cell>
              <table:table-cell office:value-type="float" office:value="0.86978">
                <text:p>0.86978</text:p>
              </table:table-cell>
              <table:table-cell office:value-type="float" office:value="0.871263">
                <text:p>0.871263</text:p>
              </table:table-cell>
              <table:table-cell office:value-type="float" office:value="0.877001">
                <text:p>0.87700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879">
                <text:p>0.891879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49285">
                <text:p>0.84928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63687">
                <text:p>0.663687</text:p>
              </table:table-cell>
              <table:table-cell office:value-type="float" office:value="0.849759">
                <text:p>0.849759</text:p>
              </table:table-cell>
              <table:table-cell office:value-type="float" office:value="0.863167">
                <text:p>0.863167</text:p>
              </table:table-cell>
              <table:table-cell office:value-type="float" office:value="0.870537">
                <text:p>0.870537</text:p>
              </table:table-cell>
              <table:table-cell office:value-type="float" office:value="0.872702">
                <text:p>0.872702</text:p>
              </table:table-cell>
              <table:table-cell office:value-type="float" office:value="0.883096">
                <text:p>0.88309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871">
                <text:p>0.887871</text:p>
              </table:table-cell>
              <table:table-cell office:value-type="float" office:value="0.895866">
                <text:p>0.89586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545">
                <text:p>0.85754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96877">
                <text:p>0.696877</text:p>
              </table:table-cell>
              <table:table-cell office:value-type="float" office:value="0.845496">
                <text:p>0.845496</text:p>
              </table:table-cell>
              <table:table-cell office:value-type="float" office:value="0.862783">
                <text:p>0.862783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842">
                <text:p>0.871842</text:p>
              </table:table-cell>
              <table:table-cell office:value-type="float" office:value="0.877938">
                <text:p>0.87793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154">
                <text:p>0.892154</text:p>
              </table:table-cell>
              <table:table-cell office:value-type="float" office:value="0.902373">
                <text:p>0.9023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8649">
                <text:p>0.8586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69245">
                <text:p>0.669245</text:p>
              </table:table-cell>
              <table:table-cell office:value-type="float" office:value="0.838054">
                <text:p>0.838054</text:p>
              </table:table-cell>
              <table:table-cell office:value-type="float" office:value="0.864557">
                <text:p>0.864557</text:p>
              </table:table-cell>
              <table:table-cell office:value-type="float" office:value="0.870653">
                <text:p>0.870653</text:p>
              </table:table-cell>
              <table:table-cell office:value-type="float" office:value="0.872166">
                <text:p>0.872166</text:p>
              </table:table-cell>
              <table:table-cell office:value-type="float" office:value="0.879527">
                <text:p>0.8795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038">
                <text:p>0.890038</text:p>
              </table:table-cell>
              <table:table-cell office:value-type="float" office:value="0.901926">
                <text:p>0.90192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5267">
                <text:p>0.85526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671852">
                <text:p>0.671852</text:p>
              </table:table-cell>
              <table:table-cell office:value-type="float" office:value="0.839718">
                <text:p>0.839718</text:p>
              </table:table-cell>
              <table:table-cell office:value-type="float" office:value="0.863445">
                <text:p>0.863445</text:p>
              </table:table-cell>
              <table:table-cell office:value-type="float" office:value="0.870814">
                <text:p>0.870814</text:p>
              </table:table-cell>
              <table:table-cell office:value-type="float" office:value="0.872322">
                <text:p>0.872322</text:p>
              </table:table-cell>
              <table:table-cell office:value-type="float" office:value="0.881883">
                <text:p>0.88188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971">
                <text:p>0.890971</text:p>
              </table:table-cell>
              <table:table-cell office:value-type="float" office:value="0.902373">
                <text:p>0.9023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5989">
                <text:p>0.85598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24748">
                <text:p>0.724748</text:p>
              </table:table-cell>
              <table:table-cell office:value-type="float" office:value="0.83337">
                <text:p>0.83337</text:p>
              </table:table-cell>
              <table:table-cell office:value-type="float" office:value="0.863335">
                <text:p>0.863335</text:p>
              </table:table-cell>
              <table:table-cell office:value-type="float" office:value="0.870619">
                <text:p>0.870619</text:p>
              </table:table-cell>
              <table:table-cell office:value-type="float" office:value="0.872259">
                <text:p>0.872259</text:p>
              </table:table-cell>
              <table:table-cell office:value-type="float" office:value="0.879974">
                <text:p>0.87997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74">
                <text:p>0.888674</text:p>
              </table:table-cell>
              <table:table-cell office:value-type="float" office:value="0.901818">
                <text:p>0.901818</text:p>
              </table:table-cell>
              <table:table-cell office:value-type="float" office:value="0.905507">
                <text:p>0.905507</text:p>
              </table:table-cell>
              <table:table-cell office:value-type="float" office:value="0.860131">
                <text:p>0.86013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24223">
                <text:p>0.724223</text:p>
              </table:table-cell>
              <table:table-cell office:value-type="float" office:value="0.849039">
                <text:p>0.849039</text:p>
              </table:table-cell>
              <table:table-cell office:value-type="float" office:value="0.865437">
                <text:p>0.865437</text:p>
              </table:table-cell>
              <table:table-cell office:value-type="float" office:value="0.870787">
                <text:p>0.870787</text:p>
              </table:table-cell>
              <table:table-cell office:value-type="float" office:value="0.872322">
                <text:p>0.872322</text:p>
              </table:table-cell>
              <table:table-cell office:value-type="float" office:value="0.881366">
                <text:p>0.88136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82">
                <text:p>0.890282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279">
                <text:p>0.86227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678778">
                <text:p>0.678778</text:p>
              </table:table-cell>
              <table:table-cell office:value-type="float" office:value="0.823206">
                <text:p>0.823206</text:p>
              </table:table-cell>
              <table:table-cell office:value-type="float" office:value="0.865093">
                <text:p>0.865093</text:p>
              </table:table-cell>
              <table:table-cell office:value-type="float" office:value="0.870602">
                <text:p>0.870602</text:p>
              </table:table-cell>
              <table:table-cell office:value-type="float" office:value="0.872228">
                <text:p>0.872228</text:p>
              </table:table-cell>
              <table:table-cell office:value-type="float" office:value="0.8783">
                <text:p>0.878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742">
                <text:p>0.886742</text:p>
              </table:table-cell>
              <table:table-cell office:value-type="float" office:value="0.90103">
                <text:p>0.90103</text:p>
              </table:table-cell>
              <table:table-cell office:value-type="float" office:value="0.905507">
                <text:p>0.905507</text:p>
              </table:table-cell>
              <table:table-cell office:value-type="float" office:value="0.854249">
                <text:p>0.85424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28324">
                <text:p>0.728324</text:p>
              </table:table-cell>
              <table:table-cell office:value-type="float" office:value="0.851549">
                <text:p>0.851549</text:p>
              </table:table-cell>
              <table:table-cell office:value-type="float" office:value="0.867794">
                <text:p>0.867794</text:p>
              </table:table-cell>
              <table:table-cell office:value-type="float" office:value="0.871126">
                <text:p>0.871126</text:p>
              </table:table-cell>
              <table:table-cell office:value-type="float" office:value="0.872617">
                <text:p>0.872617</text:p>
              </table:table-cell>
              <table:table-cell office:value-type="float" office:value="0.882968">
                <text:p>0.88296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383">
                <text:p>0.891383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554">
                <text:p>0.86355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54615">
                <text:p>0.754615</text:p>
              </table:table-cell>
              <table:table-cell office:value-type="float" office:value="0.852842">
                <text:p>0.852842</text:p>
              </table:table-cell>
              <table:table-cell office:value-type="float" office:value="0.866512">
                <text:p>0.866512</text:p>
              </table:table-cell>
              <table:table-cell office:value-type="float" office:value="0.871179">
                <text:p>0.871179</text:p>
              </table:table-cell>
              <table:table-cell office:value-type="float" office:value="0.874189">
                <text:p>0.8741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114">
                <text:p>0.888114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004">
                <text:p>0.8660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28616">
                <text:p>0.728616</text:p>
              </table:table-cell>
              <table:table-cell office:value-type="float" office:value="0.852977">
                <text:p>0.852977</text:p>
              </table:table-cell>
              <table:table-cell office:value-type="float" office:value="0.866436">
                <text:p>0.866436</text:p>
              </table:table-cell>
              <table:table-cell office:value-type="float" office:value="0.870931">
                <text:p>0.870931</text:p>
              </table:table-cell>
              <table:table-cell office:value-type="float" office:value="0.875113">
                <text:p>0.87511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402">
                <text:p>0.884402</text:p>
              </table:table-cell>
              <table:table-cell office:value-type="float" office:value="0.898444">
                <text:p>0.898444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669">
                <text:p>0.86266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719897">
                <text:p>0.719897</text:p>
              </table:table-cell>
              <table:table-cell office:value-type="float" office:value="0.851809">
                <text:p>0.851809</text:p>
              </table:table-cell>
              <table:table-cell office:value-type="float" office:value="0.868362">
                <text:p>0.868362</text:p>
              </table:table-cell>
              <table:table-cell office:value-type="float" office:value="0.870521">
                <text:p>0.870521</text:p>
              </table:table-cell>
              <table:table-cell office:value-type="float" office:value="0.872156">
                <text:p>0.872156</text:p>
              </table:table-cell>
              <table:table-cell office:value-type="float" office:value="0.881212">
                <text:p>0.88121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6355">
                <text:p>0.896355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008">
                <text:p>0.86100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02924">
                <text:p>0.702924</text:p>
              </table:table-cell>
              <table:table-cell office:value-type="float" office:value="0.847491">
                <text:p>0.847491</text:p>
              </table:table-cell>
              <table:table-cell office:value-type="float" office:value="0.866219">
                <text:p>0.866219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373">
                <text:p>0.871373</text:p>
              </table:table-cell>
              <table:table-cell office:value-type="float" office:value="0.875682">
                <text:p>0.87568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125">
                <text:p>0.893125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71">
                <text:p>0.8577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31947">
                <text:p>0.731947</text:p>
              </table:table-cell>
              <table:table-cell office:value-type="float" office:value="0.841927">
                <text:p>0.841927</text:p>
              </table:table-cell>
              <table:table-cell office:value-type="float" office:value="0.859871">
                <text:p>0.859871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215">
                <text:p>0.871215</text:p>
              </table:table-cell>
              <table:table-cell office:value-type="float" office:value="0.872322">
                <text:p>0.872322</text:p>
              </table:table-cell>
              <table:table-cell office:value-type="float" office:value="0.883164">
                <text:p>0.88316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688">
                <text:p>0.894688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217">
                <text:p>0.85921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52932">
                <text:p>0.752932</text:p>
              </table:table-cell>
              <table:table-cell office:value-type="float" office:value="0.847752">
                <text:p>0.847752</text:p>
              </table:table-cell>
              <table:table-cell office:value-type="float" office:value="0.861802">
                <text:p>0.861802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534">
                <text:p>0.871534</text:p>
              </table:table-cell>
              <table:table-cell office:value-type="float" office:value="0.873133">
                <text:p>0.87313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959">
                <text:p>0.8949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24">
                <text:p>0.8622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23654">
                <text:p>0.723654</text:p>
              </table:table-cell>
              <table:table-cell office:value-type="float" office:value="0.846578">
                <text:p>0.846578</text:p>
              </table:table-cell>
              <table:table-cell office:value-type="float" office:value="0.86161">
                <text:p>0.86161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308">
                <text:p>0.871308</text:p>
              </table:table-cell>
              <table:table-cell office:value-type="float" office:value="0.874341">
                <text:p>0.87434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8872">
                <text:p>0.898872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665">
                <text:p>0.85966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56009">
                <text:p>0.756009</text:p>
              </table:table-cell>
              <table:table-cell office:value-type="float" office:value="0.855483">
                <text:p>0.855483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563">
                <text:p>0.871563</text:p>
              </table:table-cell>
              <table:table-cell office:value-type="float" office:value="0.874678">
                <text:p>0.87467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32">
                <text:p>0.884032</text:p>
              </table:table-cell>
              <table:table-cell office:value-type="float" office:value="0.899255">
                <text:p>0.899255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13">
                <text:p>0.8661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824381">
                <text:p>0.824381</text:p>
              </table:table-cell>
              <table:table-cell office:value-type="float" office:value="0.858384">
                <text:p>0.858384</text:p>
              </table:table-cell>
              <table:table-cell office:value-type="float" office:value="0.870521">
                <text:p>0.870521</text:p>
              </table:table-cell>
              <table:table-cell office:value-type="float" office:value="0.870876">
                <text:p>0.870876</text:p>
              </table:table-cell>
              <table:table-cell office:value-type="float" office:value="0.872322">
                <text:p>0.872322</text:p>
              </table:table-cell>
              <table:table-cell office:value-type="float" office:value="0.880722">
                <text:p>0.88072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8813">
                <text:p>0.898813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578">
                <text:p>0.87257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842083">
                <text:p>0.842083</text:p>
              </table:table-cell>
              <table:table-cell office:value-type="float" office:value="0.864535">
                <text:p>0.864535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243">
                <text:p>0.871243</text:p>
              </table:table-cell>
              <table:table-cell office:value-type="float" office:value="0.873799">
                <text:p>0.873799</text:p>
              </table:table-cell>
              <table:table-cell office:value-type="float" office:value="0.883207">
                <text:p>0.88320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974">
                <text:p>0.885974</text:p>
              </table:table-cell>
              <table:table-cell office:value-type="float" office:value="0.901764">
                <text:p>0.9017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964">
                <text:p>0.87596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837841">
                <text:p>0.837841</text:p>
              </table:table-cell>
              <table:table-cell office:value-type="float" office:value="0.867126">
                <text:p>0.867126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22">
                <text:p>0.87122</text:p>
              </table:table-cell>
              <table:table-cell office:value-type="float" office:value="0.873388">
                <text:p>0.87338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09">
                <text:p>0.884809</text:p>
              </table:table-cell>
              <table:table-cell office:value-type="float" office:value="0.902319">
                <text:p>0.902319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699">
                <text:p>0.87569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37972">
                <text:p>0.837972</text:p>
              </table:table-cell>
              <table:table-cell office:value-type="float" office:value="0.867917">
                <text:p>0.867917</text:p>
              </table:table-cell>
              <table:table-cell office:value-type="float" office:value="0.870756">
                <text:p>0.870756</text:p>
              </table:table-cell>
              <table:table-cell office:value-type="float" office:value="0.872322">
                <text:p>0.872322</text:p>
              </table:table-cell>
              <table:table-cell office:value-type="float" office:value="0.88238">
                <text:p>0.8823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071">
                <text:p>0.889071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77345">
                <text:p>0.877345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99604">
                <text:p>0.799604</text:p>
              </table:table-cell>
              <table:table-cell office:value-type="float" office:value="0.863826">
                <text:p>0.863826</text:p>
              </table:table-cell>
              <table:table-cell office:value-type="float" office:value="0.870521">
                <text:p>0.870521</text:p>
              </table:table-cell>
              <table:table-cell office:value-type="float" office:value="0.871868">
                <text:p>0.871868</text:p>
              </table:table-cell>
              <table:table-cell office:value-type="float" office:value="0.880052">
                <text:p>0.88005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416">
                <text:p>0.886416</text:p>
              </table:table-cell>
              <table:table-cell office:value-type="float" office:value="0.901478">
                <text:p>0.901478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353">
                <text:p>0.87235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821177">
                <text:p>0.821177</text:p>
              </table:table-cell>
              <table:table-cell office:value-type="float" office:value="0.857953">
                <text:p>0.857953</text:p>
              </table:table-cell>
              <table:table-cell office:value-type="float" office:value="0.870316">
                <text:p>0.870316</text:p>
              </table:table-cell>
              <table:table-cell office:value-type="float" office:value="0.870706">
                <text:p>0.870706</text:p>
              </table:table-cell>
              <table:table-cell office:value-type="float" office:value="0.875998">
                <text:p>0.87599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797">
                <text:p>0.887797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73698">
                <text:p>0.87369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96817">
                <text:p>0.796817</text:p>
              </table:table-cell>
              <table:table-cell office:value-type="float" office:value="0.855556">
                <text:p>0.855556</text:p>
              </table:table-cell>
              <table:table-cell office:value-type="float" office:value="0.869127">
                <text:p>0.869127</text:p>
              </table:table-cell>
              <table:table-cell office:value-type="float" office:value="0.870521">
                <text:p>0.870521</text:p>
              </table:table-cell>
              <table:table-cell office:value-type="float" office:value="0.875567">
                <text:p>0.87556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34">
                <text:p>0.88834</text:p>
              </table:table-cell>
              <table:table-cell office:value-type="float" office:value="0.901478">
                <text:p>0.901478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717">
                <text:p>0.87071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89655">
                <text:p>0.789655</text:p>
              </table:table-cell>
              <table:table-cell office:value-type="float" office:value="0.861088">
                <text:p>0.861088</text:p>
              </table:table-cell>
              <table:table-cell office:value-type="float" office:value="0.870475">
                <text:p>0.870475</text:p>
              </table:table-cell>
              <table:table-cell office:value-type="float" office:value="0.871333">
                <text:p>0.871333</text:p>
              </table:table-cell>
              <table:table-cell office:value-type="float" office:value="0.877456">
                <text:p>0.87745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14">
                <text:p>0.884014</text:p>
              </table:table-cell>
              <table:table-cell office:value-type="float" office:value="0.893559">
                <text:p>0.893559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691">
                <text:p>0.87169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55172">
                <text:p>0.755172</text:p>
              </table:table-cell>
              <table:table-cell office:value-type="float" office:value="0.85822">
                <text:p>0.85822</text:p>
              </table:table-cell>
              <table:table-cell office:value-type="float" office:value="0.870168">
                <text:p>0.870168</text:p>
              </table:table-cell>
              <table:table-cell office:value-type="float" office:value="0.871796">
                <text:p>0.871796</text:p>
              </table:table-cell>
              <table:table-cell office:value-type="float" office:value="0.879305">
                <text:p>0.87930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34">
                <text:p>0.883634</text:p>
              </table:table-cell>
              <table:table-cell office:value-type="float" office:value="0.893442">
                <text:p>0.893442</text:p>
              </table:table-cell>
              <table:table-cell office:value-type="float" office:value="0.902373">
                <text:p>0.9023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062">
                <text:p>0.86806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0599">
                <text:p>0.70599</text:p>
              </table:table-cell>
              <table:table-cell office:value-type="float" office:value="0.857079">
                <text:p>0.857079</text:p>
              </table:table-cell>
              <table:table-cell office:value-type="float" office:value="0.869161">
                <text:p>0.869161</text:p>
              </table:table-cell>
              <table:table-cell office:value-type="float" office:value="0.871875">
                <text:p>0.871875</text:p>
              </table:table-cell>
              <table:table-cell office:value-type="float" office:value="0.878454">
                <text:p>0.87845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17">
                <text:p>0.88517</text:p>
              </table:table-cell>
              <table:table-cell office:value-type="float" office:value="0.893559">
                <text:p>0.893559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062">
                <text:p>0.86306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65382">
                <text:p>0.65382</text:p>
              </table:table-cell>
              <table:table-cell office:value-type="float" office:value="0.859054">
                <text:p>0.859054</text:p>
              </table:table-cell>
              <table:table-cell office:value-type="float" office:value="0.87043">
                <text:p>0.87043</text:p>
              </table:table-cell>
              <table:table-cell office:value-type="float" office:value="0.872259">
                <text:p>0.872259</text:p>
              </table:table-cell>
              <table:table-cell office:value-type="float" office:value="0.88147">
                <text:p>0.8814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567">
                <text:p>0.885567</text:p>
              </table:table-cell>
              <table:table-cell office:value-type="float" office:value="0.893451">
                <text:p>0.893451</text:p>
              </table:table-cell>
              <table:table-cell office:value-type="float" office:value="0.901926">
                <text:p>0.901926</text:p>
              </table:table-cell>
              <table:table-cell office:value-type="float" office:value="0.905507">
                <text:p>0.905507</text:p>
              </table:table-cell>
              <table:table-cell office:value-type="float" office:value="0.858449">
                <text:p>0.85844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36022">
                <text:p>0.736022</text:p>
              </table:table-cell>
              <table:table-cell office:value-type="float" office:value="0.865041">
                <text:p>0.865041</text:p>
              </table:table-cell>
              <table:table-cell office:value-type="float" office:value="0.870881">
                <text:p>0.870881</text:p>
              </table:table-cell>
              <table:table-cell office:value-type="float" office:value="0.876782">
                <text:p>0.87678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335">
                <text:p>0.886335</text:p>
              </table:table-cell>
              <table:table-cell office:value-type="float" office:value="0.893613">
                <text:p>0.893613</text:p>
              </table:table-cell>
              <table:table-cell office:value-type="float" office:value="0.902373">
                <text:p>0.902373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081">
                <text:p>0.86808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22943">
                <text:p>0.722943</text:p>
              </table:table-cell>
              <table:table-cell office:value-type="float" office:value="0.863242">
                <text:p>0.863242</text:p>
              </table:table-cell>
              <table:table-cell office:value-type="float" office:value="0.870665">
                <text:p>0.870665</text:p>
              </table:table-cell>
              <table:table-cell office:value-type="float" office:value="0.876208">
                <text:p>0.87620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29">
                <text:p>0.888629</text:p>
              </table:table-cell>
              <table:table-cell office:value-type="float" office:value="0.893613">
                <text:p>0.893613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923">
                <text:p>0.8669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19286">
                <text:p>0.719286</text:p>
              </table:table-cell>
              <table:table-cell office:value-type="float" office:value="0.8636">
                <text:p>0.8636</text:p>
              </table:table-cell>
              <table:table-cell office:value-type="float" office:value="0.87065">
                <text:p>0.87065</text:p>
              </table:table-cell>
              <table:table-cell office:value-type="float" office:value="0.876716">
                <text:p>0.87671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33">
                <text:p>0.89133</text:p>
              </table:table-cell>
              <table:table-cell office:value-type="float" office:value="0.894075">
                <text:p>0.89407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093">
                <text:p>0.86709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20114">
                <text:p>0.720114</text:p>
              </table:table-cell>
              <table:table-cell office:value-type="float" office:value="0.861492">
                <text:p>0.861492</text:p>
              </table:table-cell>
              <table:table-cell office:value-type="float" office:value="0.870763">
                <text:p>0.870763</text:p>
              </table:table-cell>
              <table:table-cell office:value-type="float" office:value="0.876607">
                <text:p>0.87660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275">
                <text:p>0.886275</text:p>
              </table:table-cell>
              <table:table-cell office:value-type="float" office:value="0.893586">
                <text:p>0.893586</text:p>
              </table:table-cell>
              <table:table-cell office:value-type="float" office:value="0.903269">
                <text:p>0.90326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187">
                <text:p>0.866187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58362">
                <text:p>0.758362</text:p>
              </table:table-cell>
              <table:table-cell office:value-type="float" office:value="0.864703">
                <text:p>0.864703</text:p>
              </table:table-cell>
              <table:table-cell office:value-type="float" office:value="0.872019">
                <text:p>0.872019</text:p>
              </table:table-cell>
              <table:table-cell office:value-type="float" office:value="0.882489">
                <text:p>0.8824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829">
                <text:p>0.887829</text:p>
              </table:table-cell>
              <table:table-cell office:value-type="float" office:value="0.894099">
                <text:p>0.89409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477">
                <text:p>0.87147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687036">
                <text:p>0.687036</text:p>
              </table:table-cell>
              <table:table-cell office:value-type="float" office:value="0.862024">
                <text:p>0.862024</text:p>
              </table:table-cell>
              <table:table-cell office:value-type="float" office:value="0.871482">
                <text:p>0.871482</text:p>
              </table:table-cell>
              <table:table-cell office:value-type="float" office:value="0.882067">
                <text:p>0.88206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615">
                <text:p>0.888615</text:p>
              </table:table-cell>
              <table:table-cell office:value-type="float" office:value="0.894153">
                <text:p>0.894153</text:p>
              </table:table-cell>
              <table:table-cell office:value-type="float" office:value="0.902821">
                <text:p>0.902821</text:p>
              </table:table-cell>
              <table:table-cell office:value-type="float" office:value="0.905507">
                <text:p>0.905507</text:p>
              </table:table-cell>
              <table:table-cell office:value-type="float" office:value="0.863796">
                <text:p>0.86379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658801">
                <text:p>0.658801</text:p>
              </table:table-cell>
              <table:table-cell office:value-type="float" office:value="0.857142">
                <text:p>0.857142</text:p>
              </table:table-cell>
              <table:table-cell office:value-type="float" office:value="0.870972">
                <text:p>0.870972</text:p>
              </table:table-cell>
              <table:table-cell office:value-type="float" office:value="0.876956">
                <text:p>0.87695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933">
                <text:p>0.890933</text:p>
              </table:table-cell>
              <table:table-cell office:value-type="float" office:value="0.894207">
                <text:p>0.894207</text:p>
              </table:table-cell>
              <table:table-cell office:value-type="float" office:value="0.904612">
                <text:p>0.904612</text:p>
              </table:table-cell>
              <table:table-cell office:value-type="float" office:value="0.905507">
                <text:p>0.905507</text:p>
              </table:table-cell>
              <table:table-cell office:value-type="float" office:value="0.860339">
                <text:p>0.86033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05288">
                <text:p>0.605288</text:p>
              </table:table-cell>
              <table:table-cell office:value-type="float" office:value="0.845176">
                <text:p>0.845176</text:p>
              </table:table-cell>
              <table:table-cell office:value-type="float" office:value="0.870689">
                <text:p>0.870689</text:p>
              </table:table-cell>
              <table:table-cell office:value-type="float" office:value="0.876177">
                <text:p>0.87617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388">
                <text:p>0.889388</text:p>
              </table:table-cell>
              <table:table-cell office:value-type="float" office:value="0.896052">
                <text:p>0.89605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3804">
                <text:p>0.85380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91984">
                <text:p>0.591984</text:p>
              </table:table-cell>
              <table:table-cell office:value-type="float" office:value="0.841935">
                <text:p>0.841935</text:p>
              </table:table-cell>
              <table:table-cell office:value-type="float" office:value="0.870645">
                <text:p>0.870645</text:p>
              </table:table-cell>
              <table:table-cell office:value-type="float" office:value="0.878182">
                <text:p>0.87818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985">
                <text:p>0.888985</text:p>
              </table:table-cell>
              <table:table-cell office:value-type="float" office:value="0.894601">
                <text:p>0.89460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216">
                <text:p>0.8521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61307">
                <text:p>0.661307</text:p>
              </table:table-cell>
              <table:table-cell office:value-type="float" office:value="0.864558">
                <text:p>0.864558</text:p>
              </table:table-cell>
              <table:table-cell office:value-type="float" office:value="0.871243">
                <text:p>0.871243</text:p>
              </table:table-cell>
              <table:table-cell office:value-type="float" office:value="0.88071">
                <text:p>0.8807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881">
                <text:p>0.885881</text:p>
              </table:table-cell>
              <table:table-cell office:value-type="float" office:value="0.893487">
                <text:p>0.893487</text:p>
              </table:table-cell>
              <table:table-cell office:value-type="float" office:value="0.895211">
                <text:p>0.89521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441">
                <text:p>0.86244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73969">
                <text:p>0.473969</text:p>
              </table:table-cell>
              <table:table-cell office:value-type="float" office:value="0.830918">
                <text:p>0.830918</text:p>
              </table:table-cell>
              <table:table-cell office:value-type="float" office:value="0.870537">
                <text:p>0.870537</text:p>
              </table:table-cell>
              <table:table-cell office:value-type="float" office:value="0.877191">
                <text:p>0.877191</text:p>
              </table:table-cell>
              <table:table-cell office:value-type="float" office:value="0.883227">
                <text:p>0.8832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984">
                <text:p>0.883984</text:p>
              </table:table-cell>
              <table:table-cell office:value-type="float" office:value="0.89295">
                <text:p>0.89295</text:p>
              </table:table-cell>
              <table:table-cell office:value-type="float" office:value="0.894315">
                <text:p>0.894315</text:p>
              </table:table-cell>
              <table:table-cell office:value-type="float" office:value="0.904612">
                <text:p>0.904612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496">
                <text:p>0.83949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94206">
                <text:p>0.594206</text:p>
              </table:table-cell>
              <table:table-cell office:value-type="float" office:value="0.853095">
                <text:p>0.853095</text:p>
              </table:table-cell>
              <table:table-cell office:value-type="float" office:value="0.870537">
                <text:p>0.870537</text:p>
              </table:table-cell>
              <table:table-cell office:value-type="float" office:value="0.878549">
                <text:p>0.87854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19">
                <text:p>0.883619</text:p>
              </table:table-cell>
              <table:table-cell office:value-type="float" office:value="0.893307">
                <text:p>0.893307</text:p>
              </table:table-cell>
              <table:table-cell office:value-type="float" office:value="0.895211">
                <text:p>0.89521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4054">
                <text:p>0.8540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67123">
                <text:p>0.567123</text:p>
              </table:table-cell>
              <table:table-cell office:value-type="float" office:value="0.837154">
                <text:p>0.837154</text:p>
              </table:table-cell>
              <table:table-cell office:value-type="float" office:value="0.870442">
                <text:p>0.870442</text:p>
              </table:table-cell>
              <table:table-cell office:value-type="float" office:value="0.871705">
                <text:p>0.871705</text:p>
              </table:table-cell>
              <table:table-cell office:value-type="float" office:value="0.882214">
                <text:p>0.88221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451">
                <text:p>0.889451</text:p>
              </table:table-cell>
              <table:table-cell office:value-type="float" office:value="0.894261">
                <text:p>0.894261</text:p>
              </table:table-cell>
              <table:table-cell office:value-type="float" office:value="0.903716">
                <text:p>0.903716</text:p>
              </table:table-cell>
              <table:table-cell office:value-type="float" office:value="0.905507">
                <text:p>0.905507</text:p>
              </table:table-cell>
              <table:table-cell office:value-type="float" office:value="0.848258">
                <text:p>0.84825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49097">
                <text:p>0.49097</text:p>
              </table:table-cell>
              <table:table-cell office:value-type="float" office:value="0.825514">
                <text:p>0.825514</text:p>
              </table:table-cell>
              <table:table-cell office:value-type="float" office:value="0.869296">
                <text:p>0.869296</text:p>
              </table:table-cell>
              <table:table-cell office:value-type="float" office:value="0.870521">
                <text:p>0.870521</text:p>
              </table:table-cell>
              <table:table-cell office:value-type="float" office:value="0.878836">
                <text:p>0.87883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616">
                <text:p>0.890616</text:p>
              </table:table-cell>
              <table:table-cell office:value-type="float" office:value="0.897001">
                <text:p>0.89700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477">
                <text:p>0.83947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20928">
                <text:p>0.720928</text:p>
              </table:table-cell>
              <table:table-cell office:value-type="float" office:value="0.868253">
                <text:p>0.868253</text:p>
              </table:table-cell>
              <table:table-cell office:value-type="float" office:value="0.870521">
                <text:p>0.870521</text:p>
              </table:table-cell>
              <table:table-cell office:value-type="float" office:value="0.876131">
                <text:p>0.87613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393">
                <text:p>0.884393</text:p>
              </table:table-cell>
              <table:table-cell office:value-type="float" office:value="0.893505">
                <text:p>0.893505</text:p>
              </table:table-cell>
              <table:table-cell office:value-type="float" office:value="0.899687">
                <text:p>0.89968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543">
                <text:p>0.86854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90485">
                <text:p>0.690485</text:p>
              </table:table-cell>
              <table:table-cell office:value-type="float" office:value="0.866434">
                <text:p>0.866434</text:p>
              </table:table-cell>
              <table:table-cell office:value-type="float" office:value="0.870681">
                <text:p>0.870681</text:p>
              </table:table-cell>
              <table:table-cell office:value-type="float" office:value="0.880926">
                <text:p>0.88092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363">
                <text:p>0.884363</text:p>
              </table:table-cell>
              <table:table-cell office:value-type="float" office:value="0.893424">
                <text:p>0.893424</text:p>
              </table:table-cell>
              <table:table-cell office:value-type="float" office:value="0.897001">
                <text:p>0.89700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5533">
                <text:p>0.86553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4013">
                <text:p>0.644013</text:p>
              </table:table-cell>
              <table:table-cell office:value-type="float" office:value="0.86349">
                <text:p>0.86349</text:p>
              </table:table-cell>
              <table:table-cell office:value-type="float" office:value="0.870609">
                <text:p>0.870609</text:p>
              </table:table-cell>
              <table:table-cell office:value-type="float" office:value="0.880844">
                <text:p>0.88084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088">
                <text:p>0.887088</text:p>
              </table:table-cell>
              <table:table-cell office:value-type="float" office:value="0.893751">
                <text:p>0.893751</text:p>
              </table:table-cell>
              <table:table-cell office:value-type="float" office:value="0.900583">
                <text:p>0.90058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24">
                <text:p>0.8612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785526">
                <text:p>0.785526</text:p>
              </table:table-cell>
              <table:table-cell office:value-type="float" office:value="0.870442">
                <text:p>0.870442</text:p>
              </table:table-cell>
              <table:table-cell office:value-type="float" office:value="0.87097">
                <text:p>0.87097</text:p>
              </table:table-cell>
              <table:table-cell office:value-type="float" office:value="0.882233">
                <text:p>0.88223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164">
                <text:p>0.885164</text:p>
              </table:table-cell>
              <table:table-cell office:value-type="float" office:value="0.893643">
                <text:p>0.893643</text:p>
              </table:table-cell>
              <table:table-cell office:value-type="float" office:value="0.89924">
                <text:p>0.8992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923">
                <text:p>0.87592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756804">
                <text:p>0.756804</text:p>
              </table:table-cell>
              <table:table-cell office:value-type="float" office:value="0.865261">
                <text:p>0.865261</text:p>
              </table:table-cell>
              <table:table-cell office:value-type="float" office:value="0.870521">
                <text:p>0.870521</text:p>
              </table:table-cell>
              <table:table-cell office:value-type="float" office:value="0.876086">
                <text:p>0.87608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329">
                <text:p>0.886329</text:p>
              </table:table-cell>
              <table:table-cell office:value-type="float" office:value="0.893937">
                <text:p>0.893937</text:p>
              </table:table-cell>
              <table:table-cell office:value-type="float" office:value="0.900583">
                <text:p>0.90058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2154">
                <text:p>0.87215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58781">
                <text:p>0.758781</text:p>
              </table:table-cell>
              <table:table-cell office:value-type="float" office:value="0.86369">
                <text:p>0.86369</text:p>
              </table:table-cell>
              <table:table-cell office:value-type="float" office:value="0.870521">
                <text:p>0.870521</text:p>
              </table:table-cell>
              <table:table-cell office:value-type="float" office:value="0.87627">
                <text:p>0.8762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6">
                <text:p>0.8916</text:p>
              </table:table-cell>
              <table:table-cell office:value-type="float" office:value="0.89924">
                <text:p>0.8992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537">
                <text:p>0.87153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730316">
                <text:p>0.730316</text:p>
              </table:table-cell>
              <table:table-cell office:value-type="float" office:value="0.859588">
                <text:p>0.859588</text:p>
              </table:table-cell>
              <table:table-cell office:value-type="float" office:value="0.871464">
                <text:p>0.871464</text:p>
              </table:table-cell>
              <table:table-cell office:value-type="float" office:value="0.88275">
                <text:p>0.8827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801">
                <text:p>0.888801</text:p>
              </table:table-cell>
              <table:table-cell office:value-type="float" office:value="0.900583">
                <text:p>0.90058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877">
                <text:p>0.86887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11417">
                <text:p>0.711417</text:p>
              </table:table-cell>
              <table:table-cell office:value-type="float" office:value="0.855479">
                <text:p>0.855479</text:p>
              </table:table-cell>
              <table:table-cell office:value-type="float" office:value="0.870881">
                <text:p>0.870881</text:p>
              </table:table-cell>
              <table:table-cell office:value-type="float" office:value="0.880146">
                <text:p>0.88014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106">
                <text:p>0.887106</text:p>
              </table:table-cell>
              <table:table-cell office:value-type="float" office:value="0.901764">
                <text:p>0.90176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206">
                <text:p>0.8662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56446">
                <text:p>0.756446</text:p>
              </table:table-cell>
              <table:table-cell office:value-type="float" office:value="0.867153">
                <text:p>0.867153</text:p>
              </table:table-cell>
              <table:table-cell office:value-type="float" office:value="0.872183">
                <text:p>0.87218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19">
                <text:p>0.883619</text:p>
              </table:table-cell>
              <table:table-cell office:value-type="float" office:value="0.898405">
                <text:p>0.89840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633">
                <text:p>0.87163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730249">
                <text:p>0.730249</text:p>
              </table:table-cell>
              <table:table-cell office:value-type="float" office:value="0.864855">
                <text:p>0.864855</text:p>
              </table:table-cell>
              <table:table-cell office:value-type="float" office:value="0.871457">
                <text:p>0.871457</text:p>
              </table:table-cell>
              <table:table-cell office:value-type="float" office:value="0.881506">
                <text:p>0.88150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951">
                <text:p>0.888951</text:p>
              </table:table-cell>
              <table:table-cell office:value-type="float" office:value="0.905059">
                <text:p>0.905059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51">
                <text:p>0.8675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14735">
                <text:p>0.714735</text:p>
              </table:table-cell>
              <table:table-cell office:value-type="float" office:value="0.863869">
                <text:p>0.863869</text:p>
              </table:table-cell>
              <table:table-cell office:value-type="float" office:value="0.871169">
                <text:p>0.871169</text:p>
              </table:table-cell>
              <table:table-cell office:value-type="float" office:value="0.879177">
                <text:p>0.87917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932">
                <text:p>0.89293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041">
                <text:p>0.866041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2781">
                <text:p>0.62781</text:p>
              </table:table-cell>
              <table:table-cell office:value-type="float" office:value="0.812747">
                <text:p>0.812747</text:p>
              </table:table-cell>
              <table:table-cell office:value-type="float" office:value="0.867559">
                <text:p>0.867559</text:p>
              </table:table-cell>
              <table:table-cell office:value-type="float" office:value="0.871169">
                <text:p>0.871169</text:p>
              </table:table-cell>
              <table:table-cell office:value-type="float" office:value="0.881801">
                <text:p>0.88180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378">
                <text:p>0.889378</text:p>
              </table:table-cell>
              <table:table-cell office:value-type="float" office:value="0.904612">
                <text:p>0.904612</text:p>
              </table:table-cell>
              <table:table-cell office:value-type="float" office:value="0.905507">
                <text:p>0.905507</text:p>
              </table:table-cell>
              <table:table-cell office:value-type="float" office:value="0.850484">
                <text:p>0.85048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572858">
                <text:p>0.572858</text:p>
              </table:table-cell>
              <table:table-cell office:value-type="float" office:value="0.842972">
                <text:p>0.842972</text:p>
              </table:table-cell>
              <table:table-cell office:value-type="float" office:value="0.868927">
                <text:p>0.868927</text:p>
              </table:table-cell>
              <table:table-cell office:value-type="float" office:value="0.871097">
                <text:p>0.871097</text:p>
              </table:table-cell>
              <table:table-cell office:value-type="float" office:value="0.880737">
                <text:p>0.88073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264">
                <text:p>0.89126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8313">
                <text:p>0.84831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91295">
                <text:p>0.591295</text:p>
              </table:table-cell>
              <table:table-cell office:value-type="float" office:value="0.842272">
                <text:p>0.842272</text:p>
              </table:table-cell>
              <table:table-cell office:value-type="float" office:value="0.86695">
                <text:p>0.86695</text:p>
              </table:table-cell>
              <table:table-cell office:value-type="float" office:value="0.871313">
                <text:p>0.871313</text:p>
              </table:table-cell>
              <table:table-cell office:value-type="float" office:value="0.88177">
                <text:p>0.8817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985">
                <text:p>0.886985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9586">
                <text:p>0.84958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96256">
                <text:p>0.696256</text:p>
              </table:table-cell>
              <table:table-cell office:value-type="float" office:value="0.855253">
                <text:p>0.855253</text:p>
              </table:table-cell>
              <table:table-cell office:value-type="float" office:value="0.870737">
                <text:p>0.870737</text:p>
              </table:table-cell>
              <table:table-cell office:value-type="float" office:value="0.877584">
                <text:p>0.87758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84">
                <text:p>0.8878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262">
                <text:p>0.8626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704011">
                <text:p>0.704011</text:p>
              </table:table-cell>
              <table:table-cell office:value-type="float" office:value="0.85679">
                <text:p>0.85679</text:p>
              </table:table-cell>
              <table:table-cell office:value-type="float" office:value="0.871698">
                <text:p>0.871698</text:p>
              </table:table-cell>
              <table:table-cell office:value-type="float" office:value="0.883207">
                <text:p>0.88320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181">
                <text:p>0.89218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641">
                <text:p>0.86464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73496">
                <text:p>0.73496</text:p>
              </table:table-cell>
              <table:table-cell office:value-type="float" office:value="0.859098">
                <text:p>0.859098</text:p>
              </table:table-cell>
              <table:table-cell office:value-type="float" office:value="0.871169">
                <text:p>0.871169</text:p>
              </table:table-cell>
              <table:table-cell office:value-type="float" office:value="0.882628">
                <text:p>0.88262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8073">
                <text:p>0.89807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446">
                <text:p>0.86844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54159">
                <text:p>0.654159</text:p>
              </table:table-cell>
              <table:table-cell office:value-type="float" office:value="0.851591">
                <text:p>0.851591</text:p>
              </table:table-cell>
              <table:table-cell office:value-type="float" office:value="0.871601">
                <text:p>0.87160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463">
                <text:p>0.89146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906">
                <text:p>0.8590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0223">
                <text:p>0.70223</text:p>
              </table:table-cell>
              <table:table-cell office:value-type="float" office:value="0.855166">
                <text:p>0.855166</text:p>
              </table:table-cell>
              <table:table-cell office:value-type="float" office:value="0.874586">
                <text:p>0.87458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5168">
                <text:p>0.89516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893">
                <text:p>0.86489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70591">
                <text:p>0.70591</text:p>
              </table:table-cell>
              <table:table-cell office:value-type="float" office:value="0.874289">
                <text:p>0.8742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8167">
                <text:p>0.89816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34">
                <text:p>0.8683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770479">
                <text:p>0.770479</text:p>
              </table:table-cell>
              <table:table-cell office:value-type="float" office:value="0.871529">
                <text:p>0.871529</text:p>
              </table:table-cell>
              <table:table-cell office:value-type="float" office:value="0.881801">
                <text:p>0.88180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34">
                <text:p>0.883634</text:p>
              </table:table-cell>
              <table:table-cell office:value-type="float" office:value="0.899129">
                <text:p>0.89912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451">
                <text:p>0.8745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736041">
                <text:p>0.736041</text:p>
              </table:table-cell>
              <table:table-cell office:value-type="float" office:value="0.868058">
                <text:p>0.868058</text:p>
              </table:table-cell>
              <table:table-cell office:value-type="float" office:value="0.87757">
                <text:p>0.8775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576">
                <text:p>0.885576</text:p>
              </table:table-cell>
              <table:table-cell office:value-type="float" office:value="0.901656">
                <text:p>0.90165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743">
                <text:p>0.87074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71584">
                <text:p>0.71584</text:p>
              </table:table-cell>
              <table:table-cell office:value-type="float" office:value="0.870121">
                <text:p>0.870121</text:p>
              </table:table-cell>
              <table:table-cell office:value-type="float" office:value="0.879319">
                <text:p>0.87931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402">
                <text:p>0.884402</text:p>
              </table:table-cell>
              <table:table-cell office:value-type="float" office:value="0.901547">
                <text:p>0.90154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976">
                <text:p>0.86897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74696">
                <text:p>0.774696</text:p>
              </table:table-cell>
              <table:table-cell office:value-type="float" office:value="0.870874">
                <text:p>0.870874</text:p>
              </table:table-cell>
              <table:table-cell office:value-type="float" office:value="0.881801">
                <text:p>0.88180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809">
                <text:p>0.884809</text:p>
              </table:table-cell>
              <table:table-cell office:value-type="float" office:value="0.904164">
                <text:p>0.90416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487">
                <text:p>0.875487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768858">
                <text:p>0.768858</text:p>
              </table:table-cell>
              <table:table-cell office:value-type="float" office:value="0.870953">
                <text:p>0.870953</text:p>
              </table:table-cell>
              <table:table-cell office:value-type="float" office:value="0.880489">
                <text:p>0.88048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032">
                <text:p>0.884032</text:p>
              </table:table-cell>
              <table:table-cell office:value-type="float" office:value="0.904056">
                <text:p>0.904056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4691">
                <text:p>0.87469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88226">
                <text:p>0.688226</text:p>
              </table:table-cell>
              <table:table-cell office:value-type="float" office:value="0.86775">
                <text:p>0.86775</text:p>
              </table:table-cell>
              <table:table-cell office:value-type="float" office:value="0.874658">
                <text:p>0.87465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7383">
                <text:p>0.89738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98">
                <text:p>0.86498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792506">
                <text:p>0.792506</text:p>
              </table:table-cell>
              <table:table-cell office:value-type="float" office:value="0.870737">
                <text:p>0.870737</text:p>
              </table:table-cell>
              <table:table-cell office:value-type="float" office:value="0.879756">
                <text:p>0.87975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7649">
                <text:p>0.89764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6243">
                <text:p>0.87624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72569">
                <text:p>0.72569</text:p>
              </table:table-cell>
              <table:table-cell office:value-type="float" office:value="0.870881">
                <text:p>0.870881</text:p>
              </table:table-cell>
              <table:table-cell office:value-type="float" office:value="0.881943">
                <text:p>0.88194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0594">
                <text:p>0.90059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089">
                <text:p>0.87008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5555">
                <text:p>0.795555</text:p>
              </table:table-cell>
              <table:table-cell office:value-type="float" office:value="0.870593">
                <text:p>0.870593</text:p>
              </table:table-cell>
              <table:table-cell office:value-type="float" office:value="0.881068">
                <text:p>0.88106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442">
                <text:p>0.88442</text:p>
              </table:table-cell>
              <table:table-cell office:value-type="float" office:value="0.904002">
                <text:p>0.90400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7416">
                <text:p>0.87741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818249">
                <text:p>0.818249</text:p>
              </table:table-cell>
              <table:table-cell office:value-type="float" office:value="0.872337">
                <text:p>0.87233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977">
                <text:p>0.88697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80485">
                <text:p>0.88048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805809">
                <text:p>0.805809</text:p>
              </table:table-cell>
              <table:table-cell office:value-type="float" office:value="0.875618">
                <text:p>0.87561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1218">
                <text:p>0.90121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8768">
                <text:p>0.87876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811167">
                <text:p>0.811167</text:p>
              </table:table-cell>
              <table:table-cell office:value-type="float" office:value="0.872697">
                <text:p>0.87269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929">
                <text:p>0.89192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8083">
                <text:p>0.878083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788709">
                <text:p>0.788709</text:p>
              </table:table-cell>
              <table:table-cell office:value-type="float" office:value="0.871097">
                <text:p>0.871097</text:p>
              </table:table-cell>
              <table:table-cell office:value-type="float" office:value="0.880937">
                <text:p>0.88093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819">
                <text:p>0.89281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5534">
                <text:p>0.87553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93384">
                <text:p>0.693384</text:p>
              </table:table-cell>
              <table:table-cell office:value-type="float" office:value="0.870411">
                <text:p>0.870411</text:p>
              </table:table-cell>
              <table:table-cell office:value-type="float" office:value="0.877863">
                <text:p>0.87786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823">
                <text:p>0.89382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5726">
                <text:p>0.86572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788094">
                <text:p>0.788094</text:p>
              </table:table-cell>
              <table:table-cell office:value-type="float" office:value="0.86997">
                <text:p>0.86997</text:p>
              </table:table-cell>
              <table:table-cell office:value-type="float" office:value="0.874594">
                <text:p>0.87459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042">
                <text:p>0.89204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4648">
                <text:p>0.874648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75385">
                <text:p>0.75385</text:p>
              </table:table-cell>
              <table:table-cell office:value-type="float" office:value="0.865429">
                <text:p>0.865429</text:p>
              </table:table-cell>
              <table:table-cell office:value-type="float" office:value="0.875104">
                <text:p>0.87510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7957">
                <text:p>0.887957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412">
                <text:p>0.87041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756154">
                <text:p>0.756154</text:p>
              </table:table-cell>
              <table:table-cell office:value-type="float" office:value="0.86729">
                <text:p>0.86729</text:p>
              </table:table-cell>
              <table:table-cell office:value-type="float" office:value="0.874441">
                <text:p>0.87444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761">
                <text:p>0.88976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0943">
                <text:p>0.87094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733861">
                <text:p>0.733861</text:p>
              </table:table-cell>
              <table:table-cell office:value-type="float" office:value="0.86527">
                <text:p>0.86527</text:p>
              </table:table-cell>
              <table:table-cell office:value-type="float" office:value="0.870953">
                <text:p>0.870953</text:p>
              </table:table-cell>
              <table:table-cell office:value-type="float" office:value="0.880194">
                <text:p>0.88019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324">
                <text:p>0.89432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313">
                <text:p>0.868313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675167">
                <text:p>0.675167</text:p>
              </table:table-cell>
              <table:table-cell office:value-type="float" office:value="0.859872">
                <text:p>0.859872</text:p>
              </table:table-cell>
              <table:table-cell office:value-type="float" office:value="0.870521">
                <text:p>0.870521</text:p>
              </table:table-cell>
              <table:table-cell office:value-type="float" office:value="0.881068">
                <text:p>0.88106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3823">
                <text:p>0.89382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1898">
                <text:p>0.86189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64519">
                <text:p>0.64519</text:p>
              </table:table-cell>
              <table:table-cell office:value-type="float" office:value="0.830444">
                <text:p>0.830444</text:p>
              </table:table-cell>
              <table:table-cell office:value-type="float" office:value="0.870521">
                <text:p>0.870521</text:p>
              </table:table-cell>
              <table:table-cell office:value-type="float" office:value="0.878738">
                <text:p>0.87873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1039">
                <text:p>0.89103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5446">
                <text:p>0.85544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618159">
                <text:p>0.618159</text:p>
              </table:table-cell>
              <table:table-cell office:value-type="float" office:value="0.754544">
                <text:p>0.754544</text:p>
              </table:table-cell>
              <table:table-cell office:value-type="float" office:value="0.862574">
                <text:p>0.862574</text:p>
              </table:table-cell>
              <table:table-cell office:value-type="float" office:value="0.870953">
                <text:p>0.870953</text:p>
              </table:table-cell>
              <table:table-cell office:value-type="float" office:value="0.881943">
                <text:p>0.88194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424">
                <text:p>0.88542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2887">
                <text:p>0.84288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632044">
                <text:p>0.632044</text:p>
              </table:table-cell>
              <table:table-cell office:value-type="float" office:value="0.775553">
                <text:p>0.775553</text:p>
              </table:table-cell>
              <table:table-cell office:value-type="float" office:value="0.867122">
                <text:p>0.867122</text:p>
              </table:table-cell>
              <table:table-cell office:value-type="float" office:value="0.874884">
                <text:p>0.874884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643">
                <text:p>0.88364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7177">
                <text:p>0.84717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28944">
                <text:p>0.628944</text:p>
              </table:table-cell>
              <table:table-cell office:value-type="float" office:value="0.774865">
                <text:p>0.774865</text:p>
              </table:table-cell>
              <table:table-cell office:value-type="float" office:value="0.869004">
                <text:p>0.869004</text:p>
              </table:table-cell>
              <table:table-cell office:value-type="float" office:value="0.874081">
                <text:p>0.87408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4002">
                <text:p>0.904002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717">
                <text:p>0.84671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6743">
                <text:p>0.66743</text:p>
              </table:table-cell>
              <table:table-cell office:value-type="float" office:value="0.775594">
                <text:p>0.775594</text:p>
              </table:table-cell>
              <table:table-cell office:value-type="float" office:value="0.868873">
                <text:p>0.868873</text:p>
              </table:table-cell>
              <table:table-cell office:value-type="float" office:value="0.87175">
                <text:p>0.8717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9276">
                <text:p>0.899276</text:p>
              </table:table-cell>
              <table:table-cell office:value-type="float" office:value="0.905507">
                <text:p>0.905507</text:p>
              </table:table-cell>
              <table:table-cell office:value-type="float" office:value="0.84992">
                <text:p>0.84992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6394">
                <text:p>0.66394</text:p>
              </table:table-cell>
              <table:table-cell office:value-type="float" office:value="0.822124">
                <text:p>0.822124</text:p>
              </table:table-cell>
              <table:table-cell office:value-type="float" office:value="0.874735">
                <text:p>0.87473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5005">
                <text:p>0.905005</text:p>
              </table:table-cell>
              <table:table-cell office:value-type="float" office:value="0.905507">
                <text:p>0.905507</text:p>
              </table:table-cell>
              <table:table-cell office:value-type="float" office:value="0.856533">
                <text:p>0.85653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703802">
                <text:p>0.703802</text:p>
              </table:table-cell>
              <table:table-cell office:value-type="float" office:value="0.865518">
                <text:p>0.865518</text:p>
              </table:table-cell>
              <table:table-cell office:value-type="float" office:value="0.879536">
                <text:p>0.87953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2544">
                <text:p>0.89254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6318">
                <text:p>0.866318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712995">
                <text:p>0.712995</text:p>
              </table:table-cell>
              <table:table-cell office:value-type="float" office:value="0.864585">
                <text:p>0.864585</text:p>
              </table:table-cell>
              <table:table-cell office:value-type="float" office:value="0.880996">
                <text:p>0.88099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238">
                <text:p>0.89023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706">
                <text:p>0.8670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717946">
                <text:p>0.717946</text:p>
              </table:table-cell>
              <table:table-cell office:value-type="float" office:value="0.869559">
                <text:p>0.869559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0764">
                <text:p>0.89076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331">
                <text:p>0.86833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23414">
                <text:p>0.723414</text:p>
              </table:table-cell>
              <table:table-cell office:value-type="float" office:value="0.87132">
                <text:p>0.8713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5005">
                <text:p>0.905005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252">
                <text:p>0.86825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700508">
                <text:p>0.700508</text:p>
              </table:table-cell>
              <table:table-cell office:value-type="float" office:value="0.857777">
                <text:p>0.857777</text:p>
              </table:table-cell>
              <table:table-cell office:value-type="float" office:value="0.877287">
                <text:p>0.877287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6702">
                <text:p>0.88670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4406">
                <text:p>0.86440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514511">
                <text:p>0.514511</text:p>
              </table:table-cell>
              <table:table-cell office:value-type="float" office:value="0.783162">
                <text:p>0.783162</text:p>
              </table:table-cell>
              <table:table-cell office:value-type="float" office:value="0.869491">
                <text:p>0.869491</text:p>
              </table:table-cell>
              <table:table-cell office:value-type="float" office:value="0.881362">
                <text:p>0.88136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9259">
                <text:p>0.88925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37631">
                <text:p>0.837631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36362">
                <text:p>0.636362</text:p>
              </table:table-cell>
              <table:table-cell office:value-type="float" office:value="0.781995">
                <text:p>0.781995</text:p>
              </table:table-cell>
              <table:table-cell office:value-type="float" office:value="0.86435">
                <text:p>0.86435</text:p>
              </table:table-cell>
              <table:table-cell office:value-type="float" office:value="0.873865">
                <text:p>0.87386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5812">
                <text:p>0.885812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8091">
                <text:p>0.848091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81666">
                <text:p>0.581666</text:p>
              </table:table-cell>
              <table:table-cell office:value-type="float" office:value="0.813749">
                <text:p>0.813749</text:p>
              </table:table-cell>
              <table:table-cell office:value-type="float" office:value="0.863704">
                <text:p>0.863704</text:p>
              </table:table-cell>
              <table:table-cell office:value-type="float" office:value="0.873428">
                <text:p>0.873428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8984">
                <text:p>0.88898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46006">
                <text:p>0.84600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555004">
                <text:p>0.555004</text:p>
              </table:table-cell>
              <table:table-cell office:value-type="float" office:value="0.780374">
                <text:p>0.780374</text:p>
              </table:table-cell>
              <table:table-cell office:value-type="float" office:value="0.857332">
                <text:p>0.857332</text:p>
              </table:table-cell>
              <table:table-cell office:value-type="float" office:value="0.872702">
                <text:p>0.872702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4324">
                <text:p>0.894324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39826">
                <text:p>0.839826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32364">
                <text:p>0.632364</text:p>
              </table:table-cell>
              <table:table-cell office:value-type="float" office:value="0.805531">
                <text:p>0.805531</text:p>
              </table:table-cell>
              <table:table-cell office:value-type="float" office:value="0.859389">
                <text:p>0.859389</text:p>
              </table:table-cell>
              <table:table-cell office:value-type="float" office:value="0.87103">
                <text:p>0.87103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98661">
                <text:p>0.898661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055">
                <text:p>0.8505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76004">
                <text:p>0.676004</text:p>
              </table:table-cell>
              <table:table-cell office:value-type="float" office:value="0.831072">
                <text:p>0.831072</text:p>
              </table:table-cell>
              <table:table-cell office:value-type="float" office:value="0.858122">
                <text:p>0.858122</text:p>
              </table:table-cell>
              <table:table-cell office:value-type="float" office:value="0.874596">
                <text:p>0.874596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083">
                <text:p>0.90083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57915">
                <text:p>0.85791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759463">
                <text:p>0.759463</text:p>
              </table:table-cell>
              <table:table-cell office:value-type="float" office:value="0.841282">
                <text:p>0.841282</text:p>
              </table:table-cell>
              <table:table-cell office:value-type="float" office:value="0.863754">
                <text:p>0.863754</text:p>
              </table:table-cell>
              <table:table-cell office:value-type="float" office:value="0.878161">
                <text:p>0.878161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1218">
                <text:p>0.901218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68241">
                <text:p>0.86824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762638">
                <text:p>0.762638</text:p>
              </table:table-cell>
              <table:table-cell office:value-type="float" office:value="0.851217">
                <text:p>0.851217</text:p>
              </table:table-cell>
              <table:table-cell office:value-type="float" office:value="0.875105">
                <text:p>0.87510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883255">
                <text:p>0.883255</text:p>
              </table:table-cell>
              <table:table-cell office:value-type="float" office:value="0.902999">
                <text:p>0.902999</text:p>
              </table:table-cell>
              <table:table-cell office:value-type="float" office:value="0.905507">
                <text:p>0.905507</text:p>
              </table:table-cell>
              <table:table-cell office:value-type="float" office:value="0.905507">
                <text:p>0.905507</text:p>
              </table:table-cell>
              <table:table-cell office:value-type="float" office:value="0.871374">
                <text:p>0.871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